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oto Serif CJK KR2" svg:font-family="'Noto Serif CJK KR'" style:font-family-generic="roman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automatic-styles>
    <style:style style:name="P1" style:family="paragraph" style:parent-style-name="Standard">
      <style:text-properties style:font-name="Noto Serif CJK KR2" fo:font-style="normal" officeooo:rsid="00615aed" officeooo:paragraph-rsid="00615aed" style:font-name-asian="Noto Serif CJK KR2" style:font-style-asian="normal" style:font-name-complex="Noto Serif CJK KR2" style:font-style-complex="normal"/>
    </style:style>
    <style:style style:name="P2" style:family="paragraph" style:parent-style-name="Standard">
      <style:text-properties style:font-name="Noto Serif CJK KR2" fo:font-style="normal" officeooo:rsid="00615aed" officeooo:paragraph-rsid="00e131f4" style:font-name-asian="Noto Serif CJK KR2" style:font-style-asian="normal" style:font-name-complex="Noto Serif CJK KR2" style:font-style-complex="normal"/>
    </style:style>
    <style:style style:name="P3" style:family="paragraph" style:parent-style-name="Standard">
      <style:text-properties style:font-name="Noto Serif CJK KR2" fo:font-style="normal" officeooo:rsid="00615aed" officeooo:paragraph-rsid="01ced2b8" style:font-name-asian="Noto Serif CJK KR2" style:font-style-asian="normal" style:font-name-complex="Noto Serif CJK KR2" style:font-style-complex="normal"/>
    </style:style>
    <style:style style:name="P4" style:family="paragraph" style:parent-style-name="Standard">
      <style:text-properties style:font-name="Noto Serif CJK KR2" fo:font-style="normal" officeooo:rsid="00615aed" officeooo:paragraph-rsid="027d03bb" style:font-name-asian="Noto Serif CJK KR2" style:font-style-asian="normal" style:font-name-complex="Noto Serif CJK KR2" style:font-style-complex="normal"/>
    </style:style>
    <style:style style:name="P5" style:family="paragraph" style:parent-style-name="Standard">
      <style:text-properties style:font-name="Noto Serif CJK KR2" fo:font-style="normal" officeooo:rsid="00615aed" officeooo:paragraph-rsid="0280b492" style:font-name-asian="Noto Serif CJK KR2" style:font-style-asian="normal" style:font-name-complex="Noto Serif CJK KR2" style:font-style-complex="normal"/>
    </style:style>
    <style:style style:name="P6" style:family="paragraph" style:parent-style-name="Standard">
      <style:text-properties style:font-name="Noto Serif CJK KR2" fo:font-style="normal" officeooo:rsid="00615aed" officeooo:paragraph-rsid="026e6d06" style:font-name-asian="Noto Serif CJK KR2" style:font-style-asian="normal" style:font-name-complex="Noto Serif CJK KR2" style:font-style-complex="normal"/>
    </style:style>
    <style:style style:name="P7" style:family="paragraph" style:parent-style-name="Standard">
      <style:text-properties style:font-name="Noto Serif CJK KR2" fo:font-style="normal" officeooo:rsid="0063090c" officeooo:paragraph-rsid="0063090c" style:font-name-asian="Noto Serif CJK KR2" style:font-style-asian="normal" style:font-name-complex="Noto Serif CJK KR2" style:font-style-complex="normal"/>
    </style:style>
    <style:style style:name="P8" style:family="paragraph" style:parent-style-name="Standard">
      <style:text-properties style:font-name="Noto Serif CJK KR2" fo:font-style="normal" officeooo:rsid="0063090c" officeooo:paragraph-rsid="033330ee" style:font-name-asian="Noto Serif CJK KR2" style:font-style-asian="normal" style:font-name-complex="Noto Serif CJK KR2" style:font-style-complex="normal"/>
    </style:style>
    <style:style style:name="P9" style:family="paragraph" style:parent-style-name="Standard">
      <style:text-properties style:font-name="Noto Serif CJK KR2" fo:font-style="normal" officeooo:rsid="0063090c" officeooo:paragraph-rsid="033b6271" style:font-name-asian="Noto Serif CJK KR2" style:font-style-asian="normal" style:font-name-complex="Noto Serif CJK KR2" style:font-style-complex="normal"/>
    </style:style>
    <style:style style:name="P10" style:family="paragraph" style:parent-style-name="Standard">
      <style:text-properties style:font-name="Noto Serif CJK KR2" fo:font-style="normal" officeooo:rsid="0068754c" officeooo:paragraph-rsid="0068754c" style:font-name-asian="Noto Serif CJK KR2" style:font-style-asian="normal" style:font-name-complex="Noto Serif CJK KR2" style:font-style-complex="normal"/>
    </style:style>
    <style:style style:name="P11" style:family="paragraph" style:parent-style-name="Standard">
      <style:text-properties style:font-name="Noto Serif CJK KR2" fo:font-style="normal" officeooo:rsid="0068754c" officeooo:paragraph-rsid="00c9e504" style:font-name-asian="Noto Serif CJK KR2" style:font-style-asian="normal" style:font-name-complex="Noto Serif CJK KR2" style:font-style-complex="normal"/>
    </style:style>
    <style:style style:name="P12" style:family="paragraph" style:parent-style-name="Standard">
      <style:text-properties style:font-name="Noto Serif CJK KR2" fo:font-style="normal" officeooo:rsid="0068754c" officeooo:paragraph-rsid="00cb915b" style:font-name-asian="Noto Serif CJK KR2" style:font-style-asian="normal" style:font-name-complex="Noto Serif CJK KR2" style:font-style-complex="normal"/>
    </style:style>
    <style:style style:name="P13" style:family="paragraph" style:parent-style-name="Standard">
      <style:text-properties style:font-name="Noto Serif CJK KR2" fo:font-style="normal" officeooo:rsid="0069c9ef" officeooo:paragraph-rsid="0069c9ef" style:font-name-asian="Noto Serif CJK KR2" style:font-style-asian="normal" style:font-name-complex="Noto Serif CJK KR2" style:font-style-complex="normal"/>
    </style:style>
    <style:style style:name="P14" style:family="paragraph" style:parent-style-name="Standard">
      <style:text-properties style:font-name="Noto Serif CJK KR2" fo:font-style="normal" officeooo:rsid="0069c9ef" officeooo:paragraph-rsid="00cc49fa" style:font-name-asian="Noto Serif CJK KR2" style:font-style-asian="normal" style:font-name-complex="Noto Serif CJK KR2" style:font-style-complex="normal"/>
    </style:style>
    <style:style style:name="P15" style:family="paragraph" style:parent-style-name="Standard">
      <style:text-properties style:font-name="Noto Serif CJK KR2" fo:font-style="normal" officeooo:rsid="0069c9ef" officeooo:paragraph-rsid="00ce702d" style:font-name-asian="Noto Serif CJK KR2" style:font-style-asian="normal" style:font-name-complex="Noto Serif CJK KR2" style:font-style-complex="normal"/>
    </style:style>
    <style:style style:name="P16" style:family="paragraph" style:parent-style-name="Standard">
      <style:text-properties style:font-name="Noto Serif CJK KR2" fo:font-style="normal" officeooo:rsid="0069c9ef" officeooo:paragraph-rsid="035c6f06" style:font-name-asian="Noto Serif CJK KR2" style:font-style-asian="normal" style:font-name-complex="Noto Serif CJK KR2" style:font-style-complex="normal"/>
    </style:style>
    <style:style style:name="P17" style:family="paragraph" style:parent-style-name="Standard">
      <style:text-properties style:font-name="Noto Serif CJK KR2" fo:font-style="normal" officeooo:rsid="00716b43" officeooo:paragraph-rsid="00716b43" style:font-name-asian="Noto Serif CJK KR2" style:font-style-asian="normal" style:font-name-complex="Noto Serif CJK KR2" style:font-style-complex="normal"/>
    </style:style>
    <style:style style:name="P18" style:family="paragraph" style:parent-style-name="Standard">
      <style:text-properties style:font-name="Noto Serif CJK KR2" fo:font-style="normal" officeooo:rsid="00716b43" officeooo:paragraph-rsid="00d432b9" style:font-name-asian="Noto Serif CJK KR2" style:font-style-asian="normal" style:font-name-complex="Noto Serif CJK KR2" style:font-style-complex="normal"/>
    </style:style>
    <style:style style:name="P19" style:family="paragraph" style:parent-style-name="Standard">
      <style:text-properties style:font-name="Noto Serif CJK KR2" fo:font-style="normal" officeooo:rsid="00716b43" officeooo:paragraph-rsid="00d4a334" style:font-name-asian="Noto Serif CJK KR2" style:font-style-asian="normal" style:font-name-complex="Noto Serif CJK KR2" style:font-style-complex="normal"/>
    </style:style>
    <style:style style:name="P20" style:family="paragraph" style:parent-style-name="Standard">
      <style:text-properties style:font-name="Noto Serif CJK KR2" fo:font-style="normal" officeooo:rsid="0075433e" officeooo:paragraph-rsid="00d641ea" style:font-name-asian="Noto Serif CJK KR2" style:font-style-asian="normal" style:font-name-complex="Noto Serif CJK KR2" style:font-style-complex="normal"/>
    </style:style>
    <style:style style:name="P21" style:family="paragraph" style:parent-style-name="Standard">
      <style:text-properties style:font-name="Noto Serif CJK KR2" fo:font-style="normal" officeooo:rsid="0075433e" officeooo:paragraph-rsid="0260ddc3" style:font-name-asian="Noto Serif CJK KR2" style:font-style-asian="normal" style:font-name-complex="Noto Serif CJK KR2" style:font-style-complex="normal"/>
    </style:style>
    <style:style style:name="P22" style:family="paragraph" style:parent-style-name="Standard">
      <style:text-properties style:font-name="Noto Serif CJK KR2" fo:font-style="normal" officeooo:rsid="0075433e" officeooo:paragraph-rsid="027d03bb" style:font-name-asian="Noto Serif CJK KR2" style:font-style-asian="normal" style:font-name-complex="Noto Serif CJK KR2" style:font-style-complex="normal"/>
    </style:style>
    <style:style style:name="P23" style:family="paragraph" style:parent-style-name="Standard">
      <style:text-properties style:font-name="Noto Serif CJK KR2" fo:font-style="normal" officeooo:rsid="00789d6d" officeooo:paragraph-rsid="00789d6d" style:font-name-asian="Noto Serif CJK KR2" style:font-style-asian="normal" style:font-name-complex="Noto Serif CJK KR2" style:font-style-complex="normal"/>
    </style:style>
    <style:style style:name="P24" style:family="paragraph" style:parent-style-name="Standard">
      <style:text-properties style:font-name="Noto Serif CJK KR2" fo:font-style="normal" officeooo:rsid="00789d6d" officeooo:paragraph-rsid="00d6c3c0" style:font-name-asian="Noto Serif CJK KR2" style:font-style-asian="normal" style:font-name-complex="Noto Serif CJK KR2" style:font-style-complex="normal"/>
    </style:style>
    <style:style style:name="P25" style:family="paragraph" style:parent-style-name="Standard">
      <style:text-properties style:font-name="Noto Serif CJK KR2" fo:font-style="normal" officeooo:rsid="00789d6d" officeooo:paragraph-rsid="00d74dd0" style:font-name-asian="Noto Serif CJK KR2" style:font-style-asian="normal" style:font-name-complex="Noto Serif CJK KR2" style:font-style-complex="normal"/>
    </style:style>
    <style:style style:name="P26" style:family="paragraph" style:parent-style-name="Standard">
      <style:text-properties style:font-name="Noto Serif CJK KR2" fo:font-style="normal" officeooo:rsid="00789d6d" officeooo:paragraph-rsid="02638a93" style:font-name-asian="Noto Serif CJK KR2" style:font-style-asian="normal" style:font-name-complex="Noto Serif CJK KR2" style:font-style-complex="normal"/>
    </style:style>
    <style:style style:name="P27" style:family="paragraph" style:parent-style-name="Standard">
      <style:text-properties style:font-name="Noto Serif CJK KR2" fo:font-style="normal" officeooo:rsid="00789d6d" officeooo:paragraph-rsid="026ae53f" style:font-name-asian="Noto Serif CJK KR2" style:font-style-asian="normal" style:font-name-complex="Noto Serif CJK KR2" style:font-style-complex="normal"/>
    </style:style>
    <style:style style:name="P28" style:family="paragraph" style:parent-style-name="Standard">
      <style:text-properties style:font-name="Noto Serif CJK KR2" fo:font-style="normal" officeooo:rsid="00789d6d" officeooo:paragraph-rsid="027d03bb" style:font-name-asian="Noto Serif CJK KR2" style:font-style-asian="normal" style:font-name-complex="Noto Serif CJK KR2" style:font-style-complex="normal"/>
    </style:style>
    <style:style style:name="P29" style:family="paragraph" style:parent-style-name="Standard">
      <style:text-properties style:font-name="Noto Serif CJK KR2" fo:font-style="normal" officeooo:rsid="00811fc7" officeooo:paragraph-rsid="00811fc7" style:font-name-asian="Noto Serif CJK KR2" style:font-style-asian="normal" style:font-name-complex="Noto Serif CJK KR2" style:font-style-complex="normal"/>
    </style:style>
    <style:style style:name="P30" style:family="paragraph" style:parent-style-name="Standard">
      <style:text-properties style:font-name="Noto Serif CJK KR2" fo:font-style="normal" officeooo:rsid="0087e284" officeooo:paragraph-rsid="0087e284" style:font-name-asian="Noto Serif CJK KR2" style:font-style-asian="normal" style:font-name-complex="Noto Serif CJK KR2" style:font-style-complex="normal"/>
    </style:style>
    <style:style style:name="P31" style:family="paragraph" style:parent-style-name="Standard">
      <style:text-properties style:font-name="Noto Serif CJK KR2" fo:font-style="normal" officeooo:rsid="0087e284" officeooo:paragraph-rsid="0082a760" style:font-name-asian="Noto Serif CJK KR2" style:font-style-asian="normal" style:font-name-complex="Noto Serif CJK KR2" style:font-style-complex="normal"/>
    </style:style>
    <style:style style:name="P32" style:family="paragraph" style:parent-style-name="Standard">
      <style:text-properties style:font-name="Noto Serif CJK KR2" fo:font-style="normal" officeooo:rsid="0087e284" officeooo:paragraph-rsid="00dd6313" style:font-name-asian="Noto Serif CJK KR2" style:font-style-asian="normal" style:font-name-complex="Noto Serif CJK KR2" style:font-style-complex="normal"/>
    </style:style>
    <style:style style:name="P33" style:family="paragraph" style:parent-style-name="Standard">
      <style:text-properties style:font-name="Noto Serif CJK KR2" fo:font-style="normal" officeooo:rsid="00893004" officeooo:paragraph-rsid="00893004" style:font-name-asian="Noto Serif CJK KR2" style:font-style-asian="normal" style:font-name-complex="Noto Serif CJK KR2" style:font-style-complex="normal"/>
    </style:style>
    <style:style style:name="P34" style:family="paragraph" style:parent-style-name="Standard">
      <style:text-properties style:font-name="Noto Serif CJK KR2" fo:font-style="normal" officeooo:rsid="00893004" officeooo:paragraph-rsid="00dde0e6" style:font-name-asian="Noto Serif CJK KR2" style:font-style-asian="normal" style:font-name-complex="Noto Serif CJK KR2" style:font-style-complex="normal"/>
    </style:style>
    <style:style style:name="P35" style:family="paragraph" style:parent-style-name="Standard">
      <style:text-properties style:font-name="Noto Serif CJK KR2" fo:font-style="normal" officeooo:rsid="00893004" officeooo:paragraph-rsid="00df6955" style:font-name-asian="Noto Serif CJK KR2" style:font-style-asian="normal" style:font-name-complex="Noto Serif CJK KR2" style:font-style-complex="normal"/>
    </style:style>
    <style:style style:name="P36" style:family="paragraph" style:parent-style-name="Standard">
      <style:text-properties style:font-name="Noto Serif CJK KR2" fo:font-style="normal" officeooo:rsid="00893004" officeooo:paragraph-rsid="026f991a" style:font-name-asian="Noto Serif CJK KR2" style:font-style-asian="normal" style:font-name-complex="Noto Serif CJK KR2" style:font-style-complex="normal"/>
    </style:style>
    <style:style style:name="P37" style:family="paragraph" style:parent-style-name="Standard">
      <style:text-properties style:font-name="Noto Serif CJK KR2" fo:font-style="normal" officeooo:rsid="00893004" officeooo:paragraph-rsid="027108e0" style:font-name-asian="Noto Serif CJK KR2" style:font-style-asian="normal" style:font-name-complex="Noto Serif CJK KR2" style:font-style-complex="normal"/>
    </style:style>
    <style:style style:name="P38" style:family="paragraph" style:parent-style-name="Standard">
      <style:text-properties style:font-name="Noto Serif CJK KR2" fo:font-style="normal" officeooo:rsid="008ed78b" officeooo:paragraph-rsid="00e10ae8" style:font-name-asian="Noto Serif CJK KR2" style:font-style-asian="normal" style:font-name-complex="Noto Serif CJK KR2" style:font-style-complex="normal"/>
    </style:style>
    <style:style style:name="P39" style:family="paragraph" style:parent-style-name="Standard">
      <style:text-properties style:font-name="Noto Serif CJK KR2" fo:font-style="normal" officeooo:rsid="008ed78b" officeooo:paragraph-rsid="02711d46" style:font-name-asian="Noto Serif CJK KR2" style:font-style-asian="normal" style:font-name-complex="Noto Serif CJK KR2" style:font-style-complex="normal"/>
    </style:style>
    <style:style style:name="P40" style:family="paragraph" style:parent-style-name="Standard">
      <style:text-properties style:font-name="Noto Serif CJK KR2" fo:font-style="normal" officeooo:rsid="008ed78b" officeooo:paragraph-rsid="0275acc8" style:font-name-asian="Noto Serif CJK KR2" style:font-style-asian="normal" style:font-name-complex="Noto Serif CJK KR2" style:font-style-complex="normal"/>
    </style:style>
    <style:style style:name="P41" style:family="paragraph" style:parent-style-name="Standard">
      <style:text-properties style:font-name="Noto Serif CJK KR2" fo:font-style="normal" officeooo:rsid="008ed78b" officeooo:paragraph-rsid="0276088d" style:font-name-asian="Noto Serif CJK KR2" style:font-style-asian="normal" style:font-name-complex="Noto Serif CJK KR2" style:font-style-complex="normal"/>
    </style:style>
    <style:style style:name="P42" style:family="paragraph" style:parent-style-name="Standard">
      <style:text-properties style:font-name="Noto Serif CJK KR2" fo:font-style="normal" officeooo:rsid="008ed78b" officeooo:paragraph-rsid="027aa4ab" style:font-name-asian="Noto Serif CJK KR2" style:font-style-asian="normal" style:font-name-complex="Noto Serif CJK KR2" style:font-style-complex="normal"/>
    </style:style>
    <style:style style:name="P43" style:family="paragraph" style:parent-style-name="Standard">
      <style:text-properties style:font-name="Noto Serif CJK KR2" fo:font-style="normal" officeooo:rsid="0092d211" officeooo:paragraph-rsid="0092d211" style:font-name-asian="Noto Serif CJK KR2" style:font-style-asian="normal" style:font-name-complex="Noto Serif CJK KR2" style:font-style-complex="normal"/>
    </style:style>
    <style:style style:name="P44" style:family="paragraph" style:parent-style-name="Standard">
      <style:text-properties style:font-name="Noto Serif CJK KR2" fo:font-style="normal" officeooo:rsid="0092d211" officeooo:paragraph-rsid="00d641ea" style:font-name-asian="Noto Serif CJK KR2" style:font-style-asian="normal" style:font-name-complex="Noto Serif CJK KR2" style:font-style-complex="normal"/>
    </style:style>
    <style:style style:name="P45" style:family="paragraph" style:parent-style-name="Standard">
      <style:text-properties style:font-name="Noto Serif CJK KR2" fo:font-style="normal" officeooo:rsid="0092d211" officeooo:paragraph-rsid="01326c7f" style:font-name-asian="Noto Serif CJK KR2" style:font-style-asian="normal" style:font-name-complex="Noto Serif CJK KR2" style:font-style-complex="normal"/>
    </style:style>
    <style:style style:name="P46" style:family="paragraph" style:parent-style-name="Standard">
      <style:text-properties style:font-name="Noto Serif CJK KR2" fo:font-style="normal" officeooo:rsid="0094a1ab" officeooo:paragraph-rsid="0094a1ab" style:font-name-asian="Noto Serif CJK KR2" style:font-style-asian="normal" style:font-name-complex="Noto Serif CJK KR2" style:font-style-complex="normal"/>
    </style:style>
    <style:style style:name="P47" style:family="paragraph" style:parent-style-name="Standard">
      <style:text-properties style:font-name="Noto Serif CJK KR2" fo:font-style="normal" officeooo:rsid="0094a1ab" officeooo:paragraph-rsid="0276088d" style:font-name-asian="Noto Serif CJK KR2" style:font-style-asian="normal" style:font-name-complex="Noto Serif CJK KR2" style:font-style-complex="normal"/>
    </style:style>
    <style:style style:name="P48" style:family="paragraph" style:parent-style-name="Standard">
      <style:text-properties style:font-name="Noto Serif CJK KR2" fo:font-style="normal" officeooo:rsid="0097ef67" officeooo:paragraph-rsid="0097ef67" style:font-name-asian="Noto Serif CJK KR2" style:font-style-asian="normal" style:font-name-complex="Noto Serif CJK KR2" style:font-style-complex="normal"/>
    </style:style>
    <style:style style:name="P49" style:family="paragraph" style:parent-style-name="Standard">
      <style:text-properties style:font-name="Noto Serif CJK KR2" fo:font-style="normal" officeooo:rsid="0097ef67" officeooo:paragraph-rsid="00e328e0" style:font-name-asian="Noto Serif CJK KR2" style:font-style-asian="normal" style:font-name-complex="Noto Serif CJK KR2" style:font-style-complex="normal"/>
    </style:style>
    <style:style style:name="P50" style:family="paragraph" style:parent-style-name="Standard">
      <style:text-properties style:font-name="Noto Serif CJK KR2" fo:font-style="normal" officeooo:rsid="0097ef67" officeooo:paragraph-rsid="024b151c" style:font-name-asian="Noto Serif CJK KR2" style:font-style-asian="normal" style:font-name-complex="Noto Serif CJK KR2" style:font-style-complex="normal"/>
    </style:style>
    <style:style style:name="P51" style:family="paragraph" style:parent-style-name="Standard">
      <style:text-properties style:font-name="Noto Serif CJK KR2" fo:font-style="normal" officeooo:rsid="0097ef67" officeooo:paragraph-rsid="024ebf1c" style:font-name-asian="Noto Serif CJK KR2" style:font-style-asian="normal" style:font-name-complex="Noto Serif CJK KR2" style:font-style-complex="normal"/>
    </style:style>
    <style:style style:name="P52" style:family="paragraph" style:parent-style-name="Standard">
      <style:text-properties style:font-name="Noto Serif CJK KR2" fo:font-style="normal" officeooo:rsid="0097ef67" officeooo:paragraph-rsid="0250a44b" style:font-name-asian="Noto Serif CJK KR2" style:font-style-asian="normal" style:font-name-complex="Noto Serif CJK KR2" style:font-style-complex="normal"/>
    </style:style>
    <style:style style:name="P53" style:family="paragraph" style:parent-style-name="Standard">
      <style:text-properties style:font-name="Noto Serif CJK KR2" fo:font-style="normal" officeooo:rsid="0097ef67" officeooo:paragraph-rsid="0253c4b8" style:font-name-asian="Noto Serif CJK KR2" style:font-style-asian="normal" style:font-name-complex="Noto Serif CJK KR2" style:font-style-complex="normal"/>
    </style:style>
    <style:style style:name="P54" style:family="paragraph" style:parent-style-name="Standard">
      <style:text-properties style:font-name="Noto Serif CJK KR2" fo:font-style="normal" officeooo:rsid="0097ef67" officeooo:paragraph-rsid="02541d70" style:font-name-asian="Noto Serif CJK KR2" style:font-style-asian="normal" style:font-name-complex="Noto Serif CJK KR2" style:font-style-complex="normal"/>
    </style:style>
    <style:style style:name="P55" style:family="paragraph" style:parent-style-name="Standard">
      <style:text-properties style:font-name="Noto Serif CJK KR2" fo:font-style="normal" officeooo:rsid="0097ef67" officeooo:paragraph-rsid="0276df2c" style:font-name-asian="Noto Serif CJK KR2" style:font-style-asian="normal" style:font-name-complex="Noto Serif CJK KR2" style:font-style-complex="normal"/>
    </style:style>
    <style:style style:name="P56" style:family="paragraph" style:parent-style-name="Standard">
      <style:text-properties style:font-name="Noto Serif CJK KR2" fo:font-style="normal" officeooo:rsid="0097ef67" officeooo:paragraph-rsid="02785244" style:font-name-asian="Noto Serif CJK KR2" style:font-style-asian="normal" style:font-name-complex="Noto Serif CJK KR2" style:font-style-complex="normal"/>
    </style:style>
    <style:style style:name="P57" style:family="paragraph" style:parent-style-name="Standard">
      <style:text-properties style:font-name="Noto Serif CJK KR2" fo:font-style="normal" officeooo:rsid="0097ef67" officeooo:paragraph-rsid="027934f2" style:font-name-asian="Noto Serif CJK KR2" style:font-style-asian="normal" style:font-name-complex="Noto Serif CJK KR2" style:font-style-complex="normal"/>
    </style:style>
    <style:style style:name="P58" style:family="paragraph" style:parent-style-name="Standard">
      <style:text-properties style:font-name="Noto Serif CJK KR2" fo:font-style="normal" officeooo:rsid="0097ef67" officeooo:paragraph-rsid="027aa4ab" style:font-name-asian="Noto Serif CJK KR2" style:font-style-asian="normal" style:font-name-complex="Noto Serif CJK KR2" style:font-style-complex="normal"/>
    </style:style>
    <style:style style:name="P59" style:family="paragraph" style:parent-style-name="Standard">
      <style:text-properties style:font-name="Noto Serif CJK KR2" fo:font-style="normal" officeooo:rsid="0097ef67" officeooo:paragraph-rsid="027d03bb" style:font-name-asian="Noto Serif CJK KR2" style:font-style-asian="normal" style:font-name-complex="Noto Serif CJK KR2" style:font-style-complex="normal"/>
    </style:style>
    <style:style style:name="P60" style:family="paragraph" style:parent-style-name="Standard">
      <style:text-properties style:font-name="Noto Serif CJK KR2" fo:font-style="normal" officeooo:rsid="0099f677" officeooo:paragraph-rsid="0099f677" style:font-name-asian="Noto Serif CJK KR2" style:font-style-asian="normal" style:font-name-complex="Noto Serif CJK KR2" style:font-style-complex="normal"/>
    </style:style>
    <style:style style:name="P61" style:family="paragraph" style:parent-style-name="Standard">
      <style:text-properties style:font-name="Noto Serif CJK KR2" fo:font-style="normal" officeooo:rsid="0099f677" officeooo:paragraph-rsid="00e328e0" style:font-name-asian="Noto Serif CJK KR2" style:font-style-asian="normal" style:font-name-complex="Noto Serif CJK KR2" style:font-style-complex="normal"/>
    </style:style>
    <style:style style:name="P62" style:family="paragraph" style:parent-style-name="Standard">
      <style:text-properties style:font-name="Noto Serif CJK KR2" fo:font-style="normal" officeooo:rsid="0099f677" officeooo:paragraph-rsid="00f069cf" style:font-name-asian="Noto Serif CJK KR2" style:font-style-asian="normal" style:font-name-complex="Noto Serif CJK KR2" style:font-style-complex="normal"/>
    </style:style>
    <style:style style:name="P63" style:family="paragraph" style:parent-style-name="Standard">
      <style:text-properties style:font-name="Noto Serif CJK KR2" fo:font-style="normal" officeooo:rsid="0099f677" officeooo:paragraph-rsid="014d4ee6" style:font-name-asian="Noto Serif CJK KR2" style:font-style-asian="normal" style:font-name-complex="Noto Serif CJK KR2" style:font-style-complex="normal"/>
    </style:style>
    <style:style style:name="P64" style:family="paragraph" style:parent-style-name="Standard">
      <style:text-properties style:font-name="Noto Serif CJK KR2" fo:font-style="normal" officeooo:rsid="0099f677" officeooo:paragraph-rsid="01cf72f1" style:font-name-asian="Noto Serif CJK KR2" style:font-style-asian="normal" style:font-name-complex="Noto Serif CJK KR2" style:font-style-complex="normal"/>
    </style:style>
    <style:style style:name="P65" style:family="paragraph" style:parent-style-name="Standard">
      <style:text-properties style:font-name="Noto Serif CJK KR2" fo:font-style="normal" officeooo:rsid="0099f677" officeooo:paragraph-rsid="02785244" style:font-name-asian="Noto Serif CJK KR2" style:font-style-asian="normal" style:font-name-complex="Noto Serif CJK KR2" style:font-style-complex="normal"/>
    </style:style>
    <style:style style:name="P66" style:family="paragraph" style:parent-style-name="Standard">
      <style:text-properties style:font-name="Noto Serif CJK KR2" fo:font-style="normal" officeooo:rsid="0074ca3c" officeooo:paragraph-rsid="02dcc64a" style:font-name-asian="Noto Serif CJK KR2" style:font-style-asian="normal" style:font-name-complex="Noto Serif CJK KR2" style:font-style-complex="normal"/>
    </style:style>
    <style:style style:name="P67" style:family="paragraph" style:parent-style-name="Standard">
      <style:text-properties style:font-name="Noto Serif CJK KR2" fo:font-style="normal" officeooo:rsid="0074ca3c" officeooo:paragraph-rsid="035dd25d" style:font-name-asian="Noto Serif CJK KR2" style:font-style-asian="normal" style:font-name-complex="Noto Serif CJK KR2" style:font-style-complex="normal"/>
    </style:style>
    <style:style style:name="P68" style:family="paragraph" style:parent-style-name="Standard">
      <style:text-properties style:font-name="Noto Serif CJK KR2" fo:font-style="normal" officeooo:rsid="009cf5fa" officeooo:paragraph-rsid="009cf5fa" style:font-name-asian="Noto Serif CJK KR2" style:font-style-asian="normal" style:font-name-complex="Noto Serif CJK KR2" style:font-style-complex="normal"/>
    </style:style>
    <style:style style:name="P69" style:family="paragraph" style:parent-style-name="Standard">
      <style:text-properties style:font-name="Noto Serif CJK KR2" fo:font-style="normal" officeooo:rsid="009ea617" officeooo:paragraph-rsid="009ea617" style:font-name-asian="Noto Serif CJK KR2" style:font-style-asian="normal" style:font-name-complex="Noto Serif CJK KR2" style:font-style-complex="normal"/>
    </style:style>
    <style:style style:name="P70" style:family="paragraph" style:parent-style-name="Standard">
      <style:text-properties style:font-name="Noto Serif CJK KR2" fo:font-style="normal" officeooo:rsid="009ea617" officeooo:paragraph-rsid="00d641ea" style:font-name-asian="Noto Serif CJK KR2" style:font-style-asian="normal" style:font-name-complex="Noto Serif CJK KR2" style:font-style-complex="normal"/>
    </style:style>
    <style:style style:name="P71" style:family="paragraph" style:parent-style-name="Standard">
      <style:text-properties style:font-name="Noto Serif CJK KR2" fo:font-style="normal" officeooo:rsid="00a9c874" officeooo:paragraph-rsid="00a9c874" style:font-name-asian="Noto Serif CJK KR2" style:font-style-asian="normal" style:font-name-complex="Noto Serif CJK KR2" style:font-style-complex="normal"/>
    </style:style>
    <style:style style:name="P72" style:family="paragraph" style:parent-style-name="Standard">
      <style:text-properties style:font-name="Noto Serif CJK KR2" fo:font-style="normal" officeooo:rsid="00a9c874" officeooo:paragraph-rsid="00e75ac1" style:font-name-asian="Noto Serif CJK KR2" style:font-style-asian="normal" style:font-name-complex="Noto Serif CJK KR2" style:font-style-complex="normal"/>
    </style:style>
    <style:style style:name="P73" style:family="paragraph" style:parent-style-name="Standard">
      <style:text-properties style:font-name="Noto Serif CJK KR2" fo:font-style="normal" officeooo:rsid="00a9c874" officeooo:paragraph-rsid="00e8d160" style:font-name-asian="Noto Serif CJK KR2" style:font-style-asian="normal" style:font-name-complex="Noto Serif CJK KR2" style:font-style-complex="normal"/>
    </style:style>
    <style:style style:name="P74" style:family="paragraph" style:parent-style-name="Standard">
      <style:text-properties style:font-name="Noto Serif CJK KR2" fo:font-style="normal" officeooo:rsid="00a9c874" officeooo:paragraph-rsid="00e5756a" style:font-name-asian="Noto Serif CJK KR2" style:font-style-asian="normal" style:font-name-complex="Noto Serif CJK KR2" style:font-style-complex="normal"/>
    </style:style>
    <style:style style:name="P75" style:family="paragraph" style:parent-style-name="Standard">
      <style:text-properties style:font-name="Noto Serif CJK KR2" fo:font-style="normal" officeooo:rsid="00a9c874" officeooo:paragraph-rsid="00f9ff5e" style:font-name-asian="Noto Serif CJK KR2" style:font-style-asian="normal" style:font-name-complex="Noto Serif CJK KR2" style:font-style-complex="normal"/>
    </style:style>
    <style:style style:name="P76" style:family="paragraph" style:parent-style-name="Standard">
      <style:text-properties style:font-name="Noto Serif CJK KR2" fo:font-style="normal" officeooo:rsid="00a9c874" officeooo:paragraph-rsid="0101570c" style:font-name-asian="Noto Serif CJK KR2" style:font-style-asian="normal" style:font-name-complex="Noto Serif CJK KR2" style:font-style-complex="normal"/>
    </style:style>
    <style:style style:name="P77" style:family="paragraph" style:parent-style-name="Standard">
      <style:text-properties style:font-name="Noto Serif CJK KR2" fo:font-style="normal" officeooo:rsid="00a9c874" officeooo:paragraph-rsid="010232c5" style:font-name-asian="Noto Serif CJK KR2" style:font-style-asian="normal" style:font-name-complex="Noto Serif CJK KR2" style:font-style-complex="normal"/>
    </style:style>
    <style:style style:name="P78" style:family="paragraph" style:parent-style-name="Standard">
      <style:text-properties style:font-name="Noto Serif CJK KR2" fo:font-style="normal" officeooo:rsid="00a9c874" officeooo:paragraph-rsid="0103d202" style:font-name-asian="Noto Serif CJK KR2" style:font-style-asian="normal" style:font-name-complex="Noto Serif CJK KR2" style:font-style-complex="normal"/>
    </style:style>
    <style:style style:name="P79" style:family="paragraph" style:parent-style-name="Standard">
      <style:text-properties style:font-name="Noto Serif CJK KR2" fo:font-style="normal" officeooo:rsid="00a9c874" officeooo:paragraph-rsid="0103d68f" style:font-name-asian="Noto Serif CJK KR2" style:font-style-asian="normal" style:font-name-complex="Noto Serif CJK KR2" style:font-style-complex="normal"/>
    </style:style>
    <style:style style:name="P80" style:family="paragraph" style:parent-style-name="Standard">
      <style:text-properties style:font-name="Noto Serif CJK KR2" fo:font-style="normal" officeooo:rsid="00a9c874" officeooo:paragraph-rsid="01066619" style:font-name-asian="Noto Serif CJK KR2" style:font-style-asian="normal" style:font-name-complex="Noto Serif CJK KR2" style:font-style-complex="normal"/>
    </style:style>
    <style:style style:name="P81" style:family="paragraph" style:parent-style-name="Standard">
      <style:text-properties style:font-name="Noto Serif CJK KR2" fo:font-style="normal" officeooo:rsid="00a9c874" officeooo:paragraph-rsid="0280b492" style:font-name-asian="Noto Serif CJK KR2" style:font-style-asian="normal" style:font-name-complex="Noto Serif CJK KR2" style:font-style-complex="normal"/>
    </style:style>
    <style:style style:name="P82" style:family="paragraph" style:parent-style-name="Standard">
      <style:text-properties style:font-name="Noto Serif CJK KR2" fo:font-style="normal" officeooo:rsid="00a9c874" officeooo:paragraph-rsid="02811b20" style:font-name-asian="Noto Serif CJK KR2" style:font-style-asian="normal" style:font-name-complex="Noto Serif CJK KR2" style:font-style-complex="normal"/>
    </style:style>
    <style:style style:name="P83" style:family="paragraph" style:parent-style-name="Standard">
      <style:text-properties style:font-name="Noto Serif CJK KR2" fo:font-style="normal" officeooo:rsid="00ab6381" officeooo:paragraph-rsid="00ab6381" style:font-name-asian="Noto Serif CJK KR2" style:font-style-asian="normal" style:font-name-complex="Noto Serif CJK KR2" style:font-style-complex="normal"/>
    </style:style>
    <style:style style:name="P84" style:family="paragraph" style:parent-style-name="Standard">
      <style:text-properties style:font-name="Noto Serif CJK KR2" fo:font-style="normal" officeooo:rsid="00ab6381" officeooo:paragraph-rsid="02823d70" style:font-name-asian="Noto Serif CJK KR2" style:font-style-asian="normal" style:font-name-complex="Noto Serif CJK KR2" style:font-style-complex="normal"/>
    </style:style>
    <style:style style:name="P85" style:family="paragraph" style:parent-style-name="Standard">
      <style:text-properties style:font-name="Noto Serif CJK KR2" fo:font-style="normal" officeooo:rsid="00ab6381" officeooo:paragraph-rsid="0282dab8" style:font-name-asian="Noto Serif CJK KR2" style:font-style-asian="normal" style:font-name-complex="Noto Serif CJK KR2" style:font-style-complex="normal"/>
    </style:style>
    <style:style style:name="P86" style:family="paragraph" style:parent-style-name="Standard">
      <style:text-properties style:font-name="Noto Serif CJK KR2" fo:font-style="normal" officeooo:rsid="00b01b0e" officeooo:paragraph-rsid="00b01b0e" style:font-name-asian="Noto Serif CJK KR2" style:font-style-asian="normal" style:font-name-complex="Noto Serif CJK KR2" style:font-style-complex="normal"/>
    </style:style>
    <style:style style:name="P87" style:family="paragraph" style:parent-style-name="Standard">
      <style:text-properties style:font-name="Noto Serif CJK KR2" fo:font-style="normal" officeooo:rsid="00b01b0e" officeooo:paragraph-rsid="00e8d160" style:font-name-asian="Noto Serif CJK KR2" style:font-style-asian="normal" style:font-name-complex="Noto Serif CJK KR2" style:font-style-complex="normal"/>
    </style:style>
    <style:style style:name="P88" style:family="paragraph" style:parent-style-name="Standard">
      <style:text-properties style:font-name="Noto Serif CJK KR2" fo:font-style="normal" officeooo:rsid="001861d9" officeooo:paragraph-rsid="00bca2aa" style:font-name-asian="Noto Serif CJK KR2" style:font-style-asian="normal" style:font-name-complex="Noto Serif CJK KR2" style:font-style-complex="normal"/>
    </style:style>
    <style:style style:name="P89" style:family="paragraph" style:parent-style-name="Standard">
      <style:text-properties style:font-name="Noto Serif CJK KR2" fo:font-style="normal" officeooo:rsid="001861d9" officeooo:paragraph-rsid="00bf4ed7" style:font-name-asian="Noto Serif CJK KR2" style:font-style-asian="normal" style:font-name-complex="Noto Serif CJK KR2" style:font-style-complex="normal"/>
    </style:style>
    <style:style style:name="P90" style:family="paragraph" style:parent-style-name="Standard">
      <style:text-properties style:font-name="Noto Serif CJK KR2" fo:font-style="normal" officeooo:rsid="001861d9" officeooo:paragraph-rsid="00c05133" style:font-name-asian="Noto Serif CJK KR2" style:font-style-asian="normal" style:font-name-complex="Noto Serif CJK KR2" style:font-style-complex="normal"/>
    </style:style>
    <style:style style:name="P91" style:family="paragraph" style:parent-style-name="Standard">
      <style:text-properties style:font-name="Noto Serif CJK KR2" fo:font-style="normal" officeooo:rsid="001861d9" officeooo:paragraph-rsid="00c2bf3b" style:font-name-asian="Noto Serif CJK KR2" style:font-style-asian="normal" style:font-name-complex="Noto Serif CJK KR2" style:font-style-complex="normal"/>
    </style:style>
    <style:style style:name="P92" style:family="paragraph" style:parent-style-name="Standard">
      <style:text-properties style:font-name="Noto Serif CJK KR2" fo:font-style="normal" officeooo:rsid="001861d9" officeooo:paragraph-rsid="00d7e5bb" style:font-name-asian="Noto Serif CJK KR2" style:font-style-asian="normal" style:font-name-complex="Noto Serif CJK KR2" style:font-style-complex="normal"/>
    </style:style>
    <style:style style:name="P93" style:family="paragraph" style:parent-style-name="Standard">
      <style:text-properties style:font-name="Noto Serif CJK KR2" fo:font-style="normal" officeooo:rsid="001861d9" officeooo:paragraph-rsid="00da5029" style:font-name-asian="Noto Serif CJK KR2" style:font-style-asian="normal" style:font-name-complex="Noto Serif CJK KR2" style:font-style-complex="normal"/>
    </style:style>
    <style:style style:name="P94" style:family="paragraph" style:parent-style-name="Standard">
      <style:text-properties style:font-name="Noto Serif CJK KR2" fo:font-style="normal" officeooo:rsid="001861d9" officeooo:paragraph-rsid="00e328e0" style:font-name-asian="Noto Serif CJK KR2" style:font-style-asian="normal" style:font-name-complex="Noto Serif CJK KR2" style:font-style-complex="normal"/>
    </style:style>
    <style:style style:name="P95" style:family="paragraph" style:parent-style-name="Standard">
      <style:text-properties style:font-name="Noto Serif CJK KR2" fo:font-style="normal" officeooo:rsid="001861d9" officeooo:paragraph-rsid="00c2d756" style:font-name-asian="Noto Serif CJK KR2" style:font-style-asian="normal" style:font-name-complex="Noto Serif CJK KR2" style:font-style-complex="normal"/>
    </style:style>
    <style:style style:name="P96" style:family="paragraph" style:parent-style-name="Standard">
      <style:text-properties style:font-name="Noto Serif CJK KR2" fo:font-style="normal" officeooo:rsid="001861d9" officeooo:paragraph-rsid="00c9e504" style:font-name-asian="Noto Serif CJK KR2" style:font-style-asian="normal" style:font-name-complex="Noto Serif CJK KR2" style:font-style-complex="normal"/>
    </style:style>
    <style:style style:name="P97" style:family="paragraph" style:parent-style-name="Standard">
      <style:text-properties style:font-name="Noto Serif CJK KR2" fo:font-style="normal" officeooo:rsid="001861d9" officeooo:paragraph-rsid="00ce3e30" style:font-name-asian="Noto Serif CJK KR2" style:font-style-asian="normal" style:font-name-complex="Noto Serif CJK KR2" style:font-style-complex="normal"/>
    </style:style>
    <style:style style:name="P98" style:family="paragraph" style:parent-style-name="Standard">
      <style:text-properties style:font-name="Noto Serif CJK KR2" fo:font-style="normal" officeooo:rsid="001861d9" officeooo:paragraph-rsid="01641d89" style:font-name-asian="Noto Serif CJK KR2" style:font-style-asian="normal" style:font-name-complex="Noto Serif CJK KR2" style:font-style-complex="normal"/>
    </style:style>
    <style:style style:name="P99" style:family="paragraph" style:parent-style-name="Standard">
      <style:text-properties style:font-name="Noto Serif CJK KR2" fo:font-style="normal" officeooo:rsid="001861d9" officeooo:paragraph-rsid="017fce7d" style:font-name-asian="Noto Serif CJK KR2" style:font-style-asian="normal" style:font-name-complex="Noto Serif CJK KR2" style:font-style-complex="normal"/>
    </style:style>
    <style:style style:name="P100" style:family="paragraph" style:parent-style-name="Standard">
      <style:text-properties style:font-name="Noto Serif CJK KR2" fo:font-style="normal" officeooo:rsid="001861d9" officeooo:paragraph-rsid="0184bdad" style:font-name-asian="Noto Serif CJK KR2" style:font-style-asian="normal" style:font-name-complex="Noto Serif CJK KR2" style:font-style-complex="normal"/>
    </style:style>
    <style:style style:name="P101" style:family="paragraph" style:parent-style-name="Standard">
      <style:text-properties style:font-name="Noto Serif CJK KR2" fo:font-style="normal" officeooo:rsid="001861d9" officeooo:paragraph-rsid="01873023" style:font-name-asian="Noto Serif CJK KR2" style:font-style-asian="normal" style:font-name-complex="Noto Serif CJK KR2" style:font-style-complex="normal"/>
    </style:style>
    <style:style style:name="P102" style:family="paragraph" style:parent-style-name="Standard">
      <style:text-properties style:font-name="Noto Serif CJK KR2" fo:font-style="normal" officeooo:rsid="001861d9" officeooo:paragraph-rsid="0187b2bd" style:font-name-asian="Noto Serif CJK KR2" style:font-style-asian="normal" style:font-name-complex="Noto Serif CJK KR2" style:font-style-complex="normal"/>
    </style:style>
    <style:style style:name="P103" style:family="paragraph" style:parent-style-name="Standard">
      <style:text-properties style:font-name="Noto Serif CJK KR2" fo:font-style="normal" officeooo:rsid="001861d9" officeooo:paragraph-rsid="018e9308" style:font-name-asian="Noto Serif CJK KR2" style:font-style-asian="normal" style:font-name-complex="Noto Serif CJK KR2" style:font-style-complex="normal"/>
    </style:style>
    <style:style style:name="P104" style:family="paragraph" style:parent-style-name="Standard">
      <style:text-properties style:font-name="Noto Serif CJK KR2" fo:font-style="normal" officeooo:rsid="001861d9" officeooo:paragraph-rsid="0191497e" style:font-name-asian="Noto Serif CJK KR2" style:font-style-asian="normal" style:font-name-complex="Noto Serif CJK KR2" style:font-style-complex="normal"/>
    </style:style>
    <style:style style:name="P105" style:family="paragraph" style:parent-style-name="Standard">
      <style:text-properties style:font-name="Noto Serif CJK KR2" fo:font-style="normal" officeooo:rsid="001861d9" officeooo:paragraph-rsid="0191a44f" style:font-name-asian="Noto Serif CJK KR2" style:font-style-asian="normal" style:font-name-complex="Noto Serif CJK KR2" style:font-style-complex="normal"/>
    </style:style>
    <style:style style:name="P106" style:family="paragraph" style:parent-style-name="Standard">
      <style:text-properties style:font-name="Noto Serif CJK KR2" fo:font-style="normal" officeooo:rsid="001861d9" officeooo:paragraph-rsid="0196499d" style:font-name-asian="Noto Serif CJK KR2" style:font-style-asian="normal" style:font-name-complex="Noto Serif CJK KR2" style:font-style-complex="normal"/>
    </style:style>
    <style:style style:name="P107" style:family="paragraph" style:parent-style-name="Standard">
      <style:text-properties style:font-name="Noto Serif CJK KR2" fo:font-style="normal" officeooo:rsid="001861d9" officeooo:paragraph-rsid="0196fe8c" style:font-name-asian="Noto Serif CJK KR2" style:font-style-asian="normal" style:font-name-complex="Noto Serif CJK KR2" style:font-style-complex="normal"/>
    </style:style>
    <style:style style:name="P108" style:family="paragraph" style:parent-style-name="Standard">
      <style:text-properties style:font-name="Noto Serif CJK KR2" fo:font-style="normal" officeooo:rsid="001861d9" officeooo:paragraph-rsid="019a231d" style:font-name-asian="Noto Serif CJK KR2" style:font-style-asian="normal" style:font-name-complex="Noto Serif CJK KR2" style:font-style-complex="normal"/>
    </style:style>
    <style:style style:name="P109" style:family="paragraph" style:parent-style-name="Standard">
      <style:text-properties style:font-name="Noto Serif CJK KR2" fo:font-style="normal" officeooo:rsid="001861d9" officeooo:paragraph-rsid="019ba16e" style:font-name-asian="Noto Serif CJK KR2" style:font-style-asian="normal" style:font-name-complex="Noto Serif CJK KR2" style:font-style-complex="normal"/>
    </style:style>
    <style:style style:name="P110" style:family="paragraph" style:parent-style-name="Standard">
      <style:text-properties style:font-name="Noto Serif CJK KR2" fo:font-style="normal" officeooo:rsid="001861d9" officeooo:paragraph-rsid="019d35b4" style:font-name-asian="Noto Serif CJK KR2" style:font-style-asian="normal" style:font-name-complex="Noto Serif CJK KR2" style:font-style-complex="normal"/>
    </style:style>
    <style:style style:name="P111" style:family="paragraph" style:parent-style-name="Standard">
      <style:text-properties style:font-name="Noto Serif CJK KR2" fo:font-style="normal" officeooo:rsid="001861d9" officeooo:paragraph-rsid="01a2fd1e" style:font-name-asian="Noto Serif CJK KR2" style:font-style-asian="normal" style:font-name-complex="Noto Serif CJK KR2" style:font-style-complex="normal"/>
    </style:style>
    <style:style style:name="P112" style:family="paragraph" style:parent-style-name="Standard">
      <style:text-properties style:font-name="Noto Serif CJK KR2" fo:font-style="normal" officeooo:rsid="001861d9" officeooo:paragraph-rsid="01a7c67c" style:font-name-asian="Noto Serif CJK KR2" style:font-style-asian="normal" style:font-name-complex="Noto Serif CJK KR2" style:font-style-complex="normal"/>
    </style:style>
    <style:style style:name="P113" style:family="paragraph" style:parent-style-name="Standard">
      <style:text-properties style:font-name="Noto Serif CJK KR2" fo:font-style="normal" officeooo:rsid="001861d9" officeooo:paragraph-rsid="01b7a94a" style:font-name-asian="Noto Serif CJK KR2" style:font-style-asian="normal" style:font-name-complex="Noto Serif CJK KR2" style:font-style-complex="normal"/>
    </style:style>
    <style:style style:name="P114" style:family="paragraph" style:parent-style-name="Standard">
      <style:text-properties style:font-name="Noto Serif CJK KR2" fo:font-style="normal" officeooo:rsid="001861d9" officeooo:paragraph-rsid="01be0f08" style:font-name-asian="Noto Serif CJK KR2" style:font-style-asian="normal" style:font-name-complex="Noto Serif CJK KR2" style:font-style-complex="normal"/>
    </style:style>
    <style:style style:name="P115" style:family="paragraph" style:parent-style-name="Standard">
      <style:text-properties style:font-name="Noto Serif CJK KR2" fo:font-style="normal" officeooo:rsid="001861d9" officeooo:paragraph-rsid="01de5ec1" style:font-name-asian="Noto Serif CJK KR2" style:font-style-asian="normal" style:font-name-complex="Noto Serif CJK KR2" style:font-style-complex="normal"/>
    </style:style>
    <style:style style:name="P116" style:family="paragraph" style:parent-style-name="Standard">
      <style:text-properties style:font-name="Noto Serif CJK KR2" fo:font-style="normal" officeooo:rsid="001861d9" officeooo:paragraph-rsid="01edf0e4" style:font-name-asian="Noto Serif CJK KR2" style:font-style-asian="normal" style:font-name-complex="Noto Serif CJK KR2" style:font-style-complex="normal"/>
    </style:style>
    <style:style style:name="P117" style:family="paragraph" style:parent-style-name="Standard">
      <style:text-properties style:font-name="Noto Serif CJK KR2" fo:font-style="normal" officeooo:rsid="001861d9" officeooo:paragraph-rsid="027d03bb" style:font-name-asian="Noto Serif CJK KR2" style:font-style-asian="normal" style:font-name-complex="Noto Serif CJK KR2" style:font-style-complex="normal"/>
    </style:style>
    <style:style style:name="P118" style:family="paragraph" style:parent-style-name="Standard">
      <style:text-properties style:font-name="Noto Serif CJK KR2" fo:font-style="normal" officeooo:rsid="001861d9" officeooo:paragraph-rsid="009ea617" style:font-name-asian="Noto Serif CJK KR2" style:font-style-asian="normal" style:font-name-complex="Noto Serif CJK KR2" style:font-style-complex="normal"/>
    </style:style>
    <style:style style:name="P119" style:family="paragraph" style:parent-style-name="Standard">
      <style:text-properties style:font-name="Noto Serif CJK KR2" fo:font-style="normal" officeooo:rsid="001861d9" officeooo:paragraph-rsid="0280b492" style:font-name-asian="Noto Serif CJK KR2" style:font-style-asian="normal" style:font-name-complex="Noto Serif CJK KR2" style:font-style-complex="normal"/>
    </style:style>
    <style:style style:name="P120" style:family="paragraph" style:parent-style-name="Standard">
      <style:text-properties style:font-name="Noto Serif CJK KR2" fo:font-style="normal" officeooo:rsid="001861d9" officeooo:paragraph-rsid="02811b20" style:font-name-asian="Noto Serif CJK KR2" style:font-style-asian="normal" style:font-name-complex="Noto Serif CJK KR2" style:font-style-complex="normal"/>
    </style:style>
    <style:style style:name="P121" style:family="paragraph" style:parent-style-name="Standard">
      <style:text-properties style:font-name="Noto Serif CJK KR2" fo:font-style="normal" officeooo:rsid="001861d9" officeooo:paragraph-rsid="0282dab8" style:font-name-asian="Noto Serif CJK KR2" style:font-style-asian="normal" style:font-name-complex="Noto Serif CJK KR2" style:font-style-complex="normal"/>
    </style:style>
    <style:style style:name="P122" style:family="paragraph" style:parent-style-name="Standard">
      <style:text-properties style:font-name="Noto Serif CJK KR2" fo:font-style="normal" officeooo:rsid="001861d9" officeooo:paragraph-rsid="028d65b2" style:font-name-asian="Noto Serif CJK KR2" style:font-style-asian="normal" style:font-name-complex="Noto Serif CJK KR2" style:font-style-complex="normal"/>
    </style:style>
    <style:style style:name="P123" style:family="paragraph" style:parent-style-name="Standard">
      <style:text-properties style:font-name="Noto Serif CJK KR2" fo:font-style="normal" officeooo:rsid="001861d9" officeooo:paragraph-rsid="028ed695" style:font-name-asian="Noto Serif CJK KR2" style:font-style-asian="normal" style:font-name-complex="Noto Serif CJK KR2" style:font-style-complex="normal"/>
    </style:style>
    <style:style style:name="P124" style:family="paragraph" style:parent-style-name="Standard">
      <style:text-properties style:font-name="Noto Serif CJK KR2" fo:font-style="normal" officeooo:rsid="001861d9" officeooo:paragraph-rsid="01353b07" style:font-name-asian="Noto Serif CJK KR2" style:font-style-asian="normal" style:font-name-complex="Noto Serif CJK KR2" style:font-style-complex="normal"/>
    </style:style>
    <style:style style:name="P125" style:family="paragraph" style:parent-style-name="Standard">
      <style:text-properties style:font-name="Noto Serif CJK KR2" fo:font-style="normal" officeooo:rsid="001861d9" officeooo:paragraph-rsid="02917d2e" style:font-name-asian="Noto Serif CJK KR2" style:font-style-asian="normal" style:font-name-complex="Noto Serif CJK KR2" style:font-style-complex="normal"/>
    </style:style>
    <style:style style:name="P126" style:family="paragraph" style:parent-style-name="Standard">
      <style:text-properties style:font-name="Noto Serif CJK KR2" fo:font-style="normal" officeooo:rsid="001861d9" officeooo:paragraph-rsid="029293eb" style:font-name-asian="Noto Serif CJK KR2" style:font-style-asian="normal" style:font-name-complex="Noto Serif CJK KR2" style:font-style-complex="normal"/>
    </style:style>
    <style:style style:name="P127" style:family="paragraph" style:parent-style-name="Standard">
      <style:paragraph-properties fo:line-height="100%"/>
      <style:text-properties style:font-name="Noto Serif CJK KR2" fo:font-style="normal" officeooo:rsid="001861d9" officeooo:paragraph-rsid="029bb87b" style:font-name-asian="Noto Serif CJK KR2" style:font-style-asian="normal" style:font-name-complex="Noto Serif CJK KR2" style:font-style-complex="normal"/>
    </style:style>
    <style:style style:name="P128" style:family="paragraph" style:parent-style-name="Standard">
      <style:text-properties style:font-name="Noto Serif CJK KR2" fo:font-style="normal" officeooo:rsid="001861d9" officeooo:paragraph-rsid="02a64ee0" style:font-name-asian="Noto Serif CJK KR2" style:font-style-asian="normal" style:font-name-complex="Noto Serif CJK KR2" style:font-style-complex="normal"/>
    </style:style>
    <style:style style:name="P129" style:family="paragraph" style:parent-style-name="Standard">
      <style:text-properties style:font-name="Noto Serif CJK KR2" fo:font-style="normal" officeooo:rsid="001861d9" officeooo:paragraph-rsid="018ba196" style:font-name-asian="Noto Serif CJK KR2" style:font-style-asian="normal" style:font-name-complex="Noto Serif CJK KR2" style:font-style-complex="normal"/>
    </style:style>
    <style:style style:name="P130" style:family="paragraph" style:parent-style-name="Standard">
      <style:text-properties style:font-name="Noto Serif CJK KR2" fo:font-style="normal" officeooo:rsid="001861d9" officeooo:paragraph-rsid="02b84220" style:font-name-asian="Noto Serif CJK KR2" style:font-style-asian="normal" style:font-name-complex="Noto Serif CJK KR2" style:font-style-complex="normal"/>
    </style:style>
    <style:style style:name="P131" style:family="paragraph" style:parent-style-name="Standard">
      <style:text-properties style:font-name="Noto Serif CJK KR2" fo:font-style="normal" officeooo:rsid="001861d9" officeooo:paragraph-rsid="02c08009" style:font-name-asian="Noto Serif CJK KR2" style:font-style-asian="normal" style:font-name-complex="Noto Serif CJK KR2" style:font-style-complex="normal"/>
    </style:style>
    <style:style style:name="P132" style:family="paragraph" style:parent-style-name="Standard">
      <style:text-properties style:font-name="Noto Serif CJK KR2" fo:font-style="normal" officeooo:rsid="001861d9" officeooo:paragraph-rsid="02c34fd8" style:font-name-asian="Noto Serif CJK KR2" style:font-style-asian="normal" style:font-name-complex="Noto Serif CJK KR2" style:font-style-complex="normal"/>
    </style:style>
    <style:style style:name="P133" style:family="paragraph" style:parent-style-name="Standard">
      <style:text-properties style:font-name="Noto Serif CJK KR2" fo:font-style="normal" officeooo:rsid="001861d9" officeooo:paragraph-rsid="01f4de03" style:font-name-asian="Noto Serif CJK KR2" style:font-style-asian="normal" style:font-name-complex="Noto Serif CJK KR2" style:font-style-complex="normal"/>
    </style:style>
    <style:style style:name="P134" style:family="paragraph" style:parent-style-name="Standard">
      <style:text-properties style:font-name="Noto Serif CJK KR2" fo:font-style="normal" officeooo:rsid="001861d9" officeooo:paragraph-rsid="0327d62c" style:font-name-asian="Noto Serif CJK KR2" style:font-style-asian="normal" style:font-name-complex="Noto Serif CJK KR2" style:font-style-complex="normal"/>
    </style:style>
    <style:style style:name="P135" style:family="paragraph" style:parent-style-name="Standard">
      <style:text-properties style:font-name="Noto Serif CJK KR2" fo:font-style="normal" officeooo:rsid="001861d9" officeooo:paragraph-rsid="03293d7f" style:font-name-asian="Noto Serif CJK KR2" style:font-style-asian="normal" style:font-name-complex="Noto Serif CJK KR2" style:font-style-complex="normal"/>
    </style:style>
    <style:style style:name="P136" style:family="paragraph" style:parent-style-name="Standard">
      <style:text-properties style:font-name="Noto Serif CJK KR2" fo:font-style="normal" officeooo:rsid="001861d9" officeooo:paragraph-rsid="03314fa5" style:font-name-asian="Noto Serif CJK KR2" style:font-style-asian="normal" style:font-name-complex="Noto Serif CJK KR2" style:font-style-complex="normal"/>
    </style:style>
    <style:style style:name="P137" style:family="paragraph" style:parent-style-name="Standard">
      <style:text-properties style:font-name="Noto Serif CJK KR2" fo:font-style="normal" officeooo:rsid="001861d9" officeooo:paragraph-rsid="033fc828" style:font-name-asian="Noto Serif CJK KR2" style:font-style-asian="normal" style:font-name-complex="Noto Serif CJK KR2" style:font-style-complex="normal"/>
    </style:style>
    <style:style style:name="P138" style:family="paragraph" style:parent-style-name="Standard">
      <style:text-properties style:font-name="Noto Serif CJK KR2" fo:font-style="normal" officeooo:rsid="001861d9" officeooo:paragraph-rsid="0340586e" style:font-name-asian="Noto Serif CJK KR2" style:font-style-asian="normal" style:font-name-complex="Noto Serif CJK KR2" style:font-style-complex="normal"/>
    </style:style>
    <style:style style:name="P139" style:family="paragraph" style:parent-style-name="Standard">
      <style:text-properties style:font-name="Noto Serif CJK KR2" fo:font-style="normal" officeooo:rsid="001861d9" officeooo:paragraph-rsid="029ecb50" style:font-name-asian="Noto Serif CJK KR2" style:font-style-asian="normal" style:font-name-complex="Noto Serif CJK KR2" style:font-style-complex="normal"/>
    </style:style>
    <style:style style:name="P140" style:family="paragraph" style:parent-style-name="Standard">
      <style:text-properties style:font-name="Noto Serif CJK KR2" fo:font-style="normal" officeooo:rsid="001861d9" officeooo:paragraph-rsid="02be9359" style:font-name-asian="Noto Serif CJK KR2" style:font-style-asian="normal" style:font-name-complex="Noto Serif CJK KR2" style:font-style-complex="normal"/>
    </style:style>
    <style:style style:name="P141" style:family="paragraph" style:parent-style-name="Standard">
      <style:text-properties style:font-name="Noto Serif CJK KR2" fo:font-style="normal" officeooo:rsid="0071a906" officeooo:paragraph-rsid="00c22671" style:font-name-asian="Noto Serif CJK KR2" style:font-style-asian="normal" style:font-name-complex="Noto Serif CJK KR2" style:font-style-complex="normal"/>
    </style:style>
    <style:style style:name="P142" style:family="paragraph" style:parent-style-name="Standard">
      <style:text-properties style:font-name="Noto Serif CJK KR2" fo:font-style="normal" officeooo:rsid="0071a906" officeooo:paragraph-rsid="0134287e" style:font-name-asian="Noto Serif CJK KR2" style:font-style-asian="normal" style:font-name-complex="Noto Serif CJK KR2" style:font-style-complex="normal"/>
    </style:style>
    <style:style style:name="P143" style:family="paragraph" style:parent-style-name="Standard">
      <style:text-properties style:font-name="Noto Serif CJK KR2" fo:font-style="normal" officeooo:rsid="0071a906" officeooo:paragraph-rsid="0134b3f5" style:font-name-asian="Noto Serif CJK KR2" style:font-style-asian="normal" style:font-name-complex="Noto Serif CJK KR2" style:font-style-complex="normal"/>
    </style:style>
    <style:style style:name="P144" style:family="paragraph" style:parent-style-name="Standard">
      <style:text-properties style:font-name="Noto Serif CJK KR2" fo:font-style="normal" officeooo:rsid="0071a906" officeooo:paragraph-rsid="013a869f" style:font-name-asian="Noto Serif CJK KR2" style:font-style-asian="normal" style:font-name-complex="Noto Serif CJK KR2" style:font-style-complex="normal"/>
    </style:style>
    <style:style style:name="P145" style:family="paragraph" style:parent-style-name="Standard">
      <style:text-properties style:font-name="Noto Serif CJK KR2" fo:font-style="normal" officeooo:rsid="0071a906" officeooo:paragraph-rsid="013bf393" style:font-name-asian="Noto Serif CJK KR2" style:font-style-asian="normal" style:font-name-complex="Noto Serif CJK KR2" style:font-style-complex="normal"/>
    </style:style>
    <style:style style:name="P146" style:family="paragraph" style:parent-style-name="Standard">
      <style:text-properties style:font-name="Noto Serif CJK KR2" fo:font-style="normal" officeooo:rsid="0071a906" officeooo:paragraph-rsid="013dd6c1" style:font-name-asian="Noto Serif CJK KR2" style:font-style-asian="normal" style:font-name-complex="Noto Serif CJK KR2" style:font-style-complex="normal"/>
    </style:style>
    <style:style style:name="P147" style:family="paragraph" style:parent-style-name="Standard">
      <style:text-properties style:font-name="Noto Serif CJK KR2" fo:font-style="normal" officeooo:rsid="0071a906" officeooo:paragraph-rsid="013f5208" style:font-name-asian="Noto Serif CJK KR2" style:font-style-asian="normal" style:font-name-complex="Noto Serif CJK KR2" style:font-style-complex="normal"/>
    </style:style>
    <style:style style:name="P148" style:family="paragraph" style:parent-style-name="Standard">
      <style:text-properties style:font-name="Noto Serif CJK KR2" fo:font-style="normal" officeooo:rsid="0071a906" officeooo:paragraph-rsid="013fc324" style:font-name-asian="Noto Serif CJK KR2" style:font-style-asian="normal" style:font-name-complex="Noto Serif CJK KR2" style:font-style-complex="normal"/>
    </style:style>
    <style:style style:name="P149" style:family="paragraph" style:parent-style-name="Standard">
      <style:text-properties style:font-name="Noto Serif CJK KR2" fo:font-style="normal" officeooo:rsid="0071a906" officeooo:paragraph-rsid="0140f190" style:font-name-asian="Noto Serif CJK KR2" style:font-style-asian="normal" style:font-name-complex="Noto Serif CJK KR2" style:font-style-complex="normal"/>
    </style:style>
    <style:style style:name="P150" style:family="paragraph" style:parent-style-name="Standard">
      <style:text-properties style:font-name="Noto Serif CJK KR2" fo:font-style="normal" officeooo:rsid="0071a906" officeooo:paragraph-rsid="014a4991" style:font-name-asian="Noto Serif CJK KR2" style:font-style-asian="normal" style:font-name-complex="Noto Serif CJK KR2" style:font-style-complex="normal"/>
    </style:style>
    <style:style style:name="P151" style:family="paragraph" style:parent-style-name="Standard">
      <style:text-properties style:font-name="Noto Serif CJK KR2" fo:font-style="normal" officeooo:rsid="0071a906" officeooo:paragraph-rsid="014c0296" style:font-name-asian="Noto Serif CJK KR2" style:font-style-asian="normal" style:font-name-complex="Noto Serif CJK KR2" style:font-style-complex="normal"/>
    </style:style>
    <style:style style:name="P152" style:family="paragraph" style:parent-style-name="Standard">
      <style:text-properties style:font-name="Noto Serif CJK KR2" fo:font-style="normal" officeooo:rsid="0071a906" officeooo:paragraph-rsid="014d4ee6" style:font-name-asian="Noto Serif CJK KR2" style:font-style-asian="normal" style:font-name-complex="Noto Serif CJK KR2" style:font-style-complex="normal"/>
    </style:style>
    <style:style style:name="P153" style:family="paragraph" style:parent-style-name="Standard">
      <style:text-properties style:font-name="Noto Serif CJK KR2" fo:font-style="normal" officeooo:rsid="0071a906" officeooo:paragraph-rsid="014e4f41" style:font-name-asian="Noto Serif CJK KR2" style:font-style-asian="normal" style:font-name-complex="Noto Serif CJK KR2" style:font-style-complex="normal"/>
    </style:style>
    <style:style style:name="P154" style:family="paragraph" style:parent-style-name="Standard">
      <style:text-properties style:font-name="Noto Serif CJK KR2" fo:font-style="normal" officeooo:rsid="0071a906" officeooo:paragraph-rsid="014f2c58" style:font-name-asian="Noto Serif CJK KR2" style:font-style-asian="normal" style:font-name-complex="Noto Serif CJK KR2" style:font-style-complex="normal"/>
    </style:style>
    <style:style style:name="P155" style:family="paragraph" style:parent-style-name="Standard">
      <style:text-properties style:font-name="Noto Serif CJK KR2" fo:font-style="normal" officeooo:rsid="0071a906" officeooo:paragraph-rsid="01505692" style:font-name-asian="Noto Serif CJK KR2" style:font-style-asian="normal" style:font-name-complex="Noto Serif CJK KR2" style:font-style-complex="normal"/>
    </style:style>
    <style:style style:name="P156" style:family="paragraph" style:parent-style-name="Standard">
      <style:text-properties style:font-name="Noto Serif CJK KR2" fo:font-style="normal" officeooo:rsid="0071a906" officeooo:paragraph-rsid="015cc0f9" style:font-name-asian="Noto Serif CJK KR2" style:font-style-asian="normal" style:font-name-complex="Noto Serif CJK KR2" style:font-style-complex="normal"/>
    </style:style>
    <style:style style:name="P157" style:family="paragraph" style:parent-style-name="Standard">
      <style:text-properties style:font-name="Noto Serif CJK KR2" fo:font-style="normal" officeooo:rsid="0071a906" officeooo:paragraph-rsid="0156fb5a" style:font-name-asian="Noto Serif CJK KR2" style:font-style-asian="normal" style:font-name-complex="Noto Serif CJK KR2" style:font-style-complex="normal"/>
    </style:style>
    <style:style style:name="P158" style:family="paragraph" style:parent-style-name="Standard">
      <style:text-properties style:font-name="Noto Serif CJK KR2" fo:font-style="normal" officeooo:rsid="0071a906" officeooo:paragraph-rsid="01641d89" style:font-name-asian="Noto Serif CJK KR2" style:font-style-asian="normal" style:font-name-complex="Noto Serif CJK KR2" style:font-style-complex="normal"/>
    </style:style>
    <style:style style:name="P159" style:family="paragraph" style:parent-style-name="Standard">
      <style:text-properties style:font-name="Noto Serif CJK KR2" fo:font-style="normal" officeooo:rsid="0071a906" officeooo:paragraph-rsid="01668ce5" style:font-name-asian="Noto Serif CJK KR2" style:font-style-asian="normal" style:font-name-complex="Noto Serif CJK KR2" style:font-style-complex="normal"/>
    </style:style>
    <style:style style:name="P160" style:family="paragraph" style:parent-style-name="Standard">
      <style:text-properties style:font-name="Noto Serif CJK KR2" fo:font-style="normal" officeooo:rsid="0071a906" officeooo:paragraph-rsid="0168198f" style:font-name-asian="Noto Serif CJK KR2" style:font-style-asian="normal" style:font-name-complex="Noto Serif CJK KR2" style:font-style-complex="normal"/>
    </style:style>
    <style:style style:name="P161" style:family="paragraph" style:parent-style-name="Standard">
      <style:text-properties style:font-name="Noto Serif CJK KR2" fo:font-style="normal" officeooo:rsid="0071a906" officeooo:paragraph-rsid="01740cb1" style:font-name-asian="Noto Serif CJK KR2" style:font-style-asian="normal" style:font-name-complex="Noto Serif CJK KR2" style:font-style-complex="normal"/>
    </style:style>
    <style:style style:name="P162" style:family="paragraph" style:parent-style-name="Standard">
      <style:text-properties style:font-name="Noto Serif CJK KR2" fo:font-style="normal" officeooo:rsid="0071a906" officeooo:paragraph-rsid="01756ed2" style:font-name-asian="Noto Serif CJK KR2" style:font-style-asian="normal" style:font-name-complex="Noto Serif CJK KR2" style:font-style-complex="normal"/>
    </style:style>
    <style:style style:name="P163" style:family="paragraph" style:parent-style-name="Standard">
      <style:text-properties style:font-name="Noto Serif CJK KR2" fo:font-style="normal" officeooo:rsid="0071a906" officeooo:paragraph-rsid="0181b7a7" style:font-name-asian="Noto Serif CJK KR2" style:font-style-asian="normal" style:font-name-complex="Noto Serif CJK KR2" style:font-style-complex="normal"/>
    </style:style>
    <style:style style:name="P164" style:family="paragraph" style:parent-style-name="Standard">
      <style:text-properties style:font-name="Noto Serif CJK KR2" fo:font-style="normal" officeooo:rsid="0071a906" officeooo:paragraph-rsid="0170d735" style:font-name-asian="Noto Serif CJK KR2" style:font-style-asian="normal" style:font-name-complex="Noto Serif CJK KR2" style:font-style-complex="normal"/>
    </style:style>
    <style:style style:name="P165" style:family="paragraph" style:parent-style-name="Standard">
      <style:text-properties style:font-name="Noto Serif CJK KR2" fo:font-style="normal" officeooo:rsid="0071a906" officeooo:paragraph-rsid="0187b2bd" style:font-name-asian="Noto Serif CJK KR2" style:font-style-asian="normal" style:font-name-complex="Noto Serif CJK KR2" style:font-style-complex="normal"/>
    </style:style>
    <style:style style:name="P166" style:family="paragraph" style:parent-style-name="Standard">
      <style:text-properties style:font-name="Noto Serif CJK KR2" fo:font-style="normal" officeooo:rsid="0071a906" officeooo:paragraph-rsid="019a599a" style:font-name-asian="Noto Serif CJK KR2" style:font-style-asian="normal" style:font-name-complex="Noto Serif CJK KR2" style:font-style-complex="normal"/>
    </style:style>
    <style:style style:name="P167" style:family="paragraph" style:parent-style-name="Standard">
      <style:text-properties style:font-name="Noto Serif CJK KR2" fo:font-style="normal" officeooo:rsid="0071a906" officeooo:paragraph-rsid="019a61a7" style:font-name-asian="Noto Serif CJK KR2" style:font-style-asian="normal" style:font-name-complex="Noto Serif CJK KR2" style:font-style-complex="normal"/>
    </style:style>
    <style:style style:name="P168" style:family="paragraph" style:parent-style-name="Standard">
      <style:text-properties style:font-name="Noto Serif CJK KR2" fo:font-style="normal" officeooo:rsid="0071a906" officeooo:paragraph-rsid="019c2541" style:font-name-asian="Noto Serif CJK KR2" style:font-style-asian="normal" style:font-name-complex="Noto Serif CJK KR2" style:font-style-complex="normal"/>
    </style:style>
    <style:style style:name="P169" style:family="paragraph" style:parent-style-name="Standard">
      <style:text-properties style:font-name="Noto Serif CJK KR2" fo:font-style="normal" officeooo:rsid="0071a906" officeooo:paragraph-rsid="019d35b4" style:font-name-asian="Noto Serif CJK KR2" style:font-style-asian="normal" style:font-name-complex="Noto Serif CJK KR2" style:font-style-complex="normal"/>
    </style:style>
    <style:style style:name="P170" style:family="paragraph" style:parent-style-name="Standard">
      <style:text-properties style:font-name="Noto Serif CJK KR2" fo:font-style="normal" officeooo:rsid="0071a906" officeooo:paragraph-rsid="019df253" style:font-name-asian="Noto Serif CJK KR2" style:font-style-asian="normal" style:font-name-complex="Noto Serif CJK KR2" style:font-style-complex="normal"/>
    </style:style>
    <style:style style:name="P171" style:family="paragraph" style:parent-style-name="Standard">
      <style:text-properties style:font-name="Noto Serif CJK KR2" fo:font-style="normal" officeooo:rsid="0071a906" officeooo:paragraph-rsid="019f4a17" style:font-name-asian="Noto Serif CJK KR2" style:font-style-asian="normal" style:font-name-complex="Noto Serif CJK KR2" style:font-style-complex="normal"/>
    </style:style>
    <style:style style:name="P172" style:family="paragraph" style:parent-style-name="Standard">
      <style:text-properties style:font-name="Noto Serif CJK KR2" fo:font-style="normal" officeooo:rsid="0071a906" officeooo:paragraph-rsid="01a130ec" style:font-name-asian="Noto Serif CJK KR2" style:font-style-asian="normal" style:font-name-complex="Noto Serif CJK KR2" style:font-style-complex="normal"/>
    </style:style>
    <style:style style:name="P173" style:family="paragraph" style:parent-style-name="Standard">
      <style:text-properties style:font-name="Noto Serif CJK KR2" fo:font-style="normal" officeooo:rsid="0071a906" officeooo:paragraph-rsid="01a34409" style:font-name-asian="Noto Serif CJK KR2" style:font-style-asian="normal" style:font-name-complex="Noto Serif CJK KR2" style:font-style-complex="normal"/>
    </style:style>
    <style:style style:name="P174" style:family="paragraph" style:parent-style-name="Standard">
      <style:text-properties style:font-name="Noto Serif CJK KR2" fo:font-style="normal" officeooo:rsid="0071a906" officeooo:paragraph-rsid="01a4c244" style:font-name-asian="Noto Serif CJK KR2" style:font-style-asian="normal" style:font-name-complex="Noto Serif CJK KR2" style:font-style-complex="normal"/>
    </style:style>
    <style:style style:name="P175" style:family="paragraph" style:parent-style-name="Standard">
      <style:text-properties style:font-name="Noto Serif CJK KR2" fo:font-style="normal" officeooo:rsid="0071a906" officeooo:paragraph-rsid="01a6b408" style:font-name-asian="Noto Serif CJK KR2" style:font-style-asian="normal" style:font-name-complex="Noto Serif CJK KR2" style:font-style-complex="normal"/>
    </style:style>
    <style:style style:name="P176" style:family="paragraph" style:parent-style-name="Standard">
      <style:text-properties style:font-name="Noto Serif CJK KR2" fo:font-style="normal" officeooo:rsid="0071a906" officeooo:paragraph-rsid="01a7c67c" style:font-name-asian="Noto Serif CJK KR2" style:font-style-asian="normal" style:font-name-complex="Noto Serif CJK KR2" style:font-style-complex="normal"/>
    </style:style>
    <style:style style:name="P177" style:family="paragraph" style:parent-style-name="Standard">
      <style:text-properties style:font-name="Noto Serif CJK KR2" fo:font-style="normal" officeooo:rsid="0071a906" officeooo:paragraph-rsid="01a95619" style:font-name-asian="Noto Serif CJK KR2" style:font-style-asian="normal" style:font-name-complex="Noto Serif CJK KR2" style:font-style-complex="normal"/>
    </style:style>
    <style:style style:name="P178" style:family="paragraph" style:parent-style-name="Standard">
      <style:text-properties style:font-name="Noto Serif CJK KR2" fo:font-style="normal" officeooo:rsid="0071a906" officeooo:paragraph-rsid="01aaa590" style:font-name-asian="Noto Serif CJK KR2" style:font-style-asian="normal" style:font-name-complex="Noto Serif CJK KR2" style:font-style-complex="normal"/>
    </style:style>
    <style:style style:name="P179" style:family="paragraph" style:parent-style-name="Standard">
      <style:text-properties style:font-name="Noto Serif CJK KR2" fo:font-style="normal" officeooo:rsid="0071a906" officeooo:paragraph-rsid="01accb1a" style:font-name-asian="Noto Serif CJK KR2" style:font-style-asian="normal" style:font-name-complex="Noto Serif CJK KR2" style:font-style-complex="normal"/>
    </style:style>
    <style:style style:name="P180" style:family="paragraph" style:parent-style-name="Standard">
      <style:text-properties style:font-name="Noto Serif CJK KR2" fo:font-style="normal" officeooo:rsid="0071a906" officeooo:paragraph-rsid="01aeaf32" style:font-name-asian="Noto Serif CJK KR2" style:font-style-asian="normal" style:font-name-complex="Noto Serif CJK KR2" style:font-style-complex="normal"/>
    </style:style>
    <style:style style:name="P181" style:family="paragraph" style:parent-style-name="Standard">
      <style:text-properties style:font-name="Noto Serif CJK KR2" fo:font-style="normal" officeooo:rsid="0071a906" officeooo:paragraph-rsid="01b3a39e" style:font-name-asian="Noto Serif CJK KR2" style:font-style-asian="normal" style:font-name-complex="Noto Serif CJK KR2" style:font-style-complex="normal"/>
    </style:style>
    <style:style style:name="P182" style:family="paragraph" style:parent-style-name="Standard">
      <style:text-properties style:font-name="Noto Serif CJK KR2" fo:font-style="normal" officeooo:rsid="0071a906" officeooo:paragraph-rsid="01b5cc82" style:font-name-asian="Noto Serif CJK KR2" style:font-style-asian="normal" style:font-name-complex="Noto Serif CJK KR2" style:font-style-complex="normal"/>
    </style:style>
    <style:style style:name="P183" style:family="paragraph" style:parent-style-name="Standard">
      <style:text-properties style:font-name="Noto Serif CJK KR2" fo:font-style="normal" officeooo:rsid="0071a906" officeooo:paragraph-rsid="01b7a94a" style:font-name-asian="Noto Serif CJK KR2" style:font-style-asian="normal" style:font-name-complex="Noto Serif CJK KR2" style:font-style-complex="normal"/>
    </style:style>
    <style:style style:name="P184" style:family="paragraph" style:parent-style-name="Standard">
      <style:text-properties style:font-name="Noto Serif CJK KR2" fo:font-style="normal" officeooo:rsid="0071a906" officeooo:paragraph-rsid="01bafa6d" style:font-name-asian="Noto Serif CJK KR2" style:font-style-asian="normal" style:font-name-complex="Noto Serif CJK KR2" style:font-style-complex="normal"/>
    </style:style>
    <style:style style:name="P185" style:family="paragraph" style:parent-style-name="Standard">
      <style:text-properties style:font-name="Noto Serif CJK KR2" fo:font-style="normal" officeooo:rsid="0071a906" officeooo:paragraph-rsid="01be0f08" style:font-name-asian="Noto Serif CJK KR2" style:font-style-asian="normal" style:font-name-complex="Noto Serif CJK KR2" style:font-style-complex="normal"/>
    </style:style>
    <style:style style:name="P186" style:family="paragraph" style:parent-style-name="Standard">
      <style:text-properties style:font-name="Noto Serif CJK KR2" fo:font-style="normal" officeooo:rsid="0071a906" officeooo:paragraph-rsid="01514d0c" style:font-name-asian="Noto Serif CJK KR2" style:font-style-asian="normal" style:font-name-complex="Noto Serif CJK KR2" style:font-style-complex="normal"/>
    </style:style>
    <style:style style:name="P187" style:family="paragraph" style:parent-style-name="Standard">
      <style:text-properties style:font-name="Noto Serif CJK KR2" fo:font-style="normal" officeooo:rsid="0071a906" officeooo:paragraph-rsid="01be5b05" style:font-name-asian="Noto Serif CJK KR2" style:font-style-asian="normal" style:font-name-complex="Noto Serif CJK KR2" style:font-style-complex="normal"/>
    </style:style>
    <style:style style:name="P188" style:family="paragraph" style:parent-style-name="Standard">
      <style:text-properties style:font-name="Noto Serif CJK KR2" fo:font-style="normal" officeooo:rsid="0071a906" officeooo:paragraph-rsid="01c27726" style:font-name-asian="Noto Serif CJK KR2" style:font-style-asian="normal" style:font-name-complex="Noto Serif CJK KR2" style:font-style-complex="normal"/>
    </style:style>
    <style:style style:name="P189" style:family="paragraph" style:parent-style-name="Standard">
      <style:text-properties style:font-name="Noto Serif CJK KR2" fo:font-style="normal" officeooo:rsid="0071a906" officeooo:paragraph-rsid="01c43e6c" style:font-name-asian="Noto Serif CJK KR2" style:font-style-asian="normal" style:font-name-complex="Noto Serif CJK KR2" style:font-style-complex="normal"/>
    </style:style>
    <style:style style:name="P190" style:family="paragraph" style:parent-style-name="Standard">
      <style:text-properties style:font-name="Noto Serif CJK KR2" fo:font-style="normal" officeooo:rsid="0071a906" officeooo:paragraph-rsid="01c987e2" style:font-name-asian="Noto Serif CJK KR2" style:font-style-asian="normal" style:font-name-complex="Noto Serif CJK KR2" style:font-style-complex="normal"/>
    </style:style>
    <style:style style:name="P191" style:family="paragraph" style:parent-style-name="Standard">
      <style:text-properties style:font-name="Noto Serif CJK KR2" fo:font-style="normal" officeooo:rsid="0071a906" officeooo:paragraph-rsid="01ca86d8" style:font-name-asian="Noto Serif CJK KR2" style:font-style-asian="normal" style:font-name-complex="Noto Serif CJK KR2" style:font-style-complex="normal"/>
    </style:style>
    <style:style style:name="P192" style:family="paragraph" style:parent-style-name="Standard">
      <style:text-properties style:font-name="Noto Serif CJK KR2" fo:font-style="normal" officeooo:rsid="0071a906" officeooo:paragraph-rsid="01cc1580" style:font-name-asian="Noto Serif CJK KR2" style:font-style-asian="normal" style:font-name-complex="Noto Serif CJK KR2" style:font-style-complex="normal"/>
    </style:style>
    <style:style style:name="P193" style:family="paragraph" style:parent-style-name="Standard">
      <style:text-properties style:font-name="Noto Serif CJK KR2" fo:font-style="normal" officeooo:rsid="0071a906" officeooo:paragraph-rsid="01ced2b8" style:font-name-asian="Noto Serif CJK KR2" style:font-style-asian="normal" style:font-name-complex="Noto Serif CJK KR2" style:font-style-complex="normal"/>
    </style:style>
    <style:style style:name="P194" style:family="paragraph" style:parent-style-name="Standard">
      <style:text-properties style:font-name="Noto Serif CJK KR2" fo:font-style="normal" officeooo:rsid="0071a906" officeooo:paragraph-rsid="01d04763" style:font-name-asian="Noto Serif CJK KR2" style:font-style-asian="normal" style:font-name-complex="Noto Serif CJK KR2" style:font-style-complex="normal"/>
    </style:style>
    <style:style style:name="P195" style:family="paragraph" style:parent-style-name="Standard">
      <style:text-properties style:font-name="Noto Serif CJK KR2" fo:font-style="normal" officeooo:rsid="0071a906" officeooo:paragraph-rsid="01de5ec1" style:font-name-asian="Noto Serif CJK KR2" style:font-style-asian="normal" style:font-name-complex="Noto Serif CJK KR2" style:font-style-complex="normal"/>
    </style:style>
    <style:style style:name="P196" style:family="paragraph" style:parent-style-name="Standard">
      <style:text-properties style:font-name="Noto Serif CJK KR2" fo:font-style="normal" officeooo:rsid="0071a906" officeooo:paragraph-rsid="01e561ad" style:font-name-asian="Noto Serif CJK KR2" style:font-style-asian="normal" style:font-name-complex="Noto Serif CJK KR2" style:font-style-complex="normal"/>
    </style:style>
    <style:style style:name="P197" style:family="paragraph" style:parent-style-name="Standard">
      <style:text-properties style:font-name="Noto Serif CJK KR2" fo:font-style="normal" officeooo:rsid="0071a906" officeooo:paragraph-rsid="01e58222" style:font-name-asian="Noto Serif CJK KR2" style:font-style-asian="normal" style:font-name-complex="Noto Serif CJK KR2" style:font-style-complex="normal"/>
    </style:style>
    <style:style style:name="P198" style:family="paragraph" style:parent-style-name="Standard">
      <style:text-properties style:font-name="Noto Serif CJK KR2" fo:font-style="normal" officeooo:rsid="0071a906" officeooo:paragraph-rsid="01e6e3de" style:font-name-asian="Noto Serif CJK KR2" style:font-style-asian="normal" style:font-name-complex="Noto Serif CJK KR2" style:font-style-complex="normal"/>
    </style:style>
    <style:style style:name="P199" style:family="paragraph" style:parent-style-name="Standard">
      <style:text-properties style:font-name="Noto Serif CJK KR2" fo:font-style="normal" officeooo:rsid="0071a906" officeooo:paragraph-rsid="01edf0e4" style:font-name-asian="Noto Serif CJK KR2" style:font-style-asian="normal" style:font-name-complex="Noto Serif CJK KR2" style:font-style-complex="normal"/>
    </style:style>
    <style:style style:name="P200" style:family="paragraph" style:parent-style-name="Standard">
      <style:text-properties style:font-name="Noto Serif CJK KR2" fo:font-style="normal" officeooo:rsid="0071a906" officeooo:paragraph-rsid="01efdbed" style:font-name-asian="Noto Serif CJK KR2" style:font-style-asian="normal" style:font-name-complex="Noto Serif CJK KR2" style:font-style-complex="normal"/>
    </style:style>
    <style:style style:name="P201" style:family="paragraph" style:parent-style-name="Standard">
      <style:text-properties style:font-name="Noto Serif CJK KR2" fo:font-style="normal" officeooo:rsid="0071a906" officeooo:paragraph-rsid="01f6bee0" style:font-name-asian="Noto Serif CJK KR2" style:font-style-asian="normal" style:font-name-complex="Noto Serif CJK KR2" style:font-style-complex="normal"/>
    </style:style>
    <style:style style:name="P202" style:family="paragraph" style:parent-style-name="Standard">
      <style:text-properties style:font-name="Noto Serif CJK KR2" fo:font-style="normal" officeooo:rsid="0071a906" officeooo:paragraph-rsid="01fc8765" style:font-name-asian="Noto Serif CJK KR2" style:font-style-asian="normal" style:font-name-complex="Noto Serif CJK KR2" style:font-style-complex="normal"/>
    </style:style>
    <style:style style:name="P203" style:family="paragraph" style:parent-style-name="Standard">
      <style:text-properties style:font-name="Noto Serif CJK KR2" fo:font-style="normal" officeooo:rsid="0071a906" officeooo:paragraph-rsid="02011539" style:font-name-asian="Noto Serif CJK KR2" style:font-style-asian="normal" style:font-name-complex="Noto Serif CJK KR2" style:font-style-complex="normal"/>
    </style:style>
    <style:style style:name="P204" style:family="paragraph" style:parent-style-name="Standard">
      <style:text-properties style:font-name="Noto Serif CJK KR2" fo:font-style="normal" officeooo:rsid="0071a906" officeooo:paragraph-rsid="0202259e" style:font-name-asian="Noto Serif CJK KR2" style:font-style-asian="normal" style:font-name-complex="Noto Serif CJK KR2" style:font-style-complex="normal"/>
    </style:style>
    <style:style style:name="P205" style:family="paragraph" style:parent-style-name="Standard">
      <style:text-properties style:font-name="Noto Serif CJK KR2" fo:font-style="normal" officeooo:rsid="0071a906" officeooo:paragraph-rsid="020427a2" style:font-name-asian="Noto Serif CJK KR2" style:font-style-asian="normal" style:font-name-complex="Noto Serif CJK KR2" style:font-style-complex="normal"/>
    </style:style>
    <style:style style:name="P206" style:family="paragraph" style:parent-style-name="Standard">
      <style:text-properties style:font-name="Noto Serif CJK KR2" fo:font-style="normal" officeooo:rsid="0071a906" officeooo:paragraph-rsid="0257c6c4" style:font-name-asian="Noto Serif CJK KR2" style:font-style-asian="normal" style:font-name-complex="Noto Serif CJK KR2" style:font-style-complex="normal"/>
    </style:style>
    <style:style style:name="P207" style:family="paragraph" style:parent-style-name="Standard">
      <style:text-properties style:font-name="Noto Serif CJK KR2" fo:font-style="normal" officeooo:rsid="0071a906" officeooo:paragraph-rsid="028d65b2" style:font-name-asian="Noto Serif CJK KR2" style:font-style-asian="normal" style:font-name-complex="Noto Serif CJK KR2" style:font-style-complex="normal"/>
    </style:style>
    <style:style style:name="P208" style:family="paragraph" style:parent-style-name="Standard">
      <style:text-properties style:font-name="Noto Serif CJK KR2" fo:font-style="normal" officeooo:rsid="0071a906" officeooo:paragraph-rsid="02914fff" style:font-name-asian="Noto Serif CJK KR2" style:font-style-asian="normal" style:font-name-complex="Noto Serif CJK KR2" style:font-style-complex="normal"/>
    </style:style>
    <style:style style:name="P209" style:family="paragraph" style:parent-style-name="Standard">
      <style:text-properties style:font-name="Noto Serif CJK KR2" fo:font-style="normal" officeooo:rsid="0071a906" officeooo:paragraph-rsid="01353b07" style:font-name-asian="Noto Serif CJK KR2" style:font-style-asian="normal" style:font-name-complex="Noto Serif CJK KR2" style:font-style-complex="normal"/>
    </style:style>
    <style:style style:name="P210" style:family="paragraph" style:parent-style-name="Standard">
      <style:text-properties style:font-name="Noto Serif CJK KR2" fo:font-style="normal" officeooo:rsid="0071a906" officeooo:paragraph-rsid="02917d2e" style:font-name-asian="Noto Serif CJK KR2" style:font-style-asian="normal" style:font-name-complex="Noto Serif CJK KR2" style:font-style-complex="normal"/>
    </style:style>
    <style:style style:name="P211" style:family="paragraph" style:parent-style-name="Standard">
      <style:text-properties style:font-name="Noto Serif CJK KR2" fo:font-style="normal" officeooo:rsid="0071a906" officeooo:paragraph-rsid="029bb87b" style:font-name-asian="Noto Serif CJK KR2" style:font-style-asian="normal" style:font-name-complex="Noto Serif CJK KR2" style:font-style-complex="normal"/>
    </style:style>
    <style:style style:name="P212" style:family="paragraph" style:parent-style-name="Standard">
      <style:text-properties style:font-name="Noto Serif CJK KR2" fo:font-style="normal" officeooo:rsid="0071a906" officeooo:paragraph-rsid="029ecb50" style:font-name-asian="Noto Serif CJK KR2" style:font-style-asian="normal" style:font-name-complex="Noto Serif CJK KR2" style:font-style-complex="normal"/>
    </style:style>
    <style:style style:name="P213" style:family="paragraph" style:parent-style-name="Standard">
      <style:text-properties style:font-name="Noto Serif CJK KR2" fo:font-style="normal" officeooo:rsid="0071a906" officeooo:paragraph-rsid="02a098cc" style:font-name-asian="Noto Serif CJK KR2" style:font-style-asian="normal" style:font-name-complex="Noto Serif CJK KR2" style:font-style-complex="normal"/>
    </style:style>
    <style:style style:name="P214" style:family="paragraph" style:parent-style-name="Standard">
      <style:text-properties style:font-name="Noto Serif CJK KR2" fo:font-style="normal" officeooo:rsid="0071a906" officeooo:paragraph-rsid="02a1d78d" style:font-name-asian="Noto Serif CJK KR2" style:font-style-asian="normal" style:font-name-complex="Noto Serif CJK KR2" style:font-style-complex="normal"/>
    </style:style>
    <style:style style:name="P215" style:family="paragraph" style:parent-style-name="Standard">
      <style:text-properties style:font-name="Noto Serif CJK KR2" fo:font-style="normal" officeooo:rsid="0071a906" officeooo:paragraph-rsid="02a381dc" style:font-name-asian="Noto Serif CJK KR2" style:font-style-asian="normal" style:font-name-complex="Noto Serif CJK KR2" style:font-style-complex="normal"/>
    </style:style>
    <style:style style:name="P216" style:family="paragraph" style:parent-style-name="Standard">
      <style:text-properties style:font-name="Noto Serif CJK KR2" fo:font-style="normal" officeooo:rsid="0071a906" officeooo:paragraph-rsid="02a64ee0" style:font-name-asian="Noto Serif CJK KR2" style:font-style-asian="normal" style:font-name-complex="Noto Serif CJK KR2" style:font-style-complex="normal"/>
    </style:style>
    <style:style style:name="P217" style:family="paragraph" style:parent-style-name="Standard">
      <style:text-properties style:font-name="Noto Serif CJK KR2" fo:font-style="normal" officeooo:rsid="0071a906" officeooo:paragraph-rsid="02aa5fa5" style:font-name-asian="Noto Serif CJK KR2" style:font-style-asian="normal" style:font-name-complex="Noto Serif CJK KR2" style:font-style-complex="normal"/>
    </style:style>
    <style:style style:name="P218" style:family="paragraph" style:parent-style-name="Standard">
      <style:text-properties style:font-name="Noto Serif CJK KR2" fo:font-style="normal" officeooo:rsid="0071a906" officeooo:paragraph-rsid="01a99ffc" style:font-name-asian="Noto Serif CJK KR2" style:font-style-asian="normal" style:font-name-complex="Noto Serif CJK KR2" style:font-style-complex="normal"/>
    </style:style>
    <style:style style:name="P219" style:family="paragraph" style:parent-style-name="Standard">
      <style:text-properties style:font-name="Noto Serif CJK KR2" fo:font-style="normal" officeooo:rsid="0071a906" officeooo:paragraph-rsid="02b0d260" style:font-name-asian="Noto Serif CJK KR2" style:font-style-asian="normal" style:font-name-complex="Noto Serif CJK KR2" style:font-style-complex="normal"/>
    </style:style>
    <style:style style:name="P220" style:family="paragraph" style:parent-style-name="Standard">
      <style:text-properties style:font-name="Noto Serif CJK KR2" fo:font-style="normal" officeooo:rsid="0071a906" officeooo:paragraph-rsid="02b1354f" style:font-name-asian="Noto Serif CJK KR2" style:font-style-asian="normal" style:font-name-complex="Noto Serif CJK KR2" style:font-style-complex="normal"/>
    </style:style>
    <style:style style:name="P221" style:family="paragraph" style:parent-style-name="Standard">
      <style:text-properties style:font-name="Noto Serif CJK KR2" fo:font-style="normal" officeooo:rsid="0071a906" officeooo:paragraph-rsid="02b3a0f8" style:font-name-asian="Noto Serif CJK KR2" style:font-style-asian="normal" style:font-name-complex="Noto Serif CJK KR2" style:font-style-complex="normal"/>
    </style:style>
    <style:style style:name="P222" style:family="paragraph" style:parent-style-name="Standard">
      <style:text-properties style:font-name="Noto Serif CJK KR2" fo:font-style="normal" officeooo:rsid="0071a906" officeooo:paragraph-rsid="02b5df53" style:font-name-asian="Noto Serif CJK KR2" style:font-style-asian="normal" style:font-name-complex="Noto Serif CJK KR2" style:font-style-complex="normal"/>
    </style:style>
    <style:style style:name="P223" style:family="paragraph" style:parent-style-name="Standard">
      <style:text-properties style:font-name="Noto Serif CJK KR2" fo:font-style="normal" officeooo:rsid="0071a906" officeooo:paragraph-rsid="02b67b1a" style:font-name-asian="Noto Serif CJK KR2" style:font-style-asian="normal" style:font-name-complex="Noto Serif CJK KR2" style:font-style-complex="normal"/>
    </style:style>
    <style:style style:name="P224" style:family="paragraph" style:parent-style-name="Standard">
      <style:text-properties style:font-name="Noto Serif CJK KR2" fo:font-style="normal" officeooo:rsid="0071a906" officeooo:paragraph-rsid="02b84220" style:font-name-asian="Noto Serif CJK KR2" style:font-style-asian="normal" style:font-name-complex="Noto Serif CJK KR2" style:font-style-complex="normal"/>
    </style:style>
    <style:style style:name="P225" style:family="paragraph" style:parent-style-name="Standard">
      <style:text-properties style:font-name="Noto Serif CJK KR2" fo:font-style="normal" officeooo:rsid="0071a906" officeooo:paragraph-rsid="02bcabe2" style:font-name-asian="Noto Serif CJK KR2" style:font-style-asian="normal" style:font-name-complex="Noto Serif CJK KR2" style:font-style-complex="normal"/>
    </style:style>
    <style:style style:name="P226" style:family="paragraph" style:parent-style-name="Standard">
      <style:text-properties style:font-name="Noto Serif CJK KR2" fo:font-style="normal" officeooo:rsid="0071a906" officeooo:paragraph-rsid="02be9359" style:font-name-asian="Noto Serif CJK KR2" style:font-style-asian="normal" style:font-name-complex="Noto Serif CJK KR2" style:font-style-complex="normal"/>
    </style:style>
    <style:style style:name="P227" style:family="paragraph" style:parent-style-name="Standard">
      <style:text-properties style:font-name="Noto Serif CJK KR2" fo:font-style="normal" officeooo:rsid="0071a906" officeooo:paragraph-rsid="02c08009" style:font-name-asian="Noto Serif CJK KR2" style:font-style-asian="normal" style:font-name-complex="Noto Serif CJK KR2" style:font-style-complex="normal"/>
    </style:style>
    <style:style style:name="P228" style:family="paragraph" style:parent-style-name="Standard">
      <style:text-properties style:font-name="Noto Serif CJK KR2" fo:font-style="normal" officeooo:rsid="0071a906" officeooo:paragraph-rsid="02c2bc2a" style:font-name-asian="Noto Serif CJK KR2" style:font-style-asian="normal" style:font-name-complex="Noto Serif CJK KR2" style:font-style-complex="normal"/>
    </style:style>
    <style:style style:name="P229" style:family="paragraph" style:parent-style-name="Standard">
      <style:text-properties style:font-name="Noto Serif CJK KR2" fo:font-style="normal" officeooo:rsid="0071a906" officeooo:paragraph-rsid="02c56ebf" style:font-name-asian="Noto Serif CJK KR2" style:font-style-asian="normal" style:font-name-complex="Noto Serif CJK KR2" style:font-style-complex="normal"/>
    </style:style>
    <style:style style:name="P230" style:family="paragraph" style:parent-style-name="Standard">
      <style:text-properties style:font-name="Noto Serif CJK KR2" fo:font-style="normal" officeooo:rsid="0071a906" officeooo:paragraph-rsid="02cfecfa" style:font-name-asian="Noto Serif CJK KR2" style:font-style-asian="normal" style:font-name-complex="Noto Serif CJK KR2" style:font-style-complex="normal"/>
    </style:style>
    <style:style style:name="P231" style:family="paragraph" style:parent-style-name="Standard">
      <style:text-properties style:font-name="Noto Serif CJK KR2" fo:font-style="normal" officeooo:rsid="0071a906" officeooo:paragraph-rsid="02d11407" style:font-name-asian="Noto Serif CJK KR2" style:font-style-asian="normal" style:font-name-complex="Noto Serif CJK KR2" style:font-style-complex="normal"/>
    </style:style>
    <style:style style:name="P232" style:family="paragraph" style:parent-style-name="Standard">
      <style:text-properties style:font-name="Noto Serif CJK KR2" fo:font-style="normal" officeooo:rsid="0071a906" officeooo:paragraph-rsid="02d11556" style:font-name-asian="Noto Serif CJK KR2" style:font-style-asian="normal" style:font-name-complex="Noto Serif CJK KR2" style:font-style-complex="normal"/>
    </style:style>
    <style:style style:name="P233" style:family="paragraph" style:parent-style-name="Standard">
      <style:text-properties style:font-name="Noto Serif CJK KR2" fo:font-style="normal" officeooo:rsid="00637d41" officeooo:paragraph-rsid="00c2d756" style:font-name-asian="Noto Serif CJK KR2" style:font-style-asian="normal" style:font-name-complex="Noto Serif CJK KR2" style:font-style-complex="normal"/>
    </style:style>
    <style:style style:name="P234" style:family="paragraph" style:parent-style-name="Standard">
      <style:text-properties style:font-name="Noto Serif CJK KR2" fo:font-style="normal" officeooo:rsid="00637d41" officeooo:paragraph-rsid="00cb915b" style:font-name-asian="Noto Serif CJK KR2" style:font-style-asian="normal" style:font-name-complex="Noto Serif CJK KR2" style:font-style-complex="normal"/>
    </style:style>
    <style:style style:name="P235" style:family="paragraph" style:parent-style-name="Standard">
      <style:text-properties style:font-name="Noto Serif CJK KR2" fo:font-style="normal" officeooo:rsid="00637d41" officeooo:paragraph-rsid="034d040a" style:font-name-asian="Noto Serif CJK KR2" style:font-style-asian="normal" style:font-name-complex="Noto Serif CJK KR2" style:font-style-complex="normal"/>
    </style:style>
    <style:style style:name="P236" style:family="paragraph" style:parent-style-name="Standard">
      <style:text-properties style:font-name="Noto Serif CJK KR2" fo:font-style="normal" officeooo:rsid="00647219" officeooo:paragraph-rsid="00647219" style:font-name-asian="Noto Serif CJK KR2" style:font-style-asian="normal" style:font-name-complex="Noto Serif CJK KR2" style:font-style-complex="normal"/>
    </style:style>
    <style:style style:name="P237" style:family="paragraph" style:parent-style-name="Standard">
      <style:text-properties style:font-name="Noto Serif CJK KR2" fo:font-style="normal" officeooo:rsid="00647219" officeooo:paragraph-rsid="00c490c3" style:font-name-asian="Noto Serif CJK KR2" style:font-style-asian="normal" style:font-name-complex="Noto Serif CJK KR2" style:font-style-complex="normal"/>
    </style:style>
    <style:style style:name="P238" style:family="paragraph" style:parent-style-name="Standard">
      <style:text-properties style:font-name="Noto Serif CJK KR2" fo:font-style="normal" officeooo:rsid="00647219" officeooo:paragraph-rsid="00c9e504" style:font-name-asian="Noto Serif CJK KR2" style:font-style-asian="normal" style:font-name-complex="Noto Serif CJK KR2" style:font-style-complex="normal"/>
    </style:style>
    <style:style style:name="P239" style:family="paragraph" style:parent-style-name="Standard">
      <style:text-properties style:font-name="Noto Serif CJK KR2" fo:font-style="normal" officeooo:rsid="0065d790" officeooo:paragraph-rsid="00c490c3" style:font-name-asian="Noto Serif CJK KR2" style:font-style-asian="normal" style:font-name-complex="Noto Serif CJK KR2" style:font-style-complex="normal"/>
    </style:style>
    <style:style style:name="P240" style:family="paragraph" style:parent-style-name="Standard">
      <style:text-properties style:font-name="Noto Serif CJK KR2" fo:font-style="normal" officeooo:rsid="0065d790" officeooo:paragraph-rsid="03409d8e" style:font-name-asian="Noto Serif CJK KR2" style:font-style-asian="normal" style:font-name-complex="Noto Serif CJK KR2" style:font-style-complex="normal"/>
    </style:style>
    <style:style style:name="P241" style:family="paragraph" style:parent-style-name="Standard">
      <style:text-properties style:font-name="Noto Serif CJK KR2" fo:font-style="normal" officeooo:rsid="0065d790" officeooo:paragraph-rsid="034f8df9" style:font-name-asian="Noto Serif CJK KR2" style:font-style-asian="normal" style:font-name-complex="Noto Serif CJK KR2" style:font-style-complex="normal"/>
    </style:style>
    <style:style style:name="P242" style:family="paragraph" style:parent-style-name="Standard">
      <style:text-properties style:font-name="Noto Serif CJK KR2" fo:font-style="normal" officeooo:rsid="0066c28c" officeooo:paragraph-rsid="0065d790" style:font-name-asian="Noto Serif CJK KR2" style:font-style-asian="normal" style:font-name-complex="Noto Serif CJK KR2" style:font-style-complex="normal"/>
    </style:style>
    <style:style style:name="P243" style:family="paragraph" style:parent-style-name="Standard">
      <style:text-properties style:font-name="Noto Serif CJK KR2" fo:font-style="normal" officeooo:rsid="00cb915b" officeooo:paragraph-rsid="00cb915b" style:font-name-asian="Noto Serif CJK KR2" style:font-style-asian="normal" style:font-name-complex="Noto Serif CJK KR2" style:font-style-complex="normal"/>
    </style:style>
    <style:style style:name="P244" style:family="paragraph" style:parent-style-name="Standard">
      <style:text-properties style:font-name="Noto Serif CJK KR2" fo:font-style="normal" officeooo:rsid="006b99ac" officeooo:paragraph-rsid="00cfb956" style:font-name-asian="Noto Serif CJK KR2" style:font-style-asian="normal" style:font-name-complex="Noto Serif CJK KR2" style:font-style-complex="normal"/>
    </style:style>
    <style:style style:name="P245" style:family="paragraph" style:parent-style-name="Standard">
      <style:text-properties style:font-name="Noto Serif CJK KR2" fo:font-style="normal" officeooo:rsid="006b99ac" officeooo:paragraph-rsid="00d27ca0" style:font-name-asian="Noto Serif CJK KR2" style:font-style-asian="normal" style:font-name-complex="Noto Serif CJK KR2" style:font-style-complex="normal"/>
    </style:style>
    <style:style style:name="P246" style:family="paragraph" style:parent-style-name="Standard">
      <style:text-properties style:font-name="Noto Serif CJK KR2" fo:font-style="normal" officeooo:rsid="006b99ac" officeooo:paragraph-rsid="035c6f06" style:font-name-asian="Noto Serif CJK KR2" style:font-style-asian="normal" style:font-name-complex="Noto Serif CJK KR2" style:font-style-complex="normal"/>
    </style:style>
    <style:style style:name="P247" style:family="paragraph" style:parent-style-name="Standard">
      <style:text-properties style:font-name="Noto Serif CJK KR2" fo:font-style="normal" officeooo:rsid="006b99ac" officeooo:paragraph-rsid="035c89e9" style:font-name-asian="Noto Serif CJK KR2" style:font-style-asian="normal" style:font-name-complex="Noto Serif CJK KR2" style:font-style-complex="normal"/>
    </style:style>
    <style:style style:name="P248" style:family="paragraph" style:parent-style-name="Standard">
      <style:text-properties style:font-name="Noto Serif CJK KR2" fo:font-style="normal" officeooo:rsid="006d2cb4" officeooo:paragraph-rsid="00cfb956" style:font-name-asian="Noto Serif CJK KR2" style:font-style-asian="normal" style:font-name-complex="Noto Serif CJK KR2" style:font-style-complex="normal"/>
    </style:style>
    <style:style style:name="P249" style:family="paragraph" style:parent-style-name="Standard">
      <style:text-properties style:font-name="Noto Serif CJK KR2" fo:font-style="normal" officeooo:rsid="006dd4dc" officeooo:paragraph-rsid="00cfb956" style:font-name-asian="Noto Serif CJK KR2" style:font-style-asian="normal" style:font-name-complex="Noto Serif CJK KR2" style:font-style-complex="normal"/>
    </style:style>
    <style:style style:name="P250" style:family="paragraph" style:parent-style-name="Standard">
      <style:text-properties style:font-name="Noto Serif CJK KR2" fo:font-style="normal" officeooo:rsid="007f022b" officeooo:paragraph-rsid="00d4a334" style:font-name-asian="Noto Serif CJK KR2" style:font-style-asian="normal" style:font-name-complex="Noto Serif CJK KR2" style:font-style-complex="normal"/>
    </style:style>
    <style:style style:name="P251" style:family="paragraph" style:parent-style-name="Standard">
      <style:text-properties style:font-name="Noto Serif CJK KR2" fo:font-style="normal" officeooo:rsid="007f022b" officeooo:paragraph-rsid="00da5029" style:font-name-asian="Noto Serif CJK KR2" style:font-style-asian="normal" style:font-name-complex="Noto Serif CJK KR2" style:font-style-complex="normal"/>
    </style:style>
    <style:style style:name="P252" style:family="paragraph" style:parent-style-name="Standard">
      <style:text-properties style:font-name="Noto Serif CJK KR2" fo:font-style="normal" officeooo:rsid="0071a666" officeooo:paragraph-rsid="0071a666" style:font-name-asian="Noto Serif CJK KR2" style:font-style-asian="normal" style:font-name-complex="Noto Serif CJK KR2" style:font-style-complex="normal"/>
    </style:style>
    <style:style style:name="P253" style:family="paragraph" style:parent-style-name="Standard">
      <style:text-properties style:font-name="Noto Serif CJK KR2" fo:font-style="normal" officeooo:rsid="0071a666" officeooo:paragraph-rsid="00d641ea" style:font-name-asian="Noto Serif CJK KR2" style:font-style-asian="normal" style:font-name-complex="Noto Serif CJK KR2" style:font-style-complex="normal"/>
    </style:style>
    <style:style style:name="P254" style:family="paragraph" style:parent-style-name="Standard">
      <style:text-properties style:font-name="Noto Serif CJK KR2" fo:font-style="normal" officeooo:rsid="00796715" officeooo:paragraph-rsid="00d641ea" style:font-name-asian="Noto Serif CJK KR2" style:font-style-asian="normal" style:font-name-complex="Noto Serif CJK KR2" style:font-style-complex="normal"/>
    </style:style>
    <style:style style:name="P255" style:family="paragraph" style:parent-style-name="Standard">
      <style:text-properties style:font-name="Noto Serif CJK KR2" fo:font-style="normal" officeooo:rsid="00796715" officeooo:paragraph-rsid="00d74dd0" style:font-name-asian="Noto Serif CJK KR2" style:font-style-asian="normal" style:font-name-complex="Noto Serif CJK KR2" style:font-style-complex="normal"/>
    </style:style>
    <style:style style:name="P256" style:family="paragraph" style:parent-style-name="Standard">
      <style:text-properties style:font-name="Noto Serif CJK KR2" fo:font-style="normal" officeooo:rsid="00796715" officeooo:paragraph-rsid="0260ddc3" style:font-name-asian="Noto Serif CJK KR2" style:font-style-asian="normal" style:font-name-complex="Noto Serif CJK KR2" style:font-style-complex="normal"/>
    </style:style>
    <style:style style:name="P257" style:family="paragraph" style:parent-style-name="Standard">
      <style:text-properties style:font-name="Noto Serif CJK KR2" fo:font-style="normal" officeooo:rsid="00796715" officeooo:paragraph-rsid="026683eb" style:font-name-asian="Noto Serif CJK KR2" style:font-style-asian="normal" style:font-name-complex="Noto Serif CJK KR2" style:font-style-complex="normal"/>
    </style:style>
    <style:style style:name="P258" style:family="paragraph" style:parent-style-name="Standard">
      <style:text-properties style:font-name="Noto Serif CJK KR2" fo:font-style="normal" officeooo:rsid="00839efe" officeooo:paragraph-rsid="00d74dd0" style:font-name-asian="Noto Serif CJK KR2" style:font-style-asian="normal" style:font-name-complex="Noto Serif CJK KR2" style:font-style-complex="normal"/>
    </style:style>
    <style:style style:name="P259" style:family="paragraph" style:parent-style-name="Standard">
      <style:text-properties style:font-name="Noto Serif CJK KR2" fo:font-style="normal" officeooo:rsid="007d1a80" officeooo:paragraph-rsid="00da5029" style:font-name-asian="Noto Serif CJK KR2" style:font-style-asian="normal" style:font-name-complex="Noto Serif CJK KR2" style:font-style-complex="normal"/>
    </style:style>
    <style:style style:name="P260" style:family="paragraph" style:parent-style-name="Standard">
      <style:text-properties style:font-name="Noto Serif CJK KR2" fo:font-style="normal" officeooo:rsid="0080d665" officeooo:paragraph-rsid="00da5029" style:font-name-asian="Noto Serif CJK KR2" style:font-style-asian="normal" style:font-name-complex="Noto Serif CJK KR2" style:font-style-complex="normal"/>
    </style:style>
    <style:style style:name="P261" style:family="paragraph" style:parent-style-name="Standard">
      <style:text-properties style:font-name="Noto Serif CJK KR2" fo:font-style="normal" officeooo:rsid="0080d665" officeooo:paragraph-rsid="026e6d06" style:font-name-asian="Noto Serif CJK KR2" style:font-style-asian="normal" style:font-name-complex="Noto Serif CJK KR2" style:font-style-complex="normal"/>
    </style:style>
    <style:style style:name="P262" style:family="paragraph" style:parent-style-name="Standard">
      <style:text-properties style:font-name="Noto Serif CJK KR2" fo:font-style="normal" officeooo:rsid="00813aad" officeooo:paragraph-rsid="00da5029" style:font-name-asian="Noto Serif CJK KR2" style:font-style-asian="normal" style:font-name-complex="Noto Serif CJK KR2" style:font-style-complex="normal"/>
    </style:style>
    <style:style style:name="P263" style:family="paragraph" style:parent-style-name="Standard">
      <style:text-properties style:font-name="Noto Serif CJK KR2" fo:font-style="normal" officeooo:rsid="00813aad" officeooo:paragraph-rsid="00dbfc19" style:font-name-asian="Noto Serif CJK KR2" style:font-style-asian="normal" style:font-name-complex="Noto Serif CJK KR2" style:font-style-complex="normal"/>
    </style:style>
    <style:style style:name="P264" style:family="paragraph" style:parent-style-name="Standard">
      <style:text-properties style:font-name="Noto Serif CJK KR2" fo:font-style="normal" officeooo:rsid="00813aad" officeooo:paragraph-rsid="026e6d06" style:font-name-asian="Noto Serif CJK KR2" style:font-style-asian="normal" style:font-name-complex="Noto Serif CJK KR2" style:font-style-complex="normal"/>
    </style:style>
    <style:style style:name="P265" style:family="paragraph" style:parent-style-name="Standard">
      <style:text-properties style:font-name="Noto Serif CJK KR2" fo:font-style="normal" officeooo:rsid="00828d75" officeooo:paragraph-rsid="00dbfc19" style:font-name-asian="Noto Serif CJK KR2" style:font-style-asian="normal" style:font-name-complex="Noto Serif CJK KR2" style:font-style-complex="normal"/>
    </style:style>
    <style:style style:name="P266" style:family="paragraph" style:parent-style-name="Standard">
      <style:text-properties style:font-name="Noto Serif CJK KR2" fo:font-style="normal" officeooo:rsid="00828d75" officeooo:paragraph-rsid="026e6d06" style:font-name-asian="Noto Serif CJK KR2" style:font-style-asian="normal" style:font-name-complex="Noto Serif CJK KR2" style:font-style-complex="normal"/>
    </style:style>
    <style:style style:name="P267" style:family="paragraph" style:parent-style-name="Standard">
      <style:text-properties style:font-name="Noto Serif CJK KR2" fo:font-style="normal" officeooo:rsid="0082a760" officeooo:paragraph-rsid="00dcf9e3" style:font-name-asian="Noto Serif CJK KR2" style:font-style-asian="normal" style:font-name-complex="Noto Serif CJK KR2" style:font-style-complex="normal"/>
    </style:style>
    <style:style style:name="P268" style:family="paragraph" style:parent-style-name="Standard">
      <style:text-properties style:font-name="Noto Serif CJK KR2" fo:font-style="normal" officeooo:rsid="0082a760" officeooo:paragraph-rsid="026e6d06" style:font-name-asian="Noto Serif CJK KR2" style:font-style-asian="normal" style:font-name-complex="Noto Serif CJK KR2" style:font-style-complex="normal"/>
    </style:style>
    <style:style style:name="P269" style:family="paragraph" style:parent-style-name="Standard">
      <style:text-properties style:font-name="Noto Serif CJK KR2" fo:font-style="normal" officeooo:rsid="0094bdc8" officeooo:paragraph-rsid="00e131f4" style:font-name-asian="Noto Serif CJK KR2" style:font-style-asian="normal" style:font-name-complex="Noto Serif CJK KR2" style:font-style-complex="normal"/>
    </style:style>
    <style:style style:name="P270" style:family="paragraph" style:parent-style-name="Standard">
      <style:text-properties style:font-name="Noto Serif CJK KR2" fo:font-style="normal" officeooo:rsid="009b384f" officeooo:paragraph-rsid="00e328e0" style:font-name-asian="Noto Serif CJK KR2" style:font-style-asian="normal" style:font-name-complex="Noto Serif CJK KR2" style:font-style-complex="normal"/>
    </style:style>
    <style:style style:name="P271" style:family="paragraph" style:parent-style-name="Standard">
      <style:text-properties style:font-name="Noto Serif CJK KR2" fo:font-style="normal" officeooo:rsid="009b384f" officeooo:paragraph-rsid="00f21558" style:font-name-asian="Noto Serif CJK KR2" style:font-style-asian="normal" style:font-name-complex="Noto Serif CJK KR2" style:font-style-complex="normal"/>
    </style:style>
    <style:style style:name="P272" style:family="paragraph" style:parent-style-name="Standard">
      <style:text-properties style:font-name="Noto Serif CJK KR2" fo:font-style="normal" officeooo:rsid="00ae01e3" officeooo:paragraph-rsid="00e76d05" style:font-name-asian="Noto Serif CJK KR2" style:font-style-asian="normal" style:font-name-complex="Noto Serif CJK KR2" style:font-style-complex="normal"/>
    </style:style>
    <style:style style:name="P273" style:family="paragraph" style:parent-style-name="Standard">
      <style:text-properties style:font-name="Noto Serif CJK KR2" fo:font-style="normal" officeooo:rsid="00b1507d" officeooo:paragraph-rsid="00e8d160" style:font-name-asian="Noto Serif CJK KR2" style:font-style-asian="normal" style:font-name-complex="Noto Serif CJK KR2" style:font-style-complex="normal"/>
    </style:style>
    <style:style style:name="P274" style:family="paragraph" style:parent-style-name="Standard">
      <style:text-properties style:font-name="Noto Serif CJK KR2" fo:font-style="normal" officeooo:rsid="00b283e5" officeooo:paragraph-rsid="00e8d160" style:font-name-asian="Noto Serif CJK KR2" style:font-style-asian="normal" style:font-name-complex="Noto Serif CJK KR2" style:font-style-complex="normal"/>
    </style:style>
    <style:style style:name="P275" style:family="paragraph" style:parent-style-name="Standard">
      <style:text-properties style:font-name="Noto Serif CJK KR2" fo:font-style="normal" officeooo:rsid="00b4f795" officeooo:paragraph-rsid="00e8d160" style:font-name-asian="Noto Serif CJK KR2" style:font-style-asian="normal" style:font-name-complex="Noto Serif CJK KR2" style:font-style-complex="normal"/>
    </style:style>
    <style:style style:name="P276" style:family="paragraph" style:parent-style-name="Standard">
      <style:text-properties style:font-name="Noto Serif CJK KR2" fo:font-style="normal" officeooo:rsid="00b4f795" officeooo:paragraph-rsid="01078700" style:font-name-asian="Noto Serif CJK KR2" style:font-style-asian="normal" style:font-name-complex="Noto Serif CJK KR2" style:font-style-complex="normal"/>
    </style:style>
    <style:style style:name="P277" style:family="paragraph" style:parent-style-name="Standard">
      <style:text-properties style:font-name="Noto Serif CJK KR2" fo:font-style="normal" officeooo:rsid="00b4f795" officeooo:paragraph-rsid="01092f0f" style:font-name-asian="Noto Serif CJK KR2" style:font-style-asian="normal" style:font-name-complex="Noto Serif CJK KR2" style:font-style-complex="normal"/>
    </style:style>
    <style:style style:name="P278" style:family="paragraph" style:parent-style-name="Standard">
      <style:text-properties style:font-name="Noto Serif CJK KR2" fo:font-style="normal" officeooo:rsid="00b4f795" officeooo:paragraph-rsid="010acd5a" style:font-name-asian="Noto Serif CJK KR2" style:font-style-asian="normal" style:font-name-complex="Noto Serif CJK KR2" style:font-style-complex="normal"/>
    </style:style>
    <style:style style:name="P279" style:family="paragraph" style:parent-style-name="Standard">
      <style:text-properties style:font-name="Noto Serif CJK KR2" fo:font-style="normal" officeooo:rsid="00b4f795" officeooo:paragraph-rsid="010bbf1c" style:font-name-asian="Noto Serif CJK KR2" style:font-style-asian="normal" style:font-name-complex="Noto Serif CJK KR2" style:font-style-complex="normal"/>
    </style:style>
    <style:style style:name="P280" style:family="paragraph" style:parent-style-name="Standard">
      <style:text-properties style:font-name="Noto Serif CJK KR2" fo:font-style="normal" officeooo:rsid="00b4f795" officeooo:paragraph-rsid="010ebf1c" style:font-name-asian="Noto Serif CJK KR2" style:font-style-asian="normal" style:font-name-complex="Noto Serif CJK KR2" style:font-style-complex="normal"/>
    </style:style>
    <style:style style:name="P281" style:family="paragraph" style:parent-style-name="Standard">
      <style:text-properties style:font-name="Noto Serif CJK KR2" fo:font-style="normal" officeooo:rsid="00b4f795" officeooo:paragraph-rsid="0110e720" style:font-name-asian="Noto Serif CJK KR2" style:font-style-asian="normal" style:font-name-complex="Noto Serif CJK KR2" style:font-style-complex="normal"/>
    </style:style>
    <style:style style:name="P282" style:family="paragraph" style:parent-style-name="Standard">
      <style:text-properties style:font-name="Noto Serif CJK KR2" fo:font-style="normal" officeooo:rsid="00b4f795" officeooo:paragraph-rsid="0111e470" style:font-name-asian="Noto Serif CJK KR2" style:font-style-asian="normal" style:font-name-complex="Noto Serif CJK KR2" style:font-style-complex="normal"/>
    </style:style>
    <style:style style:name="P283" style:family="paragraph" style:parent-style-name="Standard">
      <style:text-properties style:font-name="Noto Serif CJK KR2" fo:font-style="normal" officeooo:rsid="00b4f795" officeooo:paragraph-rsid="0113d359" style:font-name-asian="Noto Serif CJK KR2" style:font-style-asian="normal" style:font-name-complex="Noto Serif CJK KR2" style:font-style-complex="normal"/>
    </style:style>
    <style:style style:name="P284" style:family="paragraph" style:parent-style-name="Standard">
      <style:text-properties style:font-name="Noto Serif CJK KR2" fo:font-style="normal" officeooo:rsid="00b4f795" officeooo:paragraph-rsid="0116c81a" style:font-name-asian="Noto Serif CJK KR2" style:font-style-asian="normal" style:font-name-complex="Noto Serif CJK KR2" style:font-style-complex="normal"/>
    </style:style>
    <style:style style:name="P285" style:family="paragraph" style:parent-style-name="Standard">
      <style:text-properties style:font-name="Noto Serif CJK KR2" fo:font-style="normal" officeooo:rsid="00b4f795" officeooo:paragraph-rsid="0117e5a9" style:font-name-asian="Noto Serif CJK KR2" style:font-style-asian="normal" style:font-name-complex="Noto Serif CJK KR2" style:font-style-complex="normal"/>
    </style:style>
    <style:style style:name="P286" style:family="paragraph" style:parent-style-name="Standard">
      <style:text-properties style:font-name="Noto Serif CJK KR2" fo:font-style="normal" officeooo:rsid="00b4f795" officeooo:paragraph-rsid="0119d372" style:font-name-asian="Noto Serif CJK KR2" style:font-style-asian="normal" style:font-name-complex="Noto Serif CJK KR2" style:font-style-complex="normal"/>
    </style:style>
    <style:style style:name="P287" style:family="paragraph" style:parent-style-name="Standard">
      <style:text-properties style:font-name="Noto Serif CJK KR2" fo:font-style="normal" officeooo:rsid="00b4f795" officeooo:paragraph-rsid="011ccdb3" style:font-name-asian="Noto Serif CJK KR2" style:font-style-asian="normal" style:font-name-complex="Noto Serif CJK KR2" style:font-style-complex="normal"/>
    </style:style>
    <style:style style:name="P288" style:family="paragraph" style:parent-style-name="Standard">
      <style:text-properties style:font-name="Noto Serif CJK KR2" fo:font-style="normal" officeooo:rsid="00b4f795" officeooo:paragraph-rsid="011e0f13" style:font-name-asian="Noto Serif CJK KR2" style:font-style-asian="normal" style:font-name-complex="Noto Serif CJK KR2" style:font-style-complex="normal"/>
    </style:style>
    <style:style style:name="P289" style:family="paragraph" style:parent-style-name="Standard">
      <style:text-properties style:font-name="Noto Serif CJK KR2" fo:font-style="normal" officeooo:rsid="00b4f795" officeooo:paragraph-rsid="0120d130" style:font-name-asian="Noto Serif CJK KR2" style:font-style-asian="normal" style:font-name-complex="Noto Serif CJK KR2" style:font-style-complex="normal"/>
    </style:style>
    <style:style style:name="P290" style:family="paragraph" style:parent-style-name="Standard">
      <style:text-properties style:font-name="Noto Serif CJK KR2" fo:font-style="normal" officeooo:rsid="00b4f795" officeooo:paragraph-rsid="0121921f" style:font-name-asian="Noto Serif CJK KR2" style:font-style-asian="normal" style:font-name-complex="Noto Serif CJK KR2" style:font-style-complex="normal"/>
    </style:style>
    <style:style style:name="P291" style:family="paragraph" style:parent-style-name="Standard">
      <style:text-properties style:font-name="Noto Serif CJK KR2" fo:font-style="normal" officeooo:rsid="00b4f795" officeooo:paragraph-rsid="01235081" style:font-name-asian="Noto Serif CJK KR2" style:font-style-asian="normal" style:font-name-complex="Noto Serif CJK KR2" style:font-style-complex="normal"/>
    </style:style>
    <style:style style:name="P292" style:family="paragraph" style:parent-style-name="Standard">
      <style:text-properties style:font-name="Noto Serif CJK KR2" fo:font-style="normal" officeooo:rsid="00b4f795" officeooo:paragraph-rsid="01253f0f" style:font-name-asian="Noto Serif CJK KR2" style:font-style-asian="normal" style:font-name-complex="Noto Serif CJK KR2" style:font-style-complex="normal"/>
    </style:style>
    <style:style style:name="P293" style:family="paragraph" style:parent-style-name="Standard">
      <style:text-properties style:font-name="Noto Serif CJK KR2" fo:font-style="normal" officeooo:rsid="00b4f795" officeooo:paragraph-rsid="0129547a" style:font-name-asian="Noto Serif CJK KR2" style:font-style-asian="normal" style:font-name-complex="Noto Serif CJK KR2" style:font-style-complex="normal"/>
    </style:style>
    <style:style style:name="P294" style:family="paragraph" style:parent-style-name="Standard">
      <style:text-properties style:font-name="Noto Serif CJK KR2" fo:font-style="normal" officeooo:rsid="00b4f795" officeooo:paragraph-rsid="012a5e87" style:font-name-asian="Noto Serif CJK KR2" style:font-style-asian="normal" style:font-name-complex="Noto Serif CJK KR2" style:font-style-complex="normal"/>
    </style:style>
    <style:style style:name="P295" style:family="paragraph" style:parent-style-name="Standard">
      <style:text-properties style:font-name="Noto Serif CJK KR2" fo:font-style="normal" officeooo:rsid="00b4f795" officeooo:paragraph-rsid="012f3c35" style:font-name-asian="Noto Serif CJK KR2" style:font-style-asian="normal" style:font-name-complex="Noto Serif CJK KR2" style:font-style-complex="normal"/>
    </style:style>
    <style:style style:name="P296" style:family="paragraph" style:parent-style-name="Standard">
      <style:text-properties style:font-name="Noto Serif CJK KR2" fo:font-style="normal" officeooo:rsid="00b4f795" officeooo:paragraph-rsid="029bb87b" style:font-name-asian="Noto Serif CJK KR2" style:font-style-asian="normal" style:font-name-complex="Noto Serif CJK KR2" style:font-style-complex="normal"/>
    </style:style>
    <style:style style:name="P297" style:family="paragraph" style:parent-style-name="Standard">
      <style:text-properties style:font-name="Noto Serif CJK KR2" fo:font-style="normal" officeooo:rsid="00d7e5bb" officeooo:paragraph-rsid="00d7e5bb" style:font-name-asian="Noto Serif CJK KR2" style:font-style-asian="normal" style:font-name-complex="Noto Serif CJK KR2" style:font-style-complex="normal"/>
    </style:style>
    <style:style style:name="P298" style:family="paragraph" style:parent-style-name="Standard">
      <style:text-properties style:font-name="Noto Serif CJK KR2" fo:font-style="normal" officeooo:rsid="00c3f774" officeooo:paragraph-rsid="00c3f774" style:font-name-asian="Noto Serif CJK KR2" style:font-style-asian="normal" style:font-name-complex="Noto Serif CJK KR2" style:font-style-complex="normal"/>
    </style:style>
    <style:style style:name="P299" style:family="paragraph" style:parent-style-name="Standard">
      <style:text-properties style:font-name="Noto Serif CJK KR2" fo:font-style="normal" officeooo:rsid="00c3f774" officeooo:paragraph-rsid="00c9e504" style:font-name-asian="Noto Serif CJK KR2" style:font-style-asian="normal" style:font-name-complex="Noto Serif CJK KR2" style:font-style-complex="normal"/>
    </style:style>
    <style:style style:name="P300" style:family="paragraph" style:parent-style-name="Standard">
      <style:text-properties style:font-name="Noto Serif CJK KR2" fo:font-style="normal" officeooo:rsid="00c490c3" officeooo:paragraph-rsid="00c9e504" style:font-name-asian="Noto Serif CJK KR2" style:font-style-asian="normal" style:font-name-complex="Noto Serif CJK KR2" style:font-style-complex="normal"/>
    </style:style>
    <style:style style:name="P301" style:family="paragraph" style:parent-style-name="Standard">
      <style:text-properties style:font-name="Noto Serif CJK KR2" fo:font-style="normal" officeooo:rsid="001dc698" officeooo:paragraph-rsid="00c87101" style:font-name-asian="Noto Serif CJK KR2" style:font-style-asian="normal" style:font-name-complex="Noto Serif CJK KR2" style:font-style-complex="normal"/>
    </style:style>
    <style:style style:name="P302" style:family="paragraph" style:parent-style-name="Standard">
      <style:text-properties style:font-name="Noto Serif CJK KR2" fo:font-style="normal" officeooo:rsid="001dc698" officeooo:paragraph-rsid="0063090c" style:font-name-asian="Noto Serif CJK KR2" style:font-style-asian="normal" style:font-name-complex="Noto Serif CJK KR2" style:font-style-complex="normal"/>
    </style:style>
    <style:style style:name="P303" style:family="paragraph" style:parent-style-name="Standard">
      <style:text-properties style:font-name="Noto Serif CJK KR2" fo:font-style="normal" officeooo:rsid="001dc698" officeooo:paragraph-rsid="019f4a17" style:font-name-asian="Noto Serif CJK KR2" style:font-style-asian="normal" style:font-name-complex="Noto Serif CJK KR2" style:font-style-complex="normal"/>
    </style:style>
    <style:style style:name="P304" style:family="paragraph" style:parent-style-name="Standard">
      <style:text-properties style:font-name="Noto Serif CJK KR2" fo:font-style="normal" officeooo:rsid="00b2b2c4" officeooo:paragraph-rsid="00ec1002" style:font-name-asian="Noto Serif CJK KR2" style:font-style-asian="normal" style:font-name-complex="Noto Serif CJK KR2" style:font-style-complex="normal"/>
    </style:style>
    <style:style style:name="P305" style:family="paragraph" style:parent-style-name="Standard">
      <style:text-properties style:font-name="Noto Serif CJK KR2" fo:font-style="normal" officeooo:rsid="00b2b2c4" officeooo:paragraph-rsid="0280b492" style:font-name-asian="Noto Serif CJK KR2" style:font-style-asian="normal" style:font-name-complex="Noto Serif CJK KR2" style:font-style-complex="normal"/>
    </style:style>
    <style:style style:name="P306" style:family="paragraph" style:parent-style-name="Standard">
      <style:text-properties style:font-name="Noto Serif CJK KR2" fo:font-style="normal" officeooo:rsid="01505692" officeooo:paragraph-rsid="01505692" style:font-name-asian="Noto Serif CJK KR2" style:font-style-asian="normal" style:font-name-complex="Noto Serif CJK KR2" style:font-style-complex="normal"/>
    </style:style>
    <style:style style:name="P307" style:family="paragraph" style:parent-style-name="Standard">
      <style:text-properties style:font-name="Noto Serif CJK KR2" fo:font-style="normal" officeooo:rsid="0155dbb3" officeooo:paragraph-rsid="0155dbb3" style:font-name-asian="Noto Serif CJK KR2" style:font-style-asian="normal" style:font-name-complex="Noto Serif CJK KR2" style:font-style-complex="normal"/>
    </style:style>
    <style:style style:name="P308" style:family="paragraph" style:parent-style-name="Standard">
      <style:text-properties style:font-name="Noto Serif CJK KR2" fo:font-style="normal" officeooo:rsid="015b5b1e" officeooo:paragraph-rsid="015b5b1e" style:font-name-asian="Noto Serif CJK KR2" style:font-style-asian="normal" style:font-name-complex="Noto Serif CJK KR2" style:font-style-complex="normal"/>
    </style:style>
    <style:style style:name="P309" style:family="paragraph" style:parent-style-name="Standard">
      <style:text-properties style:font-name="Noto Serif CJK KR2" fo:font-style="normal" officeooo:rsid="0156ecfc" officeooo:paragraph-rsid="0156ecfc" style:font-name-asian="Noto Serif CJK KR2" style:font-style-asian="normal" style:font-name-complex="Noto Serif CJK KR2" style:font-style-complex="normal"/>
    </style:style>
    <style:style style:name="P310" style:family="paragraph" style:parent-style-name="Standard">
      <style:text-properties style:font-name="Noto Serif CJK KR2" fo:font-style="normal" officeooo:rsid="015786a0" officeooo:paragraph-rsid="0156fb5a" style:font-name-asian="Noto Serif CJK KR2" style:font-style-asian="normal" style:font-name-complex="Noto Serif CJK KR2" style:font-style-complex="normal"/>
    </style:style>
    <style:style style:name="P311" style:family="paragraph" style:parent-style-name="Standard">
      <style:text-properties style:font-name="Noto Serif CJK KR2" fo:font-style="normal" officeooo:rsid="015d28fc" style:font-name-asian="Noto Serif CJK KR2" style:font-style-asian="normal" style:font-name-complex="Noto Serif CJK KR2" style:font-style-complex="normal"/>
    </style:style>
    <style:style style:name="P312" style:family="paragraph" style:parent-style-name="Standard">
      <style:text-properties style:font-name="Noto Serif CJK KR2" fo:font-style="normal" officeooo:rsid="018e9308" officeooo:paragraph-rsid="01765a2a" style:font-name-asian="Noto Serif CJK KR2" style:font-style-asian="normal" style:font-name-complex="Noto Serif CJK KR2" style:font-style-complex="normal"/>
    </style:style>
    <style:style style:name="P313" style:family="paragraph" style:parent-style-name="Standard">
      <style:text-properties style:font-name="Noto Serif CJK KR2" fo:font-style="normal" officeooo:rsid="01a7c67c" officeooo:paragraph-rsid="01a7c67c" style:font-name-asian="Noto Serif CJK KR2" style:font-style-asian="normal" style:font-name-complex="Noto Serif CJK KR2" style:font-style-complex="normal"/>
    </style:style>
    <style:style style:name="P314" style:family="paragraph" style:parent-style-name="Standard">
      <style:text-properties style:font-name="Noto Serif CJK KR2" fo:font-style="normal" officeooo:rsid="01c987e2" officeooo:paragraph-rsid="01c987e2" style:font-name-asian="Noto Serif CJK KR2" style:font-style-asian="normal" style:font-name-complex="Noto Serif CJK KR2" style:font-style-complex="normal"/>
    </style:style>
    <style:style style:name="P315" style:family="paragraph" style:parent-style-name="Standard">
      <style:text-properties style:font-name="Noto Serif CJK KR2" fo:font-style="normal" officeooo:rsid="01de5ec1" officeooo:paragraph-rsid="01de5ec1" style:font-name-asian="Noto Serif CJK KR2" style:font-style-asian="normal" style:font-name-complex="Noto Serif CJK KR2" style:font-style-complex="normal"/>
    </style:style>
    <style:style style:name="P316" style:family="paragraph" style:parent-style-name="Standard">
      <style:text-properties style:font-name="Noto Serif CJK KR2" fo:font-style="normal" officeooo:rsid="0191497e" officeooo:paragraph-rsid="0191497e" style:font-name-asian="Noto Serif CJK KR2" style:font-style-asian="normal" style:font-name-complex="Noto Serif CJK KR2" style:font-style-complex="normal"/>
    </style:style>
    <style:style style:name="P317" style:family="paragraph" style:parent-style-name="Standard">
      <style:text-properties style:font-name="Noto Serif CJK KR2" fo:font-style="normal" officeooo:rsid="0196fe8c" officeooo:paragraph-rsid="019a231d" style:font-name-asian="Noto Serif CJK KR2" style:font-style-asian="normal" style:font-name-complex="Noto Serif CJK KR2" style:font-style-complex="normal"/>
    </style:style>
    <style:style style:name="P318" style:family="paragraph" style:parent-style-name="Standard">
      <style:text-properties style:font-name="Noto Serif CJK KR2" fo:font-style="normal" officeooo:rsid="01e58222" officeooo:paragraph-rsid="01e58222" style:font-name-asian="Noto Serif CJK KR2" style:font-style-asian="normal" style:font-name-complex="Noto Serif CJK KR2" style:font-style-complex="normal"/>
    </style:style>
    <style:style style:name="P319" style:family="paragraph" style:parent-style-name="Standard">
      <style:text-properties style:font-name="Noto Serif CJK KR2" fo:font-style="normal" officeooo:rsid="0257c6c4" officeooo:paragraph-rsid="0257c6c4" style:font-name-asian="Noto Serif CJK KR2" style:font-style-asian="normal" style:font-name-complex="Noto Serif CJK KR2" style:font-style-complex="normal"/>
    </style:style>
    <style:style style:name="P320" style:family="paragraph" style:parent-style-name="Standard">
      <style:text-properties style:font-name="Noto Serif CJK KR2" fo:font-style="normal" officeooo:rsid="01f6bee0" officeooo:paragraph-rsid="0260ddc3" style:font-name-asian="Noto Serif CJK KR2" style:font-style-asian="normal" style:font-name-complex="Noto Serif CJK KR2" style:font-style-complex="normal"/>
    </style:style>
    <style:style style:name="P321" style:family="paragraph" style:parent-style-name="Standard">
      <style:text-properties style:font-name="Noto Serif CJK KR2" fo:font-style="normal" officeooo:rsid="007b74f7" officeooo:paragraph-rsid="026ae53f" style:font-name-asian="Noto Serif CJK KR2" style:font-style-asian="normal" style:font-name-complex="Noto Serif CJK KR2" style:font-style-complex="normal"/>
    </style:style>
    <style:style style:name="P322" style:family="paragraph" style:parent-style-name="Standard">
      <style:text-properties style:font-name="Noto Serif CJK KR2" fo:font-style="normal" officeooo:rsid="0095e4e3" officeooo:paragraph-rsid="0272c0d4" style:font-name-asian="Noto Serif CJK KR2" style:font-style-asian="normal" style:font-name-complex="Noto Serif CJK KR2" style:font-style-complex="normal"/>
    </style:style>
    <style:style style:name="P323" style:family="paragraph" style:parent-style-name="Standard">
      <style:text-properties style:font-name="Noto Serif CJK KR2" fo:font-style="normal" officeooo:rsid="0095e4e3" officeooo:paragraph-rsid="0276088d" style:font-name-asian="Noto Serif CJK KR2" style:font-style-asian="normal" style:font-name-complex="Noto Serif CJK KR2" style:font-style-complex="normal"/>
    </style:style>
    <style:style style:name="P324" style:family="paragraph" style:parent-style-name="Standard">
      <style:text-properties style:font-name="Noto Serif CJK KR2" fo:font-style="normal" officeooo:rsid="00a1d6e8" officeooo:paragraph-rsid="0280b492" style:font-name-asian="Noto Serif CJK KR2" style:font-style-asian="normal" style:font-name-complex="Noto Serif CJK KR2" style:font-style-complex="normal"/>
    </style:style>
    <style:style style:name="P325" style:family="paragraph" style:parent-style-name="Standard">
      <style:text-properties style:font-name="Noto Serif CJK KR2" fo:font-style="normal" officeooo:rsid="00a3267d" officeooo:paragraph-rsid="0280b492" style:font-name-asian="Noto Serif CJK KR2" style:font-style-asian="normal" style:font-name-complex="Noto Serif CJK KR2" style:font-style-complex="normal"/>
    </style:style>
    <style:style style:name="P326" style:family="paragraph" style:parent-style-name="Standard">
      <style:text-properties style:font-name="Noto Serif CJK KR2" fo:font-style="normal" officeooo:rsid="00b4812c" officeooo:paragraph-rsid="0280b492" style:font-name-asian="Noto Serif CJK KR2" style:font-style-asian="normal" style:font-name-complex="Noto Serif CJK KR2" style:font-style-complex="normal"/>
    </style:style>
    <style:style style:name="P327" style:family="paragraph" style:parent-style-name="Standard">
      <style:text-properties style:font-name="Noto Serif CJK KR2" fo:font-style="normal" officeooo:rsid="02914fff" officeooo:paragraph-rsid="02914fff" style:font-name-asian="Noto Serif CJK KR2" style:font-style-asian="normal" style:font-name-complex="Noto Serif CJK KR2" style:font-style-complex="normal"/>
    </style:style>
    <style:style style:name="P328" style:family="paragraph" style:parent-style-name="Standard">
      <style:text-properties style:font-name="Noto Serif CJK KR2" fo:font-style="normal" officeooo:rsid="02a79dac" officeooo:paragraph-rsid="02aa5fa5" style:font-name-asian="Noto Serif CJK KR2" style:font-style-asian="normal" style:font-name-complex="Noto Serif CJK KR2" style:font-style-complex="normal"/>
    </style:style>
    <style:style style:name="P329" style:family="paragraph" style:parent-style-name="Standard">
      <style:text-properties style:font-name="Noto Serif CJK KR2" fo:font-style="normal" officeooo:rsid="01a130ec" officeooo:paragraph-rsid="01a130ec" style:font-name-asian="Noto Serif CJK KR2" style:font-style-asian="normal" style:font-name-complex="Noto Serif CJK KR2" style:font-style-complex="normal"/>
    </style:style>
    <style:style style:name="P330" style:family="paragraph" style:parent-style-name="Standard">
      <style:text-properties style:font-name="Noto Serif CJK KR2" fo:font-style="normal" officeooo:rsid="02af17e7" officeooo:paragraph-rsid="02af17e7" style:font-name-asian="Noto Serif CJK KR2" style:font-style-asian="normal" style:font-name-complex="Noto Serif CJK KR2" style:font-style-complex="normal"/>
    </style:style>
    <style:style style:name="P331" style:family="paragraph" style:parent-style-name="Standard">
      <style:text-properties style:font-name="Noto Serif CJK KR2" fo:font-style="normal" officeooo:rsid="02b84220" officeooo:paragraph-rsid="02b84220" style:font-name-asian="Noto Serif CJK KR2" style:font-style-asian="normal" style:font-name-complex="Noto Serif CJK KR2" style:font-style-complex="normal"/>
    </style:style>
    <style:style style:name="P332" style:family="paragraph" style:parent-style-name="Standard">
      <style:text-properties style:font-name="Noto Serif CJK KR2" fo:font-style="normal" officeooo:rsid="02c69fbb" officeooo:paragraph-rsid="02c69fbb" style:font-name-asian="Noto Serif CJK KR2" style:font-style-asian="normal" style:font-name-complex="Noto Serif CJK KR2" style:font-style-complex="normal"/>
    </style:style>
    <style:style style:name="P333" style:family="paragraph" style:parent-style-name="Standard">
      <style:text-properties style:font-name="Noto Serif CJK KR2" fo:font-style="normal" officeooo:rsid="02c69fbb" officeooo:paragraph-rsid="02c8d26d" style:font-name-asian="Noto Serif CJK KR2" style:font-style-asian="normal" style:font-name-complex="Noto Serif CJK KR2" style:font-style-complex="normal"/>
    </style:style>
    <style:style style:name="P334" style:family="paragraph" style:parent-style-name="Standard">
      <style:text-properties style:font-name="Noto Serif CJK KR2" fo:font-style="normal" officeooo:rsid="02c6ee1b" officeooo:paragraph-rsid="02c6ee1b" style:font-name-asian="Noto Serif CJK KR2" style:font-style-asian="normal" style:font-name-complex="Noto Serif CJK KR2" style:font-style-complex="normal"/>
    </style:style>
    <style:style style:name="P335" style:family="paragraph" style:parent-style-name="Standard">
      <style:text-properties style:font-name="Noto Serif CJK KR2" fo:font-style="normal" officeooo:rsid="02c8d26d" officeooo:paragraph-rsid="02c8d26d" style:font-name-asian="Noto Serif CJK KR2" style:font-style-asian="normal" style:font-name-complex="Noto Serif CJK KR2" style:font-style-complex="normal"/>
    </style:style>
    <style:style style:name="P336" style:family="paragraph" style:parent-style-name="Standard">
      <style:text-properties style:font-name="Noto Serif CJK KR2" fo:font-style="normal" officeooo:rsid="02c8d26d" officeooo:paragraph-rsid="02ca9e93" style:font-name-asian="Noto Serif CJK KR2" style:font-style-asian="normal" style:font-name-complex="Noto Serif CJK KR2" style:font-style-complex="normal"/>
    </style:style>
    <style:style style:name="P337" style:family="paragraph" style:parent-style-name="Standard">
      <style:text-properties style:font-name="Noto Serif CJK KR2" fo:font-style="normal" officeooo:rsid="02cd5d9e" officeooo:paragraph-rsid="02cd5d9e" style:font-name-asian="Noto Serif CJK KR2" style:font-style-asian="normal" style:font-name-complex="Noto Serif CJK KR2" style:font-style-complex="normal"/>
    </style:style>
    <style:style style:name="P338" style:family="paragraph" style:parent-style-name="Standard">
      <style:text-properties style:font-name="Noto Serif CJK KR2" fo:font-style="normal" officeooo:rsid="02d03a79" officeooo:paragraph-rsid="02d03a79" style:font-name-asian="Noto Serif CJK KR2" style:font-style-asian="normal" style:font-name-complex="Noto Serif CJK KR2" style:font-style-complex="normal"/>
    </style:style>
    <style:style style:name="P339" style:family="paragraph" style:parent-style-name="Standard">
      <style:text-properties style:font-name="Noto Serif CJK KR2" fo:font-style="normal" officeooo:rsid="0064019b" officeooo:paragraph-rsid="033750fb" style:font-name-asian="Noto Serif CJK KR2" style:font-style-asian="normal" style:font-name-complex="Noto Serif CJK KR2" style:font-style-complex="normal"/>
    </style:style>
    <style:style style:name="P340" style:family="paragraph" style:parent-style-name="Standard">
      <style:text-properties style:font-name="Noto Serif CJK KR2" fo:font-style="normal" officeooo:rsid="02b2220f" officeooo:paragraph-rsid="01c43e6c" style:font-name-asian="Noto Serif CJK KR2" style:font-style-asian="normal" style:font-name-complex="Noto Serif CJK KR2" style:font-style-complex="normal"/>
    </style:style>
    <style:style style:name="P341" style:family="paragraph" style:parent-style-name="Standard">
      <style:text-properties style:font-name="Noto Serif CJK KR2" fo:font-style="normal" officeooo:rsid="02b67b1a" officeooo:paragraph-rsid="02b67b1a" style:font-name-asian="Noto Serif CJK KR2" style:font-style-asian="normal" style:font-name-complex="Noto Serif CJK KR2" style:font-style-complex="normal"/>
    </style:style>
    <style:style style:name="P342" style:family="paragraph" style:parent-style-name="Standard">
      <style:text-properties style:font-name="Noto Serif CJK KR2" fo:font-style="normal" fo:font-weight="bold" officeooo:rsid="00b4f795" officeooo:paragraph-rsid="0120d130" style:font-name-asian="Noto Serif CJK KR2" style:font-style-asian="normal" style:font-weight-asian="bold" style:font-name-complex="Noto Serif CJK KR2" style:font-style-complex="normal" style:font-weight-complex="bold"/>
    </style:style>
    <style:style style:name="P343" style:family="paragraph" style:parent-style-name="Standard">
      <style:text-properties style:font-name="Noto Serif CJK KR2" fo:font-size="16pt" fo:font-style="normal" fo:font-weight="bold" officeooo:rsid="00bca2aa" officeooo:paragraph-rsid="00bca2aa" style:font-name-asian="Noto Serif CJK KR2" style:font-size-asian="16pt" style:font-style-asian="normal" style:font-weight-asian="bold" style:font-name-complex="Noto Serif CJK KR2" style:font-size-complex="16pt" style:font-style-complex="normal" style:font-weight-complex="bold"/>
    </style:style>
    <style:style style:name="P344" style:family="paragraph" style:parent-style-name="Standard">
      <style:text-properties style:font-name="Noto Serif CJK KR2" fo:font-size="16pt" fo:font-style="normal" fo:font-weight="bold" officeooo:rsid="00bca2aa" officeooo:paragraph-rsid="01a7c67c" style:font-name-asian="Noto Serif CJK KR2" style:font-size-asian="16pt" style:font-style-asian="normal" style:font-weight-asian="bold" style:font-name-complex="Noto Serif CJK KR2" style:font-size-complex="16pt" style:font-style-complex="normal" style:font-weight-complex="bold"/>
    </style:style>
    <style:style style:name="P345" style:family="paragraph" style:parent-style-name="Standard">
      <style:text-properties style:font-name="Noto Serif CJK KR2" fo:font-size="16pt" fo:font-style="normal" fo:font-weight="bold" officeooo:rsid="00bca2aa" officeooo:paragraph-rsid="01dcc869" style:font-name-asian="Noto Serif CJK KR2" style:font-size-asian="16pt" style:font-style-asian="normal" style:font-weight-asian="bold" style:font-name-complex="Noto Serif CJK KR2" style:font-size-complex="16pt" style:font-style-complex="normal" style:font-weight-complex="bold"/>
    </style:style>
    <style:style style:name="P346" style:family="paragraph" style:parent-style-name="Standard">
      <style:text-properties style:font-name="Noto Serif CJK KR2" fo:font-size="16pt" fo:font-style="normal" fo:font-weight="bold" officeooo:rsid="00bca2aa" officeooo:paragraph-rsid="01ced2b8" style:font-name-asian="Noto Serif CJK KR2" style:font-size-asian="16pt" style:font-style-asian="normal" style:font-weight-asian="bold" style:font-name-complex="Noto Serif CJK KR2" style:font-size-complex="16pt" style:font-style-complex="normal" style:font-weight-complex="bold"/>
    </style:style>
    <style:style style:name="P347" style:family="paragraph" style:parent-style-name="Standard">
      <style:text-properties style:font-name="Noto Serif CJK KR2" fo:font-size="16pt" fo:font-style="normal" fo:font-weight="bold" officeooo:rsid="00bca2aa" officeooo:paragraph-rsid="02077b7e" style:font-name-asian="Noto Serif CJK KR2" style:font-size-asian="16pt" style:font-style-asian="normal" style:font-weight-asian="bold" style:font-name-complex="Noto Serif CJK KR2" style:font-size-complex="16pt" style:font-style-complex="normal" style:font-weight-complex="bold"/>
    </style:style>
    <style:style style:name="P348" style:family="paragraph" style:parent-style-name="Standard">
      <style:text-properties style:font-name="Noto Serif CJK KR2" fo:font-size="16pt" fo:font-style="normal" fo:font-weight="bold" officeooo:rsid="0068754c" officeooo:paragraph-rsid="0068754c" style:font-name-asian="Noto Serif CJK KR2" style:font-size-asian="16pt" style:font-style-asian="normal" style:font-weight-asian="bold" style:font-name-complex="Noto Serif CJK KR2" style:font-size-complex="16pt" style:font-style-complex="normal" style:font-weight-complex="bold"/>
    </style:style>
    <style:style style:name="P349" style:family="paragraph" style:parent-style-name="Standard">
      <style:text-properties style:font-name="Noto Serif CJK KR2" fo:font-size="16pt" fo:font-style="normal" fo:font-weight="bold" officeooo:rsid="009c3587" officeooo:paragraph-rsid="009c3587" style:font-name-asian="Noto Serif CJK KR2" style:font-size-asian="16pt" style:font-style-asian="normal" style:font-weight-asian="bold" style:font-name-complex="Noto Serif CJK KR2" style:font-size-complex="16pt" style:font-style-complex="normal" style:font-weight-complex="bold"/>
    </style:style>
    <style:style style:name="P350" style:family="paragraph" style:parent-style-name="Standard">
      <style:text-properties style:font-name="Noto Serif CJK KR2" fo:font-size="16pt" fo:font-style="normal" fo:font-weight="bold" officeooo:rsid="0075433e" officeooo:paragraph-rsid="00dde0e6" style:font-name-asian="Noto Serif CJK KR2" style:font-size-asian="16pt" style:font-style-asian="normal" style:font-weight-asian="bold" style:font-name-complex="Noto Serif CJK KR2" style:font-size-complex="16pt" style:font-style-complex="normal" style:font-weight-complex="bold"/>
    </style:style>
    <style:style style:name="P351" style:family="paragraph" style:parent-style-name="Standard">
      <style:text-properties style:font-name="Noto Serif CJK KR2" fo:font-size="16pt" fo:font-style="normal" fo:font-weight="bold" officeooo:rsid="0075433e" officeooo:paragraph-rsid="027d03bb" style:font-name-asian="Noto Serif CJK KR2" style:font-size-asian="16pt" style:font-style-asian="normal" style:font-weight-asian="bold" style:font-name-complex="Noto Serif CJK KR2" style:font-size-complex="16pt" style:font-style-complex="normal" style:font-weight-complex="bold"/>
    </style:style>
    <style:style style:name="P352" style:family="paragraph" style:parent-style-name="Standard">
      <style:text-properties style:font-name="Noto Serif CJK KR2" fo:font-size="16pt" fo:font-style="normal" fo:font-weight="bold" officeooo:rsid="0099f677" officeooo:paragraph-rsid="0099f677" style:font-name-asian="Noto Serif CJK KR2" style:font-size-asian="16pt" style:font-style-asian="normal" style:font-weight-asian="bold" style:font-name-complex="Noto Serif CJK KR2" style:font-size-complex="16pt" style:font-style-complex="normal" style:font-weight-complex="bold"/>
    </style:style>
    <style:style style:name="P353" style:family="paragraph" style:parent-style-name="Standard">
      <style:text-properties style:font-name="Noto Serif CJK KR2" fo:font-size="16pt" fo:font-style="normal" fo:font-weight="bold" officeooo:rsid="00b01b0e" officeooo:paragraph-rsid="00b01b0e" style:font-name-asian="Noto Serif CJK KR2" style:font-size-asian="16pt" style:font-style-asian="normal" style:font-weight-asian="bold" style:font-name-complex="Noto Serif CJK KR2" style:font-size-complex="16pt" style:font-style-complex="normal" style:font-weight-complex="bold"/>
    </style:style>
    <style:style style:name="P354" style:family="paragraph" style:parent-style-name="Standard">
      <style:text-properties style:font-name="Noto Serif CJK KR2" fo:font-size="16pt" fo:font-style="normal" fo:font-weight="bold" officeooo:rsid="00b4f795" officeooo:paragraph-rsid="012f3c35" style:font-name-asian="Noto Serif CJK KR2" style:font-size-asian="16pt" style:font-style-asian="normal" style:font-weight-asian="bold" style:font-name-complex="Noto Serif CJK KR2" style:font-size-complex="16pt" style:font-style-complex="normal" style:font-weight-complex="bold"/>
    </style:style>
    <style:style style:name="P355" style:family="paragraph" style:parent-style-name="Standard">
      <style:text-properties style:font-name="Noto Serif CJK KR2" fo:font-size="16pt" fo:font-style="normal" fo:font-weight="bold" officeooo:rsid="00b4f795" officeooo:paragraph-rsid="0151b16f" style:font-name-asian="Noto Serif CJK KR2" style:font-size-asian="16pt" style:font-style-asian="normal" style:font-weight-asian="bold" style:font-name-complex="Noto Serif CJK KR2" style:font-size-complex="16pt" style:font-style-complex="normal" style:font-weight-complex="bold"/>
    </style:style>
    <style:style style:name="P356" style:family="paragraph" style:parent-style-name="Standard">
      <style:text-properties style:font-name="Noto Serif CJK KR2" fo:font-size="16pt" fo:font-style="normal" fo:font-weight="bold" officeooo:rsid="00b4f795" officeooo:paragraph-rsid="016fc09d" style:font-name-asian="Noto Serif CJK KR2" style:font-size-asian="16pt" style:font-style-asian="normal" style:font-weight-asian="bold" style:font-name-complex="Noto Serif CJK KR2" style:font-size-complex="16pt" style:font-style-complex="normal" style:font-weight-complex="bold"/>
    </style:style>
    <style:style style:name="P357" style:family="paragraph" style:parent-style-name="Standard">
      <style:text-properties style:font-name="Noto Serif CJK KR2" fo:font-size="16pt" fo:font-style="normal" fo:font-weight="bold" officeooo:rsid="001861d9" officeooo:paragraph-rsid="0233e601" style:font-name-asian="Noto Serif CJK KR2" style:font-size-asian="16pt" style:font-style-asian="normal" style:font-weight-asian="bold" style:font-name-complex="Noto Serif CJK KR2" style:font-size-complex="16pt" style:font-style-complex="normal" style:font-weight-complex="bold"/>
    </style:style>
    <style:style style:name="P358" style:family="paragraph" style:parent-style-name="Standard">
      <style:text-properties style:font-name="Noto Serif CJK KR2" fo:font-size="16pt" fo:font-style="normal" fo:font-weight="bold" officeooo:rsid="001861d9" officeooo:paragraph-rsid="0238cd91" style:font-name-asian="Noto Serif CJK KR2" style:font-size-asian="16pt" style:font-style-asian="normal" style:font-weight-asian="bold" style:font-name-complex="Noto Serif CJK KR2" style:font-size-complex="16pt" style:font-style-complex="normal" style:font-weight-complex="bold"/>
    </style:style>
    <style:style style:name="P359" style:family="paragraph" style:parent-style-name="Standard">
      <style:text-properties style:font-name="Noto Serif CJK KR2" fo:font-size="16pt" fo:font-style="normal" fo:font-weight="bold" officeooo:rsid="00d432b9" officeooo:paragraph-rsid="00d432b9" style:font-name-asian="Noto Serif CJK KR2" style:font-size-asian="16pt" style:font-style-asian="normal" style:font-weight-asian="bold" style:font-name-complex="Noto Serif CJK KR2" style:font-size-complex="16pt" style:font-style-complex="normal" style:font-weight-complex="bold"/>
    </style:style>
    <style:style style:name="P360" style:family="paragraph" style:parent-style-name="Standard">
      <style:text-properties style:font-name="Noto Serif CJK KR2" fo:font-size="12pt" fo:font-style="normal" fo:font-weight="bold" officeooo:rsid="00bca2aa" officeooo:paragraph-rsid="01ced2b8" style:font-name-asian="Noto Serif CJK KR2" style:font-size-asian="10.5pt" style:font-style-asian="normal" style:font-weight-asian="bold" style:font-name-complex="Noto Serif CJK KR2" style:font-size-complex="12pt" style:font-style-complex="normal" style:font-weight-complex="bold"/>
    </style:style>
    <style:style style:name="P361" style:family="paragraph" style:parent-style-name="Standard">
      <style:text-properties style:font-name="Noto Serif CJK KR2" fo:font-size="12pt" fo:font-style="normal" fo:font-weight="bold" officeooo:rsid="0071a906" officeooo:paragraph-rsid="02077b7e" style:font-name-asian="Noto Serif CJK KR2" style:font-size-asian="10.5pt" style:font-style-asian="normal" style:font-weight-asian="bold" style:font-name-complex="Noto Serif CJK KR2" style:font-size-complex="12pt" style:font-style-complex="normal" style:font-weight-complex="bold"/>
    </style:style>
    <style:style style:name="P362" style:family="paragraph" style:parent-style-name="Standard">
      <style:text-properties style:font-name="Noto Serif CJK KR2" fo:font-size="12pt" fo:font-style="normal" fo:font-weight="bold" officeooo:rsid="0071a906" officeooo:paragraph-rsid="0208d9a3" style:font-name-asian="Noto Serif CJK KR2" style:font-size-asian="10.5pt" style:font-style-asian="normal" style:font-weight-asian="bold" style:font-name-complex="Noto Serif CJK KR2" style:font-size-complex="12pt" style:font-style-complex="normal" style:font-weight-complex="bold"/>
    </style:style>
    <style:style style:name="P363" style:family="paragraph" style:parent-style-name="Standard">
      <style:text-properties style:font-name="Noto Serif CJK KR2" fo:font-size="12pt" fo:font-style="normal" fo:font-weight="bold" officeooo:rsid="0071a906" officeooo:paragraph-rsid="020df8ed" style:font-name-asian="Noto Serif CJK KR2" style:font-size-asian="10.5pt" style:font-style-asian="normal" style:font-weight-asian="bold" style:font-name-complex="Noto Serif CJK KR2" style:font-size-complex="12pt" style:font-style-complex="normal" style:font-weight-complex="bold"/>
    </style:style>
    <style:style style:name="P364" style:family="paragraph" style:parent-style-name="Standard">
      <style:text-properties style:font-name="Noto Serif CJK KR2" fo:font-size="12pt" fo:font-style="normal" fo:font-weight="bold" officeooo:rsid="0071a906" officeooo:paragraph-rsid="020eeb8a" style:font-name-asian="Noto Serif CJK KR2" style:font-size-asian="10.5pt" style:font-style-asian="normal" style:font-weight-asian="bold" style:font-name-complex="Noto Serif CJK KR2" style:font-size-complex="12pt" style:font-style-complex="normal" style:font-weight-complex="bold"/>
    </style:style>
    <style:style style:name="P365" style:family="paragraph" style:parent-style-name="Standard">
      <style:text-properties style:font-name="Noto Serif CJK KR2" fo:font-size="12pt" fo:font-style="normal" fo:font-weight="bold" officeooo:rsid="0071a906" officeooo:paragraph-rsid="021113d5" style:font-name-asian="Noto Serif CJK KR2" style:font-size-asian="10.5pt" style:font-style-asian="normal" style:font-weight-asian="bold" style:font-name-complex="Noto Serif CJK KR2" style:font-size-complex="12pt" style:font-style-complex="normal" style:font-weight-complex="bold"/>
    </style:style>
    <style:style style:name="P366" style:family="paragraph" style:parent-style-name="Standard">
      <style:text-properties style:font-name="Noto Serif CJK KR2" fo:font-size="12pt" fo:font-style="normal" fo:font-weight="bold" officeooo:rsid="0071a906" officeooo:paragraph-rsid="0211a8cc" style:font-name-asian="Noto Serif CJK KR2" style:font-size-asian="10.5pt" style:font-style-asian="normal" style:font-weight-asian="bold" style:font-name-complex="Noto Serif CJK KR2" style:font-size-complex="12pt" style:font-style-complex="normal" style:font-weight-complex="bold"/>
    </style:style>
    <style:style style:name="P367" style:family="paragraph" style:parent-style-name="Standard">
      <style:text-properties style:font-name="Noto Serif CJK KR2" fo:font-size="12pt" fo:font-style="normal" fo:font-weight="bold" officeooo:rsid="0071a906" officeooo:paragraph-rsid="0216432b" style:font-name-asian="Noto Serif CJK KR2" style:font-size-asian="10.5pt" style:font-style-asian="normal" style:font-weight-asian="bold" style:font-name-complex="Noto Serif CJK KR2" style:font-size-complex="12pt" style:font-style-complex="normal" style:font-weight-complex="bold"/>
    </style:style>
    <style:style style:name="P368" style:family="paragraph" style:parent-style-name="Standard">
      <style:text-properties style:font-name="Noto Serif CJK KR2" fo:font-size="12pt" fo:font-style="normal" fo:font-weight="bold" officeooo:rsid="0071a906" officeooo:paragraph-rsid="02196dba" style:font-name-asian="Noto Serif CJK KR2" style:font-size-asian="10.5pt" style:font-style-asian="normal" style:font-weight-asian="bold" style:font-name-complex="Noto Serif CJK KR2" style:font-size-complex="12pt" style:font-style-complex="normal" style:font-weight-complex="bold"/>
    </style:style>
    <style:style style:name="P369" style:family="paragraph" style:parent-style-name="Standard">
      <style:text-properties style:font-name="Noto Serif CJK KR2" fo:font-size="12pt" fo:font-style="normal" fo:font-weight="bold" officeooo:rsid="0071a906" officeooo:paragraph-rsid="021c51a7" style:font-name-asian="Noto Serif CJK KR2" style:font-size-asian="10.5pt" style:font-style-asian="normal" style:font-weight-asian="bold" style:font-name-complex="Noto Serif CJK KR2" style:font-size-complex="12pt" style:font-style-complex="normal" style:font-weight-complex="bold"/>
    </style:style>
    <style:style style:name="P370" style:family="paragraph" style:parent-style-name="Standard">
      <style:text-properties style:font-name="Noto Serif CJK KR2" fo:font-size="12pt" fo:font-style="normal" fo:font-weight="bold" officeooo:rsid="0071a906" officeooo:paragraph-rsid="021f749e" style:font-name-asian="Noto Serif CJK KR2" style:font-size-asian="10.5pt" style:font-style-asian="normal" style:font-weight-asian="bold" style:font-name-complex="Noto Serif CJK KR2" style:font-size-complex="12pt" style:font-style-complex="normal" style:font-weight-complex="bold"/>
    </style:style>
    <style:style style:name="P371" style:family="paragraph" style:parent-style-name="Standard">
      <style:text-properties style:font-name="Noto Serif CJK KR2" fo:font-size="12pt" fo:font-style="normal" fo:font-weight="bold" officeooo:rsid="0071a906" officeooo:paragraph-rsid="02243bb7" style:font-name-asian="Noto Serif CJK KR2" style:font-size-asian="10.5pt" style:font-style-asian="normal" style:font-weight-asian="bold" style:font-name-complex="Noto Serif CJK KR2" style:font-size-complex="12pt" style:font-style-complex="normal" style:font-weight-complex="bold"/>
    </style:style>
    <style:style style:name="P372" style:family="paragraph" style:parent-style-name="Standard">
      <style:text-properties style:font-name="Noto Serif CJK KR2" fo:font-size="12pt" fo:font-style="normal" fo:font-weight="bold" officeooo:rsid="0071a906" officeooo:paragraph-rsid="0225a52d" style:font-name-asian="Noto Serif CJK KR2" style:font-size-asian="10.5pt" style:font-style-asian="normal" style:font-weight-asian="bold" style:font-name-complex="Noto Serif CJK KR2" style:font-size-complex="12pt" style:font-style-complex="normal" style:font-weight-complex="bold"/>
    </style:style>
    <style:style style:name="P373" style:family="paragraph" style:parent-style-name="Standard">
      <style:text-properties style:font-name="Noto Serif CJK KR2" fo:font-size="12pt" fo:font-style="normal" fo:font-weight="bold" officeooo:rsid="0071a906" officeooo:paragraph-rsid="022789a5" style:font-name-asian="Noto Serif CJK KR2" style:font-size-asian="10.5pt" style:font-style-asian="normal" style:font-weight-asian="bold" style:font-name-complex="Noto Serif CJK KR2" style:font-size-complex="12pt" style:font-style-complex="normal" style:font-weight-complex="bold"/>
    </style:style>
    <style:style style:name="P374" style:family="paragraph" style:parent-style-name="Standard">
      <style:text-properties style:font-name="Noto Serif CJK KR2" fo:font-size="12pt" fo:font-style="normal" fo:font-weight="bold" officeooo:rsid="0071a906" officeooo:paragraph-rsid="0227feeb" style:font-name-asian="Noto Serif CJK KR2" style:font-size-asian="10.5pt" style:font-style-asian="normal" style:font-weight-asian="bold" style:font-name-complex="Noto Serif CJK KR2" style:font-size-complex="12pt" style:font-style-complex="normal" style:font-weight-complex="bold"/>
    </style:style>
    <style:style style:name="P375" style:family="paragraph" style:parent-style-name="Standard">
      <style:text-properties style:font-name="Noto Serif CJK KR2" fo:font-size="12pt" fo:font-style="normal" fo:font-weight="bold" officeooo:rsid="0071a906" officeooo:paragraph-rsid="022a4184" style:font-name-asian="Noto Serif CJK KR2" style:font-size-asian="10.5pt" style:font-style-asian="normal" style:font-weight-asian="bold" style:font-name-complex="Noto Serif CJK KR2" style:font-size-complex="12pt" style:font-style-complex="normal" style:font-weight-complex="bold"/>
    </style:style>
    <style:style style:name="P376" style:family="paragraph" style:parent-style-name="Standard">
      <style:text-properties style:font-name="Noto Serif CJK KR2" fo:font-size="12pt" fo:font-style="normal" fo:font-weight="bold" officeooo:rsid="0071a906" officeooo:paragraph-rsid="022e0af7" style:font-name-asian="Noto Serif CJK KR2" style:font-size-asian="10.5pt" style:font-style-asian="normal" style:font-weight-asian="bold" style:font-name-complex="Noto Serif CJK KR2" style:font-size-complex="12pt" style:font-style-complex="normal" style:font-weight-complex="bold"/>
    </style:style>
    <style:style style:name="P377" style:family="paragraph" style:parent-style-name="Standard">
      <style:text-properties style:font-name="Noto Serif CJK KR2" fo:font-size="12pt" fo:font-style="normal" fo:font-weight="bold" officeooo:rsid="0071a906" officeooo:paragraph-rsid="022fda26" style:font-name-asian="Noto Serif CJK KR2" style:font-size-asian="10.5pt" style:font-style-asian="normal" style:font-weight-asian="bold" style:font-name-complex="Noto Serif CJK KR2" style:font-size-complex="12pt" style:font-style-complex="normal" style:font-weight-complex="bold"/>
    </style:style>
    <style:style style:name="P378" style:family="paragraph" style:parent-style-name="Standard">
      <style:text-properties style:font-name="Noto Serif CJK KR2" fo:font-size="12pt" fo:font-style="normal" fo:font-weight="bold" officeooo:rsid="0071a906" officeooo:paragraph-rsid="02301607" style:font-name-asian="Noto Serif CJK KR2" style:font-size-asian="10.5pt" style:font-style-asian="normal" style:font-weight-asian="bold" style:font-name-complex="Noto Serif CJK KR2" style:font-size-complex="12pt" style:font-style-complex="normal" style:font-weight-complex="bold"/>
    </style:style>
    <style:style style:name="P379" style:family="paragraph" style:parent-style-name="Standard">
      <style:text-properties style:font-name="Noto Serif CJK KR2" fo:font-size="12pt" fo:font-style="normal" fo:font-weight="bold" officeooo:rsid="0071a906" officeooo:paragraph-rsid="02352a13" style:font-name-asian="Noto Serif CJK KR2" style:font-size-asian="10.5pt" style:font-style-asian="normal" style:font-weight-asian="bold" style:font-name-complex="Noto Serif CJK KR2" style:font-size-complex="12pt" style:font-style-complex="normal" style:font-weight-complex="bold"/>
    </style:style>
    <style:style style:name="P380" style:family="paragraph" style:parent-style-name="Standard">
      <style:text-properties style:font-name="Noto Serif CJK KR2" fo:font-size="12pt" fo:font-style="normal" fo:font-weight="bold" officeooo:rsid="0071a906" officeooo:paragraph-rsid="02353011" style:font-name-asian="Noto Serif CJK KR2" style:font-size-asian="10.5pt" style:font-style-asian="normal" style:font-weight-asian="bold" style:font-name-complex="Noto Serif CJK KR2" style:font-size-complex="12pt" style:font-style-complex="normal" style:font-weight-complex="bold"/>
    </style:style>
    <style:style style:name="P381" style:family="paragraph" style:parent-style-name="Standard">
      <style:text-properties style:font-name="Noto Serif CJK KR2" fo:font-size="12pt" fo:font-style="normal" fo:font-weight="bold" officeooo:rsid="0071a906" officeooo:paragraph-rsid="0238799b" style:font-name-asian="Noto Serif CJK KR2" style:font-size-asian="10.5pt" style:font-style-asian="normal" style:font-weight-asian="bold" style:font-name-complex="Noto Serif CJK KR2" style:font-size-complex="12pt" style:font-style-complex="normal" style:font-weight-complex="bold"/>
    </style:style>
    <style:style style:name="P382" style:family="paragraph" style:parent-style-name="Standard">
      <style:text-properties style:font-name="Noto Serif CJK KR2" fo:font-size="12pt" fo:font-style="normal" fo:font-weight="bold" officeooo:rsid="0071a906" officeooo:paragraph-rsid="02392fa4" style:font-name-asian="Noto Serif CJK KR2" style:font-size-asian="10.5pt" style:font-style-asian="normal" style:font-weight-asian="bold" style:font-name-complex="Noto Serif CJK KR2" style:font-size-complex="12pt" style:font-style-complex="normal" style:font-weight-complex="bold"/>
    </style:style>
    <style:style style:name="P383" style:family="paragraph" style:parent-style-name="Standard">
      <style:text-properties style:font-name="Noto Serif CJK KR2" fo:font-size="12pt" fo:font-style="normal" fo:font-weight="bold" officeooo:rsid="0071a906" officeooo:paragraph-rsid="0239fd19" style:font-name-asian="Noto Serif CJK KR2" style:font-size-asian="10.5pt" style:font-style-asian="normal" style:font-weight-asian="bold" style:font-name-complex="Noto Serif CJK KR2" style:font-size-complex="12pt" style:font-style-complex="normal" style:font-weight-complex="bold"/>
    </style:style>
    <style:style style:name="P384" style:family="paragraph" style:parent-style-name="Standard">
      <style:text-properties style:font-name="Noto Serif CJK KR2" fo:font-size="12pt" fo:font-style="normal" fo:font-weight="bold" officeooo:rsid="0071a906" officeooo:paragraph-rsid="023ae2cd" style:font-name-asian="Noto Serif CJK KR2" style:font-size-asian="10.5pt" style:font-style-asian="normal" style:font-weight-asian="bold" style:font-name-complex="Noto Serif CJK KR2" style:font-size-complex="12pt" style:font-style-complex="normal" style:font-weight-complex="bold"/>
    </style:style>
    <style:style style:name="P385" style:family="paragraph" style:parent-style-name="Standard">
      <style:text-properties style:font-name="Noto Serif CJK KR2" fo:font-size="12pt" fo:font-style="normal" fo:font-weight="bold" officeooo:rsid="0071a906" officeooo:paragraph-rsid="023c9734" style:font-name-asian="Noto Serif CJK KR2" style:font-size-asian="10.5pt" style:font-style-asian="normal" style:font-weight-asian="bold" style:font-name-complex="Noto Serif CJK KR2" style:font-size-complex="12pt" style:font-style-complex="normal" style:font-weight-complex="bold"/>
    </style:style>
    <style:style style:name="P386" style:family="paragraph" style:parent-style-name="Standard">
      <style:text-properties style:font-name="Noto Serif CJK KR2" fo:font-size="12pt" fo:font-style="normal" fo:font-weight="bold" officeooo:rsid="0071a906" officeooo:paragraph-rsid="02439321" style:font-name-asian="Noto Serif CJK KR2" style:font-size-asian="10.5pt" style:font-style-asian="normal" style:font-weight-asian="bold" style:font-name-complex="Noto Serif CJK KR2" style:font-size-complex="12pt" style:font-style-complex="normal" style:font-weight-complex="bold"/>
    </style:style>
    <style:style style:name="P387" style:family="paragraph" style:parent-style-name="Standard">
      <style:text-properties style:font-name="Noto Serif CJK KR2" fo:font-size="12pt" fo:font-style="normal" fo:font-weight="bold" officeooo:rsid="0071a906" officeooo:paragraph-rsid="0246bc79" style:font-name-asian="Noto Serif CJK KR2" style:font-size-asian="10.5pt" style:font-style-asian="normal" style:font-weight-asian="bold" style:font-name-complex="Noto Serif CJK KR2" style:font-size-complex="12pt" style:font-style-complex="normal" style:font-weight-complex="bold"/>
    </style:style>
    <style:style style:name="P388" style:family="paragraph" style:parent-style-name="Standard">
      <style:text-properties style:font-name="Noto Serif CJK KR2" fo:font-size="12pt" fo:font-style="normal" fo:font-weight="bold" officeooo:rsid="0071a906" officeooo:paragraph-rsid="02471259" style:font-name-asian="Noto Serif CJK KR2" style:font-size-asian="10.5pt" style:font-style-asian="normal" style:font-weight-asian="bold" style:font-name-complex="Noto Serif CJK KR2" style:font-size-complex="12pt" style:font-style-complex="normal" style:font-weight-complex="bold"/>
    </style:style>
    <style:style style:name="P389" style:family="paragraph" style:parent-style-name="Standard">
      <style:text-properties style:font-name="Noto Serif CJK KR2" fo:font-size="12pt" fo:font-style="normal" fo:font-weight="bold" officeooo:rsid="0071a906" officeooo:paragraph-rsid="024870f5" style:font-name-asian="Noto Serif CJK KR2" style:font-size-asian="10.5pt" style:font-style-asian="normal" style:font-weight-asian="bold" style:font-name-complex="Noto Serif CJK KR2" style:font-size-complex="12pt" style:font-style-complex="normal" style:font-weight-complex="bold"/>
    </style:style>
    <style:style style:name="P390" style:family="paragraph" style:parent-style-name="Standard">
      <style:text-properties style:font-name="Noto Serif CJK KR2" fo:font-size="12pt" fo:font-style="normal" fo:font-weight="bold" officeooo:rsid="0071a906" officeooo:paragraph-rsid="0248e9c0" style:font-name-asian="Noto Serif CJK KR2" style:font-size-asian="10.5pt" style:font-style-asian="normal" style:font-weight-asian="bold" style:font-name-complex="Noto Serif CJK KR2" style:font-size-complex="12pt" style:font-style-complex="normal" style:font-weight-complex="bold"/>
    </style:style>
    <style:style style:name="P391" style:family="paragraph" style:parent-style-name="Standard">
      <style:text-properties style:font-name="Noto Serif CJK KR2" fo:font-size="12pt" fo:font-style="normal" fo:font-weight="bold" officeooo:rsid="0071a906" officeooo:paragraph-rsid="02491e09" style:font-name-asian="Noto Serif CJK KR2" style:font-size-asian="10.5pt" style:font-style-asian="normal" style:font-weight-asian="bold" style:font-name-complex="Noto Serif CJK KR2" style:font-size-complex="12pt" style:font-style-complex="normal" style:font-weight-complex="bold"/>
    </style:style>
    <style:style style:name="P392" style:family="paragraph" style:parent-style-name="Standard">
      <style:text-properties style:font-name="Noto Serif CJK KR2" fo:font-size="12pt" fo:font-style="normal" fo:font-weight="bold" officeooo:rsid="0071a906" officeooo:paragraph-rsid="02b0d260" style:font-name-asian="Noto Serif CJK KR2" style:font-size-asian="10.5pt" style:font-style-asian="normal" style:font-weight-asian="bold" style:font-name-complex="Noto Serif CJK KR2" style:font-size-complex="12pt" style:font-style-complex="normal" style:font-weight-complex="bold"/>
    </style:style>
    <style:style style:name="P393" style:family="paragraph" style:parent-style-name="Standard">
      <style:text-properties style:font-name="Noto Serif CJK KR2" fo:font-size="12pt" fo:font-style="normal" fo:font-weight="bold" officeooo:rsid="0071a906" officeooo:paragraph-rsid="02fd2b8d" style:font-name-asian="Noto Serif CJK KR2" style:font-size-asian="10.5pt" style:font-style-asian="normal" style:font-weight-asian="bold" style:font-name-complex="Noto Serif CJK KR2" style:font-size-complex="12pt" style:font-style-complex="normal" style:font-weight-complex="bold"/>
    </style:style>
    <style:style style:name="P394" style:family="paragraph" style:parent-style-name="Standard">
      <style:text-properties style:font-name="Noto Serif CJK KR2" fo:font-size="12pt" fo:font-style="normal" fo:font-weight="bold" officeooo:rsid="0071a906" officeooo:paragraph-rsid="03010c04" style:font-name-asian="Noto Serif CJK KR2" style:font-size-asian="10.5pt" style:font-style-asian="normal" style:font-weight-asian="bold" style:font-name-complex="Noto Serif CJK KR2" style:font-size-complex="12pt" style:font-style-complex="normal" style:font-weight-complex="bold"/>
    </style:style>
    <style:style style:name="P395" style:family="paragraph" style:parent-style-name="Standard">
      <style:text-properties style:font-name="Noto Serif CJK KR2" fo:font-size="12pt" fo:font-style="normal" fo:font-weight="bold" officeooo:rsid="0071a906" officeooo:paragraph-rsid="0312f7d2" style:font-name-asian="Noto Serif CJK KR2" style:font-size-asian="10.5pt" style:font-style-asian="normal" style:font-weight-asian="bold" style:font-name-complex="Noto Serif CJK KR2" style:font-size-complex="12pt" style:font-style-complex="normal" style:font-weight-complex="bold"/>
    </style:style>
    <style:style style:name="P396" style:family="paragraph" style:parent-style-name="Standard">
      <style:text-properties style:font-name="Noto Serif CJK KR2" fo:font-size="12pt" fo:font-style="normal" fo:font-weight="bold" officeooo:rsid="0071a906" officeooo:paragraph-rsid="03158fcb" style:font-name-asian="Noto Serif CJK KR2" style:font-size-asian="10.5pt" style:font-style-asian="normal" style:font-weight-asian="bold" style:font-name-complex="Noto Serif CJK KR2" style:font-size-complex="12pt" style:font-style-complex="normal" style:font-weight-complex="bold"/>
    </style:style>
    <style:style style:name="P397" style:family="paragraph" style:parent-style-name="Standard">
      <style:text-properties style:font-name="Noto Serif CJK KR2" fo:font-size="12pt" fo:font-style="normal" fo:font-weight="bold" officeooo:rsid="0071a906" officeooo:paragraph-rsid="03190c5f" style:font-name-asian="Noto Serif CJK KR2" style:font-size-asian="10.5pt" style:font-style-asian="normal" style:font-weight-asian="bold" style:font-name-complex="Noto Serif CJK KR2" style:font-size-complex="12pt" style:font-style-complex="normal" style:font-weight-complex="bold"/>
    </style:style>
    <style:style style:name="P398" style:family="paragraph" style:parent-style-name="Standard">
      <style:text-properties style:font-name="Noto Serif CJK KR2" fo:font-size="12pt" fo:font-style="normal" fo:font-weight="bold" officeooo:rsid="0071a906" officeooo:paragraph-rsid="031c7d6a" style:font-name-asian="Noto Serif CJK KR2" style:font-size-asian="10.5pt" style:font-style-asian="normal" style:font-weight-asian="bold" style:font-name-complex="Noto Serif CJK KR2" style:font-size-complex="12pt" style:font-style-complex="normal" style:font-weight-complex="bold"/>
    </style:style>
    <style:style style:name="P399" style:family="paragraph" style:parent-style-name="Standard">
      <style:text-properties style:font-name="Noto Serif CJK KR2" fo:font-size="12pt" fo:font-style="normal" fo:font-weight="normal" officeooo:rsid="02077b7e" officeooo:paragraph-rsid="02077b7e" style:font-name-asian="Noto Serif CJK KR2" style:font-size-asian="10.5pt" style:font-style-asian="normal" style:font-weight-asian="normal" style:font-name-complex="Noto Serif CJK KR2" style:font-size-complex="12pt" style:font-style-complex="normal" style:font-weight-complex="normal"/>
    </style:style>
    <style:style style:name="P400" style:family="paragraph" style:parent-style-name="Standard">
      <style:text-properties style:font-name="Noto Serif CJK KR2" fo:font-size="12pt" fo:font-style="normal" fo:font-weight="normal" officeooo:rsid="02077b7e" officeooo:paragraph-rsid="02fbaede" style:font-name-asian="Noto Serif CJK KR2" style:font-size-asian="10.5pt" style:font-style-asian="normal" style:font-weight-asian="normal" style:font-name-complex="Noto Serif CJK KR2" style:font-size-complex="12pt" style:font-style-complex="normal" style:font-weight-complex="normal"/>
    </style:style>
    <style:style style:name="P401" style:family="paragraph" style:parent-style-name="Standard">
      <style:text-properties style:font-name="Noto Serif CJK KR2" fo:font-size="12pt" fo:font-style="normal" fo:font-weight="normal" officeooo:rsid="021113d5" officeooo:paragraph-rsid="021113d5" style:font-name-asian="Noto Serif CJK KR2" style:font-size-asian="10.5pt" style:font-style-asian="normal" style:font-weight-asian="normal" style:font-name-complex="Noto Serif CJK KR2" style:font-size-complex="12pt" style:font-style-complex="normal" style:font-weight-complex="normal"/>
    </style:style>
    <style:style style:name="P402" style:family="paragraph" style:parent-style-name="Standard">
      <style:text-properties style:font-name="Noto Serif CJK KR2" fo:font-size="12pt" fo:font-style="normal" fo:font-weight="normal" officeooo:rsid="0208d9a3" officeooo:paragraph-rsid="0208d9a3" style:font-name-asian="Noto Serif CJK KR2" style:font-size-asian="10.5pt" style:font-style-asian="normal" style:font-weight-asian="normal" style:font-name-complex="Noto Serif CJK KR2" style:font-size-complex="12pt" style:font-style-complex="normal" style:font-weight-complex="normal"/>
    </style:style>
    <style:style style:name="P403" style:family="paragraph" style:parent-style-name="Standard">
      <style:text-properties style:font-name="Noto Serif CJK KR2" fo:font-size="12pt" fo:font-style="normal" fo:font-weight="normal" officeooo:rsid="0216f24f" officeooo:paragraph-rsid="0216f24f" style:font-name-asian="Noto Serif CJK KR2" style:font-size-asian="10.5pt" style:font-style-asian="normal" style:font-weight-asian="normal" style:font-name-complex="Noto Serif CJK KR2" style:font-size-complex="12pt" style:font-style-complex="normal" style:font-weight-complex="normal"/>
    </style:style>
    <style:style style:name="P404" style:family="paragraph" style:parent-style-name="Standard">
      <style:text-properties style:font-name="Noto Serif CJK KR2" fo:font-size="12pt" fo:font-style="normal" fo:font-weight="normal" officeooo:rsid="02187112" officeooo:paragraph-rsid="02187112" style:font-name-asian="Noto Serif CJK KR2" style:font-size-asian="10.5pt" style:font-style-asian="normal" style:font-weight-asian="normal" style:font-name-complex="Noto Serif CJK KR2" style:font-size-complex="12pt" style:font-style-complex="normal" style:font-weight-complex="normal"/>
    </style:style>
    <style:style style:name="P405" style:family="paragraph" style:parent-style-name="Standard">
      <style:text-properties style:font-name="Noto Serif CJK KR2" fo:font-size="12pt" fo:font-style="normal" fo:font-weight="normal" officeooo:rsid="02196dba" officeooo:paragraph-rsid="02196dba" style:font-name-asian="Noto Serif CJK KR2" style:font-size-asian="10.5pt" style:font-style-asian="normal" style:font-weight-asian="normal" style:font-name-complex="Noto Serif CJK KR2" style:font-size-complex="12pt" style:font-style-complex="normal" style:font-weight-complex="normal"/>
    </style:style>
    <style:style style:name="P406" style:family="paragraph" style:parent-style-name="Standard">
      <style:text-properties style:font-name="Noto Serif CJK KR2" fo:font-size="12pt" fo:font-style="normal" fo:font-weight="normal" officeooo:rsid="021f4026" officeooo:paragraph-rsid="021c51a7" style:font-name-asian="Noto Serif CJK KR2" style:font-size-asian="10.5pt" style:font-style-asian="normal" style:font-weight-asian="normal" style:font-name-complex="Noto Serif CJK KR2" style:font-size-complex="12pt" style:font-style-complex="normal" style:font-weight-complex="normal"/>
    </style:style>
    <style:style style:name="P407" style:family="paragraph" style:parent-style-name="Standard">
      <style:text-properties style:font-name="Noto Serif CJK KR2" fo:font-size="12pt" fo:font-style="normal" fo:font-weight="normal" officeooo:rsid="021f749e" officeooo:paragraph-rsid="021f749e" style:font-name-asian="Noto Serif CJK KR2" style:font-size-asian="10.5pt" style:font-style-asian="normal" style:font-weight-asian="normal" style:font-name-complex="Noto Serif CJK KR2" style:font-size-complex="12pt" style:font-style-complex="normal" style:font-weight-complex="normal"/>
    </style:style>
    <style:style style:name="P408" style:family="paragraph" style:parent-style-name="Standard">
      <style:text-properties style:font-name="Noto Serif CJK KR2" fo:font-size="12pt" fo:font-style="normal" fo:font-weight="normal" officeooo:rsid="02243bb7" officeooo:paragraph-rsid="02243bb7" style:font-name-asian="Noto Serif CJK KR2" style:font-size-asian="10.5pt" style:font-style-asian="normal" style:font-weight-asian="normal" style:font-name-complex="Noto Serif CJK KR2" style:font-size-complex="12pt" style:font-style-complex="normal" style:font-weight-complex="normal"/>
    </style:style>
    <style:style style:name="P409" style:family="paragraph" style:parent-style-name="Standard">
      <style:text-properties style:font-name="Noto Serif CJK KR2" fo:font-size="12pt" fo:font-style="normal" fo:font-weight="normal" officeooo:rsid="0227feeb" officeooo:paragraph-rsid="0227feeb" style:font-name-asian="Noto Serif CJK KR2" style:font-size-asian="10.5pt" style:font-style-asian="normal" style:font-weight-asian="normal" style:font-name-complex="Noto Serif CJK KR2" style:font-size-complex="12pt" style:font-style-complex="normal" style:font-weight-complex="normal"/>
    </style:style>
    <style:style style:name="P410" style:family="paragraph" style:parent-style-name="Standard">
      <style:text-properties style:font-name="Noto Serif CJK KR2" fo:font-size="12pt" fo:font-style="normal" fo:font-weight="normal" officeooo:rsid="022a4184" officeooo:paragraph-rsid="022a4184" style:font-name-asian="Noto Serif CJK KR2" style:font-size-asian="10.5pt" style:font-style-asian="normal" style:font-weight-asian="normal" style:font-name-complex="Noto Serif CJK KR2" style:font-size-complex="12pt" style:font-style-complex="normal" style:font-weight-complex="normal"/>
    </style:style>
    <style:style style:name="P411" style:family="paragraph" style:parent-style-name="Standard">
      <style:text-properties style:font-name="Noto Serif CJK KR2" fo:font-size="12pt" fo:font-style="normal" fo:font-weight="normal" officeooo:rsid="022a4184" officeooo:paragraph-rsid="030cff55" style:font-name-asian="Noto Serif CJK KR2" style:font-size-asian="10.5pt" style:font-style-asian="normal" style:font-weight-asian="normal" style:font-name-complex="Noto Serif CJK KR2" style:font-size-complex="12pt" style:font-style-complex="normal" style:font-weight-complex="normal"/>
    </style:style>
    <style:style style:name="P412" style:family="paragraph" style:parent-style-name="Standard">
      <style:text-properties style:font-name="Noto Serif CJK KR2" fo:font-size="12pt" fo:font-style="normal" fo:font-weight="normal" officeooo:rsid="022fda26" officeooo:paragraph-rsid="022fda26" style:font-name-asian="Noto Serif CJK KR2" style:font-size-asian="10.5pt" style:font-style-asian="normal" style:font-weight-asian="normal" style:font-name-complex="Noto Serif CJK KR2" style:font-size-complex="12pt" style:font-style-complex="normal" style:font-weight-complex="normal"/>
    </style:style>
    <style:style style:name="P413" style:family="paragraph" style:parent-style-name="Standard">
      <style:text-properties style:font-name="Noto Serif CJK KR2" fo:font-size="12pt" fo:font-style="normal" fo:font-weight="normal" officeooo:rsid="001861d9" officeooo:paragraph-rsid="0223038f" style:font-name-asian="Noto Serif CJK KR2" style:font-size-asian="10.5pt" style:font-style-asian="normal" style:font-weight-asian="normal" style:font-name-complex="Noto Serif CJK KR2" style:font-size-complex="12pt" style:font-style-complex="normal" style:font-weight-complex="normal"/>
    </style:style>
    <style:style style:name="P414" style:family="paragraph" style:parent-style-name="Standard">
      <style:text-properties style:font-name="Noto Serif CJK KR2" fo:font-size="12pt" fo:font-style="normal" fo:font-weight="normal" officeooo:rsid="001861d9" officeooo:paragraph-rsid="02491e09" style:font-name-asian="Noto Serif CJK KR2" style:font-size-asian="10.5pt" style:font-style-asian="normal" style:font-weight-asian="normal" style:font-name-complex="Noto Serif CJK KR2" style:font-size-complex="12pt" style:font-style-complex="normal" style:font-weight-complex="normal"/>
    </style:style>
    <style:style style:name="P415" style:family="paragraph" style:parent-style-name="Standard">
      <style:text-properties style:font-name="Noto Serif CJK KR2" fo:font-size="12pt" fo:font-style="normal" fo:font-weight="normal" officeooo:rsid="02352a13" officeooo:paragraph-rsid="02352a13" style:font-name-asian="Noto Serif CJK KR2" style:font-size-asian="10.5pt" style:font-style-asian="normal" style:font-weight-asian="normal" style:font-name-complex="Noto Serif CJK KR2" style:font-size-complex="12pt" style:font-style-complex="normal" style:font-weight-complex="normal"/>
    </style:style>
    <style:style style:name="P416" style:family="paragraph" style:parent-style-name="Standard">
      <style:text-properties style:font-name="Noto Serif CJK KR2" fo:font-size="12pt" fo:font-style="normal" fo:font-weight="normal" officeooo:rsid="0233e601" officeooo:paragraph-rsid="02352a13" style:font-name-asian="Noto Serif CJK KR2" style:font-size-asian="10.5pt" style:font-style-asian="normal" style:font-weight-asian="normal" style:font-name-complex="Noto Serif CJK KR2" style:font-size-complex="12pt" style:font-style-complex="normal" style:font-weight-complex="normal"/>
    </style:style>
    <style:style style:name="P417" style:family="paragraph" style:parent-style-name="Standard">
      <style:text-properties style:font-name="Noto Serif CJK KR2" fo:font-size="12pt" fo:font-style="normal" fo:font-weight="normal" officeooo:rsid="02353011" officeooo:paragraph-rsid="02353011" style:font-name-asian="Noto Serif CJK KR2" style:font-size-asian="10.5pt" style:font-style-asian="normal" style:font-weight-asian="normal" style:font-name-complex="Noto Serif CJK KR2" style:font-size-complex="12pt" style:font-style-complex="normal" style:font-weight-complex="normal"/>
    </style:style>
    <style:style style:name="P418" style:family="paragraph" style:parent-style-name="Standard">
      <style:text-properties style:font-name="Noto Serif CJK KR2" fo:font-size="12pt" fo:font-style="normal" fo:font-weight="normal" officeooo:rsid="023604d2" officeooo:paragraph-rsid="02353011" style:font-name-asian="Noto Serif CJK KR2" style:font-size-asian="10.5pt" style:font-style-asian="normal" style:font-weight-asian="normal" style:font-name-complex="Noto Serif CJK KR2" style:font-size-complex="12pt" style:font-style-complex="normal" style:font-weight-complex="normal"/>
    </style:style>
    <style:style style:name="P419" style:family="paragraph" style:parent-style-name="Standard">
      <style:text-properties style:font-name="Noto Serif CJK KR2" fo:font-size="12pt" fo:font-style="normal" fo:font-weight="normal" officeooo:rsid="0236e069" officeooo:paragraph-rsid="0236e069" style:font-name-asian="Noto Serif CJK KR2" style:font-size-asian="10.5pt" style:font-style-asian="normal" style:font-weight-asian="normal" style:font-name-complex="Noto Serif CJK KR2" style:font-size-complex="12pt" style:font-style-complex="normal" style:font-weight-complex="normal"/>
    </style:style>
    <style:style style:name="P420" style:family="paragraph" style:parent-style-name="Standard">
      <style:text-properties style:font-name="Noto Serif CJK KR2" fo:font-size="12pt" fo:font-style="normal" fo:font-weight="normal" officeooo:rsid="0238799b" officeooo:paragraph-rsid="0238799b" style:font-name-asian="Noto Serif CJK KR2" style:font-size-asian="10.5pt" style:font-style-asian="normal" style:font-weight-asian="normal" style:font-name-complex="Noto Serif CJK KR2" style:font-size-complex="12pt" style:font-style-complex="normal" style:font-weight-complex="normal"/>
    </style:style>
    <style:style style:name="P421" style:family="paragraph" style:parent-style-name="Standard">
      <style:text-properties style:font-name="Noto Serif CJK KR2" fo:font-size="12pt" fo:font-style="normal" fo:font-weight="normal" officeooo:rsid="001dc698" officeooo:paragraph-rsid="023ae2cd" style:font-name-asian="Noto Serif CJK KR2" style:font-size-asian="10.5pt" style:font-style-asian="normal" style:font-weight-asian="normal" style:font-name-complex="Noto Serif CJK KR2" style:font-size-complex="12pt" style:font-style-complex="normal" style:font-weight-complex="normal"/>
    </style:style>
    <style:style style:name="P422" style:family="paragraph" style:parent-style-name="Standard">
      <style:text-properties style:font-name="Noto Serif CJK KR2" fo:font-size="12pt" fo:font-style="normal" fo:font-weight="normal" officeooo:rsid="0239fd19" officeooo:paragraph-rsid="0239fd19" style:font-name-asian="Noto Serif CJK KR2" style:font-size-asian="10.5pt" style:font-style-asian="normal" style:font-weight-asian="normal" style:font-name-complex="Noto Serif CJK KR2" style:font-size-complex="12pt" style:font-style-complex="normal" style:font-weight-complex="normal"/>
    </style:style>
    <style:style style:name="P423" style:family="paragraph" style:parent-style-name="Standard">
      <style:text-properties style:font-name="Noto Serif CJK KR2" fo:font-size="12pt" fo:font-style="normal" fo:font-weight="normal" officeooo:rsid="02471259" officeooo:paragraph-rsid="02471259" style:font-name-asian="Noto Serif CJK KR2" style:font-size-asian="10.5pt" style:font-style-asian="normal" style:font-weight-asian="normal" style:font-name-complex="Noto Serif CJK KR2" style:font-size-complex="12pt" style:font-style-complex="normal" style:font-weight-complex="normal"/>
    </style:style>
    <style:style style:name="P424" style:family="paragraph" style:parent-style-name="Standard">
      <style:text-properties style:font-name="Noto Serif CJK KR2" fo:font-size="12pt" fo:font-style="normal" fo:font-weight="normal" officeooo:rsid="024870f5" officeooo:paragraph-rsid="024870f5" style:font-name-asian="Noto Serif CJK KR2" style:font-size-asian="10.5pt" style:font-style-asian="normal" style:font-weight-asian="normal" style:font-name-complex="Noto Serif CJK KR2" style:font-size-complex="12pt" style:font-style-complex="normal" style:font-weight-complex="normal"/>
    </style:style>
    <style:style style:name="P425" style:family="paragraph" style:parent-style-name="Standard">
      <style:text-properties style:font-name="Noto Serif CJK KR2" fo:font-size="12pt" fo:font-style="normal" fo:font-weight="normal" officeooo:rsid="00615aed" officeooo:paragraph-rsid="02491e09" style:font-name-asian="Noto Serif CJK KR2" style:font-size-asian="10.5pt" style:font-style-asian="normal" style:font-weight-asian="normal" style:font-name-complex="Noto Serif CJK KR2" style:font-size-complex="12pt" style:font-style-complex="normal" style:font-weight-complex="normal"/>
    </style:style>
    <style:style style:name="P426" style:family="paragraph" style:parent-style-name="Standard">
      <style:text-properties style:font-name="Noto Serif CJK KR2" fo:font-size="12pt" fo:font-style="normal" fo:font-weight="normal" officeooo:rsid="0071a906" officeooo:paragraph-rsid="02fbaede" style:font-name-asian="Noto Serif CJK KR2" style:font-size-asian="10.5pt" style:font-style-asian="normal" style:font-weight-asian="normal" style:font-name-complex="Noto Serif CJK KR2" style:font-size-complex="12pt" style:font-style-complex="normal" style:font-weight-complex="normal"/>
    </style:style>
    <style:style style:name="P427" style:family="paragraph" style:parent-style-name="Standard">
      <style:text-properties style:font-name="Noto Serif CJK KR2" fo:font-size="12pt" fo:font-style="normal" fo:font-weight="normal" officeooo:rsid="0211a8cc" officeooo:paragraph-rsid="02fd2b8d" style:font-name-asian="Noto Serif CJK KR2" style:font-size-asian="10.5pt" style:font-style-asian="normal" style:font-weight-asian="normal" style:font-name-complex="Noto Serif CJK KR2" style:font-size-complex="12pt" style:font-style-complex="normal" style:font-weight-complex="normal"/>
    </style:style>
    <style:style style:name="P428" style:family="paragraph" style:parent-style-name="Standard">
      <style:text-properties style:font-name="Noto Serif CJK KR2" fo:font-size="12pt" fo:font-style="normal" fo:font-weight="normal" officeooo:rsid="02301607" officeooo:paragraph-rsid="0318868e" style:font-name-asian="Noto Serif CJK KR2" style:font-size-asian="10.5pt" style:font-style-asian="normal" style:font-weight-asian="normal" style:font-name-complex="Noto Serif CJK KR2" style:font-size-complex="12pt" style:font-style-complex="normal" style:font-weight-complex="normal"/>
    </style:style>
    <style:style style:name="P429" style:family="paragraph" style:parent-style-name="Standard">
      <style:text-properties style:font-name="Noto Serif CJK KR2" fo:font-size="12pt" fo:font-style="normal" fo:font-weight="normal" officeooo:rsid="023ae2cd" officeooo:paragraph-rsid="031c7d6a" style:font-name-asian="Noto Serif CJK KR2" style:font-size-asian="10.5pt" style:font-style-asian="normal" style:font-weight-asian="normal" style:font-name-complex="Noto Serif CJK KR2" style:font-size-complex="12pt" style:font-style-complex="normal" style:font-weight-complex="normal"/>
    </style:style>
    <style:style style:name="P430" style:family="paragraph" style:parent-style-name="Standard">
      <style:text-properties style:font-name="Noto Serif CJK KR2" fo:font-size="12pt" fo:font-style="normal" fo:font-weight="normal" officeooo:rsid="02439321" officeooo:paragraph-rsid="031d9fa2" style:font-name-asian="Noto Serif CJK KR2" style:font-size-asian="10.5pt" style:font-style-asian="normal" style:font-weight-asian="normal" style:font-name-complex="Noto Serif CJK KR2" style:font-size-complex="12pt" style:font-style-complex="normal" style:font-weight-complex="normal"/>
    </style:style>
    <style:style style:name="P431" style:family="paragraph" style:parent-style-name="Standard">
      <style:text-properties style:font-name="Noto Serif CJK KR2" fo:font-size="12pt" fo:font-style="normal" fo:font-weight="normal" officeooo:rsid="02491e09" officeooo:paragraph-rsid="02491e09" style:font-name-asian="Noto Serif CJK KR2" style:font-size-asian="10.5pt" style:font-style-asian="normal" style:font-weight-asian="normal" style:font-name-complex="Noto Serif CJK KR2" style:font-size-complex="12pt" style:font-style-complex="normal" style:font-weight-complex="normal"/>
    </style:style>
    <style:style style:name="P432" style:family="paragraph" style:parent-style-name="Standard">
      <style:text-properties officeooo:paragraph-rsid="00c22671"/>
    </style:style>
    <style:style style:name="P433" style:family="paragraph" style:parent-style-name="Standard">
      <style:text-properties officeooo:paragraph-rsid="00c2d756"/>
    </style:style>
    <style:style style:name="P434" style:family="paragraph" style:parent-style-name="Standard">
      <style:text-properties officeooo:paragraph-rsid="00c3f774"/>
    </style:style>
    <style:style style:name="P435" style:family="paragraph" style:parent-style-name="Standard">
      <style:text-properties officeooo:paragraph-rsid="00c87101"/>
    </style:style>
    <style:style style:name="P436" style:family="paragraph" style:parent-style-name="Standard">
      <style:text-properties officeooo:paragraph-rsid="00c9e504"/>
    </style:style>
    <style:style style:name="P437" style:family="paragraph" style:parent-style-name="Standard">
      <style:text-properties officeooo:paragraph-rsid="01ad157d"/>
    </style:style>
    <style:style style:name="P438" style:family="paragraph" style:parent-style-name="Standard">
      <style:text-properties officeooo:paragraph-rsid="02187112"/>
    </style:style>
    <style:style style:name="P439" style:family="paragraph" style:parent-style-name="Standard">
      <style:text-properties officeooo:paragraph-rsid="026e6d06"/>
    </style:style>
    <style:style style:name="P440" style:family="paragraph" style:parent-style-name="Standard">
      <style:text-properties officeooo:paragraph-rsid="0280b492"/>
    </style:style>
    <style:style style:name="P441" style:family="paragraph" style:parent-style-name="Standard">
      <style:text-properties fo:color="#0b08f0" style:font-name="Noto Serif CJK KR2" fo:font-style="normal" officeooo:rsid="00b4f795" officeooo:paragraph-rsid="01078700" style:font-name-asian="Noto Serif CJK KR2" style:font-style-asian="normal" style:font-name-complex="Noto Serif CJK KR2" style:font-style-complex="normal"/>
    </style:style>
    <style:style style:name="P442" style:family="paragraph" style:parent-style-name="Standard">
      <style:text-properties officeooo:paragraph-rsid="029bb87b"/>
    </style:style>
    <style:style style:name="P443" style:family="paragraph" style:parent-style-name="Standard">
      <style:text-properties officeooo:paragraph-rsid="02c2bc2a"/>
    </style:style>
    <style:style style:name="P444" style:family="paragraph" style:parent-style-name="Standard">
      <style:text-properties fo:color="#000000" style:font-name="Noto Serif CJK KR2" fo:font-style="normal" officeooo:rsid="02c85f10" officeooo:paragraph-rsid="02c85f10" style:font-name-asian="Noto Serif CJK KR2" style:font-style-asian="normal" style:font-name-complex="Noto Serif CJK KR2" style:font-style-complex="normal"/>
    </style:style>
    <style:style style:name="P445" style:family="paragraph" style:parent-style-name="Standard">
      <style:text-properties fo:color="#000000" style:font-name="Noto Serif CJK KR2" fo:font-style="normal" officeooo:rsid="0071a906" officeooo:paragraph-rsid="01f4de03" style:font-name-asian="Noto Serif CJK KR2" style:font-style-asian="normal" style:font-name-complex="Noto Serif CJK KR2" style:font-style-complex="normal"/>
    </style:style>
    <style:style style:name="P446" style:family="paragraph" style:parent-style-name="Standard">
      <style:text-properties fo:color="#000000" style:font-name="Noto Serif CJK KR2" fo:font-style="normal" officeooo:rsid="0071a906" officeooo:paragraph-rsid="01f6bee0" style:font-name-asian="Noto Serif CJK KR2" style:font-style-asian="normal" style:font-name-complex="Noto Serif CJK KR2" style:font-style-complex="normal"/>
    </style:style>
    <style:style style:name="P447" style:family="paragraph" style:parent-style-name="Standard">
      <style:text-properties fo:color="#000000" style:font-name="Noto Serif CJK KR2" fo:font-style="normal" officeooo:rsid="0071a906" officeooo:paragraph-rsid="02d55649" style:font-name-asian="Noto Serif CJK KR2" style:font-style-asian="normal" style:font-name-complex="Noto Serif CJK KR2" style:font-style-complex="normal"/>
    </style:style>
    <style:style style:name="P448" style:family="paragraph" style:parent-style-name="Standard">
      <style:text-properties officeooo:paragraph-rsid="00bd7407"/>
    </style:style>
    <style:style style:name="P449" style:family="paragraph" style:parent-style-name="Standard">
      <style:text-properties officeooo:paragraph-rsid="03368f5c"/>
    </style:style>
    <style:style style:name="P450" style:family="paragraph" style:parent-style-name="Standard">
      <style:text-properties officeooo:paragraph-rsid="0345e74b"/>
    </style:style>
    <style:style style:name="P451" style:family="paragraph" style:parent-style-name="Standard">
      <style:text-properties officeooo:paragraph-rsid="0355e17a"/>
    </style:style>
    <style:style style:name="P452" style:family="paragraph" style:parent-style-name="Standard">
      <style:paragraph-properties fo:margin-top="0cm" fo:margin-bottom="0cm" loext:contextual-spacing="false" fo:line-height="100%"/>
      <style:text-properties style:font-name="Noto Serif CJK KR2" fo:font-style="normal" officeooo:rsid="0071a906" officeooo:paragraph-rsid="02914fff" style:font-name-asian="Noto Serif CJK KR2" style:font-style-asian="normal" style:font-name-complex="Noto Serif CJK KR2" style:font-style-complex="normal"/>
    </style:style>
    <style:style style:name="T1" style:family="text">
      <style:text-properties officeooo:rsid="006d2cb4"/>
    </style:style>
    <style:style style:name="T2" style:family="text">
      <style:text-properties officeooo:rsid="00796715"/>
    </style:style>
    <style:style style:name="T3" style:family="text">
      <style:text-properties officeooo:rsid="007a9282"/>
    </style:style>
    <style:style style:name="T4" style:family="text">
      <style:text-properties officeooo:rsid="008525d8"/>
    </style:style>
    <style:style style:name="T5" style:family="text">
      <style:text-properties officeooo:rsid="0085e3aa"/>
    </style:style>
    <style:style style:name="T6" style:family="text">
      <style:text-properties officeooo:rsid="00889dc3"/>
    </style:style>
    <style:style style:name="T7" style:family="text">
      <style:text-properties officeooo:rsid="008e99de"/>
    </style:style>
    <style:style style:name="T8" style:family="text">
      <style:text-properties officeooo:rsid="0092002a"/>
    </style:style>
    <style:style style:name="T9" style:family="text">
      <style:text-properties officeooo:rsid="0092d211"/>
    </style:style>
    <style:style style:name="T10" style:family="text">
      <style:text-properties officeooo:rsid="0095ace9"/>
    </style:style>
    <style:style style:name="T11" style:family="text">
      <style:text-properties officeooo:rsid="009a7edb"/>
    </style:style>
    <style:style style:name="T12" style:family="text">
      <style:text-properties officeooo:rsid="009c3587"/>
    </style:style>
    <style:style style:name="T13" style:family="text">
      <style:text-properties officeooo:rsid="00a4a347"/>
    </style:style>
    <style:style style:name="T14" style:family="text">
      <style:text-properties style:font-name="Noto Serif CJK KR2" fo:font-style="normal" officeooo:rsid="00615aed" style:font-name-asian="Noto Serif CJK KR2" style:font-style-asian="normal" style:font-name-complex="Noto Serif CJK KR2" style:font-style-complex="normal"/>
    </style:style>
    <style:style style:name="T15" style:family="text">
      <style:text-properties style:font-name="Noto Serif CJK KR2" fo:font-style="normal" officeooo:rsid="001861d9" style:font-name-asian="Noto Serif CJK KR2" style:font-style-asian="normal" style:font-name-complex="Noto Serif CJK KR2" style:font-style-complex="normal"/>
    </style:style>
    <style:style style:name="T16" style:family="text">
      <style:text-properties style:font-name="Noto Serif CJK KR2" fo:font-style="normal" officeooo:rsid="0063090c" style:font-name-asian="Noto Serif CJK KR2" style:font-style-asian="normal" style:font-name-complex="Noto Serif CJK KR2" style:font-style-complex="normal"/>
    </style:style>
    <style:style style:name="T17" style:family="text">
      <style:text-properties style:font-name="Noto Serif CJK KR2" fo:font-style="normal" officeooo:rsid="00bca2aa" style:font-name-asian="Noto Serif CJK KR2" style:font-style-asian="normal" style:font-name-complex="Noto Serif CJK KR2" style:font-style-complex="normal"/>
    </style:style>
    <style:style style:name="T18" style:family="text">
      <style:text-properties style:font-name="Noto Serif CJK KR2" fo:font-style="normal" officeooo:rsid="001dc698" style:font-name-asian="Noto Serif CJK KR2" style:font-style-asian="normal" style:font-name-complex="Noto Serif CJK KR2" style:font-style-complex="normal"/>
    </style:style>
    <style:style style:name="T19" style:family="text">
      <style:text-properties style:font-name="Noto Serif CJK KR2" fo:font-style="normal" officeooo:rsid="00c22671" style:font-name-asian="Noto Serif CJK KR2" style:font-style-asian="normal" style:font-name-complex="Noto Serif CJK KR2" style:font-style-complex="normal"/>
    </style:style>
    <style:style style:name="T20" style:family="text">
      <style:text-properties style:font-name="Noto Serif CJK KR2" fo:font-style="normal" officeooo:rsid="00637d41" style:font-name-asian="Noto Serif CJK KR2" style:font-style-asian="normal" style:font-name-complex="Noto Serif CJK KR2" style:font-style-complex="normal"/>
    </style:style>
    <style:style style:name="T21" style:family="text">
      <style:text-properties style:font-name="Noto Serif CJK KR2" fo:font-style="normal" officeooo:rsid="00647219" style:font-name-asian="Noto Serif CJK KR2" style:font-style-asian="normal" style:font-name-complex="Noto Serif CJK KR2" style:font-style-complex="normal"/>
    </style:style>
    <style:style style:name="T22" style:family="text">
      <style:text-properties style:font-name="Noto Serif CJK KR2" fo:font-style="normal" officeooo:rsid="00c2d756" style:font-name-asian="Noto Serif CJK KR2" style:font-style-asian="normal" style:font-name-complex="Noto Serif CJK KR2" style:font-style-complex="normal"/>
    </style:style>
    <style:style style:name="T23" style:family="text">
      <style:text-properties style:font-name="Noto Serif CJK KR2" fo:font-style="normal" officeooo:rsid="0064019b" style:font-name-asian="Noto Serif CJK KR2" style:font-style-asian="normal" style:font-name-complex="Noto Serif CJK KR2" style:font-style-complex="normal"/>
    </style:style>
    <style:style style:name="T24" style:family="text">
      <style:text-properties style:font-name="Noto Serif CJK KR2" fo:font-style="normal" officeooo:rsid="00c2dabe" style:font-name-asian="Noto Serif CJK KR2" style:font-style-asian="normal" style:font-name-complex="Noto Serif CJK KR2" style:font-style-complex="normal"/>
    </style:style>
    <style:style style:name="T25" style:family="text">
      <style:text-properties style:font-name="Noto Serif CJK KR2" fo:font-style="normal" officeooo:rsid="00c3f774" style:font-name-asian="Noto Serif CJK KR2" style:font-style-asian="normal" style:font-name-complex="Noto Serif CJK KR2" style:font-style-complex="normal"/>
    </style:style>
    <style:style style:name="T26" style:family="text">
      <style:text-properties style:font-name="Noto Serif CJK KR2" fo:font-style="normal" officeooo:rsid="0065d790" style:font-name-asian="Noto Serif CJK KR2" style:font-style-asian="normal" style:font-name-complex="Noto Serif CJK KR2" style:font-style-complex="normal"/>
    </style:style>
    <style:style style:name="T27" style:family="text">
      <style:text-properties style:font-name="Noto Serif CJK KR2" fo:font-style="normal" officeooo:rsid="00c4d8c6" style:font-name-asian="Noto Serif CJK KR2" style:font-style-asian="normal" style:font-name-complex="Noto Serif CJK KR2" style:font-style-complex="normal"/>
    </style:style>
    <style:style style:name="T28" style:family="text">
      <style:text-properties style:font-name="Noto Serif CJK KR2" fo:font-style="normal" officeooo:rsid="00c69d96" style:font-name-asian="Noto Serif CJK KR2" style:font-style-asian="normal" style:font-name-complex="Noto Serif CJK KR2" style:font-style-complex="normal"/>
    </style:style>
    <style:style style:name="T29" style:family="text">
      <style:text-properties style:font-name="Noto Serif CJK KR2" fo:font-style="normal" officeooo:rsid="00c87101" style:font-name-asian="Noto Serif CJK KR2" style:font-style-asian="normal" style:font-name-complex="Noto Serif CJK KR2" style:font-style-complex="normal"/>
    </style:style>
    <style:style style:name="T30" style:family="text">
      <style:text-properties style:font-name="Noto Serif CJK KR2" fo:font-style="normal" officeooo:rsid="00c9e504" style:font-name-asian="Noto Serif CJK KR2" style:font-style-asian="normal" style:font-name-complex="Noto Serif CJK KR2" style:font-style-complex="normal"/>
    </style:style>
    <style:style style:name="T31" style:family="text">
      <style:text-properties style:font-name="Noto Serif CJK KR2" fo:font-style="normal" officeooo:rsid="00b2b2c4" style:font-name-asian="Noto Serif CJK KR2" style:font-style-asian="normal" style:font-name-complex="Noto Serif CJK KR2" style:font-style-complex="normal"/>
    </style:style>
    <style:style style:name="T32" style:family="text">
      <style:text-properties style:font-name="Noto Serif CJK KR2" fo:font-style="normal" officeooo:rsid="00ec1002" style:font-name-asian="Noto Serif CJK KR2" style:font-style-asian="normal" style:font-name-complex="Noto Serif CJK KR2" style:font-style-complex="normal"/>
    </style:style>
    <style:style style:name="T33" style:family="text">
      <style:text-properties style:font-name="Noto Serif CJK KR2" fo:font-style="normal" officeooo:rsid="015d28fc" style:font-name-asian="Noto Serif CJK KR2" style:font-style-asian="normal" style:font-name-complex="Noto Serif CJK KR2" style:font-style-complex="normal"/>
    </style:style>
    <style:style style:name="T34" style:family="text">
      <style:text-properties style:font-name="Noto Serif CJK KR2" fo:font-style="normal" officeooo:rsid="0071a906" style:font-name-asian="Noto Serif CJK KR2" style:font-style-asian="normal" style:font-name-complex="Noto Serif CJK KR2" style:font-style-complex="normal"/>
    </style:style>
    <style:style style:name="T35" style:family="text">
      <style:text-properties style:font-name="Noto Serif CJK KR2" fo:font-style="normal" officeooo:rsid="01ad157d" style:font-name-asian="Noto Serif CJK KR2" style:font-style-asian="normal" style:font-name-complex="Noto Serif CJK KR2" style:font-style-complex="normal"/>
    </style:style>
    <style:style style:name="T36" style:family="text">
      <style:text-properties style:font-name="Noto Serif CJK KR2" fo:font-style="normal" officeooo:rsid="01accb1a" style:font-name-asian="Noto Serif CJK KR2" style:font-style-asian="normal" style:font-name-complex="Noto Serif CJK KR2" style:font-style-complex="normal"/>
    </style:style>
    <style:style style:name="T37" style:family="text">
      <style:text-properties style:font-name="Noto Serif CJK KR2" fo:font-style="normal" officeooo:rsid="0087e284" style:font-name-asian="Noto Serif CJK KR2" style:font-style-asian="normal" style:font-name-complex="Noto Serif CJK KR2" style:font-style-complex="normal"/>
    </style:style>
    <style:style style:name="T38" style:family="text">
      <style:text-properties style:font-name="Noto Serif CJK KR2" fo:font-style="normal" officeooo:rsid="026e6d06" style:font-name-asian="Noto Serif CJK KR2" style:font-style-asian="normal" style:font-name-complex="Noto Serif CJK KR2" style:font-style-complex="normal"/>
    </style:style>
    <style:style style:name="T39" style:family="text">
      <style:text-properties style:font-name="Noto Serif CJK KR2" fo:font-style="normal" officeooo:rsid="02b0aa0f" style:font-name-asian="Noto Serif CJK KR2" style:font-style-asian="normal" style:font-name-complex="Noto Serif CJK KR2" style:font-style-complex="normal"/>
    </style:style>
    <style:style style:name="T40" style:family="text">
      <style:text-properties style:font-name="Noto Serif CJK KR2" fo:font-style="normal" officeooo:rsid="02c34fd8" style:font-name-asian="Noto Serif CJK KR2" style:font-style-asian="normal" style:font-name-complex="Noto Serif CJK KR2" style:font-style-complex="normal"/>
    </style:style>
    <style:style style:name="T41" style:family="text">
      <style:text-properties style:font-name="Noto Serif CJK KR2" fo:font-style="normal" officeooo:rsid="02c2bc2a" style:font-name-asian="Noto Serif CJK KR2" style:font-style-asian="normal" style:font-name-complex="Noto Serif CJK KR2" style:font-style-complex="normal"/>
    </style:style>
    <style:style style:name="T42" style:family="text">
      <style:text-properties style:font-name="Noto Serif CJK KR2" fo:font-style="normal" officeooo:rsid="032c0a5e" style:font-name-asian="Noto Serif CJK KR2" style:font-style-asian="normal" style:font-name-complex="Noto Serif CJK KR2" style:font-style-complex="normal"/>
    </style:style>
    <style:style style:name="T43" style:family="text">
      <style:text-properties style:font-name="Noto Serif CJK KR2" fo:font-style="normal" officeooo:rsid="03368f5c" style:font-name-asian="Noto Serif CJK KR2" style:font-style-asian="normal" style:font-name-complex="Noto Serif CJK KR2" style:font-style-complex="normal"/>
    </style:style>
    <style:style style:name="T44" style:family="text">
      <style:text-properties style:font-name="Noto Serif CJK KR2" fo:font-style="normal" fo:font-weight="bold" officeooo:rsid="0087e284" style:font-name-asian="Noto Serif CJK KR2" style:font-style-asian="normal" style:font-weight-asian="bold" style:font-name-complex="Noto Serif CJK KR2" style:font-style-complex="normal" style:font-weight-complex="bold"/>
    </style:style>
    <style:style style:name="T45" style:family="text">
      <style:text-properties style:font-name="Noto Serif CJK KR2" fo:font-style="normal" fo:font-weight="bold" officeooo:rsid="015d28fc" style:font-name-asian="Noto Serif CJK KR2" style:font-style-asian="normal" style:font-weight-asian="bold" style:font-name-complex="Noto Serif CJK KR2" style:font-style-complex="normal" style:font-weight-complex="bold"/>
    </style:style>
    <style:style style:name="T46" style:family="text">
      <style:text-properties style:font-name="Noto Serif CJK KR2" fo:font-style="normal" fo:font-weight="bold" officeooo:rsid="0063090c" style:font-name-asian="Noto Serif CJK KR2" style:font-style-asian="normal" style:font-weight-asian="bold" style:font-name-complex="Noto Serif CJK KR2" style:font-style-complex="normal" style:font-weight-complex="bold"/>
    </style:style>
    <style:style style:name="T47" style:family="text">
      <style:text-properties style:font-name="Noto Serif CJK KR2" fo:font-style="normal" fo:font-weight="bold" officeooo:rsid="00637d41" style:font-name-asian="Noto Serif CJK KR2" style:font-style-asian="normal" style:font-weight-asian="bold" style:font-name-complex="Noto Serif CJK KR2" style:font-style-complex="normal" style:font-weight-complex="bold"/>
    </style:style>
    <style:style style:name="T48" style:family="text">
      <style:text-properties style:font-name="Noto Serif CJK KR2" fo:font-style="normal" fo:font-weight="bold" officeooo:rsid="00647219" style:font-name-asian="Noto Serif CJK KR2" style:font-style-asian="normal" style:font-weight-asian="bold" style:font-name-complex="Noto Serif CJK KR2" style:font-style-complex="normal" style:font-weight-complex="bold"/>
    </style:style>
    <style:style style:name="T49" style:family="text">
      <style:text-properties style:font-name="Noto Serif CJK KR2" fo:font-style="normal" fo:font-weight="bold" officeooo:rsid="0064019b" style:font-name-asian="Noto Serif CJK KR2" style:font-style-asian="normal" style:font-weight-asian="bold" style:font-name-complex="Noto Serif CJK KR2" style:font-style-complex="normal" style:font-weight-complex="bold"/>
    </style:style>
    <style:style style:name="T50" style:family="text">
      <style:text-properties style:font-name="Noto Serif CJK KR2" fo:font-style="normal" fo:font-weight="bold" officeooo:rsid="0065d790" style:font-name-asian="Noto Serif CJK KR2" style:font-style-asian="normal" style:font-weight-asian="bold" style:font-name-complex="Noto Serif CJK KR2" style:font-style-complex="normal" style:font-weight-complex="bold"/>
    </style:style>
    <style:style style:name="T51" style:family="text">
      <style:text-properties style:font-name="Noto Serif CJK KR2" fo:font-style="normal" fo:font-weight="bold" officeooo:rsid="034b152b" style:font-name-asian="Noto Serif CJK KR2" style:font-style-asian="normal" style:font-weight-asian="bold" style:font-name-complex="Noto Serif CJK KR2" style:font-style-complex="normal" style:font-weight-complex="bold"/>
    </style:style>
    <style:style style:name="T52" style:family="text">
      <style:text-properties style:font-name="Noto Serif CJK KR2" fo:font-style="normal" fo:font-weight="bold" officeooo:rsid="001861d9" style:font-name-asian="Noto Serif CJK KR2" style:font-style-asian="normal" style:font-weight-asian="bold" style:font-name-complex="Noto Serif CJK KR2" style:font-style-complex="normal" style:font-weight-complex="bold"/>
    </style:style>
    <style:style style:name="T53" style:family="text">
      <style:text-properties style:font-name="Noto Serif CJK KR2" fo:font-style="normal" fo:font-weight="bold" officeooo:rsid="00c87101" style:font-name-asian="Noto Serif CJK KR2" style:font-style-asian="normal" style:font-weight-asian="bold" style:font-name-complex="Noto Serif CJK KR2" style:font-style-complex="normal" style:font-weight-complex="bold"/>
    </style:style>
    <style:style style:name="T54" style:family="text">
      <style:text-properties style:font-name="Noto Serif CJK KR2" officeooo:rsid="014d4ee6" style:font-name-asian="Noto Serif CJK KR2" style:font-name-complex="Noto Serif CJK KR2"/>
    </style:style>
    <style:style style:name="T55" style:family="text">
      <style:text-properties style:font-name="Noto Serif CJK KR2" officeooo:rsid="00615aed" style:font-name-asian="Noto Serif CJK KR2" style:font-name-complex="Noto Serif CJK KR2"/>
    </style:style>
    <style:style style:name="T56" style:family="text">
      <style:text-properties style:font-name="Noto Serif CJK KR2" officeooo:rsid="001dc698" style:font-name-asian="Noto Serif CJK KR2" style:font-name-complex="Noto Serif CJK KR2"/>
    </style:style>
    <style:style style:name="T57" style:family="text">
      <style:text-properties style:font-name="Noto Serif CJK KR2" officeooo:rsid="014e4f41" style:font-name-asian="Noto Serif CJK KR2" style:font-name-complex="Noto Serif CJK KR2"/>
    </style:style>
    <style:style style:name="T58" style:family="text">
      <style:text-properties style:font-name="Noto Serif CJK KR2" officeooo:rsid="001861d9" style:font-name-asian="Noto Serif CJK KR2" style:font-name-complex="Noto Serif CJK KR2"/>
    </style:style>
    <style:style style:name="T59" style:family="text">
      <style:text-properties style:font-name="Noto Serif CJK KR2" officeooo:rsid="01505692" style:font-name-asian="Noto Serif CJK KR2" style:font-name-complex="Noto Serif CJK KR2"/>
    </style:style>
    <style:style style:name="T60" style:family="text">
      <style:text-properties style:font-name="Noto Serif CJK KR2" officeooo:rsid="01548fed" style:font-name-asian="Noto Serif CJK KR2" style:font-name-complex="Noto Serif CJK KR2"/>
    </style:style>
    <style:style style:name="T61" style:family="text">
      <style:text-properties style:font-name="Noto Serif CJK KR2" officeooo:rsid="0155dbb3" style:font-name-asian="Noto Serif CJK KR2" style:font-name-complex="Noto Serif CJK KR2"/>
    </style:style>
    <style:style style:name="T62" style:family="text">
      <style:text-properties style:font-name="Noto Serif CJK KR2" officeooo:rsid="0156ecfc" style:font-name-asian="Noto Serif CJK KR2" style:font-name-complex="Noto Serif CJK KR2"/>
    </style:style>
    <style:style style:name="T63" style:family="text">
      <style:text-properties style:font-name="Noto Serif CJK KR2" officeooo:rsid="0159631d" style:font-name-asian="Noto Serif CJK KR2" style:font-name-complex="Noto Serif CJK KR2"/>
    </style:style>
    <style:style style:name="T64" style:family="text">
      <style:text-properties style:font-name="Noto Serif CJK KR2" officeooo:rsid="015b5b1e" style:font-name-asian="Noto Serif CJK KR2" style:font-name-complex="Noto Serif CJK KR2"/>
    </style:style>
    <style:style style:name="T65" style:family="text">
      <style:text-properties style:font-name="Noto Serif CJK KR2" officeooo:rsid="026e6d06" style:font-name-asian="Noto Serif CJK KR2" style:font-name-complex="Noto Serif CJK KR2"/>
    </style:style>
    <style:style style:name="T66" style:family="text">
      <style:text-properties style:font-name="Noto Serif CJK KR2" fo:font-size="12pt" fo:font-style="normal" fo:font-weight="normal" officeooo:rsid="001861d9" style:font-name-asian="Noto Serif CJK KR2" style:font-size-asian="10.5pt" style:font-style-asian="normal" style:font-weight-asian="normal" style:font-name-complex="Noto Serif CJK KR2" style:font-size-complex="12pt" style:font-style-complex="normal" style:font-weight-complex="normal"/>
    </style:style>
    <style:style style:name="T67" style:family="text">
      <style:text-properties style:font-name="Noto Serif CJK KR2" fo:font-size="12pt" fo:font-style="normal" fo:font-weight="normal" officeooo:rsid="02187112" style:font-name-asian="Noto Serif CJK KR2" style:font-size-asian="10.5pt" style:font-style-asian="normal" style:font-weight-asian="normal" style:font-name-complex="Noto Serif CJK KR2" style:font-size-complex="12pt" style:font-style-complex="normal" style:font-weight-complex="normal"/>
    </style:style>
    <style:style style:name="T68" style:family="text">
      <style:text-properties style:font-name="Noto Serif CJK KR2" fo:font-size="12pt" fo:font-style="normal" fo:font-weight="normal" officeooo:rsid="022a4184" style:font-name-asian="Noto Serif CJK KR2" style:font-size-asian="10.5pt" style:font-style-asian="normal" style:font-weight-asian="normal" style:font-name-complex="Noto Serif CJK KR2" style:font-size-complex="12pt" style:font-style-complex="normal" style:font-weight-complex="normal"/>
    </style:style>
    <style:style style:name="T69" style:family="text">
      <style:text-properties style:font-name="Noto Serif CJK KR2" fo:font-size="12pt" fo:font-style="normal" fo:font-weight="bold" officeooo:rsid="001861d9" style:font-name-asian="Noto Serif CJK KR2" style:font-size-asian="10.5pt" style:font-style-asian="normal" style:font-weight-asian="bold" style:font-name-complex="Noto Serif CJK KR2" style:font-size-complex="12pt" style:font-style-complex="normal" style:font-weight-complex="bold"/>
    </style:style>
    <style:style style:name="T70" style:family="text">
      <style:text-properties style:font-name="Noto Serif CJK KR2" fo:font-size="12pt" fo:font-style="normal" fo:font-weight="bold" officeooo:rsid="02187112" style:font-name-asian="Noto Serif CJK KR2" style:font-size-asian="10.5pt" style:font-style-asian="normal" style:font-weight-asian="bold" style:font-name-complex="Noto Serif CJK KR2" style:font-size-complex="12pt" style:font-style-complex="normal" style:font-weight-complex="bold"/>
    </style:style>
    <style:style style:name="T71" style:family="text">
      <style:text-properties officeooo:rsid="001dc698"/>
    </style:style>
    <style:style style:name="T72" style:family="text">
      <style:text-properties officeooo:rsid="00bca2aa"/>
    </style:style>
    <style:style style:name="T73" style:family="text">
      <style:text-properties officeooo:rsid="00615aed"/>
    </style:style>
    <style:style style:name="T74" style:family="text">
      <style:text-properties officeooo:rsid="001861d9"/>
    </style:style>
    <style:style style:name="T75" style:family="text">
      <style:text-properties fo:color="#3465a4" style:font-name="Noto Serif CJK KR2" fo:font-style="normal" fo:font-weight="bold" officeooo:rsid="0345e74b" style:font-name-asian="Noto Serif CJK KR2" style:font-style-asian="normal" style:font-weight-asian="bold" style:font-name-complex="Noto Serif CJK KR2" style:font-style-complex="normal" style:font-weight-complex="bold"/>
    </style:style>
    <style:style style:name="T76" style:family="text">
      <style:text-properties fo:color="#3465a4" style:font-name="Noto Serif CJK KR2" fo:font-style="normal" fo:font-weight="bold" officeooo:rsid="03478d09" style:font-name-asian="Noto Serif CJK KR2" style:font-style-asian="normal" style:font-weight-asian="bold" style:font-name-complex="Noto Serif CJK KR2" style:font-style-complex="normal" style:font-weight-complex="bold"/>
    </style:style>
    <style:style style:name="T77" style:family="text">
      <style:text-properties officeooo:rsid="0063090c"/>
    </style:style>
    <style:style style:name="T78" style:family="text">
      <style:text-properties officeooo:rsid="00bf4ed7"/>
    </style:style>
    <style:style style:name="T79" style:family="text">
      <style:text-properties officeooo:rsid="00c05133"/>
    </style:style>
    <style:style style:name="T80" style:family="text">
      <style:text-properties officeooo:rsid="00c22671"/>
    </style:style>
    <style:style style:name="T81" style:family="text">
      <style:text-properties officeooo:rsid="00c2d756"/>
    </style:style>
    <style:style style:name="T82" style:family="text">
      <style:text-properties officeooo:rsid="00c490c3"/>
    </style:style>
    <style:style style:name="T83" style:family="text">
      <style:text-properties officeooo:rsid="00c4d8c6"/>
    </style:style>
    <style:style style:name="T84" style:family="text">
      <style:text-properties officeooo:rsid="00c69d96"/>
    </style:style>
    <style:style style:name="T85" style:family="text">
      <style:text-properties officeooo:rsid="00c87101"/>
    </style:style>
    <style:style style:name="T86" style:family="text">
      <style:text-properties officeooo:rsid="00c9e504"/>
    </style:style>
    <style:style style:name="T87" style:family="text">
      <style:text-properties officeooo:rsid="00cb915b"/>
    </style:style>
    <style:style style:name="T88" style:family="text">
      <style:text-properties officeooo:rsid="00cc49fa"/>
    </style:style>
    <style:style style:name="T89" style:family="text">
      <style:text-properties officeooo:rsid="00ce3e30"/>
    </style:style>
    <style:style style:name="T90" style:family="text">
      <style:text-properties officeooo:rsid="00ce702d"/>
    </style:style>
    <style:style style:name="T91" style:family="text">
      <style:text-properties officeooo:rsid="00d16935"/>
    </style:style>
    <style:style style:name="T92" style:family="text">
      <style:text-properties officeooo:rsid="00d27ca0"/>
    </style:style>
    <style:style style:name="T93" style:family="text">
      <style:text-properties officeooo:rsid="00d432b9"/>
    </style:style>
    <style:style style:name="T94" style:family="text">
      <style:text-properties officeooo:rsid="00d4a334"/>
    </style:style>
    <style:style style:name="T95" style:family="text">
      <style:text-properties officeooo:rsid="00d641ea"/>
    </style:style>
    <style:style style:name="T96" style:family="text">
      <style:text-properties officeooo:rsid="00d6c3c0"/>
    </style:style>
    <style:style style:name="T97" style:family="text">
      <style:text-properties officeooo:rsid="00d74dd0"/>
    </style:style>
    <style:style style:name="T98" style:family="text">
      <style:text-properties officeooo:rsid="00da5029"/>
    </style:style>
    <style:style style:name="T99" style:family="text">
      <style:text-properties officeooo:rsid="00811fc7"/>
    </style:style>
    <style:style style:name="T100" style:family="text">
      <style:text-properties officeooo:rsid="00dbfc19"/>
    </style:style>
    <style:style style:name="T101" style:family="text">
      <style:text-properties officeooo:rsid="00dcf9e3"/>
    </style:style>
    <style:style style:name="T102" style:family="text">
      <style:text-properties officeooo:rsid="00dd6313"/>
    </style:style>
    <style:style style:name="T103" style:family="text">
      <style:text-properties officeooo:rsid="00df6955"/>
    </style:style>
    <style:style style:name="T104" style:family="text">
      <style:text-properties officeooo:rsid="00e328e0"/>
    </style:style>
    <style:style style:name="T105" style:family="text">
      <style:text-properties officeooo:rsid="00e76d05"/>
    </style:style>
    <style:style style:name="T106" style:family="text">
      <style:text-properties officeooo:rsid="00e8d160"/>
    </style:style>
    <style:style style:name="T107" style:family="text">
      <style:text-properties officeooo:rsid="00ec1002"/>
    </style:style>
    <style:style style:name="T108" style:family="text">
      <style:text-properties officeooo:rsid="00eeb776"/>
    </style:style>
    <style:style style:name="T109" style:family="text">
      <style:text-properties officeooo:rsid="00f069cf"/>
    </style:style>
    <style:style style:name="T110" style:family="text">
      <style:text-properties officeooo:rsid="00f21558"/>
    </style:style>
    <style:style style:name="T111" style:family="text">
      <style:text-properties officeooo:rsid="00f6542a"/>
    </style:style>
    <style:style style:name="T112" style:family="text">
      <style:text-properties officeooo:rsid="00f9ff5e"/>
    </style:style>
    <style:style style:name="T113" style:family="text">
      <style:text-properties officeooo:rsid="00fbf55a"/>
    </style:style>
    <style:style style:name="T114" style:family="text">
      <style:text-properties officeooo:rsid="00fee11d"/>
    </style:style>
    <style:style style:name="T115" style:family="text">
      <style:text-properties officeooo:rsid="0101570c"/>
    </style:style>
    <style:style style:name="T116" style:family="text">
      <style:text-properties officeooo:rsid="010232c5"/>
    </style:style>
    <style:style style:name="T117" style:family="text">
      <style:text-properties officeooo:rsid="0103d202"/>
    </style:style>
    <style:style style:name="T118" style:family="text">
      <style:text-properties officeooo:rsid="0103d68f"/>
    </style:style>
    <style:style style:name="T119" style:family="text">
      <style:text-properties officeooo:rsid="01046ff2"/>
    </style:style>
    <style:style style:name="T120" style:family="text">
      <style:text-properties officeooo:rsid="01066619"/>
    </style:style>
    <style:style style:name="T121" style:family="text">
      <style:text-properties officeooo:rsid="01078700"/>
    </style:style>
    <style:style style:name="T122" style:family="text">
      <style:text-properties officeooo:rsid="01092f0f"/>
    </style:style>
    <style:style style:name="T123" style:family="text">
      <style:text-properties officeooo:rsid="010ab01c"/>
    </style:style>
    <style:style style:name="T124" style:family="text">
      <style:text-properties officeooo:rsid="010acd5a"/>
    </style:style>
    <style:style style:name="T125" style:family="text">
      <style:text-properties officeooo:rsid="010bbf1c"/>
    </style:style>
    <style:style style:name="T126" style:family="text">
      <style:text-properties officeooo:rsid="010cbfb2"/>
    </style:style>
    <style:style style:name="T127" style:family="text">
      <style:text-properties officeooo:rsid="0110e720"/>
    </style:style>
    <style:style style:name="T128" style:family="text">
      <style:text-properties officeooo:rsid="0116c81a"/>
    </style:style>
    <style:style style:name="T129" style:family="text">
      <style:text-properties officeooo:rsid="0117e5a9"/>
    </style:style>
    <style:style style:name="T130" style:family="text">
      <style:text-properties officeooo:rsid="01186908"/>
    </style:style>
    <style:style style:name="T131" style:family="text">
      <style:text-properties officeooo:rsid="0119d372"/>
    </style:style>
    <style:style style:name="T132" style:family="text">
      <style:text-properties officeooo:rsid="011ccdb3"/>
    </style:style>
    <style:style style:name="T133" style:family="text">
      <style:text-properties officeooo:rsid="011e0f13"/>
    </style:style>
    <style:style style:name="T134" style:family="text">
      <style:text-properties officeooo:rsid="011f2783"/>
    </style:style>
    <style:style style:name="T135" style:family="text">
      <style:text-properties officeooo:rsid="0120d130"/>
    </style:style>
    <style:style style:name="T136" style:family="text">
      <style:text-properties officeooo:rsid="01235081"/>
    </style:style>
    <style:style style:name="T137" style:family="text">
      <style:text-properties officeooo:rsid="01253f0f"/>
    </style:style>
    <style:style style:name="T138" style:family="text">
      <style:text-properties officeooo:rsid="012822de"/>
    </style:style>
    <style:style style:name="T139" style:family="text">
      <style:text-properties officeooo:rsid="0129547a"/>
    </style:style>
    <style:style style:name="T140" style:family="text">
      <style:text-properties officeooo:rsid="012ca3d1"/>
    </style:style>
    <style:style style:name="T141" style:family="text">
      <style:text-properties officeooo:rsid="012f3c35"/>
    </style:style>
    <style:style style:name="T142" style:family="text">
      <style:text-properties officeooo:rsid="01326c7f"/>
    </style:style>
    <style:style style:name="T143" style:family="text">
      <style:text-properties officeooo:rsid="0134b3f5"/>
    </style:style>
    <style:style style:name="T144" style:family="text">
      <style:text-properties officeooo:rsid="013bf393"/>
    </style:style>
    <style:style style:name="T145" style:family="text">
      <style:text-properties officeooo:rsid="013dd6c1"/>
    </style:style>
    <style:style style:name="T146" style:family="text">
      <style:text-properties officeooo:rsid="013f5208"/>
    </style:style>
    <style:style style:name="T147" style:family="text">
      <style:text-properties officeooo:rsid="0147f34b"/>
    </style:style>
    <style:style style:name="T148" style:family="text">
      <style:text-properties officeooo:rsid="014c0296"/>
    </style:style>
    <style:style style:name="T149" style:family="text">
      <style:text-properties officeooo:rsid="014f2c58"/>
    </style:style>
    <style:style style:name="T150" style:family="text">
      <style:text-properties officeooo:rsid="01514d0c"/>
    </style:style>
    <style:style style:name="T151" style:family="text">
      <style:text-properties officeooo:rsid="015cc0f9"/>
    </style:style>
    <style:style style:name="T152" style:family="text">
      <style:text-properties officeooo:rsid="0156fb5a"/>
    </style:style>
    <style:style style:name="T153" style:family="text">
      <style:text-properties officeooo:rsid="015786a0"/>
    </style:style>
    <style:style style:name="T154" style:family="text">
      <style:text-properties officeooo:rsid="015ef280"/>
    </style:style>
    <style:style style:name="T155" style:family="text">
      <style:text-properties officeooo:rsid="015f14e5"/>
    </style:style>
    <style:style style:name="T156" style:family="text">
      <style:text-properties officeooo:rsid="015f447d"/>
    </style:style>
    <style:style style:name="T157" style:family="text">
      <style:text-properties officeooo:rsid="0161c837"/>
    </style:style>
    <style:style style:name="T158" style:family="text">
      <style:text-properties officeooo:rsid="01641d89"/>
    </style:style>
    <style:style style:name="T159" style:family="text">
      <style:text-properties officeooo:rsid="0165b972"/>
    </style:style>
    <style:style style:name="T160" style:family="text">
      <style:text-properties officeooo:rsid="01668ce5"/>
    </style:style>
    <style:style style:name="T161" style:family="text">
      <style:text-properties officeooo:rsid="0168198f"/>
    </style:style>
    <style:style style:name="T162" style:family="text">
      <style:text-properties officeooo:rsid="0169a9ef"/>
    </style:style>
    <style:style style:name="T163" style:family="text">
      <style:text-properties officeooo:rsid="016b0a79"/>
    </style:style>
    <style:style style:name="T164" style:family="text">
      <style:text-properties officeooo:rsid="0170d735"/>
    </style:style>
    <style:style style:name="T165" style:family="text">
      <style:text-properties officeooo:rsid="0171966f"/>
    </style:style>
    <style:style style:name="T166" style:family="text">
      <style:text-properties officeooo:rsid="017211dd"/>
    </style:style>
    <style:style style:name="T167" style:family="text">
      <style:text-properties officeooo:rsid="01756ed2"/>
    </style:style>
    <style:style style:name="T168" style:family="text">
      <style:text-properties officeooo:rsid="017a8fa9"/>
    </style:style>
    <style:style style:name="T169" style:family="text">
      <style:text-properties officeooo:rsid="017af02e"/>
    </style:style>
    <style:style style:name="T170" style:family="text">
      <style:text-properties officeooo:rsid="017ca552"/>
    </style:style>
    <style:style style:name="T171" style:family="text">
      <style:text-properties officeooo:rsid="017fce7d"/>
    </style:style>
    <style:style style:name="T172" style:family="text">
      <style:text-properties officeooo:rsid="0180068c"/>
    </style:style>
    <style:style style:name="T173" style:family="text">
      <style:text-properties officeooo:rsid="0181b7a7"/>
    </style:style>
    <style:style style:name="T174" style:family="text">
      <style:text-properties officeooo:rsid="01831996"/>
    </style:style>
    <style:style style:name="T175" style:family="text">
      <style:text-properties officeooo:rsid="0184bdad"/>
    </style:style>
    <style:style style:name="T176" style:family="text">
      <style:text-properties officeooo:rsid="01873023"/>
    </style:style>
    <style:style style:name="T177" style:family="text">
      <style:text-properties officeooo:rsid="0187b2bd"/>
    </style:style>
    <style:style style:name="T178" style:family="text">
      <style:text-properties officeooo:rsid="018869d6"/>
    </style:style>
    <style:style style:name="T179" style:family="text">
      <style:text-properties officeooo:rsid="018e9308"/>
    </style:style>
    <style:style style:name="T180" style:family="text">
      <style:text-properties officeooo:rsid="0191497e"/>
    </style:style>
    <style:style style:name="T181" style:family="text">
      <style:text-properties officeooo:rsid="0191d532"/>
    </style:style>
    <style:style style:name="T182" style:family="text">
      <style:text-properties officeooo:rsid="0196499d"/>
    </style:style>
    <style:style style:name="T183" style:family="text">
      <style:text-properties officeooo:rsid="0196fe8c"/>
    </style:style>
    <style:style style:name="T184" style:family="text">
      <style:text-properties officeooo:rsid="019a231d"/>
    </style:style>
    <style:style style:name="T185" style:family="text">
      <style:text-properties officeooo:rsid="019a599a"/>
    </style:style>
    <style:style style:name="T186" style:family="text">
      <style:text-properties officeooo:rsid="019a61a7"/>
    </style:style>
    <style:style style:name="T187" style:family="text">
      <style:text-properties officeooo:rsid="019ba16e"/>
    </style:style>
    <style:style style:name="T188" style:family="text">
      <style:text-properties officeooo:rsid="019c2541"/>
    </style:style>
    <style:style style:name="T189" style:family="text">
      <style:text-properties officeooo:rsid="019d35b4"/>
    </style:style>
    <style:style style:name="T190" style:family="text">
      <style:text-properties officeooo:rsid="019df253"/>
    </style:style>
    <style:style style:name="T191" style:family="text">
      <style:text-properties officeooo:rsid="01a130ec"/>
    </style:style>
    <style:style style:name="T192" style:family="text">
      <style:text-properties officeooo:rsid="01a2fd1e"/>
    </style:style>
    <style:style style:name="T193" style:family="text">
      <style:text-properties officeooo:rsid="01a4c244"/>
    </style:style>
    <style:style style:name="T194" style:family="text">
      <style:text-properties officeooo:rsid="01a6b408"/>
    </style:style>
    <style:style style:name="T195" style:family="text">
      <style:text-properties officeooo:rsid="01a7c67c"/>
    </style:style>
    <style:style style:name="T196" style:family="text">
      <style:text-properties officeooo:rsid="01a95619"/>
    </style:style>
    <style:style style:name="T197" style:family="text">
      <style:text-properties officeooo:rsid="01ab4180"/>
    </style:style>
    <style:style style:name="T198" style:family="text">
      <style:text-properties officeooo:rsid="01accb1a"/>
    </style:style>
    <style:style style:name="T199" style:family="text">
      <style:text-properties officeooo:rsid="01aeaf32"/>
    </style:style>
    <style:style style:name="T200" style:family="text">
      <style:text-properties officeooo:rsid="01b0c8ac"/>
    </style:style>
    <style:style style:name="T201" style:family="text">
      <style:text-properties officeooo:rsid="01b3a39e"/>
    </style:style>
    <style:style style:name="T202" style:family="text">
      <style:text-properties officeooo:rsid="01b5cc82"/>
    </style:style>
    <style:style style:name="T203" style:family="text">
      <style:text-properties officeooo:rsid="01bafa6d"/>
    </style:style>
    <style:style style:name="T204" style:family="text">
      <style:text-properties officeooo:rsid="01bcaa4f"/>
    </style:style>
    <style:style style:name="T205" style:family="text">
      <style:text-properties officeooo:rsid="01be0f08"/>
    </style:style>
    <style:style style:name="T206" style:family="text">
      <style:text-properties officeooo:rsid="01505692"/>
    </style:style>
    <style:style style:name="T207" style:family="text">
      <style:text-properties officeooo:rsid="01c27726"/>
    </style:style>
    <style:style style:name="T208" style:family="text">
      <style:text-properties officeooo:rsid="01c43e6c"/>
    </style:style>
    <style:style style:name="T209" style:family="text">
      <style:text-properties officeooo:rsid="01c737a8"/>
    </style:style>
    <style:style style:name="T210" style:family="text">
      <style:text-properties officeooo:rsid="01c8bc4b"/>
    </style:style>
    <style:style style:name="T211" style:family="text">
      <style:text-properties officeooo:rsid="01c987e2"/>
    </style:style>
    <style:style style:name="T212" style:family="text">
      <style:text-properties officeooo:rsid="01ca86d8"/>
    </style:style>
    <style:style style:name="T213" style:family="text">
      <style:text-properties officeooo:rsid="01cdf7f9"/>
    </style:style>
    <style:style style:name="T214" style:family="text">
      <style:text-properties officeooo:rsid="01ced2b8"/>
    </style:style>
    <style:style style:name="T215" style:family="text">
      <style:text-properties officeooo:rsid="01cf72f1"/>
    </style:style>
    <style:style style:name="T216" style:family="text">
      <style:text-properties officeooo:rsid="01d04763"/>
    </style:style>
    <style:style style:name="T217" style:family="text">
      <style:text-properties officeooo:rsid="01d3851d"/>
    </style:style>
    <style:style style:name="T218" style:family="text">
      <style:text-properties officeooo:rsid="01de5ec1"/>
    </style:style>
    <style:style style:name="T219" style:family="text">
      <style:text-properties officeooo:rsid="01df7f97"/>
    </style:style>
    <style:style style:name="T220" style:family="text">
      <style:text-properties officeooo:rsid="01e09a2c"/>
    </style:style>
    <style:style style:name="T221" style:family="text">
      <style:text-properties officeooo:rsid="01e58222"/>
    </style:style>
    <style:style style:name="T222" style:family="text">
      <style:text-properties officeooo:rsid="01eaa516"/>
    </style:style>
    <style:style style:name="T223" style:family="text">
      <style:text-properties officeooo:rsid="01edf0e4"/>
    </style:style>
    <style:style style:name="T224" style:family="text">
      <style:text-properties officeooo:rsid="01efdbed"/>
    </style:style>
    <style:style style:name="T225" style:family="text">
      <style:text-properties officeooo:rsid="01f1b659"/>
    </style:style>
    <style:style style:name="T226" style:family="text">
      <style:text-properties officeooo:rsid="01f4de17"/>
    </style:style>
    <style:style style:name="T227" style:family="text">
      <style:text-properties officeooo:rsid="01f6bee0"/>
    </style:style>
    <style:style style:name="T228" style:family="text">
      <style:text-properties officeooo:rsid="014d4ee6"/>
    </style:style>
    <style:style style:name="T229" style:family="text">
      <style:text-properties officeooo:rsid="01fbe7aa"/>
    </style:style>
    <style:style style:name="T230" style:family="text">
      <style:text-properties officeooo:rsid="01fc8765"/>
    </style:style>
    <style:style style:name="T231" style:family="text">
      <style:text-properties officeooo:rsid="01ffc827"/>
    </style:style>
    <style:style style:name="T232" style:family="text">
      <style:text-properties officeooo:rsid="02011539"/>
    </style:style>
    <style:style style:name="T233" style:family="text">
      <style:text-properties officeooo:rsid="0202259e"/>
    </style:style>
    <style:style style:name="T234" style:family="text">
      <style:text-properties officeooo:rsid="020427a2"/>
    </style:style>
    <style:style style:name="T235" style:family="text">
      <style:text-properties fo:font-weight="normal" style:font-weight-asian="normal" style:font-weight-complex="normal"/>
    </style:style>
    <style:style style:name="T236" style:family="text">
      <style:text-properties fo:font-weight="normal" officeooo:rsid="001861d9" style:font-weight-asian="normal" style:font-weight-complex="normal"/>
    </style:style>
    <style:style style:name="T237" style:family="text">
      <style:text-properties fo:font-weight="normal" officeooo:rsid="02077b7e" style:font-weight-asian="normal" style:font-weight-complex="normal"/>
    </style:style>
    <style:style style:name="T238" style:family="text">
      <style:text-properties fo:font-weight="normal" officeooo:rsid="0208d9a3" style:font-weight-asian="normal" style:font-weight-complex="normal"/>
    </style:style>
    <style:style style:name="T239" style:family="text">
      <style:text-properties fo:font-weight="normal" officeooo:rsid="00615aed" style:font-weight-asian="normal" style:font-weight-complex="normal"/>
    </style:style>
    <style:style style:name="T240" style:family="text">
      <style:text-properties fo:font-weight="normal" officeooo:rsid="001dc698" style:font-weight-asian="normal" style:font-weight-complex="normal"/>
    </style:style>
    <style:style style:name="T241" style:family="text">
      <style:text-properties fo:font-weight="normal" officeooo:rsid="020df8ed" style:font-weight-asian="normal" style:font-weight-complex="normal"/>
    </style:style>
    <style:style style:name="T242" style:family="text">
      <style:text-properties fo:font-weight="normal" officeooo:rsid="021113d5" style:font-weight-asian="normal" style:font-weight-complex="normal"/>
    </style:style>
    <style:style style:name="T243" style:family="text">
      <style:text-properties fo:font-weight="normal" officeooo:rsid="0211a8cc" style:font-weight-asian="normal" style:font-weight-complex="normal"/>
    </style:style>
    <style:style style:name="T244" style:family="text">
      <style:text-properties fo:font-weight="normal" officeooo:rsid="02149f2d" style:font-weight-asian="normal" style:font-weight-complex="normal"/>
    </style:style>
    <style:style style:name="T245" style:family="text">
      <style:text-properties fo:font-weight="normal" officeooo:rsid="0216432b" style:font-weight-asian="normal" style:font-weight-complex="normal"/>
    </style:style>
    <style:style style:name="T246" style:family="text">
      <style:text-properties fo:font-weight="normal" officeooo:rsid="0216f24f" style:font-weight-asian="normal" style:font-weight-complex="normal"/>
    </style:style>
    <style:style style:name="T247" style:family="text">
      <style:text-properties fo:font-weight="normal" officeooo:rsid="02196dba" style:font-weight-asian="normal" style:font-weight-complex="normal"/>
    </style:style>
    <style:style style:name="T248" style:family="text">
      <style:text-properties fo:font-weight="normal" officeooo:rsid="021c51a7" style:font-weight-asian="normal" style:font-weight-complex="normal"/>
    </style:style>
    <style:style style:name="T249" style:family="text">
      <style:text-properties fo:font-weight="normal" officeooo:rsid="021e0851" style:font-weight-asian="normal" style:font-weight-complex="normal"/>
    </style:style>
    <style:style style:name="T250" style:family="text">
      <style:text-properties fo:font-weight="normal" officeooo:rsid="021f4026" style:font-weight-asian="normal" style:font-weight-complex="normal"/>
    </style:style>
    <style:style style:name="T251" style:family="text">
      <style:text-properties fo:font-weight="normal" officeooo:rsid="021f749e" style:font-weight-asian="normal" style:font-weight-complex="normal"/>
    </style:style>
    <style:style style:name="T252" style:family="text">
      <style:text-properties fo:font-weight="normal" officeooo:rsid="02243bb7" style:font-weight-asian="normal" style:font-weight-complex="normal"/>
    </style:style>
    <style:style style:name="T253" style:family="text">
      <style:text-properties fo:font-weight="normal" officeooo:rsid="0225a52d" style:font-weight-asian="normal" style:font-weight-complex="normal"/>
    </style:style>
    <style:style style:name="T254" style:family="text">
      <style:text-properties fo:font-weight="normal" officeooo:rsid="022789a5" style:font-weight-asian="normal" style:font-weight-complex="normal"/>
    </style:style>
    <style:style style:name="T255" style:family="text">
      <style:text-properties fo:font-weight="normal" officeooo:rsid="0227feeb" style:font-weight-asian="normal" style:font-weight-complex="normal"/>
    </style:style>
    <style:style style:name="T256" style:family="text">
      <style:text-properties fo:font-weight="normal" officeooo:rsid="02285d80" style:font-weight-asian="normal" style:font-weight-complex="normal"/>
    </style:style>
    <style:style style:name="T257" style:family="text">
      <style:text-properties fo:font-weight="normal" officeooo:rsid="022a4184" style:font-weight-asian="normal" style:font-weight-complex="normal"/>
    </style:style>
    <style:style style:name="T258" style:family="text">
      <style:text-properties fo:font-weight="normal" officeooo:rsid="022e0af7" style:font-weight-asian="normal" style:font-weight-complex="normal"/>
    </style:style>
    <style:style style:name="T259" style:family="text">
      <style:text-properties fo:font-weight="normal" officeooo:rsid="022fda26" style:font-weight-asian="normal" style:font-weight-complex="normal"/>
    </style:style>
    <style:style style:name="T260" style:family="text">
      <style:text-properties fo:font-weight="normal" officeooo:rsid="02301607" style:font-weight-asian="normal" style:font-weight-complex="normal"/>
    </style:style>
    <style:style style:name="T261" style:family="text">
      <style:text-properties fo:font-weight="normal" officeooo:rsid="0233e601" style:font-weight-asian="normal" style:font-weight-complex="normal"/>
    </style:style>
    <style:style style:name="T262" style:family="text">
      <style:text-properties fo:font-weight="normal" officeooo:rsid="02352a13" style:font-weight-asian="normal" style:font-weight-complex="normal"/>
    </style:style>
    <style:style style:name="T263" style:family="text">
      <style:text-properties fo:font-weight="normal" officeooo:rsid="02353011" style:font-weight-asian="normal" style:font-weight-complex="normal"/>
    </style:style>
    <style:style style:name="T264" style:family="text">
      <style:text-properties fo:font-weight="normal" officeooo:rsid="023604d2" style:font-weight-asian="normal" style:font-weight-complex="normal"/>
    </style:style>
    <style:style style:name="T265" style:family="text">
      <style:text-properties fo:font-weight="normal" officeooo:rsid="0236e069" style:font-weight-asian="normal" style:font-weight-complex="normal"/>
    </style:style>
    <style:style style:name="T266" style:family="text">
      <style:text-properties fo:font-weight="normal" officeooo:rsid="0236e5e8" style:font-weight-asian="normal" style:font-weight-complex="normal"/>
    </style:style>
    <style:style style:name="T267" style:family="text">
      <style:text-properties fo:font-weight="normal" officeooo:rsid="0238799b" style:font-weight-asian="normal" style:font-weight-complex="normal"/>
    </style:style>
    <style:style style:name="T268" style:family="text">
      <style:text-properties fo:font-weight="normal" officeooo:rsid="02392fa4" style:font-weight-asian="normal" style:font-weight-complex="normal"/>
    </style:style>
    <style:style style:name="T269" style:family="text">
      <style:text-properties fo:font-weight="normal" officeooo:rsid="0239fd19" style:font-weight-asian="normal" style:font-weight-complex="normal"/>
    </style:style>
    <style:style style:name="T270" style:family="text">
      <style:text-properties fo:font-weight="normal" officeooo:rsid="023ae2cd" style:font-weight-asian="normal" style:font-weight-complex="normal"/>
    </style:style>
    <style:style style:name="T271" style:family="text">
      <style:text-properties fo:font-weight="normal" officeooo:rsid="023c9734" style:font-weight-asian="normal" style:font-weight-complex="normal"/>
    </style:style>
    <style:style style:name="T272" style:family="text">
      <style:text-properties fo:font-weight="normal" officeooo:rsid="02408806" style:font-weight-asian="normal" style:font-weight-complex="normal"/>
    </style:style>
    <style:style style:name="T273" style:family="text">
      <style:text-properties fo:font-weight="normal" officeooo:rsid="0241d01b" style:font-weight-asian="normal" style:font-weight-complex="normal"/>
    </style:style>
    <style:style style:name="T274" style:family="text">
      <style:text-properties fo:font-weight="normal" officeooo:rsid="02439321" style:font-weight-asian="normal" style:font-weight-complex="normal"/>
    </style:style>
    <style:style style:name="T275" style:family="text">
      <style:text-properties fo:font-weight="normal" officeooo:rsid="0246bc79" style:font-weight-asian="normal" style:font-weight-complex="normal"/>
    </style:style>
    <style:style style:name="T276" style:family="text">
      <style:text-properties fo:font-weight="normal" officeooo:rsid="02471259" style:font-weight-asian="normal" style:font-weight-complex="normal"/>
    </style:style>
    <style:style style:name="T277" style:family="text">
      <style:text-properties fo:font-weight="normal" officeooo:rsid="024870f5" style:font-weight-asian="normal" style:font-weight-complex="normal"/>
    </style:style>
    <style:style style:name="T278" style:family="text">
      <style:text-properties fo:font-weight="normal" officeooo:rsid="0248e9c0" style:font-weight-asian="normal" style:font-weight-complex="normal"/>
    </style:style>
    <style:style style:name="T279" style:family="text">
      <style:text-properties fo:font-weight="normal" officeooo:rsid="02491e09" style:font-weight-asian="normal" style:font-weight-complex="normal"/>
    </style:style>
    <style:style style:name="T280" style:family="text">
      <style:text-properties fo:font-weight="normal" officeooo:rsid="02a64ee0" style:font-weight-asian="normal" style:font-weight-complex="normal"/>
    </style:style>
    <style:style style:name="T281" style:family="text">
      <style:text-properties fo:font-weight="normal" officeooo:rsid="0191497e" style:font-weight-asian="normal" style:font-weight-complex="normal"/>
    </style:style>
    <style:style style:name="T282" style:family="text">
      <style:text-properties fo:font-weight="normal" officeooo:rsid="01a4c244" style:font-weight-asian="normal" style:font-weight-complex="normal"/>
    </style:style>
    <style:style style:name="T283" style:family="text">
      <style:text-properties fo:font-weight="normal" officeooo:rsid="01b0c8ac" style:font-weight-asian="normal" style:font-weight-complex="normal"/>
    </style:style>
    <style:style style:name="T284" style:family="text">
      <style:text-properties fo:font-weight="normal" officeooo:rsid="01b29433" style:font-weight-asian="normal" style:font-weight-complex="normal"/>
    </style:style>
    <style:style style:name="T285" style:family="text">
      <style:text-properties fo:font-weight="normal" officeooo:rsid="02fd2b8d" style:font-weight-asian="normal" style:font-weight-complex="normal"/>
    </style:style>
    <style:style style:name="T286" style:family="text">
      <style:text-properties fo:font-weight="normal" officeooo:rsid="0306270a" style:font-weight-asian="normal" style:font-weight-complex="normal"/>
    </style:style>
    <style:style style:name="T287" style:family="text">
      <style:text-properties fo:font-weight="normal" officeooo:rsid="0307c520" style:font-weight-asian="normal" style:font-weight-complex="normal"/>
    </style:style>
    <style:style style:name="T288" style:family="text">
      <style:text-properties fo:font-weight="normal" officeooo:rsid="0308cc77" style:font-weight-asian="normal" style:font-weight-complex="normal"/>
    </style:style>
    <style:style style:name="T289" style:family="text">
      <style:text-properties fo:font-weight="normal" officeooo:rsid="03119f67" style:font-weight-asian="normal" style:font-weight-complex="normal"/>
    </style:style>
    <style:style style:name="T290" style:family="text">
      <style:text-properties fo:font-weight="normal" officeooo:rsid="03190c5f" style:font-weight-asian="normal" style:font-weight-complex="normal"/>
    </style:style>
    <style:style style:name="T291" style:family="text">
      <style:text-properties fo:font-weight="normal" officeooo:rsid="031c7d6a" style:font-weight-asian="normal" style:font-weight-complex="normal"/>
    </style:style>
    <style:style style:name="T292" style:family="text">
      <style:text-properties officeooo:rsid="02287284"/>
    </style:style>
    <style:style style:name="T293" style:family="text">
      <style:text-properties officeooo:rsid="02297b12"/>
    </style:style>
    <style:style style:name="T294" style:family="text">
      <style:text-properties officeooo:rsid="0249d0f2"/>
    </style:style>
    <style:style style:name="T295" style:family="text">
      <style:text-properties officeooo:rsid="024b151c"/>
    </style:style>
    <style:style style:name="T296" style:family="text">
      <style:text-properties officeooo:rsid="024ebf1c"/>
    </style:style>
    <style:style style:name="T297" style:family="text">
      <style:text-properties officeooo:rsid="024f5b60"/>
    </style:style>
    <style:style style:name="T298" style:family="text">
      <style:text-properties officeooo:rsid="0250a44b"/>
    </style:style>
    <style:style style:name="T299" style:family="text">
      <style:text-properties officeooo:rsid="025153f7"/>
    </style:style>
    <style:style style:name="T300" style:family="text">
      <style:text-properties officeooo:rsid="02541d70"/>
    </style:style>
    <style:style style:name="T301" style:family="text">
      <style:text-properties officeooo:rsid="02558fa2"/>
    </style:style>
    <style:style style:name="T302" style:family="text">
      <style:text-properties officeooo:rsid="0257c6c4"/>
    </style:style>
    <style:style style:name="T303" style:family="text">
      <style:text-properties officeooo:rsid="0257fe29"/>
    </style:style>
    <style:style style:name="T304" style:family="text">
      <style:text-properties officeooo:rsid="02583a16"/>
    </style:style>
    <style:style style:name="T305" style:family="text">
      <style:text-properties officeooo:rsid="025a64ef"/>
    </style:style>
    <style:style style:name="T306" style:family="text">
      <style:text-properties fo:font-weight="bold" style:font-weight-asian="bold" style:font-weight-complex="bold"/>
    </style:style>
    <style:style style:name="T307" style:family="text">
      <style:text-properties fo:font-weight="bold" officeooo:rsid="00f069cf" style:font-weight-asian="bold" style:font-weight-complex="bold"/>
    </style:style>
    <style:style style:name="T308" style:family="text">
      <style:text-properties fo:font-weight="bold" officeooo:rsid="014d4ee6" style:font-weight-asian="bold" style:font-weight-complex="bold"/>
    </style:style>
    <style:style style:name="T309" style:family="text">
      <style:text-properties fo:font-weight="bold" officeooo:rsid="001dc698" style:font-weight-asian="bold" style:font-weight-complex="bold"/>
    </style:style>
    <style:style style:name="T310" style:family="text">
      <style:text-properties fo:font-weight="bold" officeooo:rsid="009c3587" style:font-weight-asian="bold" style:font-weight-complex="bold"/>
    </style:style>
    <style:style style:name="T311" style:family="text">
      <style:text-properties fo:font-weight="bold" officeooo:rsid="00d641ea" style:font-weight-asian="bold" style:font-weight-complex="bold"/>
    </style:style>
    <style:style style:name="T312" style:family="text">
      <style:text-properties fo:font-weight="bold" officeooo:rsid="001861d9" style:font-weight-asian="bold" style:font-weight-complex="bold"/>
    </style:style>
    <style:style style:name="T313" style:family="text">
      <style:text-properties fo:font-weight="bold" officeooo:rsid="00e328e0" style:font-weight-asian="bold" style:font-weight-complex="bold"/>
    </style:style>
    <style:style style:name="T314" style:family="text">
      <style:text-properties fo:font-weight="bold" officeooo:rsid="024b151c" style:font-weight-asian="bold" style:font-weight-complex="bold"/>
    </style:style>
    <style:style style:name="T315" style:family="text">
      <style:text-properties fo:font-weight="bold" officeooo:rsid="024ebf1c" style:font-weight-asian="bold" style:font-weight-complex="bold"/>
    </style:style>
    <style:style style:name="T316" style:family="text">
      <style:text-properties fo:font-weight="bold" officeooo:rsid="024f5b60" style:font-weight-asian="bold" style:font-weight-complex="bold"/>
    </style:style>
    <style:style style:name="T317" style:family="text">
      <style:text-properties fo:font-weight="bold" officeooo:rsid="0250a44b" style:font-weight-asian="bold" style:font-weight-complex="bold"/>
    </style:style>
    <style:style style:name="T318" style:family="text">
      <style:text-properties fo:font-weight="bold" officeooo:rsid="025153f7" style:font-weight-asian="bold" style:font-weight-complex="bold"/>
    </style:style>
    <style:style style:name="T319" style:family="text">
      <style:text-properties fo:font-weight="bold" officeooo:rsid="02541d70" style:font-weight-asian="bold" style:font-weight-complex="bold"/>
    </style:style>
    <style:style style:name="T320" style:family="text">
      <style:text-properties fo:font-weight="bold" officeooo:rsid="00e8d160" style:font-weight-asian="bold" style:font-weight-complex="bold"/>
    </style:style>
    <style:style style:name="T321" style:family="text">
      <style:text-properties fo:font-weight="bold" officeooo:rsid="01078700" style:font-weight-asian="bold" style:font-weight-complex="bold"/>
    </style:style>
    <style:style style:name="T322" style:family="text">
      <style:text-properties fo:font-weight="bold" officeooo:rsid="010ab01c" style:font-weight-asian="bold" style:font-weight-complex="bold"/>
    </style:style>
    <style:style style:name="T323" style:family="text">
      <style:text-properties fo:font-weight="bold" officeooo:rsid="010acd5a" style:font-weight-asian="bold" style:font-weight-complex="bold"/>
    </style:style>
    <style:style style:name="T324" style:family="text">
      <style:text-properties fo:font-weight="bold" officeooo:rsid="010bbf1c" style:font-weight-asian="bold" style:font-weight-complex="bold"/>
    </style:style>
    <style:style style:name="T325" style:family="text">
      <style:text-properties fo:font-weight="bold" officeooo:rsid="010cbfb2" style:font-weight-asian="bold" style:font-weight-complex="bold"/>
    </style:style>
    <style:style style:name="T326" style:family="text">
      <style:text-properties fo:font-weight="bold" officeooo:rsid="0110e720" style:font-weight-asian="bold" style:font-weight-complex="bold"/>
    </style:style>
    <style:style style:name="T327" style:family="text">
      <style:text-properties fo:font-weight="bold" officeooo:rsid="0119d372" style:font-weight-asian="bold" style:font-weight-complex="bold"/>
    </style:style>
    <style:style style:name="T328" style:family="text">
      <style:text-properties fo:font-weight="bold" officeooo:rsid="011ccdb3" style:font-weight-asian="bold" style:font-weight-complex="bold"/>
    </style:style>
    <style:style style:name="T329" style:family="text">
      <style:text-properties fo:font-weight="bold" officeooo:rsid="0120d130" style:font-weight-asian="bold" style:font-weight-complex="bold"/>
    </style:style>
    <style:style style:name="T330" style:family="text">
      <style:text-properties fo:font-weight="bold" officeooo:rsid="01235081" style:font-weight-asian="bold" style:font-weight-complex="bold"/>
    </style:style>
    <style:style style:name="T331" style:family="text">
      <style:text-properties fo:font-weight="bold" officeooo:rsid="0129547a" style:font-weight-asian="bold" style:font-weight-complex="bold"/>
    </style:style>
    <style:style style:name="T332" style:family="text">
      <style:text-properties fo:font-weight="bold" officeooo:rsid="012a5e87" style:font-weight-asian="bold" style:font-weight-complex="bold"/>
    </style:style>
    <style:style style:name="T333" style:family="text">
      <style:text-properties fo:font-weight="bold" officeooo:rsid="012f3c35" style:font-weight-asian="bold" style:font-weight-complex="bold"/>
    </style:style>
    <style:style style:name="T334" style:family="text">
      <style:text-properties fo:font-weight="bold" officeooo:rsid="0288643d" style:font-weight-asian="bold" style:font-weight-complex="bold"/>
    </style:style>
    <style:style style:name="T335" style:family="text">
      <style:text-properties fo:font-weight="bold" officeooo:rsid="0071a906" style:font-weight-asian="bold" style:font-weight-complex="bold"/>
    </style:style>
    <style:style style:name="T336" style:family="text">
      <style:text-properties fo:font-weight="bold" officeooo:rsid="013dd6c1" style:font-weight-asian="bold" style:font-weight-complex="bold"/>
    </style:style>
    <style:style style:name="T337" style:family="text">
      <style:text-properties fo:font-weight="bold" officeooo:rsid="0134b3f5" style:font-weight-asian="bold" style:font-weight-complex="bold"/>
    </style:style>
    <style:style style:name="T338" style:family="text">
      <style:text-properties fo:font-weight="bold" officeooo:rsid="013f5208" style:font-weight-asian="bold" style:font-weight-complex="bold"/>
    </style:style>
    <style:style style:name="T339" style:family="text">
      <style:text-properties fo:font-weight="bold" officeooo:rsid="0294e2d6" style:font-weight-asian="bold" style:font-weight-complex="bold"/>
    </style:style>
    <style:style style:name="T340" style:family="text">
      <style:text-properties fo:font-weight="bold" officeooo:rsid="0147f34b" style:font-weight-asian="bold" style:font-weight-complex="bold"/>
    </style:style>
    <style:style style:name="T341" style:family="text">
      <style:text-properties fo:font-weight="bold" officeooo:rsid="014c0296" style:font-weight-asian="bold" style:font-weight-complex="bold"/>
    </style:style>
    <style:style style:name="T342" style:family="text">
      <style:text-properties fo:font-weight="bold" officeooo:rsid="014e4f41" style:font-weight-asian="bold" style:font-weight-complex="bold"/>
    </style:style>
    <style:style style:name="T343" style:family="text">
      <style:text-properties fo:font-weight="bold" officeooo:rsid="0156fb5a" style:font-weight-asian="bold" style:font-weight-complex="bold"/>
    </style:style>
    <style:style style:name="T344" style:family="text">
      <style:text-properties fo:font-weight="bold" officeooo:rsid="01641d89" style:font-weight-asian="bold" style:font-weight-complex="bold"/>
    </style:style>
    <style:style style:name="T345" style:family="text">
      <style:text-properties fo:font-weight="bold" officeooo:rsid="0168198f" style:font-weight-asian="bold" style:font-weight-complex="bold"/>
    </style:style>
    <style:style style:name="T346" style:family="text">
      <style:text-properties fo:font-weight="bold" officeooo:rsid="0169a9ef" style:font-weight-asian="bold" style:font-weight-complex="bold"/>
    </style:style>
    <style:style style:name="T347" style:family="text">
      <style:text-properties fo:font-weight="bold" officeooo:rsid="017fce7d" style:font-weight-asian="bold" style:font-weight-complex="bold"/>
    </style:style>
    <style:style style:name="T348" style:family="text">
      <style:text-properties fo:font-weight="bold" officeooo:rsid="0184bdad" style:font-weight-asian="bold" style:font-weight-complex="bold"/>
    </style:style>
    <style:style style:name="T349" style:family="text">
      <style:text-properties fo:font-weight="bold" officeooo:rsid="01873023" style:font-weight-asian="bold" style:font-weight-complex="bold"/>
    </style:style>
    <style:style style:name="T350" style:family="text">
      <style:text-properties fo:font-weight="bold" officeooo:rsid="018869d6" style:font-weight-asian="bold" style:font-weight-complex="bold"/>
    </style:style>
    <style:style style:name="T351" style:family="text">
      <style:text-properties fo:font-weight="bold" officeooo:rsid="0191497e" style:font-weight-asian="bold" style:font-weight-complex="bold"/>
    </style:style>
    <style:style style:name="T352" style:family="text">
      <style:text-properties fo:font-weight="bold" officeooo:rsid="0196499d" style:font-weight-asian="bold" style:font-weight-complex="bold"/>
    </style:style>
    <style:style style:name="T353" style:family="text">
      <style:text-properties fo:font-weight="bold" officeooo:rsid="0196fe8c" style:font-weight-asian="bold" style:font-weight-complex="bold"/>
    </style:style>
    <style:style style:name="T354" style:family="text">
      <style:text-properties fo:font-weight="bold" officeooo:rsid="019a231d" style:font-weight-asian="bold" style:font-weight-complex="bold"/>
    </style:style>
    <style:style style:name="T355" style:family="text">
      <style:text-properties fo:font-weight="bold" officeooo:rsid="019ba16e" style:font-weight-asian="bold" style:font-weight-complex="bold"/>
    </style:style>
    <style:style style:name="T356" style:family="text">
      <style:text-properties fo:font-weight="bold" officeooo:rsid="019d35b4" style:font-weight-asian="bold" style:font-weight-complex="bold"/>
    </style:style>
    <style:style style:name="T357" style:family="text">
      <style:text-properties fo:font-weight="bold" officeooo:rsid="01a2fd1e" style:font-weight-asian="bold" style:font-weight-complex="bold"/>
    </style:style>
    <style:style style:name="T358" style:family="text">
      <style:text-properties fo:font-weight="bold" officeooo:rsid="01a4c244" style:font-weight-asian="bold" style:font-weight-complex="bold"/>
    </style:style>
    <style:style style:name="T359" style:family="text">
      <style:text-properties fo:font-weight="bold" officeooo:rsid="01a6b408" style:font-weight-asian="bold" style:font-weight-complex="bold"/>
    </style:style>
    <style:style style:name="T360" style:family="text">
      <style:text-properties fo:font-weight="bold" officeooo:rsid="02b5df53" style:font-weight-asian="bold" style:font-weight-complex="bold"/>
    </style:style>
    <style:style style:name="T361" style:family="text">
      <style:text-properties fo:font-weight="bold" officeooo:rsid="01a7c67c" style:font-weight-asian="bold" style:font-weight-complex="bold"/>
    </style:style>
    <style:style style:name="T362" style:family="text">
      <style:text-properties fo:font-weight="bold" officeooo:rsid="01a95619" style:font-weight-asian="bold" style:font-weight-complex="bold"/>
    </style:style>
    <style:style style:name="T363" style:family="text">
      <style:text-properties fo:font-weight="bold" officeooo:rsid="01accb1a" style:font-weight-asian="bold" style:font-weight-complex="bold"/>
    </style:style>
    <style:style style:name="T364" style:family="text">
      <style:text-properties fo:font-weight="bold" officeooo:rsid="01aeaf32" style:font-weight-asian="bold" style:font-weight-complex="bold"/>
    </style:style>
    <style:style style:name="T365" style:family="text">
      <style:text-properties fo:font-weight="bold" officeooo:rsid="01b3a39e" style:font-weight-asian="bold" style:font-weight-complex="bold"/>
    </style:style>
    <style:style style:name="T366" style:family="text">
      <style:text-properties fo:font-weight="bold" officeooo:rsid="00615aed" style:font-weight-asian="bold" style:font-weight-complex="bold"/>
    </style:style>
    <style:style style:name="T367" style:family="text">
      <style:text-properties fo:font-weight="bold" officeooo:rsid="01bafa6d" style:font-weight-asian="bold" style:font-weight-complex="bold"/>
    </style:style>
    <style:style style:name="T368" style:family="text">
      <style:text-properties fo:font-weight="bold" officeooo:rsid="01be0f08" style:font-weight-asian="bold" style:font-weight-complex="bold"/>
    </style:style>
    <style:style style:name="T369" style:family="text">
      <style:text-properties fo:font-weight="bold" officeooo:rsid="01c27726" style:font-weight-asian="bold" style:font-weight-complex="bold"/>
    </style:style>
    <style:style style:name="T370" style:family="text">
      <style:text-properties fo:font-weight="bold" officeooo:rsid="01c43e6c" style:font-weight-asian="bold" style:font-weight-complex="bold"/>
    </style:style>
    <style:style style:name="T371" style:family="text">
      <style:text-properties fo:font-weight="bold" officeooo:rsid="01ced2b8" style:font-weight-asian="bold" style:font-weight-complex="bold"/>
    </style:style>
    <style:style style:name="T372" style:family="text">
      <style:text-properties fo:font-weight="bold" officeooo:rsid="01df7f97" style:font-weight-asian="bold" style:font-weight-complex="bold"/>
    </style:style>
    <style:style style:name="T373" style:family="text">
      <style:text-properties fo:font-weight="bold" officeooo:rsid="01efdbed" style:font-weight-asian="bold" style:font-weight-complex="bold"/>
    </style:style>
    <style:style style:name="T374" style:family="text">
      <style:text-properties fo:font-weight="bold" officeooo:rsid="01f4de17" style:font-weight-asian="bold" style:font-weight-complex="bold"/>
    </style:style>
    <style:style style:name="T375" style:family="text">
      <style:text-properties fo:font-weight="bold" officeooo:rsid="01f6bee0" style:font-weight-asian="bold" style:font-weight-complex="bold"/>
    </style:style>
    <style:style style:name="T376" style:family="text">
      <style:text-properties fo:font-weight="bold" officeooo:rsid="02d66a0e" style:font-weight-asian="bold" style:font-weight-complex="bold"/>
    </style:style>
    <style:style style:name="T377" style:family="text">
      <style:text-properties fo:font-weight="bold" officeooo:rsid="020427a2" style:font-weight-asian="bold" style:font-weight-complex="bold"/>
    </style:style>
    <style:style style:name="T378" style:family="text">
      <style:text-properties fo:font-weight="bold" officeooo:rsid="0257c6c4" style:font-weight-asian="bold" style:font-weight-complex="bold"/>
    </style:style>
    <style:style style:name="T379" style:family="text">
      <style:text-properties fo:font-weight="bold" officeooo:rsid="01b0c8ac" style:font-weight-asian="bold" style:font-weight-complex="bold"/>
    </style:style>
    <style:style style:name="T380" style:family="text">
      <style:text-properties fo:font-weight="bold" officeooo:rsid="0063090c" style:font-weight-asian="bold" style:font-weight-complex="bold"/>
    </style:style>
    <style:style style:name="T381" style:family="text">
      <style:text-properties fo:font-weight="bold" officeooo:rsid="00bf4ed7" style:font-weight-asian="bold" style:font-weight-complex="bold"/>
    </style:style>
    <style:style style:name="T382" style:family="text">
      <style:text-properties fo:font-weight="bold" officeooo:rsid="00c4d8c6" style:font-weight-asian="bold" style:font-weight-complex="bold"/>
    </style:style>
    <style:style style:name="T383" style:family="text">
      <style:text-properties fo:font-weight="bold" officeooo:rsid="00c9e504" style:font-weight-asian="bold" style:font-weight-complex="bold"/>
    </style:style>
    <style:style style:name="T384" style:family="text">
      <style:text-properties fo:font-weight="bold" officeooo:rsid="0066c28c" style:font-weight-asian="bold" style:font-weight-complex="bold"/>
    </style:style>
    <style:style style:name="T385" style:family="text">
      <style:text-properties fo:font-weight="bold" officeooo:rsid="00d27ca0" style:font-weight-asian="bold" style:font-weight-complex="bold"/>
    </style:style>
    <style:style style:name="T386" style:family="text">
      <style:text-properties officeooo:rsid="0260ddc3"/>
    </style:style>
    <style:style style:name="T387" style:family="text">
      <style:text-properties fo:color="#0b08f0"/>
    </style:style>
    <style:style style:name="T388" style:family="text">
      <style:text-properties fo:color="#0b08f0" officeooo:rsid="0260ddc3"/>
    </style:style>
    <style:style style:name="T389" style:family="text">
      <style:text-properties fo:color="#0b08f0" officeooo:rsid="00d432b9"/>
    </style:style>
    <style:style style:name="T390" style:family="text">
      <style:text-properties fo:color="#0b08f0" officeooo:rsid="009c3587"/>
    </style:style>
    <style:style style:name="T391" style:family="text">
      <style:text-properties fo:color="#0b08f0" officeooo:rsid="026338a6"/>
    </style:style>
    <style:style style:name="T392" style:family="text">
      <style:text-properties fo:color="#0b08f0" officeooo:rsid="00d641ea"/>
    </style:style>
    <style:style style:name="T393" style:family="text">
      <style:text-properties fo:color="#0b08f0" officeooo:rsid="0269b282"/>
    </style:style>
    <style:style style:name="T394" style:family="text">
      <style:text-properties fo:color="#0b08f0" style:font-name="Noto Serif CJK KR2" fo:font-style="normal" officeooo:rsid="0087e284" style:font-name-asian="Noto Serif CJK KR2" style:font-style-asian="normal" style:font-name-complex="Noto Serif CJK KR2" style:font-style-complex="normal"/>
    </style:style>
    <style:style style:name="T395" style:family="text">
      <style:text-properties fo:color="#0b08f0" style:font-name="Noto Serif CJK KR2" fo:font-style="normal" officeooo:rsid="026e6d06" style:font-name-asian="Noto Serif CJK KR2" style:font-style-asian="normal" style:font-name-complex="Noto Serif CJK KR2" style:font-style-complex="normal"/>
    </style:style>
    <style:style style:name="T396" style:family="text">
      <style:text-properties fo:color="#0b08f0" style:font-name="Noto Serif CJK KR2" fo:font-style="normal" officeooo:rsid="015d28fc" style:font-name-asian="Noto Serif CJK KR2" style:font-style-asian="normal" style:font-name-complex="Noto Serif CJK KR2" style:font-style-complex="normal"/>
    </style:style>
    <style:style style:name="T397" style:family="text">
      <style:text-properties fo:color="#0b08f0" style:font-name="Noto Serif CJK KR2" fo:font-style="normal" officeooo:rsid="00bca2aa" style:font-name-asian="Noto Serif CJK KR2" style:font-style-asian="normal" style:font-name-complex="Noto Serif CJK KR2" style:font-style-complex="normal"/>
    </style:style>
    <style:style style:name="T398" style:family="text">
      <style:text-properties fo:color="#0b08f0" style:font-name="Noto Serif CJK KR2" fo:font-style="normal" officeooo:rsid="0063090c" style:font-name-asian="Noto Serif CJK KR2" style:font-style-asian="normal" style:font-name-complex="Noto Serif CJK KR2" style:font-style-complex="normal"/>
    </style:style>
    <style:style style:name="T399" style:family="text">
      <style:text-properties fo:color="#0b08f0" style:font-name="Noto Serif CJK KR2" fo:font-style="normal" officeooo:rsid="00c22671" style:font-name-asian="Noto Serif CJK KR2" style:font-style-asian="normal" style:font-name-complex="Noto Serif CJK KR2" style:font-style-complex="normal"/>
    </style:style>
    <style:style style:name="T400" style:family="text">
      <style:text-properties fo:color="#0b08f0" style:font-name="Noto Serif CJK KR2" fo:font-style="normal" officeooo:rsid="00bd7407" style:font-name-asian="Noto Serif CJK KR2" style:font-style-asian="normal" style:font-name-complex="Noto Serif CJK KR2" style:font-style-complex="normal"/>
    </style:style>
    <style:style style:name="T401" style:family="text">
      <style:text-properties fo:color="#0b08f0" style:font-name="Noto Serif CJK KR2" fo:font-style="normal" officeooo:rsid="00637d41" style:font-name-asian="Noto Serif CJK KR2" style:font-style-asian="normal" style:font-name-complex="Noto Serif CJK KR2" style:font-style-complex="normal"/>
    </style:style>
    <style:style style:name="T402" style:family="text">
      <style:text-properties fo:color="#0b08f0" style:font-name="Noto Serif CJK KR2" fo:font-style="normal" officeooo:rsid="00c2d756" style:font-name-asian="Noto Serif CJK KR2" style:font-style-asian="normal" style:font-name-complex="Noto Serif CJK KR2" style:font-style-complex="normal"/>
    </style:style>
    <style:style style:name="T403" style:family="text">
      <style:text-properties fo:color="#0b08f0" style:font-name="Noto Serif CJK KR2" fo:font-style="normal" officeooo:rsid="0334b6d3" style:font-name-asian="Noto Serif CJK KR2" style:font-style-asian="normal" style:font-name-complex="Noto Serif CJK KR2" style:font-style-complex="normal"/>
    </style:style>
    <style:style style:name="T404" style:family="text">
      <style:text-properties fo:color="#0b08f0" style:font-name="Noto Serif CJK KR2" fo:font-style="normal" officeooo:rsid="03368f5c" style:font-name-asian="Noto Serif CJK KR2" style:font-style-asian="normal" style:font-name-complex="Noto Serif CJK KR2" style:font-style-complex="normal"/>
    </style:style>
    <style:style style:name="T405" style:family="text">
      <style:text-properties fo:color="#0b08f0" style:font-name="Noto Serif CJK KR2" fo:font-style="normal" officeooo:rsid="00c2dabe" style:font-name-asian="Noto Serif CJK KR2" style:font-style-asian="normal" style:font-name-complex="Noto Serif CJK KR2" style:font-style-complex="normal"/>
    </style:style>
    <style:style style:name="T406" style:family="text">
      <style:text-properties fo:color="#0b08f0" style:font-name="Noto Serif CJK KR2" fo:font-style="normal" officeooo:rsid="00c3f774" style:font-name-asian="Noto Serif CJK KR2" style:font-style-asian="normal" style:font-name-complex="Noto Serif CJK KR2" style:font-style-complex="normal"/>
    </style:style>
    <style:style style:name="T407" style:family="text">
      <style:text-properties fo:color="#0b08f0" style:font-name="Noto Serif CJK KR2" fo:font-style="normal" officeooo:rsid="033cf6ac" style:font-name-asian="Noto Serif CJK KR2" style:font-style-asian="normal" style:font-name-complex="Noto Serif CJK KR2" style:font-style-complex="normal"/>
    </style:style>
    <style:style style:name="T408" style:family="text">
      <style:text-properties fo:color="#0b08f0" style:font-name="Noto Serif CJK KR2" fo:font-style="normal" officeooo:rsid="00c4d8c6" style:font-name-asian="Noto Serif CJK KR2" style:font-style-asian="normal" style:font-name-complex="Noto Serif CJK KR2" style:font-style-complex="normal"/>
    </style:style>
    <style:style style:name="T409" style:family="text">
      <style:text-properties fo:color="#0b08f0" style:font-name="Noto Serif CJK KR2" fo:font-style="normal" officeooo:rsid="034b152b" style:font-name-asian="Noto Serif CJK KR2" style:font-style-asian="normal" style:font-name-complex="Noto Serif CJK KR2" style:font-style-complex="normal"/>
    </style:style>
    <style:style style:name="T410" style:family="text">
      <style:text-properties fo:color="#0b08f0" style:font-name="Noto Serif CJK KR2" fo:font-style="normal" officeooo:rsid="03510222" style:font-name-asian="Noto Serif CJK KR2" style:font-style-asian="normal" style:font-name-complex="Noto Serif CJK KR2" style:font-style-complex="normal"/>
    </style:style>
    <style:style style:name="T411" style:family="text">
      <style:text-properties fo:color="#0b08f0" style:font-name="Noto Serif CJK KR2" fo:font-style="normal" officeooo:rsid="00c87101" style:font-name-asian="Noto Serif CJK KR2" style:font-style-asian="normal" style:font-name-complex="Noto Serif CJK KR2" style:font-style-complex="normal"/>
    </style:style>
    <style:style style:name="T412" style:family="text">
      <style:text-properties fo:color="#0b08f0" style:font-name="Noto Serif CJK KR2" fo:font-style="normal" officeooo:rsid="00647219" style:font-name-asian="Noto Serif CJK KR2" style:font-style-asian="normal" style:font-name-complex="Noto Serif CJK KR2" style:font-style-complex="normal"/>
    </style:style>
    <style:style style:name="T413" style:family="text">
      <style:text-properties fo:color="#0b08f0" style:font-name="Noto Serif CJK KR2" fo:font-style="normal" fo:font-weight="normal" officeooo:rsid="032d76f6" style:font-name-asian="Noto Serif CJK KR2" style:font-style-asian="normal" style:font-weight-asian="normal" style:font-name-complex="Noto Serif CJK KR2" style:font-style-complex="normal" style:font-weight-complex="normal"/>
    </style:style>
    <style:style style:name="T414" style:family="text">
      <style:text-properties fo:color="#0b08f0" style:font-name="Noto Serif CJK KR2" fo:font-style="normal" fo:font-weight="normal" officeooo:rsid="00c2d756" style:font-name-asian="Noto Serif CJK KR2" style:font-style-asian="normal" style:font-weight-asian="normal" style:font-name-complex="Noto Serif CJK KR2" style:font-style-complex="normal" style:font-weight-complex="normal"/>
    </style:style>
    <style:style style:name="T415" style:family="text">
      <style:text-properties fo:color="#0b08f0" style:font-name="Noto Serif CJK KR2" fo:font-style="normal" fo:font-weight="normal" officeooo:rsid="0334b6d3" style:font-name-asian="Noto Serif CJK KR2" style:font-style-asian="normal" style:font-weight-asian="normal" style:font-name-complex="Noto Serif CJK KR2" style:font-style-complex="normal" style:font-weight-complex="normal"/>
    </style:style>
    <style:style style:name="T416" style:family="text">
      <style:text-properties fo:color="#0b08f0" style:font-name="Noto Serif CJK KR2" fo:font-style="normal" fo:font-weight="normal" officeooo:rsid="033918a3" style:font-name-asian="Noto Serif CJK KR2" style:font-style-asian="normal" style:font-weight-asian="normal" style:font-name-complex="Noto Serif CJK KR2" style:font-style-complex="normal" style:font-weight-complex="normal"/>
    </style:style>
    <style:style style:name="T417" style:family="text">
      <style:text-properties fo:color="#0b08f0" style:font-name="Noto Serif CJK KR2" fo:font-style="normal" fo:font-weight="normal" officeooo:rsid="00647219" style:font-name-asian="Noto Serif CJK KR2" style:font-style-asian="normal" style:font-weight-asian="normal" style:font-name-complex="Noto Serif CJK KR2" style:font-style-complex="normal" style:font-weight-complex="normal"/>
    </style:style>
    <style:style style:name="T418" style:family="text">
      <style:text-properties fo:color="#0b08f0" style:font-name="Noto Serif CJK KR2" fo:font-style="normal" fo:font-weight="normal" officeooo:rsid="00c4d8c6" style:font-name-asian="Noto Serif CJK KR2" style:font-style-asian="normal" style:font-weight-asian="normal" style:font-name-complex="Noto Serif CJK KR2" style:font-style-complex="normal" style:font-weight-complex="normal"/>
    </style:style>
    <style:style style:name="T419" style:family="text">
      <style:text-properties fo:color="#0b08f0" style:font-name="Noto Serif CJK KR2" fo:font-style="normal" fo:font-weight="normal" officeooo:rsid="0345e74b" style:font-name-asian="Noto Serif CJK KR2" style:font-style-asian="normal" style:font-weight-asian="normal" style:font-name-complex="Noto Serif CJK KR2" style:font-style-complex="normal" style:font-weight-complex="normal"/>
    </style:style>
    <style:style style:name="T420" style:family="text">
      <style:text-properties fo:color="#0b08f0" style:font-name="Noto Serif CJK KR2" fo:font-style="normal" fo:font-weight="normal" officeooo:rsid="00c87101" style:font-name-asian="Noto Serif CJK KR2" style:font-style-asian="normal" style:font-weight-asian="normal" style:font-name-complex="Noto Serif CJK KR2" style:font-style-complex="normal" style:font-weight-complex="normal"/>
    </style:style>
    <style:style style:name="T421" style:family="text">
      <style:text-properties fo:color="#0b08f0" style:font-name="Noto Serif CJK KR2" fo:font-size="12pt" fo:font-style="normal" fo:font-weight="normal" officeooo:rsid="022a4184" style:font-name-asian="Noto Serif CJK KR2" style:font-size-asian="10.5pt" style:font-style-asian="normal" style:font-weight-asian="normal" style:font-name-complex="Noto Serif CJK KR2" style:font-size-complex="12pt" style:font-style-complex="normal" style:font-weight-complex="normal"/>
    </style:style>
    <style:style style:name="T422" style:family="text">
      <style:text-properties fo:color="#0b08f0" style:font-name="Noto Serif CJK KR2" fo:font-size="12pt" fo:font-style="normal" fo:font-weight="normal" officeooo:rsid="02187112" style:font-name-asian="Noto Serif CJK KR2" style:font-size-asian="10.5pt" style:font-style-asian="normal" style:font-weight-asian="normal" style:font-name-complex="Noto Serif CJK KR2" style:font-size-complex="12pt" style:font-style-complex="normal" style:font-weight-complex="normal"/>
    </style:style>
    <style:style style:name="T423" style:family="text">
      <style:text-properties fo:color="#0b08f0" style:font-name="Noto Serif CJK KR2" fo:font-size="12pt" fo:font-style="normal" fo:font-weight="normal" officeooo:rsid="0301a877" style:font-name-asian="Noto Serif CJK KR2" style:font-size-asian="10.5pt" style:font-style-asian="normal" style:font-weight-asian="normal" style:font-name-complex="Noto Serif CJK KR2" style:font-size-complex="12pt" style:font-style-complex="normal" style:font-weight-complex="normal"/>
    </style:style>
    <style:style style:name="T424" style:family="text">
      <style:text-properties fo:color="#0b08f0" officeooo:rsid="00e328e0"/>
    </style:style>
    <style:style style:name="T425" style:family="text">
      <style:text-properties fo:color="#0b08f0" officeooo:rsid="01cf72f1"/>
    </style:style>
    <style:style style:name="T426" style:family="text">
      <style:text-properties fo:color="#0b08f0" officeooo:rsid="024b151c"/>
    </style:style>
    <style:style style:name="T427" style:family="text">
      <style:text-properties fo:color="#0b08f0" officeooo:rsid="024ebf1c"/>
    </style:style>
    <style:style style:name="T428" style:family="text">
      <style:text-properties fo:color="#0b08f0" officeooo:rsid="0250a44b"/>
    </style:style>
    <style:style style:name="T429" style:family="text">
      <style:text-properties fo:color="#0b08f0" officeooo:rsid="025153f7"/>
    </style:style>
    <style:style style:name="T430" style:family="text">
      <style:text-properties fo:color="#0b08f0" officeooo:rsid="02541d70"/>
    </style:style>
    <style:style style:name="T431" style:family="text">
      <style:text-properties fo:color="#0b08f0" officeooo:rsid="00eeb776"/>
    </style:style>
    <style:style style:name="T432" style:family="text">
      <style:text-properties fo:color="#0b08f0" officeooo:rsid="00e8d160"/>
    </style:style>
    <style:style style:name="T433" style:family="text">
      <style:text-properties fo:color="#0b08f0" officeooo:rsid="01078700"/>
    </style:style>
    <style:style style:name="T434" style:family="text">
      <style:text-properties fo:color="#0b08f0" officeooo:rsid="01092f0f"/>
    </style:style>
    <style:style style:name="T435" style:family="text">
      <style:text-properties fo:color="#0b08f0" officeooo:rsid="010ab01c"/>
    </style:style>
    <style:style style:name="T436" style:family="text">
      <style:text-properties fo:color="#0b08f0" officeooo:rsid="001dc698"/>
    </style:style>
    <style:style style:name="T437" style:family="text">
      <style:text-properties fo:color="#0b08f0" officeooo:rsid="010acd5a"/>
    </style:style>
    <style:style style:name="T438" style:family="text">
      <style:text-properties fo:color="#0b08f0" officeooo:rsid="010bbf1c"/>
    </style:style>
    <style:style style:name="T439" style:family="text">
      <style:text-properties fo:color="#0b08f0" officeooo:rsid="0110e720"/>
    </style:style>
    <style:style style:name="T440" style:family="text">
      <style:text-properties fo:color="#0b08f0" officeooo:rsid="0119d372"/>
    </style:style>
    <style:style style:name="T441" style:family="text">
      <style:text-properties fo:color="#0b08f0" officeooo:rsid="0120d130"/>
    </style:style>
    <style:style style:name="T442" style:family="text">
      <style:text-properties fo:color="#0b08f0" officeooo:rsid="01253f0f"/>
    </style:style>
    <style:style style:name="T443" style:family="text">
      <style:text-properties fo:color="#0b08f0" officeooo:rsid="012f3c35"/>
    </style:style>
    <style:style style:name="T444" style:family="text">
      <style:text-properties fo:color="#0b08f0" officeooo:rsid="0071a906"/>
    </style:style>
    <style:style style:name="T445" style:family="text">
      <style:text-properties fo:color="#0b08f0" officeooo:rsid="013dd6c1"/>
    </style:style>
    <style:style style:name="T446" style:family="text">
      <style:text-properties fo:color="#0b08f0" officeooo:rsid="0134b3f5"/>
    </style:style>
    <style:style style:name="T447" style:family="text">
      <style:text-properties fo:color="#0b08f0" fo:font-weight="normal" style:font-weight-asian="normal" style:font-weight-complex="normal"/>
    </style:style>
    <style:style style:name="T448" style:family="text">
      <style:text-properties fo:color="#0b08f0" fo:font-weight="normal" officeooo:rsid="0294e2d6" style:font-weight-asian="normal" style:font-weight-complex="normal"/>
    </style:style>
    <style:style style:name="T449" style:family="text">
      <style:text-properties fo:color="#0b08f0" fo:font-weight="normal" officeooo:rsid="02d66a0e" style:font-weight-asian="normal" style:font-weight-complex="normal"/>
    </style:style>
    <style:style style:name="T450" style:family="text">
      <style:text-properties fo:color="#0b08f0" fo:font-weight="normal" officeooo:rsid="02077b7e" style:font-weight-asian="normal" style:font-weight-complex="normal"/>
    </style:style>
    <style:style style:name="T451" style:family="text">
      <style:text-properties fo:color="#0b08f0" fo:font-weight="normal" officeooo:rsid="02fd2b8d" style:font-weight-asian="normal" style:font-weight-complex="normal"/>
    </style:style>
    <style:style style:name="T452" style:family="text">
      <style:text-properties fo:color="#0b08f0" fo:font-weight="normal" officeooo:rsid="02149f2d" style:font-weight-asian="normal" style:font-weight-complex="normal"/>
    </style:style>
    <style:style style:name="T453" style:family="text">
      <style:text-properties fo:color="#0b08f0" fo:font-weight="normal" officeooo:rsid="02fee83a" style:font-weight-asian="normal" style:font-weight-complex="normal"/>
    </style:style>
    <style:style style:name="T454" style:family="text">
      <style:text-properties fo:color="#0b08f0" fo:font-weight="normal" officeooo:rsid="0208d9a3" style:font-weight-asian="normal" style:font-weight-complex="normal"/>
    </style:style>
    <style:style style:name="T455" style:family="text">
      <style:text-properties fo:color="#0b08f0" fo:font-weight="normal" officeooo:rsid="02ff4fa8" style:font-weight-asian="normal" style:font-weight-complex="normal"/>
    </style:style>
    <style:style style:name="T456" style:family="text">
      <style:text-properties fo:color="#0b08f0" fo:font-weight="normal" officeooo:rsid="0300a33a" style:font-weight-asian="normal" style:font-weight-complex="normal"/>
    </style:style>
    <style:style style:name="T457" style:family="text">
      <style:text-properties fo:color="#0b08f0" fo:font-weight="normal" officeooo:rsid="0216432b" style:font-weight-asian="normal" style:font-weight-complex="normal"/>
    </style:style>
    <style:style style:name="T458" style:family="text">
      <style:text-properties fo:color="#0b08f0" fo:font-weight="normal" officeooo:rsid="0216f24f" style:font-weight-asian="normal" style:font-weight-complex="normal"/>
    </style:style>
    <style:style style:name="T459" style:family="text">
      <style:text-properties fo:color="#0b08f0" fo:font-weight="normal" officeooo:rsid="0312f7d2" style:font-weight-asian="normal" style:font-weight-complex="normal"/>
    </style:style>
    <style:style style:name="T460" style:family="text">
      <style:text-properties fo:color="#0b08f0" fo:font-weight="normal" officeooo:rsid="02196dba" style:font-weight-asian="normal" style:font-weight-complex="normal"/>
    </style:style>
    <style:style style:name="T461" style:family="text">
      <style:text-properties fo:color="#0b08f0" fo:font-weight="normal" officeooo:rsid="0301a877" style:font-weight-asian="normal" style:font-weight-complex="normal"/>
    </style:style>
    <style:style style:name="T462" style:family="text">
      <style:text-properties fo:color="#0b08f0" fo:font-weight="normal" officeooo:rsid="021c51a7" style:font-weight-asian="normal" style:font-weight-complex="normal"/>
    </style:style>
    <style:style style:name="T463" style:family="text">
      <style:text-properties fo:color="#0b08f0" fo:font-weight="normal" officeooo:rsid="0302f757" style:font-weight-asian="normal" style:font-weight-complex="normal"/>
    </style:style>
    <style:style style:name="T464" style:family="text">
      <style:text-properties fo:color="#0b08f0" fo:font-weight="normal" officeooo:rsid="021e0851" style:font-weight-asian="normal" style:font-weight-complex="normal"/>
    </style:style>
    <style:style style:name="T465" style:family="text">
      <style:text-properties fo:color="#0b08f0" fo:font-weight="normal" officeooo:rsid="021f4026" style:font-weight-asian="normal" style:font-weight-complex="normal"/>
    </style:style>
    <style:style style:name="T466" style:family="text">
      <style:text-properties fo:color="#0b08f0" fo:font-weight="normal" officeooo:rsid="021f749e" style:font-weight-asian="normal" style:font-weight-complex="normal"/>
    </style:style>
    <style:style style:name="T467" style:family="text">
      <style:text-properties fo:color="#0b08f0" fo:font-weight="normal" officeooo:rsid="0315746f" style:font-weight-asian="normal" style:font-weight-complex="normal"/>
    </style:style>
    <style:style style:name="T468" style:family="text">
      <style:text-properties fo:color="#0b08f0" fo:font-weight="normal" officeooo:rsid="030be341" style:font-weight-asian="normal" style:font-weight-complex="normal"/>
    </style:style>
    <style:style style:name="T469" style:family="text">
      <style:text-properties fo:color="#0b08f0" fo:font-weight="normal" officeooo:rsid="02285d80" style:font-weight-asian="normal" style:font-weight-complex="normal"/>
    </style:style>
    <style:style style:name="T470" style:family="text">
      <style:text-properties fo:color="#0b08f0" fo:font-weight="normal" officeooo:rsid="02243bb7" style:font-weight-asian="normal" style:font-weight-complex="normal"/>
    </style:style>
    <style:style style:name="T471" style:family="text">
      <style:text-properties fo:color="#0b08f0" fo:font-weight="normal" officeooo:rsid="030c385e" style:font-weight-asian="normal" style:font-weight-complex="normal"/>
    </style:style>
    <style:style style:name="T472" style:family="text">
      <style:text-properties fo:color="#0b08f0" fo:font-weight="normal" officeooo:rsid="030cbb80" style:font-weight-asian="normal" style:font-weight-complex="normal"/>
    </style:style>
    <style:style style:name="T473" style:family="text">
      <style:text-properties fo:color="#0b08f0" fo:font-weight="normal" officeooo:rsid="030cff55" style:font-weight-asian="normal" style:font-weight-complex="normal"/>
    </style:style>
    <style:style style:name="T474" style:family="text">
      <style:text-properties fo:color="#0b08f0" fo:font-weight="normal" officeooo:rsid="0227feeb" style:font-weight-asian="normal" style:font-weight-complex="normal"/>
    </style:style>
    <style:style style:name="T475" style:family="text">
      <style:text-properties fo:color="#0b08f0" fo:font-weight="normal" officeooo:rsid="022e0af7" style:font-weight-asian="normal" style:font-weight-complex="normal"/>
    </style:style>
    <style:style style:name="T476" style:family="text">
      <style:text-properties fo:color="#0b08f0" fo:font-weight="normal" officeooo:rsid="022fda26" style:font-weight-asian="normal" style:font-weight-complex="normal"/>
    </style:style>
    <style:style style:name="T477" style:family="text">
      <style:text-properties fo:color="#0b08f0" fo:font-weight="normal" officeooo:rsid="03119f67" style:font-weight-asian="normal" style:font-weight-complex="normal"/>
    </style:style>
    <style:style style:name="T478" style:family="text">
      <style:text-properties fo:color="#0b08f0" fo:font-weight="normal" officeooo:rsid="001dc698" style:font-weight-asian="normal" style:font-weight-complex="normal"/>
    </style:style>
    <style:style style:name="T479" style:family="text">
      <style:text-properties fo:color="#0b08f0" fo:font-weight="normal" officeooo:rsid="0318868e" style:font-weight-asian="normal" style:font-weight-complex="normal"/>
    </style:style>
    <style:style style:name="T480" style:family="text">
      <style:text-properties fo:color="#0b08f0" fo:font-weight="normal" officeooo:rsid="02301607" style:font-weight-asian="normal" style:font-weight-complex="normal"/>
    </style:style>
    <style:style style:name="T481" style:family="text">
      <style:text-properties fo:color="#0b08f0" fo:font-weight="normal" officeooo:rsid="023604d2" style:font-weight-asian="normal" style:font-weight-complex="normal"/>
    </style:style>
    <style:style style:name="T482" style:family="text">
      <style:text-properties fo:color="#0b08f0" fo:font-weight="normal" officeooo:rsid="03190c5f" style:font-weight-asian="normal" style:font-weight-complex="normal"/>
    </style:style>
    <style:style style:name="T483" style:family="text">
      <style:text-properties fo:color="#0b08f0" fo:font-weight="normal" officeooo:rsid="02392fa4" style:font-weight-asian="normal" style:font-weight-complex="normal"/>
    </style:style>
    <style:style style:name="T484" style:family="text">
      <style:text-properties fo:color="#0b08f0" fo:font-weight="normal" officeooo:rsid="031c7d6a" style:font-weight-asian="normal" style:font-weight-complex="normal"/>
    </style:style>
    <style:style style:name="T485" style:family="text">
      <style:text-properties fo:color="#0b08f0" fo:font-weight="normal" officeooo:rsid="023ae2cd" style:font-weight-asian="normal" style:font-weight-complex="normal"/>
    </style:style>
    <style:style style:name="T486" style:family="text">
      <style:text-properties fo:color="#0b08f0" fo:font-weight="normal" officeooo:rsid="0246bc79" style:font-weight-asian="normal" style:font-weight-complex="normal"/>
    </style:style>
    <style:style style:name="T487" style:family="text">
      <style:text-properties fo:color="#0b08f0" fo:font-weight="normal" officeooo:rsid="0239fd19" style:font-weight-asian="normal" style:font-weight-complex="normal"/>
    </style:style>
    <style:style style:name="T488" style:family="text">
      <style:text-properties fo:color="#0b08f0" fo:font-weight="normal" officeooo:rsid="0320d1c3" style:font-weight-asian="normal" style:font-weight-complex="normal"/>
    </style:style>
    <style:style style:name="T489" style:family="text">
      <style:text-properties fo:color="#0b08f0" fo:font-weight="normal" officeooo:rsid="02471259" style:font-weight-asian="normal" style:font-weight-complex="normal"/>
    </style:style>
    <style:style style:name="T490" style:family="text">
      <style:text-properties fo:color="#0b08f0" fo:font-weight="normal" officeooo:rsid="024870f5" style:font-weight-asian="normal" style:font-weight-complex="normal"/>
    </style:style>
    <style:style style:name="T491" style:family="text">
      <style:text-properties fo:color="#0b08f0" fo:font-weight="normal" officeooo:rsid="0248e9c0" style:font-weight-asian="normal" style:font-weight-complex="normal"/>
    </style:style>
    <style:style style:name="T492" style:family="text">
      <style:text-properties fo:color="#0b08f0" fo:font-weight="normal" officeooo:rsid="02491e09" style:font-weight-asian="normal" style:font-weight-complex="normal"/>
    </style:style>
    <style:style style:name="T493" style:family="text">
      <style:text-properties fo:color="#0b08f0" fo:font-weight="normal" officeooo:rsid="0063090c" style:font-weight-asian="normal" style:font-weight-complex="normal"/>
    </style:style>
    <style:style style:name="T494" style:family="text">
      <style:text-properties fo:color="#0b08f0" officeooo:rsid="0147f34b"/>
    </style:style>
    <style:style style:name="T495" style:family="text">
      <style:text-properties fo:color="#0b08f0" officeooo:rsid="014c0296"/>
    </style:style>
    <style:style style:name="T496" style:family="text">
      <style:text-properties fo:color="#0b08f0" officeooo:rsid="014e4f41"/>
    </style:style>
    <style:style style:name="T497" style:family="text">
      <style:text-properties fo:color="#0b08f0" officeooo:rsid="01548fed"/>
    </style:style>
    <style:style style:name="T498" style:family="text">
      <style:text-properties fo:color="#0b08f0" officeooo:rsid="0155dbb3"/>
    </style:style>
    <style:style style:name="T499" style:family="text">
      <style:text-properties fo:color="#0b08f0" officeooo:rsid="0156ecfc"/>
    </style:style>
    <style:style style:name="T500" style:family="text">
      <style:text-properties fo:color="#0b08f0" officeooo:rsid="0159631d"/>
    </style:style>
    <style:style style:name="T501" style:family="text">
      <style:text-properties fo:color="#0b08f0" officeooo:rsid="015b5b1e"/>
    </style:style>
    <style:style style:name="T502" style:family="text">
      <style:text-properties fo:color="#0b08f0" officeooo:rsid="0165b972"/>
    </style:style>
    <style:style style:name="T503" style:family="text">
      <style:text-properties fo:color="#0b08f0" officeooo:rsid="001861d9"/>
    </style:style>
    <style:style style:name="T504" style:family="text">
      <style:text-properties fo:color="#0b08f0" officeooo:rsid="015cc0f9"/>
    </style:style>
    <style:style style:name="T505" style:family="text">
      <style:text-properties fo:color="#0b08f0" officeooo:rsid="015f14e5"/>
    </style:style>
    <style:style style:name="T506" style:family="text">
      <style:text-properties fo:color="#0b08f0" officeooo:rsid="016b0a79"/>
    </style:style>
    <style:style style:name="T507" style:family="text">
      <style:text-properties fo:color="#0b08f0" officeooo:rsid="015f447d"/>
    </style:style>
    <style:style style:name="T508" style:family="text">
      <style:text-properties fo:color="#0b08f0" officeooo:rsid="0156fb5a"/>
    </style:style>
    <style:style style:name="T509" style:family="text">
      <style:text-properties fo:color="#0b08f0" officeooo:rsid="01641d89"/>
    </style:style>
    <style:style style:name="T510" style:family="text">
      <style:text-properties fo:color="#0b08f0" officeooo:rsid="0168198f"/>
    </style:style>
    <style:style style:name="T511" style:family="text">
      <style:text-properties fo:color="#0b08f0" officeooo:rsid="0169a9ef"/>
    </style:style>
    <style:style style:name="T512" style:family="text">
      <style:text-properties fo:color="#0b08f0" officeooo:rsid="017fce7d"/>
    </style:style>
    <style:style style:name="T513" style:family="text">
      <style:text-properties fo:color="#0b08f0" officeooo:rsid="0184bdad"/>
    </style:style>
    <style:style style:name="T514" style:family="text">
      <style:text-properties fo:color="#0b08f0" officeooo:rsid="01873023"/>
    </style:style>
    <style:style style:name="T515" style:family="text">
      <style:text-properties fo:color="#0b08f0" officeooo:rsid="018869d6"/>
    </style:style>
    <style:style style:name="T516" style:family="text">
      <style:text-properties fo:color="#0b08f0" officeooo:rsid="0191497e"/>
    </style:style>
    <style:style style:name="T517" style:family="text">
      <style:text-properties fo:color="#0b08f0" officeooo:rsid="0196fe8c"/>
    </style:style>
    <style:style style:name="T518" style:family="text">
      <style:text-properties fo:color="#0b08f0" officeooo:rsid="019a231d"/>
    </style:style>
    <style:style style:name="T519" style:family="text">
      <style:text-properties fo:color="#0b08f0" officeooo:rsid="019a599a"/>
    </style:style>
    <style:style style:name="T520" style:family="text">
      <style:text-properties fo:color="#0b08f0" officeooo:rsid="019ba16e"/>
    </style:style>
    <style:style style:name="T521" style:family="text">
      <style:text-properties fo:color="#0b08f0" officeooo:rsid="019d35b4"/>
    </style:style>
    <style:style style:name="T522" style:family="text">
      <style:text-properties fo:color="#0b08f0" officeooo:rsid="02aa5fa5"/>
    </style:style>
    <style:style style:name="T523" style:family="text">
      <style:text-properties fo:color="#0b08f0" officeooo:rsid="01a2fd1e"/>
    </style:style>
    <style:style style:name="T524" style:family="text">
      <style:text-properties fo:color="#0b08f0" officeooo:rsid="01a4c244"/>
    </style:style>
    <style:style style:name="T525" style:family="text">
      <style:text-properties fo:color="#0b08f0" officeooo:rsid="01a7c67c"/>
    </style:style>
    <style:style style:name="T526" style:family="text">
      <style:text-properties fo:color="#0b08f0" officeooo:rsid="02b84220"/>
    </style:style>
    <style:style style:name="T527" style:family="text">
      <style:text-properties fo:color="#0b08f0" officeooo:rsid="01a95619"/>
    </style:style>
    <style:style style:name="T528" style:family="text">
      <style:text-properties fo:color="#0b08f0" officeooo:rsid="02b0aa0f"/>
    </style:style>
    <style:style style:name="T529" style:family="text">
      <style:text-properties fo:color="#0b08f0" officeooo:rsid="01accb1a"/>
    </style:style>
    <style:style style:name="T530" style:family="text">
      <style:text-properties fo:color="#0b08f0" officeooo:rsid="01aeaf32"/>
    </style:style>
    <style:style style:name="T531" style:family="text">
      <style:text-properties fo:color="#0b08f0" officeooo:rsid="02b9617c"/>
    </style:style>
    <style:style style:name="T532" style:family="text">
      <style:text-properties fo:color="#0b08f0" officeooo:rsid="01b3a39e"/>
    </style:style>
    <style:style style:name="T533" style:family="text">
      <style:text-properties fo:color="#0b08f0" officeooo:rsid="01b5cc82"/>
    </style:style>
    <style:style style:name="T534" style:family="text">
      <style:text-properties fo:color="#0b08f0" officeooo:rsid="01bafa6d"/>
    </style:style>
    <style:style style:name="T535" style:family="text">
      <style:text-properties fo:color="#0b08f0" officeooo:rsid="01be0f08"/>
    </style:style>
    <style:style style:name="T536" style:family="text">
      <style:text-properties fo:color="#0b08f0" officeooo:rsid="01c27726"/>
    </style:style>
    <style:style style:name="T537" style:family="text">
      <style:text-properties fo:color="#0b08f0" officeooo:rsid="01c43e6c"/>
    </style:style>
    <style:style style:name="T538" style:family="text">
      <style:text-properties fo:color="#0b08f0" officeooo:rsid="02b67b1a"/>
    </style:style>
    <style:style style:name="T539" style:family="text">
      <style:text-properties fo:color="#0b08f0" officeooo:rsid="01ced2b8"/>
    </style:style>
    <style:style style:name="T540" style:family="text">
      <style:text-properties fo:color="#0b08f0" officeooo:rsid="02bac924"/>
    </style:style>
    <style:style style:name="T541" style:family="text">
      <style:text-properties fo:color="#0b08f0" officeooo:rsid="02c69fbb"/>
    </style:style>
    <style:style style:name="T542" style:family="text">
      <style:text-properties fo:color="#0b08f0" officeooo:rsid="01de5ec1"/>
    </style:style>
    <style:style style:name="T543" style:family="text">
      <style:text-properties fo:color="#0b08f0" officeooo:rsid="01df7f97"/>
    </style:style>
    <style:style style:name="T544" style:family="text">
      <style:text-properties fo:color="#0b08f0" officeooo:rsid="01f1b659"/>
    </style:style>
    <style:style style:name="T545" style:family="text">
      <style:text-properties fo:color="#0b08f0" officeooo:rsid="01efdbed"/>
    </style:style>
    <style:style style:name="T546" style:family="text">
      <style:text-properties fo:color="#0b08f0" officeooo:rsid="02c56ebf"/>
    </style:style>
    <style:style style:name="T547" style:family="text">
      <style:text-properties fo:color="#0b08f0" officeooo:rsid="01f6bee0"/>
    </style:style>
    <style:style style:name="T548" style:family="text">
      <style:text-properties fo:color="#0b08f0" officeooo:rsid="01f4de17"/>
    </style:style>
    <style:style style:name="T549" style:family="text">
      <style:text-properties fo:color="#0b08f0" officeooo:rsid="01fc8765"/>
    </style:style>
    <style:style style:name="T550" style:family="text">
      <style:text-properties fo:color="#0b08f0" officeooo:rsid="02cfecfa"/>
    </style:style>
    <style:style style:name="T551" style:family="text">
      <style:text-properties fo:color="#0b08f0" officeooo:rsid="02d7b704"/>
    </style:style>
    <style:style style:name="T552" style:family="text">
      <style:text-properties fo:color="#0b08f0" officeooo:rsid="02011539"/>
    </style:style>
    <style:style style:name="T553" style:family="text">
      <style:text-properties fo:color="#0b08f0" officeooo:rsid="0202259e"/>
    </style:style>
    <style:style style:name="T554" style:family="text">
      <style:text-properties fo:color="#0b08f0" officeooo:rsid="02d78e2a"/>
    </style:style>
    <style:style style:name="T555" style:family="text">
      <style:text-properties fo:color="#0b08f0" officeooo:rsid="02d9e3de"/>
    </style:style>
    <style:style style:name="T556" style:family="text">
      <style:text-properties fo:color="#0b08f0" officeooo:rsid="020427a2"/>
    </style:style>
    <style:style style:name="T557" style:family="text">
      <style:text-properties fo:color="#0b08f0" officeooo:rsid="02fbaede"/>
    </style:style>
    <style:style style:name="T558" style:family="text">
      <style:text-properties fo:color="#0b08f0" officeooo:rsid="03190c5f"/>
    </style:style>
    <style:style style:name="T559" style:family="text">
      <style:text-properties fo:color="#0b08f0" officeooo:rsid="01b0c8ac"/>
    </style:style>
    <style:style style:name="T560" style:family="text">
      <style:text-properties fo:color="#0b08f0" officeooo:rsid="0063090c"/>
    </style:style>
    <style:style style:name="T561" style:family="text">
      <style:text-properties fo:color="#0b08f0" officeooo:rsid="00bf4ed7"/>
    </style:style>
    <style:style style:name="T562" style:family="text">
      <style:text-properties fo:color="#0b08f0" officeooo:rsid="03314fa5"/>
    </style:style>
    <style:style style:name="T563" style:family="text">
      <style:text-properties fo:color="#0b08f0" officeooo:rsid="00c2dabe"/>
    </style:style>
    <style:style style:name="T564" style:family="text">
      <style:text-properties fo:color="#0b08f0" officeooo:rsid="00c4d8c6"/>
    </style:style>
    <style:style style:name="T565" style:family="text">
      <style:text-properties fo:color="#0b08f0" officeooo:rsid="00c87101"/>
    </style:style>
    <style:style style:name="T566" style:family="text">
      <style:text-properties fo:color="#0b08f0" officeooo:rsid="00c9e504"/>
    </style:style>
    <style:style style:name="T567" style:family="text">
      <style:text-properties fo:color="#0b08f0" officeooo:rsid="00cb915b"/>
    </style:style>
    <style:style style:name="T568" style:family="text">
      <style:text-properties fo:color="#0b08f0" officeooo:rsid="035af395"/>
    </style:style>
    <style:style style:name="T569" style:family="text">
      <style:text-properties fo:color="#0b08f0" officeooo:rsid="00cc49fa"/>
    </style:style>
    <style:style style:name="T570" style:family="text">
      <style:text-properties fo:color="#0b08f0" officeooo:rsid="00ce702d"/>
    </style:style>
    <style:style style:name="T571" style:family="text">
      <style:text-properties fo:color="#0b08f0" officeooo:rsid="035c6f06"/>
    </style:style>
    <style:style style:name="T572" style:family="text">
      <style:text-properties fo:color="#0b08f0" officeooo:rsid="00d27ca0"/>
    </style:style>
    <style:style style:name="T573" style:family="text">
      <style:text-properties officeooo:rsid="0074ca3c"/>
    </style:style>
    <style:style style:name="T574" style:family="text">
      <style:text-properties officeooo:rsid="02633076"/>
    </style:style>
    <style:style style:name="T575" style:family="text">
      <style:text-properties fo:color="#000000"/>
    </style:style>
    <style:style style:name="T576" style:family="text">
      <style:text-properties fo:color="#000000" officeooo:rsid="02633076"/>
    </style:style>
    <style:style style:name="T577" style:family="text">
      <style:text-properties fo:color="#000000" officeooo:rsid="01092f0f"/>
    </style:style>
    <style:style style:name="T578" style:family="text">
      <style:text-properties fo:color="#000000" officeooo:rsid="001dc698"/>
    </style:style>
    <style:style style:name="T579" style:family="text">
      <style:text-properties fo:color="#000000" officeooo:rsid="0071a906"/>
    </style:style>
    <style:style style:name="T580" style:family="text">
      <style:text-properties fo:color="#000000" officeooo:rsid="00615aed"/>
    </style:style>
    <style:style style:name="T581" style:family="text">
      <style:text-properties fo:color="#000000" style:font-name="Noto Serif CJK KR2" fo:font-style="normal" officeooo:rsid="00615aed" style:font-name-asian="Noto Serif CJK KR2" style:font-style-asian="normal" style:font-name-complex="Noto Serif CJK KR2" style:font-style-complex="normal"/>
    </style:style>
    <style:style style:name="T582" style:family="text">
      <style:text-properties fo:color="#000000" style:font-name="Noto Serif CJK KR2" fo:font-size="12pt" fo:font-style="normal" fo:font-weight="normal" officeooo:rsid="0071a906" style:font-name-asian="Noto Serif CJK KR2" style:font-size-asian="10.5pt" style:font-style-asian="normal" style:font-weight-asian="normal" style:font-name-complex="Noto Serif CJK KR2" style:font-size-complex="12pt" style:font-style-complex="normal" style:font-weight-complex="normal"/>
    </style:style>
    <style:style style:name="T583" style:family="text">
      <style:text-properties fo:color="#000000" fo:font-weight="bold" officeooo:rsid="01f6bee0" style:font-weight-asian="bold" style:font-weight-complex="bold"/>
    </style:style>
    <style:style style:name="T584" style:family="text">
      <style:text-properties fo:color="#000000" officeooo:rsid="00716b43"/>
    </style:style>
    <style:style style:name="T585" style:family="text">
      <style:text-properties fo:color="#000000" officeooo:rsid="00789d6d"/>
    </style:style>
    <style:style style:name="T586" style:family="text">
      <style:text-properties fo:color="#000000" officeooo:rsid="00a9c874"/>
    </style:style>
    <style:style style:name="T587" style:family="text">
      <style:text-properties fo:color="#000000" officeooo:rsid="02992f06"/>
    </style:style>
    <style:style style:name="T588" style:family="text">
      <style:text-properties fo:color="#000000" officeooo:rsid="02fbaede"/>
    </style:style>
    <style:style style:name="T589" style:family="text">
      <style:text-properties fo:color="#000000" fo:font-weight="normal" style:font-weight-asian="normal" style:font-weight-complex="normal"/>
    </style:style>
    <style:style style:name="T590" style:family="text">
      <style:text-properties fo:color="#000000" fo:font-size="12pt" fo:font-weight="normal" officeooo:rsid="0071a906" style:font-size-asian="10.5pt" style:font-weight-asian="normal" style:font-size-complex="12pt" style:font-weight-complex="normal"/>
    </style:style>
    <style:style style:name="T591" style:family="text">
      <style:text-properties fo:color="#000000" fo:font-size="12pt" fo:font-weight="normal" officeooo:rsid="033b1d43" style:font-size-asian="10.5pt" style:font-weight-asian="normal" style:font-size-complex="12pt" style:font-weight-complex="normal"/>
    </style:style>
    <style:style style:name="T592" style:family="text">
      <style:text-properties fo:color="#000000" fo:font-size="12pt" fo:font-weight="normal" officeooo:rsid="033b6271" style:font-size-asian="10.5pt" style:font-weight-asian="normal" style:font-size-complex="12pt" style:font-weight-complex="normal"/>
    </style:style>
    <style:style style:name="T593" style:family="text">
      <style:text-properties fo:color="#000000" officeooo:rsid="03314fa5"/>
    </style:style>
    <style:style style:name="T594" style:family="text">
      <style:text-properties officeooo:rsid="02638a93"/>
    </style:style>
    <style:style style:name="T595" style:family="text">
      <style:text-properties officeooo:rsid="00789d6d"/>
    </style:style>
    <style:style style:name="T596" style:family="text">
      <style:text-properties officeooo:rsid="027d03bb"/>
    </style:style>
    <style:style style:name="T597" style:family="text">
      <style:text-properties officeooo:rsid="027ec53b"/>
    </style:style>
    <style:style style:name="T598" style:family="text">
      <style:text-properties fo:color="#ff0000"/>
    </style:style>
    <style:style style:name="T599" style:family="text">
      <style:text-properties fo:color="#ff0000" officeooo:rsid="00615aed"/>
    </style:style>
    <style:style style:name="T600" style:family="text">
      <style:text-properties officeooo:rsid="00a9c874"/>
    </style:style>
    <style:style style:name="T601" style:family="text">
      <style:text-properties officeooo:rsid="00ab6381"/>
    </style:style>
    <style:style style:name="T602" style:family="text">
      <style:text-properties officeooo:rsid="028552fe"/>
    </style:style>
    <style:style style:name="T603" style:family="text">
      <style:text-properties officeooo:rsid="0288643d"/>
    </style:style>
    <style:style style:name="T604" style:family="text">
      <style:text-properties officeooo:rsid="028b2e18"/>
    </style:style>
    <style:style style:name="T605" style:family="text">
      <style:text-properties officeooo:rsid="028d49c2"/>
    </style:style>
    <style:style style:name="T606" style:family="text">
      <style:text-properties officeooo:rsid="0071a906"/>
    </style:style>
    <style:style style:name="T607" style:family="text">
      <style:text-properties officeooo:rsid="02914fff"/>
    </style:style>
    <style:style style:name="T608" style:family="text">
      <style:text-properties officeooo:rsid="02917d2e"/>
    </style:style>
    <style:style style:name="T609" style:family="text">
      <style:text-properties officeooo:rsid="029293eb"/>
    </style:style>
    <style:style style:name="T610" style:family="text">
      <style:text-properties fo:font-size="16pt" fo:font-weight="bold" style:font-size-asian="16pt" style:font-weight-asian="bold" style:font-size-complex="16pt" style:font-weight-complex="bold"/>
    </style:style>
    <style:style style:name="T611" style:family="text">
      <style:text-properties fo:font-size="16pt" fo:font-weight="bold" officeooo:rsid="0295806d" style:font-size-asian="16pt" style:font-weight-asian="bold" style:font-size-complex="16pt" style:font-weight-complex="bold"/>
    </style:style>
    <style:style style:name="T612" style:family="text">
      <style:text-properties officeooo:rsid="029a90fa"/>
    </style:style>
    <style:style style:name="T613" style:family="text">
      <style:text-properties officeooo:rsid="029bb87b"/>
    </style:style>
    <style:style style:name="T614" style:family="text">
      <style:text-properties officeooo:rsid="01d93089"/>
    </style:style>
    <style:style style:name="T615" style:family="text">
      <style:text-properties officeooo:rsid="029d708f"/>
    </style:style>
    <style:style style:name="T616" style:family="text">
      <style:text-properties officeooo:rsid="029ecb50"/>
    </style:style>
    <style:style style:name="T617" style:family="text">
      <style:text-properties officeooo:rsid="02a098cc"/>
    </style:style>
    <style:style style:name="T618" style:family="text">
      <style:text-properties officeooo:rsid="02a1d78d"/>
    </style:style>
    <style:style style:name="T619" style:family="text">
      <style:text-properties officeooo:rsid="02a48edc"/>
    </style:style>
    <style:style style:name="T620" style:family="text">
      <style:text-properties officeooo:rsid="02aa5fa5"/>
    </style:style>
    <style:style style:name="T621" style:family="text">
      <style:text-properties officeooo:rsid="02ac01b3"/>
    </style:style>
    <style:style style:name="T622" style:family="text">
      <style:text-properties officeooo:rsid="02b0aa0f"/>
    </style:style>
    <style:style style:name="T623" style:family="text">
      <style:text-properties officeooo:rsid="02b3a0f8"/>
    </style:style>
    <style:style style:name="T624" style:family="text">
      <style:text-properties officeooo:rsid="02b5df53"/>
    </style:style>
    <style:style style:name="T625" style:family="text">
      <style:text-properties officeooo:rsid="02b67b1a"/>
    </style:style>
    <style:style style:name="T626" style:family="text">
      <style:text-properties officeooo:rsid="02b84220"/>
    </style:style>
    <style:style style:name="T627" style:family="text">
      <style:text-properties officeooo:rsid="02b9fada"/>
    </style:style>
    <style:style style:name="T628" style:family="text">
      <style:text-properties officeooo:rsid="02bcabe2"/>
    </style:style>
    <style:style style:name="T629" style:family="text">
      <style:text-properties officeooo:rsid="02be9359"/>
    </style:style>
    <style:style style:name="T630" style:family="text">
      <style:text-properties officeooo:rsid="02c05e50"/>
    </style:style>
    <style:style style:name="T631" style:family="text">
      <style:text-properties officeooo:rsid="02c08009"/>
    </style:style>
    <style:style style:name="T632" style:family="text">
      <style:text-properties officeooo:rsid="02c2bc2a"/>
    </style:style>
    <style:style style:name="T633" style:family="text">
      <style:text-properties officeooo:rsid="02c56ebf"/>
    </style:style>
    <style:style style:name="T634" style:family="text">
      <style:text-properties officeooo:rsid="02c69fbb"/>
    </style:style>
    <style:style style:name="T635" style:family="text">
      <style:text-properties officeooo:rsid="02c85f10"/>
    </style:style>
    <style:style style:name="T636" style:family="text">
      <style:text-properties officeooo:rsid="02c8d26d"/>
    </style:style>
    <style:style style:name="T637" style:family="text">
      <style:text-properties officeooo:rsid="02ca9e93"/>
    </style:style>
    <style:style style:name="T638" style:family="text">
      <style:text-properties officeooo:rsid="02cfecfa"/>
    </style:style>
    <style:style style:name="T639" style:family="text">
      <style:text-properties officeooo:rsid="02d11407"/>
    </style:style>
    <style:style style:name="T640" style:family="text">
      <style:text-properties officeooo:rsid="02d11556"/>
    </style:style>
    <style:style style:name="T641" style:family="text">
      <style:text-properties officeooo:rsid="02d3d783"/>
    </style:style>
    <style:style style:name="T642" style:family="text">
      <style:text-properties officeooo:rsid="02d7ace2"/>
    </style:style>
    <style:style style:name="T643" style:family="text">
      <style:text-properties officeooo:rsid="02d7b704"/>
    </style:style>
    <style:style style:name="T644" style:family="text">
      <style:text-properties officeooo:rsid="02d82d7f"/>
    </style:style>
    <style:style style:name="T645" style:family="text">
      <style:text-properties officeooo:rsid="02dcc64a"/>
    </style:style>
    <style:style style:name="T646" style:family="text">
      <style:text-properties officeooo:rsid="02e0fc22"/>
    </style:style>
    <style:style style:name="T647" style:family="text">
      <style:text-properties officeooo:rsid="02e17692"/>
    </style:style>
    <style:style style:name="T648" style:family="text">
      <style:text-properties officeooo:rsid="02ede2a8"/>
    </style:style>
    <style:style style:name="T649" style:family="text">
      <style:text-properties officeooo:rsid="03119f67"/>
    </style:style>
    <style:style style:name="T650" style:family="text">
      <style:text-properties officeooo:rsid="02077b7e"/>
    </style:style>
    <style:style style:name="T651" style:family="text">
      <style:text-properties officeooo:rsid="0208d9a3"/>
    </style:style>
    <style:style style:name="T652" style:family="text">
      <style:text-properties officeooo:rsid="0216432b"/>
    </style:style>
    <style:style style:name="T653" style:family="text">
      <style:text-properties officeooo:rsid="02196dba"/>
    </style:style>
    <style:style style:name="T654" style:family="text">
      <style:text-properties officeooo:rsid="021c51a7"/>
    </style:style>
    <style:style style:name="T655" style:family="text">
      <style:text-properties officeooo:rsid="021f749e"/>
    </style:style>
    <style:style style:name="T656" style:family="text">
      <style:text-properties officeooo:rsid="02243bb7"/>
    </style:style>
    <style:style style:name="T657" style:family="text">
      <style:text-properties officeooo:rsid="0227feeb"/>
    </style:style>
    <style:style style:name="T658" style:family="text">
      <style:text-properties officeooo:rsid="022e0af7"/>
    </style:style>
    <style:style style:name="T659" style:family="text">
      <style:text-properties officeooo:rsid="022fda26"/>
    </style:style>
    <style:style style:name="T660" style:family="text">
      <style:text-properties officeooo:rsid="0318868e"/>
    </style:style>
    <style:style style:name="T661" style:family="text">
      <style:text-properties officeooo:rsid="03190c5f"/>
    </style:style>
    <style:style style:name="T662" style:family="text">
      <style:text-properties officeooo:rsid="02392fa4"/>
    </style:style>
    <style:style style:name="T663" style:family="text">
      <style:text-properties officeooo:rsid="023ae2cd"/>
    </style:style>
    <style:style style:name="T664" style:family="text">
      <style:text-properties officeooo:rsid="031d9fa2"/>
    </style:style>
    <style:style style:name="T665" style:family="text">
      <style:text-properties officeooo:rsid="0239fd19"/>
    </style:style>
    <style:style style:name="T666" style:family="text">
      <style:text-properties officeooo:rsid="0320d1c3"/>
    </style:style>
    <style:style style:name="T667" style:family="text">
      <style:text-properties officeooo:rsid="02471259"/>
    </style:style>
    <style:style style:name="T668" style:family="text">
      <style:text-properties officeooo:rsid="024870f5"/>
    </style:style>
    <style:style style:name="T669" style:family="text">
      <style:text-properties officeooo:rsid="0248e9c0"/>
    </style:style>
    <style:style style:name="T670" style:family="text">
      <style:text-properties officeooo:rsid="02491e09"/>
    </style:style>
    <style:style style:name="T671" style:family="text">
      <style:text-properties officeooo:rsid="03249842"/>
    </style:style>
    <style:style style:name="T672" style:family="text">
      <style:text-properties officeooo:rsid="0327d62c"/>
    </style:style>
    <style:style style:name="T673" style:family="text">
      <style:text-properties officeooo:rsid="03314fa5"/>
    </style:style>
    <style:style style:name="T674" style:family="text">
      <style:text-properties officeooo:rsid="03319da9"/>
    </style:style>
    <style:style style:name="T675" style:family="text">
      <style:text-properties officeooo:rsid="00c2dabe"/>
    </style:style>
    <style:style style:name="T676" style:family="text">
      <style:text-properties officeooo:rsid="033fc828"/>
    </style:style>
    <style:style style:name="T677" style:family="text">
      <style:text-properties officeooo:rsid="034d040a"/>
    </style:style>
    <style:style style:name="T678" style:family="text">
      <style:text-properties officeooo:rsid="034f4925"/>
    </style:style>
    <style:style style:name="T679" style:family="text">
      <style:text-properties officeooo:rsid="034f8df9"/>
    </style:style>
    <style:style style:name="T680" style:family="text">
      <style:text-properties officeooo:rsid="035af395"/>
    </style:style>
    <style:style style:name="T681" style:family="text">
      <style:text-properties officeooo:rsid="035c6f06"/>
    </style:style>
    <style:style style:name="T682" style:family="text">
      <style:text-properties officeooo:rsid="035c89e9"/>
    </style:style>
    <style:style style:name="T683" style:family="text">
      <style:text-properties officeooo:rsid="035ced65"/>
    </style:style>
    <style:style style:name="T684" style:family="text">
      <style:text-properties officeooo:rsid="035d27c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9">1. 표준 header_file</text:p>
      <text:p text:style-name="P17"/>
      <text:p text:style-name="P18"><text:span text:style-name="T74"><text:s/>■ </text:span><text:span text:style-name="T306">#include</text:span> <text:span text:style-name="T387">헤더_파일</text:span> : 소스코드에 <text:span text:style-name="T387">헤더_파일</text:span>적용</text:p>
      <text:p text:style-name="P18"><text:s text:c="2"/>★ <text:span text:style-name="T386">&lt;</text:span><text:span text:style-name="T388">헤더_파일</text:span><text:span text:style-name="T93">&gt; : 표준 include directory의 헤더 파일 적용</text:span></text:p>
      <text:p text:style-name="P18"><text:s text:c="2"/>★ “<text:span text:style-name="T387">헤더_파일</text:span><text:span text:style-name="T93">” : 실행 파일이 있는 디렉토리의 </text:span><text:span text:style-name="T389">헤더_파일</text:span><text:span text:style-name="T93"> 적용</text:span></text:p>
      <text:p text:style-name="P19"><text:span text:style-name="T73"><text:s text:c="2"/></text:span><text:span text:style-name="T71">◆ </text:span><text:span text:style-name="T306">&lt;stdio.h&gt;</text:span> : 표준 입출력</text:p>
      <text:p text:style-name="P250"><text:span text:style-name="T73"><text:s text:c="2"/></text:span><text:span text:style-name="T71">◆ </text:span><text:span text:style-name="T306">&lt;limits.h&gt; </text:span>: 자료형의 최댓값과 최솟값</text:p>
      <text:p text:style-name="P262"><text:span text:style-name="T73"><text:s text:c="2"/></text:span><text:span text:style-name="T71">◆ </text:span><text:span text:style-name="T306">&lt;stdint.h&gt; </text:span>: 크기가 표시된 정수 자료형과 그 최소 최댓값</text:p>
      <text:p text:style-name="P34"><text:span text:style-name="T73"><text:s text:c="2"/></text:span><text:span text:style-name="T71">◆ </text:span><text:span text:style-name="T306">&lt;float.h&gt; </text:span>: 실수 자료형의 최소 최대값이 정의</text:p>
      <text:p text:style-name="P74"><text:span text:style-name="T73"><text:s text:c="2"/></text:span><text:span text:style-name="T71">◆ </text:span><text:span text:style-name="T306">&lt;math.h&gt;</text:span> : 수학 관련 함수, 실수의 나머지 연산 함수 </text:p>
      <text:p text:style-name="P62"><text:span text:style-name="T73"><text:s text:c="2"/></text:span><text:span text:style-name="T71">◆ </text:span><text:span text:style-name="T307">&lt;stdbool.h&gt; </text:span><text:span text:style-name="T109">: 논리 자료형</text:span></text:p>
      <text:p text:style-name="P152"><text:span text:style-name="T73"><text:s text:c="2"/></text:span><text:span text:style-name="T71">◆ </text:span><text:span text:style-name="T308">&lt;stdlib.h&gt; </text:span><text:span text:style-name="T54">: malloc, free 함수 정의</text:span></text:p>
      <text:p text:style-name="P63"><text:span text:style-name="T73"><text:s text:c="2"/></text:span><text:span text:style-name="T71">◆ </text:span><text:span text:style-name="T308">&lt;string.h&gt; </text:span><text:span text:style-name="T228">: memset, 문자열 편집과 관련된 함수 정</text:span></text:p>
      <text:p text:style-name="P320"><text:span text:style-name="T309"><text:s text:c="2"/>◆ </text:span><text:span text:style-name="T306">&lt;stdarg.h&gt; </text:span>: 가변 인자 처리 매크로</text:p>
      <text:p text:style-name="P17"/>
      <text:p text:style-name="P17"/>
      <text:p text:style-name="P349"><text:span text:style-name="T94">2. </text:span>입출력</text:p>
      <text:p text:style-name="P252"/>
      <text:p text:style-name="P253"><text:span text:style-name="T74"><text:s/>■ </text:span><text:span text:style-name="T306">printf</text:span>(“<text:span text:style-name="T387">내용</text:span>”) : <text:span text:style-name="T387">내용</text:span>을 출력</text:p>
      <text:p text:style-name="P67"><text:span text:style-name="T73"><text:s text:c="2"/></text:span><text:span text:style-name="T71">◆ </text:span><text:span text:style-name="T306">printf</text:span>(<text:span text:style-name="T306">%</text:span><text:span text:style-name="T387">서식</text:span>, “<text:span text:style-name="T387">내용</text:span>”) : <text:s/>특정 <text:span text:style-name="T387">서식</text:span>으로 <text:span text:style-name="T387">내용</text:span><text:span text:style-name="T576">이</text:span> 출력됨</text:p>
      <text:p text:style-name="P66"><text:s text:c="3"/><text:span text:style-name="T584">★</text:span> 여러 개의 <text:span text:style-name="T387">내용</text:span>을 받을 수 있음</text:p>
      <text:p text:style-name="P68"><text:s text:c="3"/><text:span text:style-name="T95">ex) </text:span>printf(“%<text:span text:style-name="T387">서식</text:span><text:span text:style-name="T388">1</text:span> %<text:span text:style-name="T387">서식2</text:span>”, <text:span text:style-name="T387">내용1</text:span>, <text:span text:style-name="T387">내용2</text:span>)</text:p>
      <text:p text:style-name="P20"><text:s text:c="2"/><text:span text:style-name="T71">◆ </text:span>%s : 문자열</text:p>
      <text:p text:style-name="P21"><text:s text:c="3"/><text:span text:style-name="T573">★</text:span> %<text:span text:style-name="T168">[^\n]s : 공백까지 포함하여 문자열 입력받기.</text:span></text:p>
      <text:p text:style-name="P20"><text:span text:style-name="T73"><text:s text:c="2"/></text:span><text:span text:style-name="T71">◆ </text:span>%<text:span text:style-name="T2">d : 정수</text:span><text:span text:style-name="T574">(int)</text:span></text:p>
      <text:p text:style-name="P20"><text:span text:style-name="T73"><text:s text:c="2"/></text:span><text:span text:style-name="T71">◆ </text:span>%<text:span text:style-name="T2">ld : long </text:span><text:span text:style-name="T95">int</text:span></text:p>
      <text:p text:style-name="P254"><text:span text:style-name="T73"><text:s text:c="2"/></text:span><text:span text:style-name="T71">◆ </text:span>%lld : long long <text:span text:style-name="T95">int</text:span></text:p>
      <text:p text:style-name="P254"><text:span text:style-name="T73"><text:s text:c="2"/></text:span><text:span text:style-name="T71">◆ </text:span>%<text:span text:style-name="T3">u : 부호 없는 정수</text:span></text:p>
      <text:p text:style-name="P254"><text:span text:style-name="T73"><text:s text:c="2"/></text:span><text:span text:style-name="T71">◆ </text:span>%<text:span text:style-name="T3">ul : unsigned long </text:span><text:span text:style-name="T95">int</text:span></text:p>
      <text:p text:style-name="P254"><text:span text:style-name="T73"><text:s text:c="2"/></text:span><text:span text:style-name="T71">◆ </text:span>%<text:span text:style-name="T3">ull : unsigned long long </text:span><text:span text:style-name="T95">int</text:span></text:p>
      <text:p text:style-name="P254"><text:span text:style-name="T73"><text:s text:c="2"/></text:span><text:span text:style-name="T71">◆ </text:span>%<text:span text:style-name="T5">f : float, double</text:span></text:p>
      <text:p text:style-name="P254"><text:span text:style-name="T73"><text:s text:c="2"/></text:span><text:span text:style-name="T71">◆ </text:span>%<text:span text:style-name="T5">Lf : long double</text:span></text:p>
      <text:p text:style-name="P254"><text:span text:style-name="T73"><text:s text:c="2"/></text:span><text:span text:style-name="T71">◆ </text:span>%<text:span text:style-name="T6">e : float, double 지수표기법</text:span></text:p>
      <text:p text:style-name="P254"><text:span text:style-name="T73"><text:s text:c="2"/></text:span><text:span text:style-name="T71">◆ </text:span>%<text:span text:style-name="T6">Le : long double 지수표기법</text:span></text:p>
      <text:p text:style-name="P254"><text:span text:style-name="T73"><text:s text:c="2"/></text:span><text:span text:style-name="T71">◆ </text:span>%<text:span text:style-name="T8">c : 문자형</text:span></text:p>
      <text:p text:style-name="P254"><text:span text:style-name="T73"><text:s text:c="2"/></text:span><text:span text:style-name="T71">◆</text:span>%<text:span text:style-name="T9">x :16진수 </text:span></text:p>
      <text:p text:style-name="P256"><text:span text:style-name="T9"><text:s text:c="3"/></text:span><text:span text:style-name="T573">★</text:span><text:span text:style-name="T9"> </text:span><text:span text:style-name="T95">10진수와 차이를 두기 위해 </text:span><text:span text:style-name="T9">앞에 0x를 붙임</text:span></text:p>
      <text:p text:style-name="P43"><text:s text:c="3"/><text:span text:style-name="T95">ex) </text:span>0x%x</text:p>
      <text:p text:style-name="P44"><text:span text:style-name="T73"><text:s text:c="2"/></text:span><text:span text:style-name="T71">◆ </text:span>%<text:span text:style-name="T11">o : 8진수</text:span></text:p>
      <text:p text:style-name="P45"><text:span text:style-name="T73"><text:s text:c="2"/></text:span><text:span text:style-name="T71">◆ %</text:span><text:span text:style-name="T142">p : 메모리 주소</text:span></text:p>
      <text:p text:style-name="P43"/>
      <text:p text:style-name="P44"><text:soft-page-break/><text:span text:style-name="T74"><text:s/>■ <text:s/></text:span><text:span text:style-name="T306">s</text:span><text:span text:style-name="T310">canf</text:span><text:span text:style-name="T12">(“</text:span><text:span text:style-name="T310">%</text:span><text:span text:style-name="T390">서식</text:span><text:span text:style-name="T12">”, </text:span><text:span text:style-name="T390">메모리_주소</text:span><text:span text:style-name="T12">) : 특정 </text:span><text:span text:style-name="T390">서식</text:span><text:span text:style-name="T12">으로 입력 받아 </text:span><text:span text:style-name="T390">메모리_주</text:span><text:span text:style-name="T391">소</text:span><text:span text:style-name="T12">의 값에 저장</text:span></text:p>
      <text:p text:style-name="P44"><text:s text:c="2"/>★ <text:span text:style-name="T311">pritnf </text:span><text:span text:style-name="T95">함수와 </text:span><text:span text:style-name="T392">서식</text:span><text:span text:style-name="T95">의 형식이 같다.</text:span></text:p>
      <text:p text:style-name="P43"/>
      <text:p text:style-name="P70"><text:span text:style-name="T74"><text:s/>■ <text:s/></text:span><text:span text:style-name="T306">getchar()</text:span> : 문자를 하나 입력 받음</text:p>
      <text:p text:style-name="P69"/>
      <text:p text:style-name="P70"><text:span text:style-name="T74"><text:s/>■ </text:span><text:span text:style-name="T312"><text:s/></text:span><text:span text:style-name="T306">putchar</text:span>(<text:span text:style-name="T387">문자_변수</text:span>) : <text:span text:style-name="T387">문자_변수</text:span>를 출력함</text:p>
      <text:p text:style-name="P118"/>
      <text:p text:style-name="P24"/>
      <text:p text:style-name="P350"><text:span text:style-name="T596">3. </text:span>자료형</text:p>
      <text:p text:style-name="P24"/>
      <text:p text:style-name="P26"><text:span text:style-name="T74"><text:s/>▲ </text:span>변수 종류</text:p>
      <text:p text:style-name="P24"><text:span text:style-name="T73"><text:s text:c="2"/></text:span><text:span text:style-name="T71">◆ </text:span>char : <text:s/>문자형, <text:span text:style-name="T2">1바이트 </text:span></text:p>
      <text:p text:style-name="P25"><text:span text:style-name="T73"><text:s text:c="2"/></text:span><text:span text:style-name="T71">◆</text:span><text:span text:style-name="T74"> </text:span>short, <text:span text:style-name="T97">short int :</text:span> 정수, <text:span text:style-name="T97">2바이트</text:span></text:p>
      <text:p text:style-name="P25"><text:span text:style-name="T73"><text:s text:c="2"/></text:span><text:span text:style-name="T71">◆ </text:span>int : 정수, <text:span text:style-name="T2">4</text:span>바이트</text:p>
      <text:p text:style-name="P25"><text:span text:style-name="T73"><text:s text:c="2"/></text:span><text:span text:style-name="T71">◆ </text:span>long, <text:span text:style-name="T97">long int :</text:span> 정수, <text:span text:style-name="T2">4바이트 / 리눅스에선 8바이트</text:span></text:p>
      <text:p text:style-name="P255"><text:span text:style-name="T73"><text:s text:c="2"/></text:span><text:span text:style-name="T71">◆</text:span>long long, <text:span text:style-name="T97">long long int : 정수,</text:span> 8바이트</text:p>
      <text:p text:style-name="P25"><text:span text:style-name="T73"><text:s text:c="2"/></text:span><text:span text:style-name="T71">◆ </text:span>float : 실수, <text:span text:style-name="T2">4바이트</text:span></text:p>
      <text:p text:style-name="P25"><text:span text:style-name="T73"><text:s text:c="2"/></text:span><text:span text:style-name="T71">◆ </text:span>double : 실수, <text:span text:style-name="T2">8바이트</text:span></text:p>
      <text:p text:style-name="P258"><text:span text:style-name="T73"><text:s text:c="2"/></text:span><text:span text:style-name="T71">◆ </text:span>long double : 실수, 8바이트 / 리눅스에선 <text:span text:style-name="T4">16바이트</text:span></text:p>
      <text:p text:style-name="P25"><text:span text:style-name="T73"><text:s text:c="2"/></text:span><text:span text:style-name="T71">◆ </text:span>void : 모든 자료형을 담을 수 있다.</text:p>
      <text:p text:style-name="P25"><text:s text:c="3"/><text:span text:style-name="T575">★</text:span> 단 저장된 자료형은 사용 할 수 없다.</text:p>
      <text:p text:style-name="P257"><text:span text:style-name="T73"><text:s text:c="2"/></text:span><text:span text:style-name="T71">◆ </text:span>unsigned : 부호없는 자료형</text:p>
      <text:p text:style-name="P257"><text:span text:style-name="T595"><text:s text:c="3"/>★ </text:span>0부터 시작</text:p>
      <text:p text:style-name="P257"><text:s text:c="2"/><text:span text:style-name="T645"><text:s/></text:span><text:span text:style-name="T585">★</text:span><text:span text:style-name="T595"> </text:span>음수 없음</text:p>
      <text:p text:style-name="P257"><text:s/><text:span text:style-name="T645"><text:s/></text:span><text:s/><text:span text:style-name="T585">★</text:span><text:span text:style-name="T595"> </text:span>기존 자료형과 바이트는 동일</text:p>
      <text:p text:style-name="P255"><text:s text:c="2"/><text:span text:style-name="T645"><text:s/></text:span><text:span text:style-name="T97">ex) unsigend char = 0~255</text:span></text:p>
      <text:p text:style-name="P92"><text:s/></text:p>
      <text:p text:style-name="P92"><text:s/>▲ 변수 여러 개 한번에 선언</text:p>
      <text:p text:style-name="P27"><text:span text:style-name="T73"><text:s text:c="2"/></text:span><text:span text:style-name="T74">■</text:span> <text:span text:style-name="T387">자료형 변수</text:span><text:span text:style-name="T393">1</text:span>, <text:span text:style-name="T387">변수</text:span><text:span text:style-name="T393">2</text:span>, <text:span text:style-name="T387">변수</text:span><text:span text:style-name="T393">3</text:span><text:span text:style-name="T387"> </text:span>...;</text:p>
      <text:p text:style-name="P297"><text:s text:c="2"/>ex) type v1, v2, v3;</text:p>
      <text:p text:style-name="P23"/>
      <text:p text:style-name="P321"><text:span text:style-name="T74"><text:s text:c="2"/>▲ </text:span>오버플로우 : 값이 양의 방향으로 자료형의 크기를 넘었을 때 가장 작은 수 부터 처리</text:p>
      <text:p text:style-name="P321"><text:s text:c="3"/><text:span text:style-name="T585">★</text:span> 실수 자료형은 무한대가 된다.</text:p>
      <text:p text:style-name="P93"><text:s/></text:p>
      <text:p text:style-name="P321"><text:span text:style-name="T74"><text:s text:c="2"/>▲ </text:span>언더플로우 : 값이 음의 방향으로 자료형의 크기를 넘었을 때 가장 큰 수 부터 역으로 처리</text:p>
      <text:p text:style-name="P321"><text:s text:c="3"/><text:span text:style-name="T585">★</text:span><text:span text:style-name="T595"> </text:span>실수 자료형은 <text:span text:style-name="T7">0이된다.</text:span></text:p>
      <text:p text:style-name="P1"/>
      <text:p text:style-name="P259"><text:span text:style-name="T74"><text:s/>■ </text:span><text:span text:style-name="T306">sizeof</text:span>(<text:span text:style-name="T387">자료형</text:span>) : <text:span text:style-name="T387">자료형</text:span>의 바이트를 구한다.</text:p>
      <text:p text:style-name="P1"/>
      <text:p text:style-name="P251"><text:span text:style-name="T74"><text:s/></text:span><text:span text:style-name="T65">▧</text:span><text:span text:style-name="T74"> </text:span>&lt;limits.h&gt;</text:p>
      <text:p text:style-name="P260"><text:span text:style-name="T73"><text:s text:c="2"/></text:span><text:span text:style-name="T71">◆ </text:span>CHAR_MIN : <text:span text:style-name="T98">char의 최솟값</text:span></text:p>
      <text:p text:style-name="P260"><text:span text:style-name="T73"><text:s text:c="2"/></text:span><text:span text:style-name="T71">◆ </text:span>SHRT_MIN : <text:span text:style-name="T98">short의 최솟값</text:span></text:p>
      <text:p text:style-name="P260"><text:soft-page-break/><text:span text:style-name="T73"><text:s text:c="2"/></text:span><text:span text:style-name="T71">◆ </text:span>INT_MIN : <text:span text:style-name="T98">int의 최솟값</text:span></text:p>
      <text:p text:style-name="P260"><text:span text:style-name="T73"><text:s text:c="2"/></text:span><text:span text:style-name="T71">◆ </text:span>LONG_MIN : <text:span text:style-name="T98">long의 <text:s/>최솟값</text:span></text:p>
      <text:p text:style-name="P260"><text:span text:style-name="T73"><text:s text:c="2"/></text:span><text:span text:style-name="T71">◆ </text:span>LLONG_MIN : <text:span text:style-name="T98">long long의 최솟값</text:span></text:p>
      <text:p text:style-name="P261"><text:s text:c="3"/><text:span text:style-name="T585">★</text:span><text:span text:style-name="T595"> </text:span>각 매크로 앞에 <text:span text:style-name="T98">U를 붙이면 unsigned 자료형을 뜻한다.</text:span></text:p>
      <text:p text:style-name="P261"><text:s text:c="3"/><text:span text:style-name="T585">★</text:span> 각 매크로 뒤에 <text:span text:style-name="T98">MIN 대신 MAX를 입력하면 최댓값을 뜻한다.</text:span></text:p>
      <text:p text:style-name="P260"><text:s text:c="3"/><text:span text:style-name="T98">ex) </text:span><text:s/><text:span text:style-name="T99">UCHAR_MAX : </text:span><text:span text:style-name="T98">unsigned char의 최댓값</text:span></text:p>
      <text:p text:style-name="P29"/>
      <text:p text:style-name="P264"><text:span text:style-name="T74"><text:s/></text:span><text:span text:style-name="T65">▧</text:span> &lt;stdint.h&gt; </text:p>
      <text:p text:style-name="P263"><text:span text:style-name="T73"><text:s text:c="2"/></text:span><text:span text:style-name="T71">◆ </text:span>int8_t : 정수, <text:span text:style-name="T100">8비트</text:span></text:p>
      <text:p text:style-name="P263"><text:span text:style-name="T73"><text:s text:c="2"/></text:span><text:span text:style-name="T71">◆ </text:span>int16_t : 정수, <text:span text:style-name="T100">16비트</text:span></text:p>
      <text:p text:style-name="P263"><text:span text:style-name="T71"><text:s text:c="2"/>◆ </text:span>int<text:span text:style-name="T100">32</text:span>_t : 정수, <text:span text:style-name="T100">32비트</text:span></text:p>
      <text:p text:style-name="P263"><text:span text:style-name="T73"><text:s text:c="2"/></text:span><text:span text:style-name="T71">◆ </text:span>int 64_t : 정수, 64비트</text:p>
      <text:p text:style-name="P266"><text:span text:style-name="T73"><text:s text:c="3"/></text:span><text:span text:style-name="T585">★</text:span><text:span text:style-name="T73"> 앞에 </text:span><text:span text:style-name="T100">u를 붙이면 unsigned int를 뜻한다.</text:span></text:p>
      <text:p text:style-name="P265"><text:span text:style-name="T71"><text:s text:c="3"/></text:span><text:span text:style-name="T100">ex)</text:span><text:span text:style-name="T71"> </text:span>uint8_t : 부호 없는 정수, <text:span text:style-name="T100">8비트</text:span></text:p>
      <text:p text:style-name="P6"><text:s text:c="2"/></text:p>
      <text:p text:style-name="P268"><text:span text:style-name="T646"><text:s text:c="2"/></text:span><text:span text:style-name="T71">◆ </text:span>INT8_MIN : <text:span text:style-name="T101">int8_t의 최솟값</text:span></text:p>
      <text:p text:style-name="P268"><text:span text:style-name="T646"><text:s text:c="2"/></text:span><text:span text:style-name="T595"><text:s/></text:span><text:span text:style-name="T585">★</text:span><text:span text:style-name="T73"> 앞에 </text:span><text:span text:style-name="T101">U를 붙이면 unsigned, MIN대신 MAX를 입력하면 최댓값을 뜻한다.</text:span></text:p>
      <text:p text:style-name="P267"><text:s text:c="3"/><text:span text:style-name="T101">ex) UINT16_MAX : uint16_t의 최댓</text:span></text:p>
      <text:p text:style-name="P31"/>
      <text:p text:style-name="P32"><text:span text:style-name="T74"><text:s/>▲ </text:span>지수 표기법</text:p>
      <text:p text:style-name="P439"><text:span text:style-name="T37"><text:s text:c="2"/>■ </text:span><text:span text:style-name="T394">숫자</text:span><text:span text:style-name="T44">e</text:span><text:span text:style-name="T395">n</text:span><text:span text:style-name="T37"> : </text:span><text:span text:style-name="T395">숫자</text:span><text:span text:style-name="T38">*10^</text:span><text:span text:style-name="T395">n</text:span></text:p>
      <text:p text:style-name="P32"><text:span text:style-name="T73"><text:s text:c="3"/>★</text:span><text:span text:style-name="T71"> </text:span>f<text:span text:style-name="T102">loat</text:span>에는 뒤에 f를 붙임</text:p>
      <text:p text:style-name="P32"><text:span text:style-name="T73"><text:s text:c="3"/>★</text:span><text:span text:style-name="T71"> </text:span>double은 뒤에 아무것도 붙지 않는다.</text:p>
      <text:p text:style-name="P32"><text:span text:style-name="T73"><text:s text:c="3"/>★</text:span><text:span text:style-name="T71"> </text:span>long double은 뒤에 <text:span text:style-name="T102">l을</text:span> 붙임.</text:p>
      <text:p text:style-name="P30"/>
      <text:p text:style-name="P36"><text:span text:style-name="T74"><text:s/></text:span><text:span text:style-name="T65">▧</text:span><text:span text:style-name="T74"> </text:span>&lt;float.h&gt;</text:p>
      <text:p text:style-name="P35"><text:span text:style-name="T73"><text:s text:c="2"/></text:span><text:span text:style-name="T71">◆ </text:span>FLT_MIN : <text:span text:style-name="T103">float 최솟값</text:span></text:p>
      <text:p text:style-name="P35"><text:span text:style-name="T73"><text:s text:c="2"/></text:span><text:span text:style-name="T71">◆ </text:span>DBL_MIN : <text:span text:style-name="T103">double 최솟값</text:span></text:p>
      <text:p text:style-name="P35"><text:span text:style-name="T73"><text:s text:c="2"/></text:span><text:span text:style-name="T71">◆ </text:span>LDBL_MIN : <text:span text:style-name="T103">long double 최솟값</text:span></text:p>
      <text:p text:style-name="P37"><text:s text:c="2"/><text:span text:style-name="T647"><text:s/></text:span><text:span text:style-name="T73">★</text:span> <text:span text:style-name="T103">MIN대신 MAX를 입력하면 최댓값을 뜻한다.</text:span></text:p>
      <text:p text:style-name="P33"/>
      <text:p text:style-name="P39"><text:span text:style-name="T74"><text:s/>▲ </text:span>문자형</text:p>
      <text:p text:style-name="P39"><text:s text:c="2"/><text:span text:style-name="T580">★</text:span><text:span text:style-name="T73"> 문자형은 실제로는 숫자를 문자로 표현한 것이다.</text:span></text:p>
      <text:p text:style-name="P39"><text:span text:style-name="T73"><text:s text:c="2"/></text:span><text:span text:style-name="T580">★</text:span><text:span text:style-name="T73"> 각 문자는 대응되는 숫자가 있다.</text:span></text:p>
      <text:p text:style-name="P40"><text:span text:style-name="T73"><text:s text:c="2"/></text:span><text:span text:style-name="T580">★</text:span><text:span text:style-name="T73"> 문자도 결국 숫자이기 때문에 연산이 가능하다.</text:span></text:p>
      <text:p text:style-name="P42"><text:span text:style-name="T73"><text:s text:c="2"/></text:span><text:span text:style-name="T580">★</text:span><text:span text:style-name="T73"> 작은 따음표로 표현하며, 하나의 문자만 묶을 수 있다.</text:span></text:p>
      <text:p text:style-name="P38"><text:span text:style-name="T73"><text:s text:c="2"/></text:span><text:span text:style-name="T71">◆ ‘</text:span>a’ = 97</text:p>
      <text:p text:style-name="P38"><text:span text:style-name="T73"><text:s text:c="2"/></text:span><text:span text:style-name="T71">◆</text:span> ‘z’ = 122</text:p>
      <text:p text:style-name="P38"><text:span text:style-name="T73"><text:s text:c="2"/></text:span><text:span text:style-name="T71">◆ ‘</text:span>A’ = 65 </text:p>
      <text:p text:style-name="P38"><text:span text:style-name="T73"><text:s text:c="2"/></text:span><text:span text:style-name="T71">◆ ‘</text:span>Z’ = 90</text:p>
      <text:p text:style-name="P322"><text:span text:style-name="T73"><text:s text:c="2"/></text:span><text:span text:style-name="T71">◆ ‘</text:span>0’ = 48</text:p>
      <text:p text:style-name="P322"><text:span text:style-name="T73"><text:s text:c="3"/></text:span><text:span text:style-name="T580">★</text:span>숫자에 48을 더하면 문자형 숫자로 바꿀 수 있다.</text:p>
      <text:p text:style-name="P46"><text:soft-page-break/></text:p>
      <text:p text:style-name="P47"><text:span text:style-name="T74"><text:s/>▲ 특수하게 </text:span>제어문자는 두개의 문자 저장 가능 </text:p>
      <text:p text:style-name="P269"><text:span text:style-name="T73"><text:s text:c="2"/></text:span><text:span text:style-name="T71">◆</text:span> ‘\n’ : 새 줄로 줄 바꿈</text:p>
      <text:p text:style-name="P269"><text:span text:style-name="T73"><text:s text:c="2"/></text:span><text:span text:style-name="T71">◆ </text:span>‘<text:span text:style-name="T10">\r’ <text:s/>: 줄의 시작 위치로 되돌아감</text:span></text:p>
      <text:p text:style-name="P2"><text:s text:c="2"/><text:span text:style-name="T71">◆ </text:span>‘<text:span text:style-name="T10">\t’ : 수평 탭</text:span></text:p>
      <text:p text:style-name="P1"/>
      <text:p text:style-name="P323"><text:span text:style-name="T74"><text:s/>▲ </text:span>상수 : 변하지 않는 값</text:p>
      <text:p text:style-name="P323"><text:s text:c="2"/><text:span text:style-name="T580">★</text:span><text:span text:style-name="T73"> </text:span>처음 선언할 때 값을 할당 해 줘야 함</text:p>
      <text:p text:style-name="P41"><text:span text:style-name="T73"><text:s text:c="2"/></text:span><text:span text:style-name="T580">★</text:span><text:span text:style-name="T73"> 수정 불가</text:span></text:p>
      <text:p text:style-name="P48"/>
      <text:p text:style-name="P55"><text:span text:style-name="T74"><text:s/>▲ </text:span><text:span text:style-name="T313">const</text:span><text:span text:style-name="T104"> 로 상수 선언</text:span></text:p>
      <text:p text:style-name="P49"><text:s/><text:span text:style-name="T104">ex) </text:span>const int <text:span text:style-name="T387">con1</text:span> = 10 : <text:span text:style-name="T387">con1</text:span>은 상수가 됨</text:p>
      <text:p text:style-name="P270"><text:span text:style-name="T73"><text:s text:c="2"/></text:span><text:span text:style-name="T71">◆ </text:span><text:span text:style-name="T104">const 는 자료형 앞에 붙여도 되고 뒤에 붙여도 된다.</text:span></text:p>
      <text:p text:style-name="P270"><text:s text:c="2"/><text:span text:style-name="T104">ex) int const </text:span><text:span text:style-name="T424">con1</text:span><text:span text:style-name="T104"> 과 const int </text:span><text:span text:style-name="T424">con1</text:span><text:span text:style-name="T104"> 모두 </text:span><text:span text:style-name="T424">con1</text:span><text:span text:style-name="T104">이 상수로 선언된다.</text:span></text:p>
      <text:p text:style-name="P48"/>
      <text:p text:style-name="P65"><text:span text:style-name="T74"><text:s/>▲ </text:span>8진수 : 앞에 0을 붙임</text:p>
      <text:p text:style-name="P65"><text:span text:style-name="T74"><text:s/>▲ </text:span>16진수 : 앞에 0x를 붙임</text:p>
      <text:p text:style-name="P61"/>
      <text:p text:style-name="P62"><text:span text:style-name="T74"><text:s/>▧ </text:span><text:span text:style-name="T109">&lt;stdbool.h&gt;</text:span></text:p>
      <text:p text:style-name="P271"><text:span text:style-name="T73"><text:s text:c="2"/></text:span><text:span text:style-name="T71">◆ </text:span><text:span text:style-name="T110">ture : 참, </text:span><text:span text:style-name="T111">1바이트</text:span></text:p>
      <text:p text:style-name="P271"><text:span text:style-name="T73"><text:s text:c="2"/></text:span><text:span text:style-name="T71">◆ </text:span><text:span text:style-name="T110">false : 거짓, </text:span><text:span text:style-name="T111">1바이트</text:span></text:p>
      <text:p text:style-name="P271"/>
      <text:p text:style-name="P64"><text:span text:style-name="T74"><text:s/>■ </text:span><text:span text:style-name="T215">(</text:span><text:span text:style-name="T425">자료형</text:span><text:span text:style-name="T215">)</text:span><text:span text:style-name="T425">변수</text:span><text:span text:style-name="T215"> : </text:span><text:span text:style-name="T425">자료형</text:span><text:span text:style-name="T215">으로 </text:span><text:span text:style-name="T425">변수</text:span><text:span text:style-name="T215">의 타입을 바꾼다.</text:span></text:p>
      <text:p text:style-name="P64"/>
      <text:p text:style-name="P50"><text:span text:style-name="T74"><text:s/>■ </text:span><text:span text:style-name="T314">extern</text:span><text:span text:style-name="T295"> </text:span><text:span text:style-name="T426">자료형 변수</text:span><text:span text:style-name="T295"> : 다른 소스 파일에 있는 전역 변수인 </text:span><text:span text:style-name="T426">변수</text:span><text:span text:style-name="T295">를 사용 가능하게 한다.</text:span></text:p>
      <text:p text:style-name="P50"/>
      <text:p text:style-name="P51"><text:span text:style-name="T74"><text:s/>■ </text:span><text:span text:style-name="T315">extern</text:span><text:span text:style-name="T296"> </text:span><text:span text:style-name="T427">자료형 함수</text:span><text:span text:style-name="T296"> : 다른 소스 파일에 있는 </text:span><text:span text:style-name="T427">함수</text:span><text:span text:style-name="T296">를 사용 가능하게 한다.</text:span></text:p>
      <text:p text:style-name="P56"><text:s text:c="2"/><text:span text:style-name="T580">★</text:span> <text:span text:style-name="T316">extern</text:span><text:span text:style-name="T297">이 없어도 가능하다.</text:span></text:p>
      <text:p text:style-name="P51"/>
      <text:p text:style-name="P52"><text:span text:style-name="T74"><text:s/>■ </text:span><text:span text:style-name="T317">auto</text:span><text:span text:style-name="T298"> </text:span><text:span text:style-name="T428">자료형 변수</text:span><text:span text:style-name="T298"> : </text:span><text:span text:style-name="T428">변수</text:span><text:span text:style-name="T298">를 자동 변수로 선언한다.</text:span></text:p>
      <text:p text:style-name="P57"><text:s text:c="2"/><text:span text:style-name="T580">★</text:span> <text:span text:style-name="T298">현재 블록이 끝나면 </text:span><text:span text:style-name="T428">변수</text:span><text:span text:style-name="T298">가 사라진다.</text:span></text:p>
      <text:p text:style-name="P57"><text:s text:c="2"/><text:span text:style-name="T580">★</text:span><text:span text:style-name="T73"> </text:span>초기화 하지 않으면 쓰레기 값이 들어간다.</text:p>
      <text:p text:style-name="P52"/>
      <text:p text:style-name="P58"><text:span text:style-name="T74"><text:s/>■ </text:span><text:span text:style-name="T318">static</text:span><text:span text:style-name="T299"> </text:span><text:span text:style-name="T429">자료형 변수</text:span><text:span text:style-name="T299"> : </text:span><text:span text:style-name="T429">변수</text:span><text:span text:style-name="T299">를 정적 변수로 만든다.</text:span></text:p>
      <text:p text:style-name="P58"><text:span text:style-name="T299"><text:s text:c="2"/></text:span><text:span text:style-name="T580">★</text:span><text:span text:style-name="T299">블록 범위를 벗어나도 </text:span><text:span text:style-name="T429">변수</text:span><text:span text:style-name="T299">가 사라지지 않게 한다.</text:span></text:p>
      <text:p text:style-name="P58"><text:s text:c="2"/><text:span text:style-name="T580">★</text:span> 정적 전역 <text:span text:style-name="T387">변수</text:span>는 자신이 선언된 소스 파일 안에서만 사용할 수 있고 외부에서는 쓸 수 없다.</text:p>
      <text:p text:style-name="P58"><text:s text:c="2"/><text:span text:style-name="T580">★</text:span> <text:span text:style-name="T387">함수</text:span>를 정적 함수로 변환하면 선언된 소스 파일 안에서만 사용 할 수 있고 중복된 함수 이름에도 </text:p>
      <text:p text:style-name="P58"><text:s text:c="6"/>에러가 발생 하지 않는다.</text:p>
      <text:p text:style-name="P53"/>
      <text:p text:style-name="P54"><text:span text:style-name="T74"><text:s/>■ </text:span><text:span text:style-name="T319">register</text:span><text:span text:style-name="T300"> </text:span><text:span text:style-name="T430">자료형 변수 </text:span><text:span text:style-name="T300">: </text:span><text:span text:style-name="T430">변수</text:span><text:span text:style-name="T300">를 메모리가 아닌 레지스터에 저장한다.</text:span></text:p>
      <text:p text:style-name="P58"><text:s text:c="2"/><text:span text:style-name="T580">★</text:span> 대용량 연산 처리에 유용하다.</text:p>
      <text:p text:style-name="P58"><text:s text:c="2"/><text:span text:style-name="T73">★</text:span> <text:span text:style-name="T301">&amp;로 메모리 주소를 구할 수 없다.</text:span></text:p>
      <text:p text:style-name="P58"><text:soft-page-break/><text:s text:c="2"/><text:span text:style-name="T580">★</text:span> 레지스터 주소에 메모리 주소는 저장 할 수 있다.</text:p>
      <text:p text:style-name="P58"><text:s text:c="2"/><text:span text:style-name="T580">★</text:span> 지역 변수에만 사용 가능하다.</text:p>
      <text:p text:style-name="P60"/>
      <text:p text:style-name="P60"/>
      <text:p text:style-name="P352"><text:span text:style-name="T597">4. </text:span>연산</text:p>
      <text:p text:style-name="P94"><text:s/></text:p>
      <text:p text:style-name="P94"><text:s/>▲ 사칙 연산</text:p>
      <text:p text:style-name="P324"><text:span text:style-name="T74"><text:s/></text:span><text:span text:style-name="T73"><text:s/></text:span><text:span text:style-name="T74">■ </text:span>+ : 덧셈</text:p>
      <text:p text:style-name="P324"><text:span text:style-name="T74"><text:s/></text:span><text:span text:style-name="T73"><text:s/></text:span><text:span text:style-name="T74">■ </text:span><text:span text:style-name="T104">v1 </text:span><text:span text:style-name="T424">연산</text:span>= <text:span text:style-name="T104">value</text:span> : <text:span text:style-name="T104">v1과 value에</text:span> 특정 <text:span text:style-name="T387">연산</text:span>을 한 뒤 <text:span text:style-name="T104">v1에</text:span> 저장</text:p>
      <text:p text:style-name="P325"><text:span text:style-name="T74"><text:s/></text:span><text:span text:style-name="T73"><text:s/></text:span><text:span text:style-name="T74">■ </text:span>++ : 1증가</text:p>
      <text:p text:style-name="P325"><text:span text:style-name="T74"><text:s/></text:span><text:span text:style-name="T73"><text:s/></text:span><text:span text:style-name="T74">■ </text:span>-- : 1감소</text:p>
      <text:p text:style-name="P325"><text:span text:style-name="T73"><text:s text:c="3"/>★</text:span> v1 = v2++ : v2의 값을 v1에 할당 하고 v2의 값을 1증가</text:p>
      <text:p text:style-name="P325"><text:s text:c="4"/><text:span text:style-name="T599">★</text:span> = 가 먼저 실행된 후 ++가 실행된다.</text:p>
      <text:p text:style-name="P325"><text:span text:style-name="T73"><text:s text:c="4"/></text:span><text:span text:style-name="T599">★</text:span><text:span text:style-name="T71"> </text:span>전체 연산이 끝난 뒤 최후순위로 <text:span text:style-name="T13">++를 실행한다</text:span></text:p>
      <text:p text:style-name="P325"><text:span text:style-name="T71"><text:s text:c="3"/></text:span><text:span text:style-name="T73">★</text:span><text:span text:style-name="T71"> </text:span>v1 = ++v2 : v2의 값을 1증가시키고 v1에 할당</text:p>
      <text:p text:style-name="P325"><text:span text:style-name="T74"><text:s/></text:span><text:span text:style-name="T73"><text:s/></text:span><text:span text:style-name="T74">■ </text:span>* : 곱셈</text:p>
      <text:p text:style-name="P325"><text:span text:style-name="T73"><text:s text:c="2"/></text:span><text:span text:style-name="T74">■ </text:span>/ : 나눗기</text:p>
      <text:p text:style-name="P5"><text:s text:c="2"/><text:span text:style-name="T74">■ </text:span>% : 나머지 연산</text:p>
      <text:p text:style-name="P1"/>
      <text:p text:style-name="P5"><text:span text:style-name="T74"><text:s/>▲ 비교</text:span> 연산</text:p>
      <text:p text:style-name="P440"><text:span text:style-name="T14"><text:s text:c="2"/></text:span><text:span text:style-name="T15">■</text:span><text:span text:style-name="T18"> </text:span><text:span text:style-name="T31">== : </text:span><text:span text:style-name="T32">같음</text:span></text:p>
      <text:p text:style-name="P305"><text:span text:style-name="T73"><text:s text:c="2"/></text:span><text:span text:style-name="T74">■</text:span><text:span text:style-name="T71"> !</text:span><text:span text:style-name="T107">= 같지 않음(다름)</text:span></text:p>
      <text:p text:style-name="P305"><text:span text:style-name="T73"><text:s text:c="2"/></text:span><text:span text:style-name="T74">■</text:span><text:span text:style-name="T71"> </text:span><text:span text:style-name="T107">&gt; : 큼</text:span></text:p>
      <text:p text:style-name="P305"><text:span text:style-name="T73"><text:s text:c="2"/></text:span><text:span text:style-name="T74">■</text:span><text:span text:style-name="T71"> &lt; : 작음</text:span></text:p>
      <text:p text:style-name="P305"><text:span text:style-name="T73"><text:s text:c="2"/></text:span><text:span text:style-name="T74">■</text:span><text:span text:style-name="T71"> &gt;= 크거나 같음</text:span></text:p>
      <text:p text:style-name="P305"><text:span text:style-name="T73"><text:s text:c="2"/></text:span><text:span text:style-name="T74">■</text:span><text:span text:style-name="T71"> &lt;= 작거나 같음</text:span></text:p>
      <text:p text:style-name="P304"/>
      <text:p text:style-name="P119"><text:s/>▲ 삼항 연산</text:p>
      <text:p text:style-name="P5"><text:s text:c="2"/><text:span text:style-name="T74">■ </text:span><text:span text:style-name="T387">A</text:span> ? <text:span text:style-name="T387">B</text:span> : <text:span text:style-name="T387">C</text:span> : <text:span text:style-name="T387">A</text:span>가 참이면 <text:span text:style-name="T387">B</text:span>, 거짓이면 <text:span text:style-name="T387">C</text:span>가 결과값이 된다.</text:p>
      <text:p text:style-name="P5"><text:s text:c="3"/>★ <text:span text:style-name="T431">A</text:span><text:span text:style-name="T108"> 는 조건문 형식이여도 된다.</text:span></text:p>
      <text:p text:style-name="P304"/>
      <text:p text:style-name="P119"><text:s/>▲ 논리 연산</text:p>
      <text:p text:style-name="P326"><text:span text:style-name="T73"><text:s text:c="2"/></text:span><text:span text:style-name="T74">■</text:span><text:span text:style-name="T71"> </text:span>&amp;&amp; : <text:span text:style-name="T109">AND</text:span></text:p>
      <text:p text:style-name="P326"><text:span text:style-name="T73"><text:s text:c="2"/></text:span><text:span text:style-name="T74">■</text:span><text:span text:style-name="T71"> </text:span><text:span text:style-name="T109">|| : OR</text:span></text:p>
      <text:p text:style-name="P326"><text:span text:style-name="T73"><text:s text:c="2"/></text:span><text:span text:style-name="T74">■</text:span><text:span text:style-name="T71"> ! : </text:span><text:span text:style-name="T109">NOT</text:span></text:p>
      <text:p text:style-name="P1"/>
      <text:p text:style-name="P72"><text:span text:style-name="T74"><text:s/>▧ </text:span>&lt;math.h&gt;</text:p>
      <text:p text:style-name="P81"><text:span text:style-name="T74"><text:s/>▲ </text:span>실수의 나머지 연산</text:p>
      <text:p text:style-name="P81"><text:span text:style-name="T73"><text:s text:c="2"/></text:span><text:span text:style-name="T74">■</text:span><text:span text:style-name="T71"> </text:span><text:span text:style-name="T306">fmod</text:span>(<text:span text:style-name="T387">나누어지는수</text:span>, <text:span text:style-name="T387">나누는수</text:span>) : 결과값은 doble</text:p>
      <text:p text:style-name="P81"><text:span text:style-name="T73"><text:s text:c="3"/>◆</text:span><text:span text:style-name="T71"> </text:span>fmodf : 결과값은 float</text:p>
      <text:p text:style-name="P81"><text:span text:style-name="T73"><text:s text:c="3"/>◆</text:span><text:span text:style-name="T71"> </text:span>fmodl : 결과값은 long double</text:p>
      <text:p text:style-name="P72"/>
      <text:p text:style-name="P120"><text:soft-page-break/><text:s/>▲ 비트 연산</text:p>
      <text:p text:style-name="P82"><text:s text:c="2"/><text:span text:style-name="T575">★</text:span> 비트연산에서 논리 연산의 경우 각 자리 값의 참<text:span text:style-name="T112">(1)</text:span> 거짓<text:span text:style-name="T112">(0)</text:span>을 따져 판단한다.</text:p>
      <text:p text:style-name="P82"><text:s text:c="3"/><text:span text:style-name="T112">ex) 1001 &amp; 1000 = 1000</text:span></text:p>
      <text:p text:style-name="P82"><text:span text:style-name="T73"><text:s text:c="2"/></text:span><text:span text:style-name="T575">★</text:span><text:span text:style-name="T71"> 비트에서 음수는 첫 번째 비트에 따라 결정된다.</text:span></text:p>
      <text:p text:style-name="P82"><text:s text:c="3"/><text:span text:style-name="T598">★</text:span> 첫 번째 비트가 <text:span text:style-name="T115">0이면 양수, 1이면 음수</text:span></text:p>
      <text:p text:style-name="P76"><text:s text:c="3"/><text:span text:style-name="T115">ex) 1000 = -8, 1001 = -7, 1010 = -6, 1011 = -5</text:span></text:p>
      <text:p text:style-name="P82"><text:span text:style-name="T73"><text:s text:c="2"/></text:span><text:span text:style-name="T74">■</text:span><text:span text:style-name="T71"> </text:span><text:span text:style-name="T112">&amp; : 비트 AND</text:span></text:p>
      <text:p text:style-name="P82"><text:span text:style-name="T73"><text:s text:c="2"/></text:span><text:span text:style-name="T74">■</text:span><text:span text:style-name="T71"> </text:span><text:span text:style-name="T112">| : 비트 OR</text:span></text:p>
      <text:p text:style-name="P82"><text:span text:style-name="T73"><text:s text:c="2"/></text:span><text:span text:style-name="T74">■</text:span><text:span text:style-name="T71"> </text:span><text:span text:style-name="T112">^ : 비트 XOR</text:span></text:p>
      <text:p text:style-name="P82"><text:s text:c="3"/><text:span text:style-name="T575">★</text:span> 각 자리 수의 값이 다를 때만 참<text:span text:style-name="T113">(1)값을 반환한다.</text:span></text:p>
      <text:p text:style-name="P82"><text:span text:style-name="T73"><text:s text:c="2"/></text:span><text:span text:style-name="T74">■</text:span><text:span text:style-name="T71"> </text:span><text:span text:style-name="T112">~ : 비트 NOT</text:span></text:p>
      <text:p text:style-name="P82"><text:span text:style-name="T73"><text:s text:c="2"/></text:span><text:span text:style-name="T74">■</text:span><text:span text:style-name="T71"> </text:span><text:span text:style-name="T112">&lt;&lt; : 비트를 왼쪽으로 시프트</text:span></text:p>
      <text:p text:style-name="P82"><text:span text:style-name="T73"><text:s text:c="2"/></text:span><text:span text:style-name="T74">■</text:span><text:span text:style-name="T71"> </text:span><text:span text:style-name="T112">&gt;&gt; : 비트를 오른쪽으로 시프트</text:span></text:p>
      <text:p text:style-name="P82"><text:s text:c="3"/><text:span text:style-name="T575">★</text:span> 시프트 했을 때 첫 번째, 마지막 자리를 넘어서는 비트는 사라진다.</text:p>
      <text:p text:style-name="P82"><text:s text:c="3"/><text:span text:style-name="T575">★</text:span> 부호가 없는 경우 시프트 했을 때 비는 자리는 <text:span text:style-name="T114">0으로 채워진다.</text:span></text:p>
      <text:p text:style-name="P82"><text:s text:c="3"/><text:span text:style-name="T575">★</text:span> 부호가 있는 경우 <text:span text:style-name="T115">&gt;&gt; 연산을 했을 때 비는 자리는 </text:span>양수는 <text:span text:style-name="T115">0, 음수는 1로 채워진다.</text:span></text:p>
      <text:p text:style-name="P75"/>
      <text:p text:style-name="P82"><text:span text:style-name="T74"><text:s/>▲ 비트로 </text:span><text:span text:style-name="T116">flag 구현 </text:span></text:p>
      <text:p text:style-name="P82"><text:s text:c="2"/><text:span text:style-name="T575">★</text:span> <text:span text:style-name="T116">1이면 on, 0이면 off를 뜻한다고 정의.</text:span></text:p>
      <text:p text:style-name="P77"><text:span text:style-name="T73"><text:s text:c="2"/></text:span><text:span text:style-name="T71">◆ </text:span><text:span text:style-name="T116">flag |= 숫자 : 숫자 자리의 비트를 켠다.</text:span></text:p>
      <text:p text:style-name="P77"><text:s/><text:span text:style-name="T73"><text:s/></text:span><text:span text:style-name="T71">◆ </text:span><text:span text:style-name="T116">flag &amp; 숫자 : 숫자 자리의 비트가 켜져 있는지 확인</text:span></text:p>
      <text:p text:style-name="P78"><text:span text:style-name="T73"><text:s text:c="2"/></text:span><text:span text:style-name="T71">◆ </text:span><text:span text:style-name="T117">flag &amp;= ~숫자 : 숫자 자리의 비트를 끈다.</text:span></text:p>
      <text:p text:style-name="P79"><text:span text:style-name="T73"><text:s text:c="2"/></text:span><text:span text:style-name="T71">◆ </text:span><text:span text:style-name="T118">flag ^= 숫자리의 비트가 꺼져 있으면 켜고 켜져 있다면 끈다</text:span><text:span text:style-name="T119">(toggle)</text:span><text:span text:style-name="T118">.</text:span></text:p>
      <text:p text:style-name="P79"/>
      <text:p text:style-name="P120"><text:s/>▲ 연산자 우선순위</text:p>
      <text:p text:style-name="P80"><text:span text:style-name="T73"><text:s/>괄호 -</text:span><text:span text:style-name="T120">&gt; 변수에 붙는 연산 -&gt; 곱셈 -&gt; 비트 -&gt; 논리 -&gt; 할당</text:span><text:span text:style-name="T73"> <text:s/></text:span></text:p>
      <text:p text:style-name="P77"/>
      <text:p text:style-name="P71"/>
      <text:p text:style-name="P84"><text:span text:style-name="T74"><text:s/>▲ </text:span>형 확장</text:p>
      <text:p text:style-name="P84"><text:s text:c="2"/><text:span text:style-name="T586">★</text:span>서로 다른 자료형끼리 연산 시 크기가 큰 쪽의 자료형로 병합된다. </text:p>
      <text:p text:style-name="P83"/>
      <text:p text:style-name="P121"><text:s/>▲ 형 축소</text:p>
      <text:p text:style-name="P121"><text:span text:style-name="T601"><text:s text:c="2"/></text:span><text:span text:style-name="T586">★</text:span><text:span text:style-name="T600"> </text:span><text:span text:style-name="T601">크기가 작은 자료형에 더 큰 자료형을 저장 시 작은 쪽의 자료형으로 변환된다.</text:span></text:p>
      <text:p text:style-name="P85"><text:s text:c="2"/><text:span text:style-name="T586">★</text:span> 비트로 표현할 때 앞에서 부터 버려짐</text:p>
      <text:p text:style-name="P272"><text:s text:c="2"/><text:span text:style-name="T105">ex) </text:span>1111 1111 1011 이 char로 변환되면</text:p>
      <text:p text:style-name="P272"><text:s text:c="20"/><text:span text:style-name="T575">11</text:span>11 1011이 된다.</text:p>
      <text:p text:style-name="P1"/>
      <text:p text:style-name="P353"><text:span text:style-name="T602">5. </text:span>조건<text:span text:style-name="T138">&amp;반복</text:span><text:span text:style-name="T140">&amp;제어</text:span>문</text:p>
      <text:p text:style-name="P86"/>
      <text:p text:style-name="P73"><text:span text:style-name="T74"><text:s/>■ </text:span><text:span text:style-name="T106">if <text:s/>문</text:span></text:p>
      <text:p text:style-name="P86"/>
      <text:p text:style-name="P86"><text:s/><text:span text:style-name="T306">if </text:span>(<text:span text:style-name="T387">조건문</text:span>)</text:p>
      <text:p text:style-name="P86"><text:soft-page-break/><text:s/>{</text:p>
      <text:p text:style-name="P86"><text:s/><text:tab/><text:span text:style-name="T387">실행 내용</text:span></text:p>
      <text:p text:style-name="P86"><text:s/>}</text:p>
      <text:p text:style-name="P86"/>
      <text:p text:style-name="P87"><text:span text:style-name="T73"><text:s text:c="2"/>★</text:span><text:span text:style-name="T71"> </text:span><text:span text:style-name="T387">조건문</text:span>이 참일 경우 중괄호 안의 내용 실행</text:p>
      <text:p text:style-name="P87"><text:span text:style-name="T73"><text:s text:c="2"/>★</text:span><text:span text:style-name="T71"> </text:span><text:span text:style-name="T387">실행 내용</text:span>이 한 줄일 때는 중괄호 생략 가능</text:p>
      <text:p text:style-name="P86"/>
      <text:p text:style-name="P273"><text:span text:style-name="T73"><text:s/></text:span><text:span text:style-name="T74">■</text:span><text:span text:style-name="T71"> </text:span>else</text:p>
      <text:p text:style-name="P273"><text:s/></text:p>
      <text:p text:style-name="P273"><text:s/><text:span text:style-name="T320">else</text:span></text:p>
      <text:p text:style-name="P273"><text:s/><text:span text:style-name="T106">{</text:span></text:p>
      <text:p text:style-name="P273"><text:tab/><text:span text:style-name="T387">실행 내용</text:span></text:p>
      <text:p text:style-name="P273"><text:s/><text:span text:style-name="T106">}</text:span></text:p>
      <text:p text:style-name="P273"/>
      <text:p text:style-name="P273"><text:span text:style-name="T73"><text:s text:c="2"/>★ </text:span>if의 조건문이 거짓일 때 실행</text:p>
      <text:p text:style-name="P274"><text:span text:style-name="T73"><text:s text:c="2"/>★ </text:span>if의 조건 0이면 거짓으로 판단</text:p>
      <text:p text:style-name="P1"/>
      <text:p text:style-name="P275"><text:span text:style-name="T73"><text:s/></text:span><text:span text:style-name="T74">■ </text:span>else if</text:p>
      <text:p text:style-name="P275"><text:s/></text:p>
      <text:p text:style-name="P275"><text:s/><text:span text:style-name="T320">else if</text:span><text:span text:style-name="T106"> (</text:span><text:span text:style-name="T432">조건문</text:span><text:span text:style-name="T106">)</text:span></text:p>
      <text:p text:style-name="P275"><text:s/><text:span text:style-name="T106">{</text:span></text:p>
      <text:p text:style-name="P275"><text:tab/><text:span text:style-name="T387">실행내용</text:span></text:p>
      <text:p text:style-name="P275"><text:s/><text:span text:style-name="T106">}</text:span> </text:p>
      <text:p text:style-name="P275"/>
      <text:p text:style-name="P275"><text:span text:style-name="T73"><text:s text:c="2"/>★</text:span><text:span text:style-name="T71"> </text:span>if의 <text:span text:style-name="T387">조건문</text:span>이 거짓일 때 <text:span text:style-name="T604">else if 뒤의 </text:span>(<text:span text:style-name="T387">조건문</text:span>)이 참이면 실행</text:p>
      <text:p text:style-name="P275"/>
      <text:p text:style-name="P276"><text:span text:style-name="T73"><text:s/></text:span><text:span text:style-name="T74">■ s</text:span><text:span text:style-name="T121">witch</text:span></text:p>
      <text:p text:style-name="P276"/>
      <text:p text:style-name="P276"><text:s/><text:span text:style-name="T321">switch</text:span><text:span text:style-name="T121"> (</text:span><text:span text:style-name="T433">변수</text:span><text:span text:style-name="T121">)</text:span></text:p>
      <text:p text:style-name="P276"><text:s/><text:span text:style-name="T121">{</text:span></text:p>
      <text:p text:style-name="P276"><text:s/><text:span text:style-name="T321">case</text:span><text:span text:style-name="T121"> </text:span><text:span text:style-name="T433">a </text:span><text:span text:style-name="T121">:</text:span></text:p>
      <text:p text:style-name="P276"><text:tab/><text:span text:style-name="T387">실행 내용1</text:span></text:p>
      <text:p text:style-name="P276"><text:tab/><text:span text:style-name="T321">break;</text:span></text:p>
      <text:p text:style-name="P276"><text:s/><text:span text:style-name="T321">case</text:span><text:span text:style-name="T121"> </text:span><text:span text:style-name="T433">b </text:span><text:span text:style-name="T121">:</text:span></text:p>
      <text:p text:style-name="P276"><text:tab/><text:span text:style-name="T387">실행 내용2</text:span></text:p>
      <text:p text:style-name="P276"><text:tab/><text:span text:style-name="T321">break;</text:span></text:p>
      <text:p text:style-name="P276"><text:s/><text:span text:style-name="T321">default </text:span><text:span text:style-name="T121">:</text:span></text:p>
      <text:p text:style-name="P441"><text:tab/>실행 내용3</text:p>
      <text:p text:style-name="P276"><text:tab/><text:span text:style-name="T321">break;</text:span></text:p>
      <text:p text:style-name="P276"><text:s/><text:span text:style-name="T121">}</text:span></text:p>
      <text:p text:style-name="P276"/>
      <text:p text:style-name="P277"><text:span text:style-name="T73"><text:s text:c="2"/>★</text:span><text:span text:style-name="T71"> </text:span><text:span text:style-name="T322">case</text:span><text:span text:style-name="T123"> 뒤의 변수(</text:span><text:span text:style-name="T434">a</text:span><text:span text:style-name="T577">, </text:span><text:span text:style-name="T434">b</text:span><text:span text:style-name="T435">)</text:span><text:span text:style-name="T122">가 </text:span><text:span text:style-name="T322">switch</text:span><text:span text:style-name="T123"> 뒤의 </text:span><text:span text:style-name="T434">변수</text:span><text:span text:style-name="T122">와 일치할 경우 </text:span><text:span text:style-name="T434">실행 내용</text:span><text:span text:style-name="T122">을 실행한다.</text:span></text:p>
      <text:p text:style-name="P278"><text:soft-page-break/><text:span text:style-name="T73"><text:s text:c="2"/>★</text:span><text:span text:style-name="T71"> </text:span><text:span text:style-name="T436">변수</text:span><text:span text:style-name="T71">에 조건문은 사용하지 못한다.</text:span></text:p>
      <text:p text:style-name="P280"><text:span text:style-name="T73"><text:s text:c="2"/></text:span><text:span text:style-name="T580">★</text:span><text:span text:style-name="T71"> 정수, 문자 자료형만 사용 가능하다.</text:span></text:p>
      <text:p text:style-name="P278"><text:span text:style-name="T73"><text:s text:c="2"/>★</text:span><text:span text:style-name="T71"> </text:span><text:span text:style-name="T323">break</text:span><text:span text:style-name="T124">가 없을 경우 뒤의 </text:span><text:span text:style-name="T437">실행 내용</text:span><text:span text:style-name="T124">들이 순차적으로 실행된다.</text:span></text:p>
      <text:p text:style-name="P279"><text:span text:style-name="T73"><text:s text:c="2"/>★</text:span><text:span text:style-name="T71"> </text:span><text:span text:style-name="T324">case</text:span><text:span text:style-name="T125"> 뒤의 </text:span><text:span text:style-name="T438">실행 내용</text:span><text:span text:style-name="T125">에서 변수를 선언 할 경우 중괄호로 묶어 줘야 한다.</text:span></text:p>
      <text:p text:style-name="P279"><text:s text:c="2"/>★ <text:span text:style-name="T325">case</text:span><text:span text:style-name="T126">안에서 선언된 변수는 해당 </text:span><text:span text:style-name="T325">case</text:span><text:span text:style-name="T126">내에서만 사용 할 수 있다.</text:span></text:p>
      <text:p text:style-name="P277"/>
      <text:p text:style-name="P281"><text:span text:style-name="T73"><text:s/></text:span><text:span text:style-name="T74">■ </text:span><text:span text:style-name="T127">for</text:span></text:p>
      <text:p text:style-name="P281"><text:s/></text:p>
      <text:p text:style-name="P281"><text:span text:style-name="T306"><text:s/></text:span><text:span text:style-name="T326">for</text:span><text:span text:style-name="T127"> (</text:span><text:span text:style-name="T439">초기식</text:span><text:span text:style-name="T127">; </text:span><text:span text:style-name="T439">조건식</text:span><text:span text:style-name="T127">; </text:span><text:span text:style-name="T439">변화식</text:span><text:span text:style-name="T127">)</text:span></text:p>
      <text:p text:style-name="P281"><text:s/><text:span text:style-name="T127">{</text:span></text:p>
      <text:p text:style-name="P281"><text:tab/><text:span text:style-name="T387">실행 내용</text:span></text:p>
      <text:p text:style-name="P281"><text:s/><text:span text:style-name="T127">}</text:span></text:p>
      <text:p text:style-name="P281"/>
      <text:p text:style-name="P282"><text:span text:style-name="T73"><text:s text:c="2"/>★</text:span><text:span text:style-name="T71"> </text:span><text:span text:style-name="T436">조건식</text:span><text:span text:style-name="T71">이 참일 경우 </text:span><text:span text:style-name="T436">실행 내용</text:span><text:span text:style-name="T71">을 실행시키고</text:span><text:span text:style-name="T436"> 변환식</text:span><text:span text:style-name="T71">을 실행하다.</text:span></text:p>
      <text:p text:style-name="P283"><text:span text:style-name="T73"><text:s text:c="2"/>★</text:span><text:span text:style-name="T71"> </text:span><text:span text:style-name="T436">초기식</text:span><text:span text:style-name="T71">은 </text:span><text:span text:style-name="T436">변환식</text:span><text:span text:style-name="T71">에 의한 변환이 이루어지는 처음의 변수를 뜻한다.</text:span></text:p>
      <text:p text:style-name="P284"><text:span text:style-name="T73"><text:s text:c="2"/>★</text:span><text:span text:style-name="T71"> </text:span><text:span text:style-name="T436">초기식</text:span><text:span text:style-name="T71">을 두개 지정 할 수도 있다.</text:span></text:p>
      <text:p text:style-name="P284"><text:s text:c="2"/><text:span text:style-name="T128">ex) for (int i = 0, int j = 0; i &lt; 10; i++, j +=2)</text:span></text:p>
      <text:p text:style-name="P285"><text:span text:style-name="T73"><text:s text:c="2"/>★</text:span><text:span text:style-name="T71"> </text:span><text:span text:style-name="T436">초깃값</text:span><text:span text:style-name="T71">, </text:span><text:span text:style-name="T436">조건식</text:span><text:span text:style-name="T71">, </text:span><text:span text:style-name="T436">변환식</text:span><text:span text:style-name="T71">을 모두 생략하면 무한 루프 상태가 된다.</text:span></text:p>
      <text:p text:style-name="P285"><text:s text:c="2"/><text:span text:style-name="T129">ex) for (;;)</text:span></text:p>
      <text:p text:style-name="P285"><text:s text:c="3"/><text:span text:style-name="T598">★</text:span> <text:span text:style-name="T130">Ctrl+C로 프로그램을 중단해 줘야 한다.</text:span></text:p>
      <text:p text:style-name="P285"/>
      <text:p text:style-name="P286"><text:span text:style-name="T73"><text:s/></text:span><text:span text:style-name="T74">■ </text:span><text:span text:style-name="T131">while</text:span></text:p>
      <text:p text:style-name="P286"><text:s/></text:p>
      <text:p text:style-name="P286"><text:span text:style-name="T306"><text:s/></text:span><text:span text:style-name="T327">while </text:span><text:span text:style-name="T131">(</text:span><text:span text:style-name="T440">조건식</text:span><text:span text:style-name="T131">)</text:span></text:p>
      <text:p text:style-name="P286"><text:s/><text:span text:style-name="T131">{</text:span></text:p>
      <text:p text:style-name="P286"><text:tab/><text:span text:style-name="T387">실행 내용</text:span></text:p>
      <text:p text:style-name="P286"><text:s/><text:span text:style-name="T131">}</text:span></text:p>
      <text:p text:style-name="P286"/>
      <text:p text:style-name="P286"><text:span text:style-name="T73"><text:s text:c="2"/>★</text:span><text:span text:style-name="T71"> </text:span><text:span text:style-name="T436">조건식</text:span><text:span text:style-name="T71">이 참이면 </text:span><text:span text:style-name="T436">실행 내용</text:span><text:span text:style-name="T71">을 실행한다.</text:span></text:p>
      <text:p text:style-name="P287"><text:span text:style-name="T73"><text:s text:c="2"/>★</text:span><text:span text:style-name="T71"> </text:span><text:span text:style-name="T578">초기식</text:span><text:span text:style-name="T71">은 </text:span><text:span text:style-name="T328">while</text:span><text:span text:style-name="T132"> 밖에서 선언해야 한다.</text:span></text:p>
      <text:p text:style-name="P288"><text:span text:style-name="T73"><text:s text:c="2"/>★</text:span><text:span text:style-name="T71"> </text:span><text:span text:style-name="T436">조건식</text:span><text:span text:style-name="T71">에 </text:span><text:span text:style-name="T133">1</text:span><text:span text:style-name="T134">(또는 true)</text:span><text:span text:style-name="T133">을 지정하면 무한 루프 발생</text:span></text:p>
      <text:p text:style-name="P288"/>
      <text:p text:style-name="P289"><text:span text:style-name="T73"><text:s/></text:span><text:span text:style-name="T74">■ </text:span><text:span text:style-name="T135">do while</text:span></text:p>
      <text:p text:style-name="P289"><text:s/></text:p>
      <text:p text:style-name="P342"><text:s/><text:span text:style-name="T135">do</text:span></text:p>
      <text:p text:style-name="P289"><text:s/><text:span text:style-name="T135">{</text:span></text:p>
      <text:p text:style-name="P289"><text:tab/><text:span text:style-name="T387">실행 내용</text:span></text:p>
      <text:p text:style-name="P289"><text:s/><text:span text:style-name="T135">} </text:span><text:span text:style-name="T329">while</text:span><text:span text:style-name="T135"> (</text:span><text:span text:style-name="T441">조건식</text:span><text:span text:style-name="T135">);</text:span></text:p>
      <text:p text:style-name="P289"/>
      <text:p text:style-name="P290"><text:span text:style-name="T73"><text:s text:c="2"/>★</text:span><text:span text:style-name="T71"> </text:span><text:span text:style-name="T436">실행 내용</text:span><text:span text:style-name="T71">을 한번 실행 시킨 후에 </text:span><text:span text:style-name="T436">조건식</text:span><text:span text:style-name="T71">이 참이면 </text:span><text:span text:style-name="T436">실행 내용</text:span><text:span text:style-name="T71">을 다시 실행 한다.</text:span></text:p>
      <text:p text:style-name="P291"><text:span text:style-name="T73"><text:s text:c="2"/></text:span><text:span text:style-name="T580">★</text:span><text:span text:style-name="T71"> 다른 특성들은 </text:span><text:span text:style-name="T330">while</text:span><text:span text:style-name="T136">문과 같다.</text:span></text:p>
      <text:p text:style-name="P292"><text:span text:style-name="T73"><text:s text:c="2"/>★</text:span><text:span text:style-name="T71"> </text:span><text:span text:style-name="T436">조건식</text:span><text:span text:style-name="T71">에 </text:span><text:span text:style-name="T137">0을 지정하면 </text:span><text:span text:style-name="T442">실행 내용</text:span><text:span text:style-name="T137">이 단 한번만 실행된다.</text:span></text:p>
      <text:p text:style-name="P292"><text:soft-page-break/></text:p>
      <text:p text:style-name="P293"><text:span text:style-name="T73"><text:s/></text:span><text:span text:style-name="T74">■ </text:span><text:span text:style-name="T331">break</text:span></text:p>
      <text:p text:style-name="P293"><text:s text:c="2"/><text:span text:style-name="T575">★</text:span> 반복문, <text:span text:style-name="T139">switch문을 강제로 끝낸다.</text:span></text:p>
      <text:p text:style-name="P293"/>
      <text:p text:style-name="P294"><text:span text:style-name="T73"><text:s/></text:span><text:span text:style-name="T74">■ </text:span><text:span text:style-name="T332">continue</text:span></text:p>
      <text:p text:style-name="P294"><text:s text:c="2"/><text:span text:style-name="T575">★</text:span> 반복문에서 실행 내용이 실행되는 것을 한번 건너 뛴다.</text:p>
      <text:p text:style-name="P294"/>
      <text:p text:style-name="P295"><text:span text:style-name="T73"><text:s/></text:span><text:span text:style-name="T74">■ </text:span><text:span text:style-name="T141">goto</text:span></text:p>
      <text:p text:style-name="P295"/>
      <text:p text:style-name="P295"><text:s text:c="2"/><text:span text:style-name="T333">goto </text:span><text:span text:style-name="T443">레이블</text:span><text:span text:style-name="T141">;</text:span></text:p>
      <text:p text:style-name="P295"/>
      <text:p text:style-name="P295"><text:s text:c="2"/><text:span text:style-name="T387">레이블</text:span>:</text:p>
      <text:p text:style-name="P295"><text:tab/><text:span text:style-name="T387">실행 내용</text:span></text:p>
      <text:p text:style-name="P295"/>
      <text:p text:style-name="P295"><text:span text:style-name="T73"><text:s text:c="2"/></text:span><text:span text:style-name="T580">★</text:span><text:span text:style-name="T71"> 바로 </text:span><text:span text:style-name="T436">레이블</text:span><text:span text:style-name="T71">의 </text:span><text:span text:style-name="T436">실행 내용</text:span><text:span text:style-name="T71">을 실행한다.</text:span></text:p>
      <text:p text:style-name="P295"><text:s text:c="2"/>★ <text:span text:style-name="T387">레이블</text:span>의 위치는 <text:span text:style-name="T334">goto</text:span><text:span text:style-name="T603">문 뒤 어디든 위치 할 수 있다.</text:span></text:p>
      <text:p text:style-name="P295"/>
      <text:p text:style-name="P354"><text:span text:style-name="T605">6. </text:span>포인터</text:p>
      <text:p text:style-name="P277"/>
      <text:p text:style-name="P122"><text:s/>■ <text:span text:style-name="T444">자료형</text:span><text:span text:style-name="T335">*</text:span><text:span text:style-name="T606"> </text:span><text:span text:style-name="T444">변수</text:span><text:span text:style-name="T606"> : </text:span><text:span text:style-name="T444">변수</text:span><text:span text:style-name="T606">를 </text:span>포인터로 선언</text:p>
      <text:p text:style-name="P154"><text:span text:style-name="T73"><text:s text:c="2"/>★</text:span><text:span text:style-name="T71"> </text:span><text:span text:style-name="T436">변수</text:span><text:span text:style-name="T71">에는 메모리 주소가 저장된다.</text:span><text:span text:style-name="T73"> <text:s/></text:span></text:p>
      <text:p text:style-name="P154"><text:span text:style-name="T73"><text:s text:c="2"/></text:span><text:span text:style-name="T580">★</text:span><text:span text:style-name="T71"> 포인터의 크기는 </text:span><text:span text:style-name="T149">32비트일 때 4바이트, 64비트일 때 8바이트이다.</text:span></text:p>
      <text:p text:style-name="P145"><text:span text:style-name="T73"><text:s text:c="2"/></text:span><text:span text:style-name="T580">★</text:span><text:span text:style-name="T71"> 선언한 자료형에 따라 메모리에 접근 하는 방법이 달라진다.</text:span></text:p>
      <text:p text:style-name="P145"><text:s text:c="2"/><text:span text:style-name="T144">ex) int*는 역참조 했을 때 4바이트 만큼 읽는다.</text:span></text:p>
      <text:p text:style-name="P146"><text:span text:style-name="T73"><text:s text:c="2"/>◆</text:span><text:span text:style-name="T71"> </text:span><text:span text:style-name="T436">자료형</text:span><text:span text:style-name="T309">* </text:span><text:span text:style-name="T336">const</text:span><text:span text:style-name="T145"> </text:span><text:span text:style-name="T445">변수</text:span></text:p>
      <text:p text:style-name="P207"><text:s text:c="3"/><text:span text:style-name="T580">★</text:span> 상수 포인터</text:p>
      <text:p text:style-name="P207"><text:s text:c="3"/><text:span text:style-name="T580">★</text:span> 포인터 값 변경 불가</text:p>
      <text:p text:style-name="P142"/>
      <text:p text:style-name="P123"><text:s/>■ <text:span text:style-name="T337">&amp;</text:span><text:span text:style-name="T446">변수 </text:span><text:span text:style-name="T143">: </text:span><text:span text:style-name="T387">변수</text:span>의 메모리 주소</text:p>
      <text:p text:style-name="P143"/>
      <text:p text:style-name="P124"><text:s/>▲ 포인터 역참조</text:p>
      <text:p text:style-name="P209"><text:s text:c="2"/>■<text:span text:style-name="T306"> *</text:span><text:span text:style-name="T387">변수</text:span> : <text:span text:style-name="T387">변수</text:span>의 메모리 주소에 저장된 값을 의미한다.</text:p>
      <text:p text:style-name="P327"><text:s text:c="2"/><text:span text:style-name="T580">★</text:span> <text:span text:style-name="T71">역참조해서 값을 수정 할 수 있다.</text:span></text:p>
      <text:p text:style-name="P208"><text:s/><text:span text:style-name="T607"><text:s/></text:span>◆ <text:span text:style-name="T306">**</text:span><text:span text:style-name="T387">변수</text:span> : 변수값이 저장된 메모리 주소값을 의미한다.</text:p>
      <text:p text:style-name="P452"/>
      <text:p text:style-name="P144"/>
      <text:p text:style-name="P125"><text:s/>▲ 범용 포인터</text:p>
      <text:p text:style-name="P210"><text:span text:style-name="T73"><text:s text:c="2"/></text:span><text:span text:style-name="T74">■</text:span> <text:span text:style-name="T338">void*</text:span><text:span text:style-name="T339"> </text:span><text:span text:style-name="T448">변수</text:span><text:span text:style-name="T146"> : 타입에 상관없이 메모리 주소 할당 받을 수 있다.</text:span></text:p>
      <text:p text:style-name="P210"><text:span text:style-name="T73"><text:s/></text:span><text:span text:style-name="T648"><text:s text:c="2"/></text:span><text:span text:style-name="T580">★</text:span><text:span text:style-name="T71"> 자료형이 정해지지 않았기 때문에 역참조가 불가능 하다.</text:span></text:p>
      <text:p text:style-name="P148"/>
      <text:p text:style-name="P125"><text:s/>▲ 이중 포인터</text:p>
      <text:p text:style-name="P210"><text:s/><text:span text:style-name="T608"><text:s/></text:span><text:span text:style-name="T74">■</text:span><text:span text:style-name="T608"> </text:span><text:span text:style-name="T387">자료형</text:span><text:span text:style-name="T306">** </text:span><text:span text:style-name="T387">변수</text:span><text:span text:style-name="T608"> : 변수값이 저장된 메모리 주소값을 상위 메모리 주소에 저장한다.</text:span></text:p>
      <text:p text:style-name="P126"><text:soft-page-break/><text:s/>▲ 문자열 포인터 연산</text:p>
      <text:p text:style-name="P126"><text:span text:style-name="T609"><text:s/></text:span><text:span text:style-name="T612"><text:s/></text:span><text:span text:style-name="T580">★</text:span> 포인터에 정수를 연산하는 것으로 포인터의 위치를 바꿀 수 있다.</text:p>
      <text:p text:style-name="P105"><text:s text:c="2"/><text:span text:style-name="T181">ex) 포인터+1 =&gt; 포인터의 다음 주소로 넘어감</text:span></text:p>
      <text:p text:style-name="P126"><text:s text:c="2"/><text:span text:style-name="T580">★</text:span> 정확히는 포인터의 자료형만큼 메모리 주소값을 이동시킨다.</text:p>
      <text:p text:style-name="P126"><text:s/><text:span text:style-name="T73"><text:s/></text:span><text:span text:style-name="T580">★</text:span><text:span text:style-name="T73"> 증가와 감소 연산만 된다.</text:span></text:p>
      <text:p text:style-name="P127"><text:span text:style-name="T613"><text:s text:c="2"/></text:span><text:span text:style-name="T580">★</text:span><text:span text:style-name="T613"> </text:span><text:span text:style-name="T614">GCC에서는 포인터 연산과 동시에 역참조, 값할당이 되지 않는다.</text:span></text:p>
      <text:p text:style-name="P442"><text:span text:style-name="T15"><text:s text:c="2"/></text:span><text:span text:style-name="T581">★</text:span><text:span text:style-name="T15"> </text:span><text:span text:style-name="T14">증가와 감소 연산만 된다.</text:span></text:p>
      <text:p text:style-name="P149"/>
      <text:p text:style-name="P296"><text:span text:style-name="T611">7. </text:span><text:span text:style-name="T610">메모리</text:span><text:span text:style-name="T228"> </text:span></text:p>
      <text:p text:style-name="P296"><text:span text:style-name="T613"><text:s/></text:span><text:span text:style-name="T228">▧</text:span><text:span text:style-name="T613"> </text:span><text:span text:style-name="T228">&lt;stdlib.h&gt;</text:span></text:p>
      <text:p text:style-name="P152"><text:span text:style-name="T74"><text:s/>■ </text:span><text:span text:style-name="T340">malloc</text:span><text:span text:style-name="T147">(</text:span><text:span text:style-name="T494">크기</text:span><text:span text:style-name="T147">) : </text:span><text:span text:style-name="T494">크기</text:span><text:span text:style-name="T147">의 바이트만큼 동적 메모리</text:span></text:p>
      <text:p text:style-name="P150"><text:s/><text:span text:style-name="T612"><text:s/></text:span><text:span text:style-name="T580">★</text:span><text:span text:style-name="T71"> 메모리 사용 후에는 해제를 해주어야 메모리 누수가 발생 하지 않는다.</text:span></text:p>
      <text:p text:style-name="P150"/>
      <text:p text:style-name="P151"><text:span text:style-name="T74"><text:s/>■ </text:span><text:span text:style-name="T341">free</text:span><text:span text:style-name="T148">(</text:span><text:span text:style-name="T495">포인터</text:span><text:span text:style-name="T148">)</text:span></text:p>
      <text:p text:style-name="P151"><text:s/><text:span text:style-name="T587"><text:s/></text:span><text:span text:style-name="T575">★</text:span> <text:span text:style-name="T387">포인터</text:span>에 할당된 동적 메모리를 해제한다.</text:p>
      <text:p text:style-name="P151"><text:s text:c="2"/><text:span text:style-name="T575">★</text:span> 메모리를 해제할 때는 역순으로 한다.</text:p>
      <text:p text:style-name="P151"/>
      <text:p text:style-name="P211"><text:span text:style-name="T613"><text:s/></text:span><text:span text:style-name="T228">▧</text:span><text:span text:style-name="T54"> </text:span><text:span text:style-name="T57">&lt;string.h&gt;</text:span></text:p>
      <text:p text:style-name="P153"><text:span text:style-name="T58"><text:s/>■</text:span><text:span text:style-name="T312"> </text:span><text:span text:style-name="T342">memset</text:span><text:span text:style-name="T57">(</text:span><text:span text:style-name="T496">포인터</text:span><text:span text:style-name="T57">, </text:span><text:span text:style-name="T496">값</text:span><text:span text:style-name="T57">, </text:span><text:span text:style-name="T496">크기</text:span><text:span text:style-name="T57">) : </text:span><text:span text:style-name="T496">포인터</text:span><text:span text:style-name="T57">에 값을 크기만큼 할당.</text:span></text:p>
      <text:p text:style-name="P155"><text:span text:style-name="T55"><text:s text:c="2"/></text:span><text:span text:style-name="T580">★</text:span><text:span text:style-name="T56"> </text:span><text:span text:style-name="T59">바이트 단위로 값을 할당한다.</text:span></text:p>
      <text:p text:style-name="P306"><text:s text:c="2"/>ex) 1을 1바이트 만큼 할당 =&gt; 0000 0001 = 1 을 할당.</text:p>
      <text:p text:style-name="P306"><text:s text:c="10"/>1을 2바이트 만큼 할당 =&gt; 0000 0001 0000 0001 = 257 을 할당.</text:p>
      <text:p text:style-name="P186"><text:span text:style-name="T206"><text:s/></text:span><text:s/><text:span text:style-name="T575">★</text:span><text:span text:style-name="T71"> 값을 </text:span><text:span text:style-name="T150">0으로 초기화 할 때 자주 사용된다.</text:span></text:p>
      <text:p text:style-name="P187"><text:span text:style-name="T206"><text:s/></text:span><text:s/><text:span text:style-name="T575">★</text:span><text:span text:style-name="T71"> 포인터 대신 구조체도 적용 가능하다.</text:span></text:p>
      <text:p text:style-name="P187"><text:s text:c="2"/><text:span text:style-name="T598"><text:s/>★</text:span> 단 구조체의 주소를 입력해야 한다.</text:p>
      <text:p text:style-name="P147"/>
      <text:p text:style-name="P355"><text:span text:style-name="T615">8. </text:span>배열</text:p>
      <text:p text:style-name="P139"><text:s/></text:p>
      <text:p text:style-name="P212"><text:span text:style-name="T616"><text:s/></text:span><text:span text:style-name="T74">▲</text:span><text:span text:style-name="T616"> 배열 선언 방법</text:span></text:p>
      <text:p text:style-name="P212"><text:span text:style-name="T616"><text:s/></text:span><text:span text:style-name="T58">■ </text:span><text:span text:style-name="T497">자료형 배열</text:span><text:span text:style-name="T60">[</text:span><text:span text:style-name="T497">크기</text:span><text:span text:style-name="T60">] = {</text:span><text:span text:style-name="T497">값</text:span><text:span text:style-name="T60">, </text:span><text:span text:style-name="T497">값</text:span><text:span text:style-name="T60">, </text:span><text:span text:style-name="T497">값</text:span><text:span text:style-name="T60">}</text:span></text:p>
      <text:p text:style-name="P213"><text:span text:style-name="T55"><text:s/></text:span><text:span text:style-name="T617"><text:s/></text:span><text:span text:style-name="T575">★</text:span><text:span text:style-name="T56"> </text:span><text:span text:style-name="T498">배열</text:span><text:span text:style-name="T61">[</text:span><text:span text:style-name="T498">i</text:span><text:span text:style-name="T61">] : </text:span><text:span text:style-name="T498">배열</text:span><text:span text:style-name="T61">의 </text:span><text:span text:style-name="T498">i</text:span><text:span text:style-name="T61">번째 요소에 접근</text:span></text:p>
      <text:p text:style-name="P213"><text:span text:style-name="T55"><text:s text:c="2"/></text:span><text:span text:style-name="T575">★</text:span><text:span text:style-name="T56"> </text:span><text:span text:style-name="T498">배열</text:span><text:span text:style-name="T61">을 선언할 때 값을 초기화한다면 </text:span><text:span text:style-name="T498">배열</text:span><text:span text:style-name="T61">의 </text:span><text:span text:style-name="T498">크기</text:span><text:span text:style-name="T61">는 생략 가능</text:span></text:p>
      <text:p text:style-name="P307"><text:s text:c="2"/>ex) 자료형 배열[] = {...}</text:p>
      <text:p text:style-name="P213"><text:span text:style-name="T55"><text:s text:c="2"/>◆</text:span><text:span text:style-name="T56"> </text:span><text:span text:style-name="T499">자료형 배열</text:span><text:span text:style-name="T62">[] = {0,}; : 배열의 요소를 모두 0으로 초기화</text:span></text:p>
      <text:p text:style-name="P213"><text:span text:style-name="T55"><text:s text:c="2"/></text:span>★<text:span text:style-name="T56"> </text:span><text:span text:style-name="T436">배열</text:span><text:span text:style-name="T56">은 실제로 첫 번째 요소의 주소값만을 담고 있다.</text:span></text:p>
      <text:p text:style-name="P213"><text:span text:style-name="T56"><text:s text:c="2"/></text:span><text:span text:style-name="T617"><text:s/></text:span><text:span text:style-name="T598">★</text:span><text:span text:style-name="T63"> </text:span><text:span text:style-name="T500">배열</text:span><text:span text:style-name="T63">은 포인터와 거의 유사하다.</text:span></text:p>
      <text:p text:style-name="P214"><text:span text:style-name="T63"><text:s text:c="3"/></text:span><text:span text:style-name="T598">★</text:span><text:span text:style-name="T63"> </text:span><text:span text:style-name="T64">단, </text:span><text:span text:style-name="T501">크기</text:span><text:span text:style-name="T64">를 구할 때 </text:span><text:span text:style-name="T501">배열</text:span><text:span text:style-name="T64">은 </text:span><text:span text:style-name="T501">배열</text:span><text:span text:style-name="T64"> 요소 전체의 </text:span><text:span text:style-name="T501">크기</text:span><text:span text:style-name="T64">가 구해지고 포인터는 포인터 자료형의 크기가 </text:span></text:p>
      <text:p text:style-name="P308"><text:s text:c="5"/><text:span text:style-name="T618"><text:s text:c="2"/></text:span>구해진다.</text:p>
      <text:p text:style-name="P214"><text:span text:style-name="T73"><text:s text:c="2"/></text:span>★<text:span text:style-name="T71"> </text:span><text:span text:style-name="T436">크기</text:span><text:span text:style-name="T71">는 프로그램 실행 중 가변적이지 못한다</text:span><text:span text:style-name="T159">(</text:span><text:span text:style-name="T502">크기</text:span><text:span text:style-name="T159">를 변수로 입력 받지 못함)</text:span><text:span text:style-name="T71">.</text:span></text:p>
      <text:p text:style-name="P308"/>
      <text:p text:style-name="P214"><text:span text:style-name="T618"><text:s/></text:span><text:span text:style-name="T74">▲</text:span><text:span text:style-name="T618"> 2차원 배열 선언 방</text:span></text:p>
      <text:p text:style-name="P156"><text:span text:style-name="T74"><text:s/>■ </text:span><text:span text:style-name="T503">자료형 배열</text:span><text:span text:style-name="T74">[</text:span><text:span text:style-name="T503">세로크기</text:span><text:span text:style-name="T151">][</text:span><text:span text:style-name="T504">가로크기</text:span><text:span text:style-name="T151">] = {{</text:span><text:span text:style-name="T504">값</text:span><text:span text:style-name="T151">, </text:span><text:span text:style-name="T504">값</text:span><text:span text:style-name="T151">}, {</text:span><text:span text:style-name="T504">값</text:span><text:span text:style-name="T151">, </text:span><text:span text:style-name="T504">값</text:span><text:span text:style-name="T151">}};</text:span></text:p>
      <text:p text:style-name="P214"><text:soft-page-break/><text:span text:style-name="T71"><text:s text:c="2"/></text:span>★<text:span text:style-name="T71"> </text:span><text:span text:style-name="T154">2중 포인터에 할당 가능</text:span></text:p>
      <text:p text:style-name="P214"><text:span text:style-name="T73"><text:s text:c="3"/></text:span><text:span text:style-name="T598">★</text:span><text:span text:style-name="T71"> </text:span><text:span text:style-name="T436">자료형</text:span><text:span text:style-name="T71"> </text:span><text:span text:style-name="T155">(*</text:span><text:span text:style-name="T505">배열</text:span><text:span text:style-name="T155">)[</text:span><text:span text:style-name="T505">가로 크기</text:span><text:span text:style-name="T155">] : </text:span><text:span text:style-name="T505">배열</text:span><text:span text:style-name="T155">을 담은 배열 포인터</text:span><text:span text:style-name="T163">(</text:span><text:span text:style-name="T506">가로크기</text:span><text:span text:style-name="T163">인 </text:span><text:span text:style-name="T506">배열</text:span><text:span text:style-name="T163">의 포인터 =&gt; 2차 배열)</text:span></text:p>
      <text:p text:style-name="P214"><text:span text:style-name="T73"><text:s text:c="3"/></text:span><text:span text:style-name="T598">★</text:span><text:span text:style-name="T71"> </text:span><text:span text:style-name="T436">자료형</text:span><text:span text:style-name="T71">* </text:span><text:span text:style-name="T436">배열</text:span><text:span text:style-name="T71">[</text:span><text:span text:style-name="T436">가로크기</text:span><text:span text:style-name="T156">] : 자료형 포인터를 담는 포인터 </text:span><text:span text:style-name="T507">배열</text:span><text:span text:style-name="T163">(1</text:span><text:span text:style-name="T71"> 차원)</text:span></text:p>
      <text:p text:style-name="P214"><text:span text:style-name="T73"><text:s text:c="2"/></text:span>★<text:span text:style-name="T71"> </text:span><text:span text:style-name="T157">n차 </text:span><text:span text:style-name="T71">배열도 위와 같은 방식으로 생성 가능</text:span></text:p>
      <text:p text:style-name="P309"/>
      <text:p text:style-name="P157"><text:span text:style-name="T74"><text:s/>■ </text:span><text:span text:style-name="T343">sizeof</text:span><text:span text:style-name="T152">(</text:span><text:span text:style-name="T508">배열</text:span><text:span text:style-name="T152">) / </text:span><text:span text:style-name="T343">sizeof</text:span><text:span text:style-name="T152">(</text:span><text:span text:style-name="T508">배열의 자료형</text:span><text:span text:style-name="T152">) : </text:span><text:span text:style-name="T508">배열</text:span><text:span text:style-name="T152">의 크기</text:span><text:span text:style-name="T153">(요소의 갯수)</text:span></text:p>
      <text:p text:style-name="P310"/>
      <text:p text:style-name="Standard"><text:span text:style-name="T15"><text:s/>■ </text:span><text:span text:style-name="T45">sizeof</text:span><text:span text:style-name="T33">(</text:span><text:span text:style-name="T396">2차배열</text:span><text:span text:style-name="T33">) / </text:span><text:span text:style-name="T45">sizeof</text:span><text:span text:style-name="T33">(</text:span><text:span text:style-name="T396">2차배열</text:span><text:span text:style-name="T33">[</text:span><text:span text:style-name="T396">i</text:span><text:span text:style-name="T33">]) : </text:span><text:span text:style-name="T396">2차 배열</text:span><text:span text:style-name="T33">의 세로 크기</text:span></text:p>
      <text:p text:style-name="P311"/>
      <text:p text:style-name="P98"><text:s/>▲ 포인터로 배열 사용하기</text:p>
      <text:p text:style-name="P158"><text:span text:style-name="T74"><text:s/>■</text:span><text:span text:style-name="T503"> 자료형</text:span><text:span text:style-name="T74">* </text:span><text:span text:style-name="T503">변수</text:span><text:span text:style-name="T74"> </text:span><text:span text:style-name="T158">= </text:span><text:span text:style-name="T344">malloc(sizeof(</text:span><text:span text:style-name="T509">자료형</text:span><text:span text:style-name="T344">) *</text:span><text:span text:style-name="T158"> </text:span><text:span text:style-name="T509">크기</text:span><text:span text:style-name="T344">);</text:span><text:span text:style-name="T158"> : </text:span><text:span text:style-name="T509">크기</text:span><text:span text:style-name="T158">만큼의 </text:span><text:span text:style-name="T509">자료형</text:span><text:span text:style-name="T158"> 배열을 할당한다.</text:span></text:p>
      <text:p text:style-name="P215"><text:span text:style-name="T73"><text:s text:c="2"/></text:span>★<text:span text:style-name="T71"> </text:span><text:span text:style-name="T436">크기</text:span><text:span text:style-name="T71">는 가변적이다</text:span><text:span text:style-name="T160">(scanf 같은 함수로 크기를 입력 받을 수 있음)</text:span><text:span text:style-name="T71">.</text:span></text:p>
      <text:p text:style-name="P159"/>
      <text:p text:style-name="P160"><text:span text:style-name="T74"><text:s/>■ </text:span><text:span text:style-name="T503">자료형</text:span><text:span text:style-name="T74">** </text:span><text:span text:style-name="T503">변수</text:span><text:span text:style-name="T74"> </text:span><text:span text:style-name="T161">= </text:span><text:span text:style-name="T345">malloc(sizeof(</text:span><text:span text:style-name="T510">자료형</text:span><text:span text:style-name="T345">*) * </text:span><text:span text:style-name="T510">세로크기</text:span><text:span text:style-name="T345">);</text:span><text:span text:style-name="T161"> : </text:span><text:span text:style-name="T510">세로크기</text:span><text:span text:style-name="T161"> 만큼을 배열에 할당.</text:span></text:p>
      <text:p text:style-name="P215"><text:span text:style-name="T73"><text:s text:c="2"/></text:span>★<text:span text:style-name="T71"> </text:span><text:span text:style-name="T436">변수</text:span><text:span text:style-name="T71">[</text:span><text:span text:style-name="T511">i</text:span><text:span text:style-name="T162">] = </text:span><text:span text:style-name="T346">malloc(sizeof(</text:span><text:span text:style-name="T511">자료형</text:span><text:span text:style-name="T162">) * </text:span><text:span text:style-name="T511">가로크기</text:span><text:span text:style-name="T162">) : </text:span><text:span text:style-name="T511">가로크기</text:span><text:span text:style-name="T162"> 만큼을 배열에 할당.</text:span></text:p>
      <text:p text:style-name="P147"/>
      <text:p text:style-name="P356"><text:span text:style-name="T619">9. </text:span>문자열</text:p>
      <text:p text:style-name="P147"/>
      <text:p text:style-name="P102"><text:s/>▲ 기본적으로 문자열 <text:span text:style-name="T177">char의 집합으로 표현한다.</text:span></text:p>
      <text:p text:style-name="P165"><text:span text:style-name="T73"><text:s text:c="2"/>★</text:span><text:span text:style-name="T71"> </text:span><text:span text:style-name="T177">char로 만들어야 %s 서식이 인식한다.</text:span></text:p>
      <text:p text:style-name="P102"/>
      <text:p text:style-name="P128"><text:s/>▲ 문자열은 큰 따음표를 사용해서 포인터로 저장한다.</text:p>
      <text:p text:style-name="P164"><text:s/><text:span text:style-name="T164">ex) char* s = “Hello”; </text:span></text:p>
      <text:p text:style-name="P216"><text:span text:style-name="T73"><text:s text:c="2"/>★</text:span><text:span text:style-name="T71"> </text:span><text:span text:style-name="T165">c언어의 문자열의 마지막에는 NULL이 붙는다.</text:span></text:p>
      <text:p text:style-name="P216"><text:s text:c="3"/><text:span text:style-name="T599">★</text:span> <text:span text:style-name="T165">NULL은 0으로도 표현 가능하다.</text:span></text:p>
      <text:p text:style-name="P216"><text:s text:c="3"/><text:span text:style-name="T599">★</text:span><text:span text:style-name="T598"> </text:span><text:span text:style-name="T166">NULL은 문자열의 끝을 의미한다.</text:span></text:p>
      <text:p text:style-name="P216"><text:span text:style-name="T73"><text:s text:c="2"/></text:span><text:span text:style-name="T580">★</text:span><text:span text:style-name="T71"> 문자열은 배열처럼 운용이 가능하다.</text:span></text:p>
      <text:p text:style-name="P216"><text:s text:c="3"/><text:span text:style-name="T599">★</text:span> 기본적으로 읽기<text:span text:style-name="T622"> </text:span>모드로 저장되기 때문에 인덱스에 접근해 편집은 불가능하다.</text:p>
      <text:p text:style-name="P216"><text:s text:c="2"/><text:span text:style-name="T598"><text:s/></text:span><text:span text:style-name="T599">★</text:span> <text:span text:style-name="T169">scanf 같은 입력 함수로 입력 불가능.</text:span></text:p>
      <text:p text:style-name="P216"><text:span text:style-name="T73"><text:s text:c="2"/>★</text:span><text:span text:style-name="T71"> </text:span><text:span text:style-name="T170">malloc 함수로 메모리를 할당하면 문자열 편집 가능</text:span><text:span text:style-name="T174">(인덱스 접근 가능, 문자열 할당 가능)</text:span></text:p>
      <text:p text:style-name="P161"/>
      <text:p text:style-name="P128"><text:s/>▲ 문자열은 배열로 저장 할 수도 있다.</text:p>
      <text:p text:style-name="P162"><text:s/><text:span text:style-name="T167">ex) char s[] = “Hello”;</text:span></text:p>
      <text:p text:style-name="P216"><text:span text:style-name="T73"><text:s text:c="2"/></text:span><text:span text:style-name="T580">★</text:span><text:span text:style-name="T71"> 배열을 선언과 동시에 문자열을 할당해야 한다.</text:span></text:p>
      <text:p text:style-name="P216"><text:s text:c="2"/><text:span text:style-name="T580">★</text:span> 배열 선언 후 문자열을 할당할 수는 없다.</text:p>
      <text:p text:style-name="P216"><text:span text:style-name="T73"><text:s text:c="2"/></text:span><text:span text:style-name="T580">★</text:span><text:span text:style-name="T71"> 인덱스에 접근해 편집 가능</text:span></text:p>
      <text:p text:style-name="P312"/>
      <text:p text:style-name="P103"><text:span text:style-name="T280"><text:s/></text:span><text:span text:style-name="T235">▧</text:span> <text:span text:style-name="T179">&lt;string.h&gt;</text:span></text:p>
      <text:p text:style-name="P99"><text:s/>■ <text:span text:style-name="T347">strlen</text:span><text:span text:style-name="T171">(</text:span><text:span text:style-name="T512">문자열</text:span><text:span text:style-name="T171">) :</text:span><text:span text:style-name="T512"> 문자열</text:span><text:span text:style-name="T171">의 길이를 구한다.</text:span></text:p>
      <text:p text:style-name="P99"/>
      <text:p text:style-name="P99"><text:s/>■ <text:span text:style-name="T347">strcmp</text:span><text:span text:style-name="T171">(</text:span><text:span text:style-name="T512">문자열1</text:span><text:span text:style-name="T171">, </text:span><text:span text:style-name="T512">문자열2</text:span><text:span text:style-name="T171">) : </text:span><text:span text:style-name="T512">문자열1</text:span><text:span text:style-name="T171">과 </text:span><text:span text:style-name="T512">문자열2</text:span><text:span text:style-name="T171">를 비교한다.</text:span></text:p>
      <text:p text:style-name="P216"><text:span text:style-name="T73"><text:s text:c="2"/></text:span><text:span text:style-name="T580">★</text:span><text:span text:style-name="T71"> 같으면 </text:span><text:span text:style-name="T172">0, 다르면 차이값을 정수로 반환</text:span><text:span text:style-name="T173">(리눅스)</text:span></text:p>
      <text:p text:style-name="P216"><text:soft-page-break/><text:span text:style-name="T73"><text:s text:c="2"/></text:span><text:span text:style-name="T580">★</text:span><text:span text:style-name="T71"> 앞의 값이 크면 </text:span><text:span text:style-name="T173">1, 뒤의 값이 크면 -1을 반환(윈도우)</text:span></text:p>
      <text:p text:style-name="P163"/>
      <text:p text:style-name="P100"><text:s/>■ <text:span text:style-name="T348">strcpy</text:span><text:span text:style-name="T175">(</text:span><text:span text:style-name="T513">문자열1</text:span><text:span text:style-name="T175">, </text:span><text:span text:style-name="T513">문자열2</text:span><text:span text:style-name="T175">) : </text:span><text:span text:style-name="T513">문자열2</text:span><text:span text:style-name="T175">를 </text:span><text:span text:style-name="T513">문자열1</text:span><text:span text:style-name="T175">에 복사한다.</text:span></text:p>
      <text:p text:style-name="P100"/>
      <text:p text:style-name="P101"><text:s/>■ <text:span text:style-name="T306">s</text:span><text:span text:style-name="T349">trcat</text:span><text:span text:style-name="T176">(</text:span><text:span text:style-name="T514">문자열1</text:span><text:span text:style-name="T176">, </text:span><text:span text:style-name="T514">문자열2</text:span><text:span text:style-name="T176">) : </text:span><text:span text:style-name="T514">문자열2</text:span><text:span text:style-name="T176">를 </text:span><text:span text:style-name="T514">문자열1</text:span><text:span text:style-name="T176">의 뒤에 붙인다.</text:span></text:p>
      <text:p text:style-name="P101"/>
      <text:p text:style-name="P129"><text:s/>■ <text:span text:style-name="T306">s</text:span><text:span text:style-name="T350">printf</text:span><text:span text:style-name="T178">(</text:span><text:span text:style-name="T515">버퍼</text:span><text:span text:style-name="T178">, </text:span><text:span text:style-name="T515">내용</text:span><text:span text:style-name="T178">) : </text:span><text:span text:style-name="T515">버퍼</text:span><text:span text:style-name="T178">에 </text:span><text:span text:style-name="T515">내용</text:span><text:span text:style-name="T178">을 저장한다. </text:span></text:p>
      <text:p text:style-name="P328"><text:s/><text:span text:style-name="T620"><text:s/></text:span><text:span text:style-name="T73">★</text:span> <text:span text:style-name="T312">s</text:span><text:span text:style-name="T350">printf</text:span><text:span text:style-name="T178">(</text:span><text:span text:style-name="T515">버퍼</text:span><text:span text:style-name="T178">, </text:span><text:span text:style-name="T515">서식</text:span><text:span text:style-name="T178">,</text:span> <text:span text:style-name="T515">내용</text:span><text:span text:style-name="T178">)</text:span> : <text:span text:style-name="T387">버퍼</text:span>에 <text:span text:style-name="T387">내용</text:span>을 <text:span text:style-name="T447">서식</text:span>으로 받아 저장한다.</text:p>
      <text:p text:style-name="P104"><text:s/></text:p>
      <text:p text:style-name="P104"><text:s/>■ <text:span text:style-name="T351">strchr</text:span><text:span text:style-name="T281">(</text:span><text:span text:style-name="T516">문자열</text:span><text:span text:style-name="T180">, ‘</text:span><text:span text:style-name="T516">검색할 문자</text:span><text:span text:style-name="T180">’) : </text:span><text:span text:style-name="T516">문자열</text:span><text:span text:style-name="T180">에서 </text:span><text:span text:style-name="T516">문자</text:span><text:span text:style-name="T180">를 찾으면 </text:span><text:span text:style-name="T516">문자</text:span><text:span text:style-name="T180">로 시작하는 포인터를 반환, </text:span><text:span text:style-name="T516">문자</text:span><text:span text:style-name="T180">가 </text:span></text:p>
      <text:p text:style-name="P316"><text:s text:c="4"/>없으면 NULL을 반환</text:p>
      <text:p text:style-name="P104"/>
      <text:p text:style-name="P106"><text:s/>■ <text:span text:style-name="T351">str</text:span><text:span text:style-name="T352">r</text:span><text:span text:style-name="T351">chr</text:span><text:span text:style-name="T180">(</text:span><text:span text:style-name="T516">문자열</text:span><text:span text:style-name="T180">, ‘</text:span><text:span text:style-name="T516">검색할 문자</text:span><text:span text:style-name="T180">’) : </text:span><text:span text:style-name="T516">문자열</text:span><text:span text:style-name="T180">에서 </text:span><text:span text:style-name="T516">문자</text:span><text:span text:style-name="T180">를 오른쪽 부터 찾아서 </text:span><text:span text:style-name="T516">문자</text:span><text:span text:style-name="T180">로 시작하는 포인터를 </text:span></text:p>
      <text:p text:style-name="P106"><text:span text:style-name="T180"><text:s text:c="4"/>반환, </text:span><text:span text:style-name="T516">문자</text:span><text:span text:style-name="T180">가 없으면 </text:span><text:span text:style-name="T182">NULL을 반환</text:span><text:span text:style-name="T180"> </text:span></text:p>
      <text:p text:style-name="P107"><text:s/></text:p>
      <text:p text:style-name="P108"><text:s/>■ <text:span text:style-name="T306">s</text:span><text:span text:style-name="T353">trstr</text:span><text:span text:style-name="T183">(</text:span><text:span text:style-name="T517">문자열</text:span><text:span text:style-name="T183">, “</text:span><text:span text:style-name="T517">검색할 문자열</text:span><text:span text:style-name="T183">”) : </text:span><text:span text:style-name="T517">문자열</text:span><text:span text:style-name="T183">에서 검색한 </text:span><text:span text:style-name="T517">문자열</text:span><text:span text:style-name="T183">을 찾아 해당 </text:span><text:span text:style-name="T517">문자열</text:span><text:span text:style-name="T183">로 시작하는 <text:s/></text:span></text:p>
      <text:p text:style-name="P317"><text:s text:c="4"/>포인터를 반환, 없으면 NULL을 반환</text:p>
      <text:p text:style-name="P107"/>
      <text:p text:style-name="P108"><text:s/>■ <text:span text:style-name="T354">strtok</text:span><text:span text:style-name="T184">(</text:span><text:span text:style-name="T518">문자열</text:span><text:span text:style-name="T184">, “</text:span><text:span text:style-name="T518">문자</text:span><text:span text:style-name="T184">”) : “</text:span><text:span text:style-name="T518">문자</text:span><text:span text:style-name="T184">”로 </text:span><text:span text:style-name="T518">문자열</text:span><text:span text:style-name="T184">을 잘라 포인터를 반환</text:span></text:p>
      <text:p text:style-name="P217"><text:span text:style-name="T620"><text:s text:c="2"/></text:span><text:span text:style-name="T580">★</text:span><text:span text:style-name="T71">원본 </text:span><text:span text:style-name="T436">문자열</text:span><text:span text:style-name="T71">의 “</text:span><text:span text:style-name="T436">문자</text:span><text:span text:style-name="T71">”부분을 </text:span><text:span text:style-name="T185">NULL로 변환 하는 방식</text:span></text:p>
      <text:p text:style-name="P217"><text:span text:style-name="T73"><text:s text:c="2"/></text:span><text:span text:style-name="T580">★</text:span><text:span text:style-name="T71"> 자른 </text:span><text:span text:style-name="T436">문자열</text:span><text:span text:style-name="T71">의 다음 </text:span><text:span text:style-name="T436">문자열</text:span><text:span text:style-name="T71">로 넘어가고 싶으면 </text:span><text:span text:style-name="T185">strtok함수의 </text:span><text:span text:style-name="T519">문자열</text:span><text:span text:style-name="T185"> 부분에 NULL을 넣는다.</text:span></text:p>
      <text:p text:style-name="P166"><text:s text:c="2"/><text:span text:style-name="T185">ex) strtok(NULL, “문자”);</text:span></text:p>
      <text:p text:style-name="P217"><text:span text:style-name="T73"><text:s text:c="2"/></text:span><text:span text:style-name="T580">★</text:span><text:span text:style-name="T71"> 원본 </text:span><text:span text:style-name="T436">문자열</text:span><text:span text:style-name="T71">이 편집되기 때문에 주의</text:span></text:p>
      <text:p text:style-name="P217"><text:span text:style-name="T73"><text:s text:c="2"/>★</text:span><text:span text:style-name="T71"> “</text:span><text:span text:style-name="T436">문자</text:span><text:span text:style-name="T71">” 부분에 여러개의 </text:span><text:span text:style-name="T436">문자</text:span><text:span text:style-name="T71">를 붙여서 입력하면 해당 </text:span><text:span text:style-name="T436">문자</text:span><text:span text:style-name="T71">들로 </text:span><text:span text:style-name="T436">문자열</text:span><text:span text:style-name="T71">을 자른다.</text:span></text:p>
      <text:p text:style-name="P167"><text:s text:c="2"/><text:span text:style-name="T186">ex) strtok(문자열, “ :-”) =&gt; ‘ ‘, ‘:’, ‘-’ 로 문자열을 자른다.</text:span></text:p>
      <text:p text:style-name="P167"/>
      <text:p text:style-name="P109"><text:s/>▧ <text:span text:style-name="T187">&lt;stdlib.h&gt;</text:span></text:p>
      <text:p text:style-name="P109"><text:s/>■ <text:span text:style-name="T355">atoi</text:span><text:span text:style-name="T187">(</text:span><text:span text:style-name="T520">문자열</text:span><text:span text:style-name="T187">) : </text:span><text:span text:style-name="T520">문자열</text:span><text:span text:style-name="T187">을 정수로 변환</text:span></text:p>
      <text:p text:style-name="P217"><text:span text:style-name="T73"><text:s text:c="2"/></text:span><text:span text:style-name="T580">★</text:span><text:span text:style-name="T71"> 처음부터 숫자가 아니면 </text:span><text:span text:style-name="T188">0을 반환</text:span></text:p>
      <text:p text:style-name="P217"><text:span text:style-name="T73"><text:s text:c="2"/></text:span><text:span text:style-name="T580">★</text:span><text:span text:style-name="T71"> 중간에 문자가 포함되어있으면 문자 앞까지만 변환</text:span></text:p>
      <text:p text:style-name="P168"/>
      <text:p text:style-name="P110"><text:s/>■ <text:span text:style-name="T356">strtol</text:span><text:span text:style-name="T189">(</text:span><text:span text:style-name="T521">문자열</text:span><text:span text:style-name="T189">, </text:span><text:span text:style-name="T521">끝포인터</text:span><text:span text:style-name="T189">, </text:span><text:span text:style-name="T521">진법</text:span><text:span text:style-name="T189">) : </text:span><text:span text:style-name="T521">문자열</text:span><text:span text:style-name="T189">을 특정 </text:span><text:span text:style-name="T521">진법</text:span><text:span text:style-name="T189">으로 변환한다.</text:span></text:p>
      <text:p text:style-name="P217"><text:span text:style-name="T73"><text:s text:c="2"/></text:span><text:span text:style-name="T580">★</text:span><text:span text:style-name="T71"> </text:span><text:span text:style-name="T436">문자열</text:span><text:span text:style-name="T71">의 숫자가 공백으로 나누어져 있을 때 앞부분 부터 공백으로 잘라 변환한 뒤 나머지 값을 </text:span></text:p>
      <text:p text:style-name="P303"><text:s text:c="6"/><text:span text:style-name="T387">끝포인터</text:span>에 저장한다.</text:p>
      <text:p text:style-name="P171"><text:s text:c="2"/><text:span text:style-name="T191">ex) char * s1 = “10 20”;</text:span></text:p>
      <text:p text:style-name="P171"><text:s text:c="10"/><text:span text:style-name="T191">int num1;</text:span></text:p>
      <text:p text:style-name="P171"><text:s text:c="10"/><text:span text:style-name="T191">char *end;</text:span></text:p>
      <text:p text:style-name="P171"><text:s text:c="10"/></text:p>
      <text:p text:style-name="P172"><text:s text:c="10"/><text:span text:style-name="T191">num1 = strtol(s1, &amp;end, 10); // num1에는 10이 저장되고 잘려지고 남은 20은 end에 </text:span></text:p>
      <text:p text:style-name="P329"><text:s text:c="61"/>저장된다.</text:p>
      <text:p text:style-name="P217"><text:span text:style-name="T620"><text:s text:c="2"/></text:span><text:span text:style-name="T73">★</text:span><text:span text:style-name="T620"> </text:span><text:span text:style-name="T522">문자열</text:span><text:span text:style-name="T620">의 숫자가 공백으로 나누어져 있지 않은 경우에는 </text:span><text:span text:style-name="T522">끝포인터</text:span><text:span text:style-name="T620">에 NULL을 넣어준다.</text:span></text:p>
      <text:p text:style-name="P169"><text:span text:style-name="T73"><text:s text:c="2"/></text:span><text:span text:style-name="T71">◆ </text:span><text:span text:style-name="T190">16 : 16진법</text:span></text:p>
      <text:p text:style-name="P170"><text:soft-page-break/><text:span text:style-name="T73"><text:s text:c="2"/></text:span><text:span text:style-name="T71">◆ </text:span><text:span text:style-name="T190">10 : 10진법</text:span></text:p>
      <text:p text:style-name="P170"/>
      <text:p text:style-name="P111"><text:s/>■ <text:span text:style-name="T357">atof</text:span><text:span text:style-name="T192">(</text:span><text:span text:style-name="T523">문자열</text:span><text:span text:style-name="T192">) : </text:span><text:span text:style-name="T523">문자열</text:span><text:span text:style-name="T192">을 실수로 변환한다.</text:span></text:p>
      <text:p text:style-name="P217"><text:span text:style-name="T73"><text:s text:c="2"/>★</text:span><text:span text:style-name="T71"> </text:span><text:span text:style-name="T436">문자열</text:span><text:span text:style-name="T71">에 지수표기법으로 표현 되어있다면 자동으로 변환된다.</text:span></text:p>
      <text:p text:style-name="P173"/>
      <text:p text:style-name="P174"><text:span text:style-name="T74"><text:s/>■ </text:span><text:span text:style-name="T358">strtof</text:span><text:span text:style-name="T282">(</text:span><text:span text:style-name="T524">문자열,</text:span><text:span text:style-name="T193"> </text:span><text:span text:style-name="T524">끝포인터</text:span><text:span text:style-name="T193">) : </text:span><text:span text:style-name="T524">문자열</text:span><text:span text:style-name="T193">을 실수로 변환한다.</text:span><text:span text:style-name="T73"> <text:s/></text:span></text:p>
      <text:p text:style-name="P217"><text:span text:style-name="T73"><text:s text:c="2"/>★</text:span><text:span text:style-name="T71"> </text:span><text:span text:style-name="T436">끝포인터</text:span><text:span text:style-name="T71">의 쓰임새는 </text:span><text:span text:style-name="T193">strtol 함수와 <text:s/>동일하다.</text:span></text:p>
      <text:p text:style-name="P174"/>
      <text:p text:style-name="P175"><text:span text:style-name="T74"><text:s/>■ </text:span><text:span text:style-name="T358">strto</text:span><text:span text:style-name="T359">d</text:span><text:span text:style-name="T193">(</text:span><text:span text:style-name="T524">문자열</text:span><text:span text:style-name="T193">, </text:span><text:span text:style-name="T524">끝포인터</text:span><text:span text:style-name="T193">) : </text:span><text:span text:style-name="T524">문자열</text:span><text:span text:style-name="T193">을 </text:span><text:span text:style-name="T194">double</text:span><text:span text:style-name="T193">로 변환한다.</text:span><text:span text:style-name="T73"> <text:s/></text:span></text:p>
      <text:p text:style-name="P217"><text:span text:style-name="T73"><text:s text:c="2"/>★</text:span><text:span text:style-name="T71"> </text:span><text:span text:style-name="T436">끝포인터</text:span><text:span text:style-name="T71">의 쓰임새는 </text:span><text:span text:style-name="T193">strtol 함수와 <text:s/>동일하다.</text:span></text:p>
      <text:p text:style-name="P175"/>
      <text:p text:style-name="P344"><text:span text:style-name="T621">10. </text:span>구조체&amp;공용체<text:span text:style-name="T213">&amp;열거형</text:span></text:p>
      <text:p text:style-name="P107"/>
      <text:p text:style-name="P112"><text:span text:style-name="T625"><text:s/>■</text:span> 구조체</text:p>
      <text:p text:style-name="P222"><text:s/></text:p>
      <text:p text:style-name="P222"><text:span text:style-name="T360"><text:s/></text:span><text:span text:style-name="T361">struct </text:span><text:span text:style-name="T525">구조체</text:span><text:span text:style-name="T526">_</text:span><text:span text:style-name="T525">이름</text:span><text:span text:style-name="T195"> {</text:span></text:p>
      <text:p text:style-name="P176"><text:tab/><text:span text:style-name="T387">자료형 멤버</text:span><text:span text:style-name="T526">_</text:span><text:span text:style-name="T387">이름</text:span>;</text:p>
      <text:p text:style-name="P313"><text:span text:style-name="T624"><text:s/></text:span>};</text:p>
      <text:p text:style-name="P178"/>
      <text:p text:style-name="P177"><text:span text:style-name="T625"><text:s/>■</text:span><text:span text:style-name="T71"> 구조체 변수 선언</text:span></text:p>
      <text:p text:style-name="P177"/>
      <text:p text:style-name="P177"><text:span text:style-name="T625"><text:s/></text:span><text:span text:style-name="T362">struct</text:span><text:span text:style-name="T196"> </text:span><text:span text:style-name="T527">구조체</text:span><text:span text:style-name="T528">_</text:span><text:span text:style-name="T527">이름 변수</text:span><text:span text:style-name="T196">;</text:span></text:p>
      <text:p text:style-name="P177"/>
      <text:p text:style-name="P178"><text:span text:style-name="T73"><text:s text:c="2"/></text:span><text:span text:style-name="T580">★</text:span><text:span text:style-name="T71"> 중괄호와 세미콜론 사이에 변수를 넣어서 구조체를 정의함과 동시에 변수를 선언 할 수 있다.</text:span></text:p>
      <text:p text:style-name="P178"><text:s text:c="2"/><text:span text:style-name="T197">ex) struct 구조체</text:span><text:span text:style-name="T622">_</text:span><text:span text:style-name="T197">이름 {</text:span></text:p>
      <text:p text:style-name="P178"><text:s text:c="2"/><text:tab/>자료형 멤버<text:span text:style-name="T622">_</text:span>이름;</text:p>
      <text:p text:style-name="P178"><text:s text:c="10"/><text:span text:style-name="T197">} 변수;</text:span></text:p>
      <text:p text:style-name="P179"><text:span text:style-name="T73"><text:s text:c="2"/>◆</text:span><text:span text:style-name="T71"> </text:span><text:span text:style-name="T363">struct</text:span><text:span text:style-name="T198"> </text:span><text:span text:style-name="T529">구조체</text:span><text:span text:style-name="T528">_</text:span><text:span text:style-name="T529">이름 변수</text:span><text:span text:style-name="T198"> = {.</text:span><text:span text:style-name="T529">멤버1</text:span><text:span text:style-name="T198"> = </text:span><text:span text:style-name="T529">값1</text:span><text:span text:style-name="T198">, .</text:span><text:span text:style-name="T529">멤버2</text:span><text:span text:style-name="T198"> = </text:span><text:span text:style-name="T529">값2</text:span><text:span text:style-name="T198"> ...}</text:span></text:p>
      <text:p text:style-name="P179"><text:s text:c="3"/><text:span text:style-name="T575">★</text:span> 구조체 선언과 값 초기화를 한번에 하는 방법</text:p>
      <text:p text:style-name="P179"><text:s text:c="3"/><text:span text:style-name="T575">★</text:span> 구조체에 멤버 선언 순과 같이 값을 넣어주면 .<text:span text:style-name="T387">멤버</text:span> 없이 값만 입력해도 된다.</text:p>
      <text:p text:style-name="P437"><text:span text:style-name="T34"><text:s text:c="3"/>e</text:span><text:span text:style-name="T35">x) </text:span><text:span text:style-name="T36">struct 구조체</text:span><text:span text:style-name="T39">_</text:span><text:span text:style-name="T36">이름 변수 = {</text:span><text:span text:style-name="T35">값1, 값2</text:span><text:span text:style-name="T36"> ...}</text:span></text:p>
      <text:p text:style-name="P224"><text:span text:style-name="T73"><text:s text:c="2"/>◆</text:span><text:span text:style-name="T71"> </text:span><text:span text:style-name="T436">자료형 멤버</text:span><text:span text:style-name="T526">_이름</text:span><text:span text:style-name="T71"> : </text:span><text:span text:style-name="T436">비트</text:span><text:span text:style-name="T71"> : </text:span><text:span text:style-name="T436">멤버</text:span><text:span text:style-name="T71">의 크기를 </text:span><text:span text:style-name="T436">비트</text:span><text:span text:style-name="T71"> 크기로 할당 한다.</text:span></text:p>
      <text:p text:style-name="P331"><text:s text:c="3"/>ex) struct 구조체_이름 {</text:p>
      <text:p text:style-name="P224"><text:span text:style-name="T626"><text:s text:c="11"/><text:tab/><text:tab/>int a : 1;</text:span><text:span text:style-name="T212"> </text:span></text:p>
      <text:p text:style-name="P331"><text:s text:c="11"/>};</text:p>
      <text:p text:style-name="P331"><text:s text:c="3"/>=&gt; a의 크기를 1비트로 할</text:p>
      <text:p text:style-name="P191"><text:s text:c="3"/><text:span text:style-name="T575">★</text:span> 비트는 최하위 비트부터 차례대로 배치된다.</text:p>
      <text:p text:style-name="P192"><text:s text:c="3"/><text:span text:style-name="T575">★</text:span> 자료형 보다 큰 비트는 설정 할 수 없다.</text:p>
      <text:p text:style-name="P177"/>
      <text:p text:style-name="P130"><text:s/>■ <text:span text:style-name="T444">구조체</text:span><text:span text:style-name="T606">.</text:span><text:span text:style-name="T444">멤버</text:span><text:span text:style-name="T626"> : </text:span><text:span text:style-name="T387">구조체 멤버</text:span> 접근</text:p>
      <text:p text:style-name="P218"/>
      <text:p text:style-name="P330"><text:s/>■ 구조체를 별칭으로 사용하는 방법</text:p>
      <text:p text:style-name="P330"><text:soft-page-break/></text:p>
      <text:p text:style-name="P180"><text:span text:style-name="T74"><text:s/></text:span><text:span text:style-name="T364">typedef struct</text:span><text:span text:style-name="T199"> </text:span><text:span text:style-name="T530">구조체</text:span><text:span text:style-name="T528">_</text:span><text:span text:style-name="T530">이름</text:span><text:span text:style-name="T199"> {</text:span></text:p>
      <text:p text:style-name="P180"><text:tab/><text:span text:style-name="T387">자료형 멤버</text:span><text:span text:style-name="T528">_</text:span><text:span text:style-name="T387">이름</text:span>;</text:p>
      <text:p text:style-name="P180"><text:s/><text:span text:style-name="T199">} </text:span><text:span text:style-name="T530">구조체</text:span><text:span text:style-name="T528">_</text:span><text:span text:style-name="T530">별칭</text:span><text:span text:style-name="T199">;</text:span></text:p>
      <text:p text:style-name="P180"/>
      <text:p text:style-name="P220"><text:span text:style-name="T73"><text:s text:c="2"/></text:span><text:span text:style-name="T580">★</text:span><text:span text:style-name="T71"> </text:span>변수를 선언할 때 <text:span text:style-name="T199">struct </text:span><text:span text:style-name="T530">구조체</text:span><text:span text:style-name="T531">_</text:span><text:span text:style-name="T530">이름</text:span><text:span text:style-name="T199">을 </text:span><text:span text:style-name="T530">구조체</text:span><text:span text:style-name="T531">_</text:span><text:span text:style-name="T530">별칭</text:span><text:span text:style-name="T199">으로 축약 할 수 있다.</text:span></text:p>
      <text:p text:style-name="P194"><text:span text:style-name="T73"><text:s text:c="2"/></text:span><text:span text:style-name="T366">◆</text:span><text:span text:style-name="T71"> <text:s/>구조체</text:span><text:span text:style-name="T622">_</text:span><text:span text:style-name="T71">포인터</text:span><text:span text:style-name="T622">_</text:span><text:span text:style-name="T71">별칭도 동시에 설정 가능하다.</text:span></text:p>
      <text:p text:style-name="P194"><text:s text:c="2"/><text:span text:style-name="T216">ex) } 구조체</text:span><text:span text:style-name="T622">_</text:span><text:span text:style-name="T216">별칭, *구조체</text:span><text:span text:style-name="T622">_</text:span><text:span text:style-name="T216">포인터</text:span><text:span text:style-name="T622">_</text:span><text:span text:style-name="T216">별칭;</text:span></text:p>
      <text:p text:style-name="P194"><text:s text:c="2"/><text:span text:style-name="T575">★</text:span> <text:span text:style-name="T387">구조체</text:span><text:span text:style-name="T528">_</text:span><text:span text:style-name="T387">포인터</text:span><text:span text:style-name="T528">_</text:span><text:span text:style-name="T387">별칭</text:span>을 사용할 땐 *떼고 사용한다<text:span text:style-name="T217">(포인터 선언 시)</text:span>.</text:p>
      <text:p text:style-name="P180"/>
      <text:p text:style-name="P181"><text:span text:style-name="T74"><text:s/>■ </text:span><text:span text:style-name="T365">struct</text:span><text:span text:style-name="T201"> </text:span><text:span text:style-name="T532">구조체</text:span><text:span text:style-name="T201">* </text:span><text:span text:style-name="T532">변수</text:span><text:span text:style-name="T201"> = </text:span><text:span text:style-name="T365">malloc(sizeof(struct</text:span><text:span text:style-name="T201"> <text:s/></text:span><text:span text:style-name="T532">구조체</text:span><text:span text:style-name="T365">));</text:span></text:p>
      <text:p text:style-name="P220"><text:s text:c="2"/>★ <text:span text:style-name="T387">구조체</text:span> 포인터 메모리 할당</text:p>
      <text:p text:style-name="P182"><text:span text:style-name="T73"><text:s text:c="2"/></text:span><text:span text:style-name="T71">◆ <text:s/></text:span><text:span text:style-name="T436">변수</text:span><text:span text:style-name="T71">-</text:span><text:span text:style-name="T202">&gt;</text:span><text:span text:style-name="T533">멤버</text:span><text:span text:style-name="T202"> : 구조체 포인터는 화살표로 각 </text:span><text:span text:style-name="T533">멤버</text:span><text:span text:style-name="T202">에 접근 </text:span></text:p>
      <text:p text:style-name="P182"/>
      <text:p text:style-name="P113"><text:s/>▲ 구조체는 멤버 중에서 가장 큰 자료형 크기의 배수로 정렬된다.</text:p>
      <text:p text:style-name="P183"/>
      <text:p text:style-name="P184"><text:span text:style-name="T74"><text:s/>■ </text:span><text:span text:style-name="T367">offsetof</text:span><text:span text:style-name="T203">(</text:span><text:span text:style-name="T534">구조체</text:span><text:span text:style-name="T203">, </text:span><text:span text:style-name="T534">멤버</text:span><text:span text:style-name="T203">) : </text:span><text:span text:style-name="T534">구조체 멤버</text:span><text:span text:style-name="T203">의</text:span><text:span text:style-name="T627"> </text:span><text:span text:style-name="T203">위치를 나타낸다</text:span><text:span text:style-name="T204">(시작 지점 = 0)</text:span><text:span text:style-name="T203">.</text:span></text:p>
      <text:p text:style-name="P177"><text:s/></text:p>
      <text:p text:style-name="P185"><text:span text:style-name="T74"><text:s/>■ </text:span><text:span text:style-name="T368">#pragma pack</text:span><text:span text:style-name="T205">(</text:span><text:span text:style-name="T368">push</text:span><text:span text:style-name="T205">, </text:span><text:span text:style-name="T535">정렬크기</text:span><text:span text:style-name="T205">) : 구조체를 </text:span><text:span text:style-name="T535">정렬크기</text:span><text:span text:style-name="T205">로 정렬</text:span></text:p>
      <text:p text:style-name="P114"><text:s/></text:p>
      <text:p text:style-name="P185"><text:span text:style-name="T74"><text:s/>■ </text:span><text:span text:style-name="T368">#pragma pack(pop) </text:span><text:span text:style-name="T205">: 정렬을 이전 상태(기본값)로 되돌림</text:span></text:p>
      <text:p text:style-name="P185"/>
      <text:p text:style-name="P188"><text:span text:style-name="T74"><text:s/>▧ </text:span><text:span text:style-name="T207">&lt;string.h&gt;</text:span></text:p>
      <text:p text:style-name="P188"><text:span text:style-name="T74"><text:s/>■ </text:span><text:span text:style-name="T369">memcpy</text:span><text:span text:style-name="T207">(</text:span><text:span text:style-name="T536">포인터1</text:span><text:span text:style-name="T207">, </text:span><text:span text:style-name="T536">포인터2</text:span><text:span text:style-name="T207">, </text:span><text:span text:style-name="T536">크기</text:span><text:span text:style-name="T207">) : </text:span><text:span text:style-name="T536">크기</text:span><text:span text:style-name="T207">만큼 </text:span><text:span text:style-name="T536">포인터2</text:span><text:span text:style-name="T207">의 내용을 </text:span><text:span text:style-name="T536">포인터1</text:span><text:span text:style-name="T207">로 복사한다.</text:span><text:span text:style-name="T206"> </text:span><text:s/></text:p>
      <text:p text:style-name="P188"/>
      <text:p text:style-name="P189"><text:span text:style-name="T74"><text:s/>■ </text:span><text:span text:style-name="T370">struct</text:span><text:span text:style-name="T208"> </text:span><text:span text:style-name="T537">구조체 변수</text:span><text:span text:style-name="T208">[</text:span><text:span text:style-name="T537">크기</text:span><text:span text:style-name="T208">] : </text:span><text:span text:style-name="T537">크기</text:span><text:span text:style-name="T208"> 만큼의 </text:span><text:span text:style-name="T537">구조체</text:span><text:span text:style-name="T208"> 배열을 만든다.</text:span></text:p>
      <text:p text:style-name="P189"/>
      <text:p text:style-name="P340"><text:s/>■ 공용체 선언</text:p>
      <text:p text:style-name="P189"/>
      <text:p text:style-name="P221"><text:span text:style-name="T74"><text:s/></text:span><text:span text:style-name="T370">union </text:span><text:span text:style-name="T537">공용체</text:span><text:span text:style-name="T538">_</text:span><text:span text:style-name="T537">이름</text:span><text:span text:style-name="T208"> {</text:span></text:p>
      <text:p text:style-name="P221"><text:span text:style-name="T623"><text:tab/></text:span><text:span text:style-name="T387">자료형 멤버</text:span><text:span text:style-name="T538">_</text:span><text:span text:style-name="T387">이름</text:span>;</text:p>
      <text:p text:style-name="P189"><text:s text:c="2"/><text:span text:style-name="T208">};</text:span></text:p>
      <text:p text:style-name="P189"/>
      <text:p text:style-name="P189"><text:span text:style-name="T73"><text:s text:c="2"/></text:span><text:span text:style-name="T580">★</text:span><text:span text:style-name="T71"> 공용체는 </text:span><text:span text:style-name="T436">멤버</text:span><text:span text:style-name="T71"> 중 가장 큰 </text:span><text:span text:style-name="T436">멤버</text:span><text:span text:style-name="T71">의 크기를 공유한다.</text:span></text:p>
      <text:p text:style-name="P189"><text:span text:style-name="T73"><text:s text:c="2"/></text:span><text:span text:style-name="T580">★</text:span><text:span text:style-name="T71"> 여러 자료형이 될 수 있는 변수를 정의하는데 사용된다.</text:span></text:p>
      <text:p text:style-name="P190"><text:span text:style-name="T73"><text:s text:c="2"/></text:span><text:span text:style-name="T580">★</text:span><text:span text:style-name="T71"> 세부적인 옴션들은 구조체와 거의 비슷하다.</text:span><text:span text:style-name="T73"> <text:s/></text:span></text:p>
      <text:p text:style-name="P190"><text:span text:style-name="T73"><text:s text:c="2"/></text:span><text:span text:style-name="T580">★</text:span><text:span text:style-name="T71"> 같은 값의 배열을 특정 </text:span><text:span text:style-name="T436">멤버</text:span><text:span text:style-name="T71">로 표현하고 싶을 때 구조체와 같이 사용한다.</text:span></text:p>
      <text:p text:style-name="P190"><text:s text:c="2"/><text:span text:style-name="T211">ex) struct V3 {</text:span></text:p>
      <text:p text:style-name="P190"><text:tab/><text:span text:style-name="T211">union {</text:span></text:p>
      <text:p text:style-name="P190"><text:tab/><text:tab/><text:span text:style-name="T211">struct {</text:span></text:p>
      <text:p text:style-name="P190"><text:tab/><text:tab/><text:tab/><text:span text:style-name="T211">float x;</text:span></text:p>
      <text:p text:style-name="P190"><text:tab/><text:tab/><text:tab/><text:span text:style-name="T211">float y;</text:span></text:p>
      <text:p text:style-name="P190"><text:soft-page-break/><text:tab/><text:tab/><text:tab/><text:span text:style-name="T211">float z;</text:span></text:p>
      <text:p text:style-name="P190"><text:tab/><text:tab/><text:span text:style-name="T211">};</text:span></text:p>
      <text:p text:style-name="P190"><text:tab/><text:tab/><text:span text:style-name="T211">float v[3];</text:span></text:p>
      <text:p text:style-name="P190"><text:tab/><text:span text:style-name="T211">};</text:span></text:p>
      <text:p text:style-name="P190"><text:s text:c="8"/><text:span text:style-name="T211">};</text:span></text:p>
      <text:p text:style-name="P190"/>
      <text:p text:style-name="P314"><text:s text:c="2"/>=&gt; v에 xyz좌표를 저장하면 V3.멤버로 접근 할 수 있다. </text:p>
      <text:p text:style-name="P341"><text:s/></text:p>
      <text:p text:style-name="P223"><text:span text:style-name="T625"><text:s/></text:span><text:span text:style-name="T74">■</text:span><text:span text:style-name="T625"> 열거형</text:span></text:p>
      <text:p text:style-name="P193"><text:span text:style-name="T74"><text:s/></text:span><text:span text:style-name="T371">enum</text:span><text:span text:style-name="T214"> </text:span><text:span text:style-name="T539">열거형</text:span><text:span text:style-name="T540">_</text:span><text:span text:style-name="T539">이름</text:span><text:span text:style-name="T214"> {</text:span></text:p>
      <text:p text:style-name="P193"><text:tab/><text:span text:style-name="T387">멤버1</text:span> <text:span text:style-name="T214">= </text:span><text:span text:style-name="T539">초깃값</text:span><text:span text:style-name="T214">,</text:span></text:p>
      <text:p text:style-name="P193"><text:tab/><text:span text:style-name="T387">멤버2</text:span>,</text:p>
      <text:p text:style-name="P193"><text:tab/><text:span text:style-name="T387">멤버3</text:span></text:p>
      <text:p text:style-name="P193"><text:s/><text:span text:style-name="T214">};</text:span></text:p>
      <text:p text:style-name="P3"><text:s/></text:p>
      <text:p text:style-name="P193"><text:span text:style-name="T73"><text:s/>★</text:span><text:span text:style-name="T71"> </text:span><text:span text:style-name="T436">초깃값</text:span><text:span text:style-name="T71">에 따라 </text:span><text:span text:style-name="T436">멤버</text:span><text:span text:style-name="T71">들의 값이 순차적으로 할당된다.</text:span></text:p>
      <text:p text:style-name="P193"/>
      <text:p text:style-name="P193"/>
      <text:p text:style-name="P345"><text:span text:style-name="T671">11. </text:span>함수</text:p>
      <text:p text:style-name="P140"><text:s text:c="2"/></text:p>
      <text:p text:style-name="P226"><text:span text:style-name="T629"><text:s/></text:span><text:span text:style-name="T74">■</text:span><text:span text:style-name="T629"> 함수 선언</text:span></text:p>
      <text:p text:style-name="P140"><text:s/></text:p>
      <text:p text:style-name="P225"><text:span text:style-name="T628"><text:s/></text:span><text:span text:style-name="T503">반환값</text:span><text:span text:style-name="T541">_</text:span><text:span text:style-name="T503">자료형 함수</text:span><text:span text:style-name="T541">_</text:span><text:span text:style-name="T503">이름</text:span><text:span text:style-name="T218">(</text:span><text:span text:style-name="T542">자료형 매개변수</text:span><text:span text:style-name="T218">)</text:span></text:p>
      <text:p text:style-name="P315"><text:s/>{</text:p>
      <text:p text:style-name="P315"><text:s/><text:span text:style-name="T628"><text:tab/></text:span><text:span text:style-name="T387">코드</text:span>;</text:p>
      <text:p text:style-name="P315"><text:s/><text:tab/><text:span text:style-name="T372">return</text:span><text:span text:style-name="T219"> </text:span><text:span text:style-name="T543">반환값</text:span><text:span text:style-name="T219">;</text:span></text:p>
      <text:p text:style-name="P315"><text:s/>}</text:p>
      <text:p text:style-name="P115"><text:s/></text:p>
      <text:p text:style-name="P115"><text:s/>▲ 함수를 선언하고 뒤에 내용을 정의해도 된다.</text:p>
      <text:p text:style-name="P195"/>
      <text:p text:style-name="P227"><text:span text:style-name="T74"><text:s/>▲ 함수</text:span><text:span text:style-name="T641"> </text:span><text:span text:style-name="T74">내의 변수는 끝나면 사라지지만 함수 내에서 </text:span><text:span text:style-name="T220">malloc</text:span><text:span text:style-name="T630"> </text:span><text:span text:style-name="T220">함수로 메모리를 할당한 포인터 변수는 </text:span><text:span text:style-name="T631"><text:s text:c="3"/></text:span></text:p>
      <text:p text:style-name="P227"><text:span text:style-name="T631"><text:s text:c="5"/></text:span><text:span text:style-name="T220">함수가 끝나도</text:span><text:span text:style-name="T631"> </text:span><text:span text:style-name="T220">사라지지 않는다.</text:span><text:span text:style-name="T74"> </text:span></text:p>
      <text:p text:style-name="P131"><text:s/><text:span text:style-name="T632"><text:s/></text:span><text:span text:style-name="T575">★</text:span> 문자열도 메모리를 할당 받는 형식이기 때문에 사라지지 않는다.</text:p>
      <text:p text:style-name="P196"/>
      <text:p text:style-name="P228"><text:span text:style-name="T74"><text:s/>▲ 매개변수 앞에 </text:span><text:span text:style-name="T221">IN, OUT을 붙여 일반적인 매개변수인지 값이 바깥으로 나오는 매개변수인지를 </text:span></text:p>
      <text:p text:style-name="P318"><text:s text:c="5"/>정의한다.</text:p>
      <text:p text:style-name="P197"/>
      <text:p text:style-name="P443"><text:span text:style-name="T15"><text:s/>▲ 매개변수로 포인터를 받</text:span><text:span text:style-name="T40">았을 때 </text:span><text:span text:style-name="T15">함수</text:span><text:span text:style-name="T41"> </text:span><text:span text:style-name="T15">내에서 해당 포인터를 쓰면 값이 사라진다.</text:span></text:p>
      <text:p text:style-name="P198"/>
      <text:p text:style-name="P132"><text:s/>▲ 매개변수로 포인터를 받았을 때 함수 내에서 역참조를 해서 사용하면 포인터의 값을 변경 할 수 있다.</text:p>
      <text:p text:style-name="P198"><text:s text:c="2"/><text:span text:style-name="T575">★</text:span> 이 때문에 매개변수로 메모리 주소를 받아 함수 내에서 값을 변경하려면 이중 포인터를 사용해야 한다.</text:p>
      <text:p text:style-name="P198"><text:s text:c="2"/><text:span text:style-name="T575">★</text:span> 포인터의 주소값 <text:span text:style-name="T222">= 이중 포인터</text:span></text:p>
      <text:p text:style-name="P198"><text:soft-page-break/></text:p>
      <text:p text:style-name="P116"><text:s/>▲ 매개변수에 배열을 받는법</text:p>
      <text:p text:style-name="P199"><text:s text:c="7"/></text:p>
      <text:p text:style-name="P199"><text:s text:c="6"/><text:span text:style-name="T387">자료형 매개변수</text:span>[<text:span text:style-name="T223">]</text:span></text:p>
      <text:p text:style-name="P199"><text:s text:c="5"/><text:span text:style-name="T387"><text:s/>자료형</text:span> *<text:span text:style-name="T387">매개변수</text:span></text:p>
      <text:p text:style-name="P199"><text:s text:c="6"/><text:span text:style-name="T387">자료형 매개변수</text:span>[<text:span text:style-name="T225">][</text:span><text:span text:style-name="T544">가로크기</text:span><text:span text:style-name="T225">]</text:span></text:p>
      <text:p text:style-name="P199"><text:s text:c="5"/><text:span text:style-name="T387"><text:s/>자료형</text:span> <text:span text:style-name="T225">(*</text:span><text:span text:style-name="T544">매개변수</text:span><text:span text:style-name="T225">)[</text:span><text:span text:style-name="T544">가로크기</text:span><text:span text:style-name="T225">]</text:span></text:p>
      <text:p text:style-name="P199"/>
      <text:p text:style-name="P200"><text:span text:style-name="T74"><text:s/>■ </text:span><text:span text:style-name="T503">자료형 매개변수</text:span><text:span text:style-name="T224">[</text:span><text:span text:style-name="T373">static</text:span><text:span text:style-name="T224"> </text:span><text:span text:style-name="T545">숫자</text:span><text:span text:style-name="T224">] : 배열 요소의 최소 개수를 </text:span><text:span text:style-name="T545">숫자</text:span><text:span text:style-name="T224"> 만큼으로 지정한다.</text:span></text:p>
      <text:p text:style-name="P200"/>
      <text:p text:style-name="P200"/>
      <text:p text:style-name="P201"><text:span text:style-name="T74"><text:s/>▧ </text:span><text:span text:style-name="T227">&lt;stdarg.h&gt;</text:span></text:p>
      <text:p text:style-name="P332"><text:s/>▲ 가변인자 함수 선언</text:p>
      <text:p text:style-name="P332"/>
      <text:p text:style-name="P133"><text:s/><text:span text:style-name="T387">반환값</text:span><text:span text:style-name="T541">_자료형 함수_이름</text:span><text:span text:style-name="T634"> (</text:span><text:span text:style-name="T387">자료형 고정</text:span><text:span text:style-name="T546">_</text:span><text:span text:style-name="T387">매개변수</text:span>, <text:span text:style-name="T306">...</text:span><text:span text:style-name="T634">)</text:span></text:p>
      <text:p text:style-name="P332"><text:s/>{</text:p>
      <text:p text:style-name="P334"><text:tab/><text:span text:style-name="T387">실행 내용</text:span></text:p>
      <text:p text:style-name="P332"><text:s/>}</text:p>
      <text:p text:style-name="P444"><text:s text:c="2"/><text:span text:style-name="T606">★</text:span> <text:span text:style-name="T387">고정_매개변수</text:span>는 가변인자의 갯수를 의미한다.</text:p>
      <text:p text:style-name="P445"><text:span text:style-name="T73"><text:s text:c="2"/></text:span><text:span text:style-name="T71">◆ </text:span><text:span text:style-name="T374">va_list</text:span><text:span text:style-name="T226"> </text:span><text:span text:style-name="T548">변수</text:span><text:span text:style-name="T226">: 가변 인자 목록</text:span><text:span text:style-name="T635"> 포인터</text:span><text:span text:style-name="T226">, 가변 인자의 메모리 주소를 저장하는 포인터</text:span></text:p>
      <text:p text:style-name="P446"><text:span text:style-name="T73"><text:s text:c="2"/></text:span><text:span text:style-name="T71">◆ </text:span><text:span text:style-name="T375">va_start</text:span><text:span text:style-name="T227">(</text:span><text:span text:style-name="T547">가변인자 포인터</text:span><text:span text:style-name="T227">, </text:span><text:span text:style-name="T547">고정</text:span><text:span text:style-name="T546">_</text:span><text:span text:style-name="T547">매개변수</text:span><text:span text:style-name="T227">) : 가변인자를 가져올 수 있도록 포인터를 설정한다.</text:span></text:p>
      <text:p text:style-name="P447"><text:s text:c="3"/>★ <text:span text:style-name="T387">고정</text:span><text:span text:style-name="T546">_</text:span><text:span text:style-name="T387">매개변수</text:span>가 문자열일 경우 자동으로 문자의 갯수를 파악해준다.</text:p>
      <text:p text:style-name="P446"><text:span text:style-name="T73"><text:s text:c="2"/></text:span><text:span text:style-name="T71">◆ </text:span><text:span text:style-name="T375">va_arg</text:span><text:span text:style-name="T227">(</text:span><text:span text:style-name="T547">가변인자 포인터</text:span><text:span text:style-name="T227">, </text:span><text:span text:style-name="T547">자료형</text:span><text:span text:style-name="T227">) : </text:span><text:span text:style-name="T547">가변인자 포인터</text:span><text:span text:style-name="T227">에서 </text:span><text:span text:style-name="T547">자료형</text:span><text:span text:style-name="T227">의 크기만큼 값을 가져온다.</text:span></text:p>
      <text:p text:style-name="P447"><text:s text:c="3"/>★ <text:span text:style-name="T229">GCC에서 int보다 작을경우 int로, float은 double로 입력해야한다.</text:span></text:p>
      <text:p text:style-name="P201"><text:span text:style-name="T580"><text:s text:c="2"/></text:span><text:span text:style-name="T578">◆ </text:span><text:span text:style-name="T583">va_</text:span><text:span text:style-name="T375">end</text:span><text:span text:style-name="T376">(</text:span><text:span text:style-name="T449">변수</text:span><text:span text:style-name="T376">)</text:span><text:span text:style-name="T227"> : 가변인자 처리가 끝났을 때 포인터를 NULL로 초기화한다.</text:span></text:p>
      <text:p text:style-name="P201"/>
      <text:p text:style-name="P333"><text:span text:style-name="T636"><text:s/></text:span>▲<text:span text:style-name="T636"> 가변인자 함수 전개도</text:span></text:p>
      <text:p text:style-name="P335"><text:s text:c="2"/></text:p>
      <text:p text:style-name="P335"><text:s/><text:span text:style-name="T637">[</text:span>va_list 변수 로 가변인자 목록 포인터 생성<text:span text:style-name="T637">]</text:span> -&gt; <text:span text:style-name="T637">[</text:span>va_start(변수, 고정_매개변수) 로 가변인자 목록 </text:p>
      <text:p text:style-name="P336"><text:s/>포인터 설정<text:span text:style-name="T637">]</text:span> -&gt; <text:span text:style-name="T637">[</text:span>va_arg(변수, 자료형) 으로 자료형의 크기만큼 포인터에서 값을 가져와 매개변수로 </text:p>
      <text:p text:style-name="P336"><text:span text:style-name="T637"><text:s/></text:span>사용<text:span text:style-name="T637">]</text:span>-&gt; <text:span text:style-name="T637">[</text:span>va_end(변수) 로 가변인자 목록 포인터를 NULL로 초기화<text:span text:style-name="T637">]</text:span></text:p>
      <text:p text:style-name="P201"/>
      <text:p text:style-name="P202"><text:span text:style-name="T74"><text:s/>■ </text:span><text:span text:style-name="T503">자료형</text:span><text:span text:style-name="T74"> </text:span><text:span text:style-name="T230">(*</text:span><text:span text:style-name="T549">변수</text:span><text:span text:style-name="T230">)(</text:span><text:span text:style-name="T549">자료형</text:span><text:span text:style-name="T550">1</text:span><text:span text:style-name="T230">, </text:span><text:span text:style-name="T549">자료형</text:span><text:span text:style-name="T550">2</text:span><text:span text:style-name="T230">) : 함수 포인터</text:span></text:p>
      <text:p text:style-name="P229"><text:s text:c="2"/><text:span text:style-name="T575">★</text:span> 함수<text:span text:style-name="T642"> </text:span>포인터와 저장될 함수의 <text:span text:style-name="T387">자료형</text:span>, 매개변수 <text:span text:style-name="T387">자료형</text:span><text:span text:style-name="T551">(1,2)</text:span>의<text:span text:style-name="T643"> </text:span>개수는 일치<text:span text:style-name="T633"> </text:span>해야한다.</text:p>
      <text:p text:style-name="P229"><text:s text:c="2"/><text:span text:style-name="T575">★</text:span> 함수<text:span text:style-name="T642"> </text:span>포인터에 함수를 넣을 땐 <text:span text:style-name="T231">()를 뺀다.</text:span></text:p>
      <text:p text:style-name="P193"/>
      <text:p text:style-name="P203"><text:span text:style-name="T74"><text:s/>■ </text:span><text:span text:style-name="T503">자료형</text:span><text:span text:style-name="T74"> </text:span><text:span text:style-name="T230">(*</text:span><text:span text:style-name="T549">변수</text:span><text:span text:style-name="T232">[</text:span><text:span text:style-name="T552">크기</text:span><text:span text:style-name="T232">]</text:span><text:span text:style-name="T230">)(</text:span><text:span text:style-name="T549">자료형</text:span><text:span text:style-name="T550">1</text:span><text:span text:style-name="T230">, </text:span><text:span text:style-name="T549">자료형</text:span><text:span text:style-name="T550">2</text:span><text:span text:style-name="T549">)</text:span><text:span text:style-name="T230"> : 함수 포인터 배열</text:span></text:p>
      <text:p text:style-name="P337"><text:s text:c="2"/><text:span text:style-name="T575">★</text:span> 함수 포인터를 인자로 같는 배열</text:p>
      <text:p text:style-name="P203"/>
      <text:p text:style-name="P204"><text:span text:style-name="T74"><text:s/>■ </text:span><text:span text:style-name="T503">자료형</text:span><text:span text:style-name="T74"> </text:span><text:span text:style-name="T233">(*</text:span><text:span text:style-name="T553">함수_이름</text:span><text:span text:style-name="T233">(</text:span><text:span text:style-name="T553">자료형</text:span><text:span text:style-name="T554">1</text:span><text:span text:style-name="T553"> 매개변수</text:span><text:span text:style-name="T233">))(</text:span><text:span text:style-name="T553">자료형</text:span><text:span text:style-name="T554">2</text:span><text:span text:style-name="T233">) : 함수 포인터가 반환값일 경우</text:span><text:span text:style-name="T644"> 함수의 선언 방법</text:span></text:p>
      <text:p text:style-name="P230"><text:span text:style-name="T638"><text:s/></text:span><text:s/>★<text:span text:style-name="T638"> </text:span><text:span text:style-name="T550">매개변수</text:span><text:span text:style-name="T638">는 함수의 매개변수를 의미한다.</text:span></text:p>
      <text:p text:style-name="P230"><text:span text:style-name="T638"><text:s text:c="2"/>★</text:span> <text:span text:style-name="T387">자료형</text:span><text:span text:style-name="T555">2</text:span>는 반환값인 함수<text:span text:style-name="T638"> </text:span>포인터의 매개변수를 따른다.</text:p>
      <text:p text:style-name="P230"><text:soft-page-break/><text:s/><text:span text:style-name="T575"><text:s/>★</text:span> <text:span text:style-name="T233">실제 사용될때는 * 빼고 쓴다.</text:span></text:p>
      <text:p text:style-name="P338"><text:s text:c="3"/>ex) function(1,2)(3,4)</text:p>
      <text:p text:style-name="P338"><text:s text:c="3"/>=&gt; 1,2는 function 함수의 매개변수를 의미</text:p>
      <text:p text:style-name="P338"><text:s text:c="3"/>=&gt; 3,4는 반환값인 함수 포인터의 매개변수를 의미</text:p>
      <text:p text:style-name="P204"/>
      <text:p text:style-name="P205"><text:span text:style-name="T74"><text:s/>■ </text:span><text:span text:style-name="T377">typedef</text:span><text:span text:style-name="T234"> </text:span><text:span text:style-name="T556">자료형</text:span><text:span text:style-name="T234"> (*</text:span><text:span text:style-name="T556">변수</text:span><text:span text:style-name="T234">)(</text:span><text:span text:style-name="T556">자료형</text:span><text:span text:style-name="T234">) : </text:span><text:span text:style-name="T556">변수</text:span><text:span text:style-name="T234">를 함수 포인터 별칭으로 정의</text:span></text:p>
      <text:p text:style-name="P231"><text:s/><text:span text:style-name="T639"><text:s/></text:span><text:span text:style-name="T640">=&gt;</text:span> <text:span text:style-name="T387">변수 함수</text:span>(<text:span text:style-name="T234">) : 함수 포인터를 반환값으로 하는 </text:span><text:span text:style-name="T556">함수</text:span><text:span text:style-name="T234">를 뜻한다.</text:span></text:p>
      <text:p text:style-name="P231"><text:s text:c="2"/><text:span text:style-name="T575">★</text:span> 만들어진 <text:span text:style-name="T387">함수</text:span>의 실제 쓰임새는 같다.</text:p>
      <text:p text:style-name="P231"><text:s text:c="2"/><text:span text:style-name="T575">★</text:span> 구조체의 멤버, 배열 등 기존의 함수 포인터와 동일하게 쓸 수 있다. </text:p>
      <text:p text:style-name="P319"/>
      <text:p text:style-name="P206"><text:span text:style-name="T74"><text:s/>■ </text:span><text:span text:style-name="T503">자료형</text:span><text:span text:style-name="T74"> </text:span><text:span text:style-name="T378">main(int argc, char *argv[])</text:span><text:span text:style-name="T302"> : argc는 옵션의 개수를 의미, argv는 옵션의 문자열을 </text:span></text:p>
      <text:p text:style-name="P319"><text:s text:c="5"/>의미한다.</text:p>
      <text:p text:style-name="P232"><text:s text:c="2"/>★ <text:span text:style-name="T302">argv는 띄어 쓰기로 구분</text:span></text:p>
      <text:p text:style-name="P232"><text:s text:c="2"/>★ “”<text:span text:style-name="T305">(큰따옴표)를 이용하면 옵션에 공백도 사용 가능하다.</text:span></text:p>
      <text:p text:style-name="P206"><text:s text:c="2"/><text:span text:style-name="T302">ex) 실행파일 옵션1 옵션2</text:span></text:p>
      <text:p text:style-name="P232"><text:s/><text:span text:style-name="T640"><text:s/></text:span><text:span text:style-name="T575">★</text:span> 옵션1, <text:span text:style-name="T303">2가 argv 배열에 저장, 옵션의 개수가 argc에 저장된다.</text:span></text:p>
      <text:p text:style-name="P232"><text:s text:c="2"/><text:span text:style-name="T575">★</text:span> <text:span text:style-name="T304">argv[0]은 실행파일이 된다(실행파일 이름으로 프로그램을 실행 했을 때).</text:span></text:p>
      <text:p text:style-name="P206"><text:s/></text:p>
      <text:p text:style-name="P193"/>
      <text:p text:style-name="P347"><text:span text:style-name="T671">12. </text:span>파일 입출력<text:span text:style-name="T74"> </text:span></text:p>
      <text:p text:style-name="P360"/>
      <text:p text:style-name="P361"><text:span text:style-name="T74"><text:s/>■ </text:span><text:span text:style-name="T650">FILE</text:span><text:span text:style-name="T237"> *</text:span><text:span text:style-name="T450">변수</text:span><text:span text:style-name="T237"> = </text:span><text:span text:style-name="T650">fopen</text:span><text:span text:style-name="T237">(“</text:span><text:span text:style-name="T450">파일명</text:span><text:span text:style-name="T237">”, “</text:span><text:span text:style-name="T450">모드</text:span><text:span text:style-name="T237">”); : 특정 </text:span><text:span text:style-name="T450">모드</text:span><text:span text:style-name="T237">로 </text:span><text:span text:style-name="T450">파일</text:span><text:span text:style-name="T237">을 연다</text:span></text:p>
      <text:p text:style-name="P400"><text:s text:c="2"/><text:span text:style-name="T579">★</text:span> FILE은 파일을 열어 포인터를 반환하는 구조체</text:p>
      <text:p text:style-name="P426"><text:span text:style-name="T588"><text:s text:c="2"/></text:span><text:span text:style-name="T575">★</text:span><text:span text:style-name="T588"> </text:span><text:span text:style-name="T557">변수</text:span><text:span text:style-name="T588">는 파일의 위치를 나타내는 포인터</text:span></text:p>
      <text:p text:style-name="P393"><text:span text:style-name="T239"><text:s text:c="2"/></text:span><text:span text:style-name="T240">◆ w : 쓰기</text:span><text:span text:style-name="T285"> </text:span><text:span text:style-name="T240">모드, 파일이 없으면 생성(경로는 기본적으로 소스코드가있는 경로), 파일이 있으면 </text:span></text:p>
      <text:p text:style-name="P393"><text:span text:style-name="T285"><text:s text:c="11"/></text:span><text:span text:style-name="T240">덮어쓴다.</text:span></text:p>
      <text:p text:style-name="P363"><text:span text:style-name="T239"><text:s text:c="2"/></text:span><text:span text:style-name="T240">◆ </text:span><text:span text:style-name="T241">r : 읽기</text:span><text:span text:style-name="T285"> </text:span><text:span text:style-name="T241">모드, 반드시 파일이 존재 해야한다.</text:span></text:p>
      <text:p text:style-name="P364"><text:span text:style-name="T239"><text:s text:c="2"/></text:span><text:span text:style-name="T240">◆ a : 파일을 열어 파일 끝에 값을 이어쓴다, 파일이 없으면 생성</text:span></text:p>
      <text:p text:style-name="P365"><text:span text:style-name="T239"><text:s text:c="2"/></text:span><text:span text:style-name="T240">◆ </text:span><text:span text:style-name="T242">r+ : 읽기/쓰기 모드, 파일이 있어야 하며, 없으면 NULL을 반환</text:span></text:p>
      <text:p text:style-name="P365"><text:span text:style-name="T239"><text:s text:c="2"/></text:span><text:span text:style-name="T240">◆ </text:span><text:span text:style-name="T242">w+ : 읽기/쓰기 모드, 파일이 없으면 생성, 있으면 덮어쓴다.</text:span></text:p>
      <text:p text:style-name="P365"><text:span text:style-name="T239"><text:s text:c="2"/></text:span><text:span text:style-name="T240">◆ </text:span><text:span text:style-name="T242">a+ : 읽기/쓰기, 추가 모드. 파일을 열어 끝에 값을 이어 쓴다. 파일이 없으면 생성, 읽기는 모든 </text:span></text:p>
      <text:p text:style-name="P401"><text:s text:c="13"/>구간에서 가능하지만 쓰기는 마지막에서만 가능 </text:p>
      <text:p text:style-name="P366"><text:span text:style-name="T239"><text:s text:c="2"/></text:span><text:span text:style-name="T240">◆ </text:span><text:span text:style-name="T243">b : 바이너리 모드, 파일 내용을 바이너리로 읽는다.</text:span></text:p>
      <text:p text:style-name="P427"><text:s text:c="3"/><text:span text:style-name="T579">★</text:span> 단독으로 사용 불가</text:p>
      <text:p text:style-name="P399"/>
      <text:p text:style-name="P361"><text:span text:style-name="T236"><text:s/>■ </text:span><text:span text:style-name="T650">fprintf</text:span><text:span text:style-name="T237">(</text:span><text:span text:style-name="T450">파일</text:span><text:span text:style-name="T451">_</text:span><text:span text:style-name="T450">포인터</text:span><text:span text:style-name="T237">, “</text:span><text:span text:style-name="T450">서식</text:span><text:span text:style-name="T237">”, </text:span><text:span text:style-name="T450">내용</text:span><text:span text:style-name="T237">) : </text:span><text:span text:style-name="T450">내용</text:span><text:span text:style-name="T237">을 </text:span><text:span text:style-name="T450">서식</text:span><text:span text:style-name="T237">으로 받아 </text:span><text:span text:style-name="T450">파일</text:span><text:span text:style-name="T237">에 저장한다.</text:span></text:p>
      <text:p text:style-name="P395"><text:span text:style-name="T239"><text:s text:c="2"/></text:span><text:span text:style-name="T589">★</text:span><text:span text:style-name="T240"> </text:span><text:span text:style-name="T452">파일</text:span><text:span text:style-name="T453">_</text:span><text:span text:style-name="T452">포인터</text:span><text:span text:style-name="T244"> 대신 stdout 을 입력하면 화면에 서식을 출력한다.</text:span></text:p>
      <text:p text:style-name="P399"/>
      <text:p text:style-name="P362"><text:span text:style-name="T236"><text:s/>■ </text:span><text:span text:style-name="T651">fclose</text:span><text:span text:style-name="T238">(</text:span><text:span text:style-name="T454">파일</text:span><text:span text:style-name="T455">_</text:span><text:span text:style-name="T454">포인터</text:span><text:span text:style-name="T238">); : </text:span><text:span text:style-name="T454">파일</text:span><text:span text:style-name="T456">_</text:span><text:span text:style-name="T454">포인터</text:span><text:span text:style-name="T238">를 닫는다.</text:span></text:p>
      <text:p text:style-name="P402"/>
      <text:p text:style-name="P367"><text:span text:style-name="T236"><text:s/>■ </text:span><text:span text:style-name="T652">fscanf</text:span><text:span text:style-name="T245">(</text:span><text:span text:style-name="T457">파일</text:span><text:span text:style-name="T456">_</text:span><text:span text:style-name="T457">포인터</text:span><text:span text:style-name="T245">, “</text:span><text:span text:style-name="T457">서식</text:span><text:span text:style-name="T245">”, </text:span><text:span text:style-name="T457">주소값</text:span><text:span text:style-name="T245">) : 파일의 값을 </text:span><text:span text:style-name="T457">서식</text:span><text:span text:style-name="T245">에 맞춰 </text:span><text:span text:style-name="T457">주소값</text:span><text:span text:style-name="T245">에 저장한다.</text:span></text:p>
      <text:p text:style-name="P394"><text:span text:style-name="T239"><text:s text:c="2"/></text:span><text:span text:style-name="T589">★</text:span><text:span text:style-name="T240"> </text:span><text:span text:style-name="T458">파일</text:span><text:span text:style-name="T459">_</text:span><text:span text:style-name="T458">포인터</text:span><text:span text:style-name="T246"> 대신 stdin 을 입력하면 입력값을</text:span><text:span text:style-name="T458"> 주소값</text:span><text:span text:style-name="T246">에 저장한다.</text:span></text:p>
      <text:p text:style-name="P403"><text:soft-page-break/></text:p>
      <text:p text:style-name="P438"><text:span text:style-name="T66"><text:s/>■</text:span><text:span text:style-name="T69"> </text:span><text:span text:style-name="T70">fputs</text:span><text:span text:style-name="T68">(</text:span><text:span text:style-name="T421">버퍼</text:span><text:span text:style-name="T67">, </text:span><text:span text:style-name="T422">파일</text:span><text:span text:style-name="T423">_</text:span><text:span text:style-name="T422">포인터</text:span><text:span text:style-name="T67">) : </text:span><text:span text:style-name="T422">파일</text:span><text:span text:style-name="T423">_</text:span><text:span text:style-name="T422">포인터</text:span><text:span text:style-name="T67">에 </text:span><text:span text:style-name="T422">버퍼</text:span><text:span text:style-name="T67">를 쓴다.</text:span></text:p>
      <text:p text:style-name="P404"/>
      <text:p text:style-name="P368"><text:span text:style-name="T236"><text:s/>■ </text:span><text:span text:style-name="T653">fwrite</text:span><text:span text:style-name="T247">(</text:span><text:span text:style-name="T460">버퍼</text:span><text:span text:style-name="T247">, </text:span><text:span text:style-name="T460">크기</text:span><text:span text:style-name="T247">, </text:span><text:span text:style-name="T460">횟수</text:span><text:span text:style-name="T247">, </text:span><text:span text:style-name="T460">파일</text:span><text:span text:style-name="T461">_</text:span><text:span text:style-name="T460">포인터</text:span><text:span text:style-name="T247">) : </text:span><text:span text:style-name="T460">파일</text:span><text:span text:style-name="T461">_</text:span><text:span text:style-name="T460">포인터</text:span><text:span text:style-name="T247">에 </text:span><text:span text:style-name="T460">크기</text:span><text:span text:style-name="T247">만큼 </text:span><text:span text:style-name="T460">횟수</text:span><text:span text:style-name="T247">로 </text:span><text:span text:style-name="T460">버퍼</text:span><text:span text:style-name="T247">를 쓴다.</text:span></text:p>
      <text:p text:style-name="P405"/>
      <text:p text:style-name="P369"><text:span text:style-name="T236"><text:s/>■ </text:span><text:span text:style-name="T654">fgets</text:span><text:span text:style-name="T248">(</text:span><text:span text:style-name="T462">버퍼</text:span><text:span text:style-name="T248">, </text:span><text:span text:style-name="T462">크기</text:span><text:span text:style-name="T248">, </text:span><text:span text:style-name="T462">파일</text:span><text:span text:style-name="T463">_</text:span><text:span text:style-name="T462">포인터</text:span><text:span text:style-name="T248">) : </text:span><text:span text:style-name="T462">파일</text:span><text:span text:style-name="T463">_</text:span><text:span text:style-name="T462">포인터</text:span><text:span text:style-name="T248">에서 </text:span><text:span text:style-name="T462">크기</text:span><text:span text:style-name="T248">만큼 </text:span><text:span text:style-name="T462">버퍼</text:span><text:span text:style-name="T248">에 저장한다.</text:span></text:p>
      <text:p text:style-name="P369"><text:span text:style-name="T248"><text:s text:c="2"/>- 파일에 줄</text:span><text:span text:style-name="T287"> </text:span><text:span text:style-name="T248">바꿈(</text:span><text:span text:style-name="T249">\n)이 있으면 </text:span><text:span text:style-name="T464">크기</text:span><text:span text:style-name="T249">에 관계없이 줄</text:span><text:span text:style-name="T286"> </text:span><text:span text:style-name="T249">바꿈 까지 문자열을 읽는다.</text:span></text:p>
      <text:p text:style-name="P369"><text:span text:style-name="T249"><text:s text:c="2"/>- </text:span><text:span text:style-name="T250">파일</text:span><text:span text:style-name="T288">_</text:span><text:span text:style-name="T250">포인터 대신 stdin 을 입력하면 입력한 값이 </text:span><text:span text:style-name="T465">버퍼</text:span><text:span text:style-name="T250">에 저장된다.</text:span></text:p>
      <text:p text:style-name="P406"/>
      <text:p text:style-name="P370"><text:span text:style-name="T236"><text:s/>■ </text:span><text:span text:style-name="T655">fread</text:span><text:span text:style-name="T251">(</text:span><text:span text:style-name="T466">버퍼</text:span><text:span text:style-name="T251">, </text:span><text:span text:style-name="T466">크기</text:span><text:span text:style-name="T251">, </text:span><text:span text:style-name="T466">횟수</text:span><text:span text:style-name="T251">, </text:span><text:span text:style-name="T466">파일</text:span><text:span text:style-name="T467">_</text:span><text:span text:style-name="T466">포인터</text:span><text:span text:style-name="T251">) : </text:span><text:span text:style-name="T466">횟수</text:span><text:span text:style-name="T251">만큼 </text:span><text:span text:style-name="T466">크기</text:span><text:span text:style-name="T251">를 </text:span><text:span text:style-name="T466">파일</text:span><text:span text:style-name="T468">_</text:span><text:span text:style-name="T466">포인터</text:span><text:span text:style-name="T251">에서 읽어 </text:span><text:span text:style-name="T466">버퍼</text:span><text:span text:style-name="T251">에 저장한다.</text:span></text:p>
      <text:p text:style-name="P396"><text:span text:style-name="T251"><text:s text:c="2"/></text:span><text:span text:style-name="T589">★</text:span><text:span text:style-name="T251"> </text:span><text:span text:style-name="T256">읽은 </text:span><text:span text:style-name="T469">크기</text:span><text:span text:style-name="T256">를 반환</text:span></text:p>
      <text:p text:style-name="P407"/>
      <text:p text:style-name="P371"><text:span text:style-name="T236"><text:s/>■ </text:span><text:span text:style-name="T656">fseek</text:span><text:span text:style-name="T252">(</text:span><text:span text:style-name="T470">파일</text:span><text:span text:style-name="T471">_</text:span><text:span text:style-name="T470">포인터</text:span><text:span text:style-name="T252">, </text:span><text:span text:style-name="T470">크기</text:span><text:span text:style-name="T252">, </text:span><text:span text:style-name="T470">기준점</text:span><text:span text:style-name="T252">) : </text:span><text:span text:style-name="T470">파일</text:span><text:span text:style-name="T472">_</text:span><text:span text:style-name="T470">포인터</text:span><text:span text:style-name="T252">를 </text:span><text:span text:style-name="T470">기준점</text:span><text:span text:style-name="T252">에서 </text:span><text:span text:style-name="T470">크기</text:span><text:span text:style-name="T252">만큼 이동시킨다.</text:span></text:p>
      <text:p text:style-name="P372"><text:span text:style-name="T239"><text:s text:c="2"/></text:span><text:span text:style-name="T240">◆ </text:span><text:span text:style-name="T253">기준점 &lt;=&gt;</text:span><text:span text:style-name="T240"> </text:span><text:span text:style-name="T253">SEEK_END : 파일의 끝</text:span></text:p>
      <text:p text:style-name="P373"><text:span text:style-name="T253"><text:s/></text:span><text:span text:style-name="T239"><text:s/></text:span><text:span text:style-name="T240">◆ 기준점 </text:span><text:span text:style-name="T254">&lt;=&gt; SEEK_CUR : 현재 위치</text:span></text:p>
      <text:p text:style-name="P373"><text:span text:style-name="T239"><text:s text:c="2"/></text:span><text:span text:style-name="T240">◆ 기준점 </text:span><text:span text:style-name="T254">&lt;=&gt; SEEK_SET : 파일의 처음</text:span></text:p>
      <text:p text:style-name="P371"/>
      <text:p text:style-name="P371"><text:span text:style-name="T236"><text:s/>■ </text:span><text:span text:style-name="T656">ftell</text:span><text:span text:style-name="T252">(</text:span><text:span text:style-name="T470">파일</text:span><text:span text:style-name="T473">_</text:span><text:span text:style-name="T470">포인터</text:span><text:span text:style-name="T252">) : </text:span><text:span text:style-name="T470">파일</text:span><text:span text:style-name="T473">_</text:span><text:span text:style-name="T470">포인터</text:span><text:span text:style-name="T252">의 위치를 반환한다.</text:span></text:p>
      <text:p text:style-name="P408"/>
      <text:p text:style-name="P374"><text:span text:style-name="T236"><text:s/>■</text:span><text:span text:style-name="T74"> </text:span><text:span text:style-name="T657">feof</text:span><text:span text:style-name="T255">(</text:span><text:span text:style-name="T474">파일</text:span><text:span text:style-name="T473">_</text:span><text:span text:style-name="T474">포인터</text:span><text:span text:style-name="T255">) : 파일의 끝이면 1, 아니면 0을 반환</text:span></text:p>
      <text:p text:style-name="P409"/>
      <text:p text:style-name="P376"><text:span text:style-name="T236"><text:s/>■ </text:span><text:span text:style-name="T658">rewind</text:span><text:span text:style-name="T258">(</text:span><text:span text:style-name="T475">파일</text:span><text:span text:style-name="T473">_</text:span><text:span text:style-name="T475">포인터</text:span><text:span text:style-name="T258">) : </text:span><text:span text:style-name="T475">파일</text:span><text:span text:style-name="T473">_</text:span><text:span text:style-name="T475">포인터</text:span><text:span text:style-name="T258">를 파일의 처음으로 이동</text:span></text:p>
      <text:p text:style-name="P409"/>
      <text:p text:style-name="P375"><text:span text:style-name="T236"><text:s/>▲ </text:span><text:span text:style-name="T257">구조체도 파일에 쓸수있고 읽을 수 있다.</text:span></text:p>
      <text:p text:style-name="P411"><text:s text:c="2"/><text:span text:style-name="T579">★</text:span> 구조체 저장 순서대로 파일에 써지고 읽는다.</text:p>
      <text:p text:style-name="P410"/>
      <text:p text:style-name="P377"><text:span text:style-name="T236"><text:s/>■ </text:span><text:span text:style-name="T659">qsort</text:span><text:span text:style-name="T259">(</text:span><text:span text:style-name="T476">배열</text:span><text:span text:style-name="T259">, </text:span><text:span text:style-name="T476">개수</text:span><text:span text:style-name="T259">, </text:span><text:span text:style-name="T476">크기</text:span><text:span text:style-name="T259">, </text:span><text:span text:style-name="T476">비교</text:span><text:span text:style-name="T477">_</text:span><text:span text:style-name="T476">함수</text:span><text:span text:style-name="T259">) : </text:span><text:span text:style-name="T476">크기</text:span><text:span text:style-name="T259">와 </text:span><text:span text:style-name="T476">개수</text:span><text:span text:style-name="T259">의 </text:span><text:span text:style-name="T476">배열</text:span><text:span text:style-name="T259">을 </text:span><text:span text:style-name="T476">비교</text:span><text:span text:style-name="T477">_</text:span><text:span text:style-name="T476">함수</text:span><text:span text:style-name="T259">로 비교해 정렬한다.</text:span></text:p>
      <text:p text:style-name="P377"><text:span text:style-name="T239"><text:s text:c="2"/></text:span><text:span text:style-name="T240">◆ </text:span><text:span text:style-name="T478">비교</text:span><text:span text:style-name="T479">_</text:span><text:span text:style-name="T478">함수</text:span><text:span text:style-name="T240">의 오름차순 정렬 조건</text:span></text:p>
      <text:p text:style-name="P370"><text:span text:style-name="T251"><text:s text:c="4"/></text:span><text:span text:style-name="T259">a &lt; b 일 때 -1을 반환</text:span></text:p>
      <text:p text:style-name="P412"><text:s text:c="4"/>a &gt; b 일 때 1을 반환</text:p>
      <text:p text:style-name="P412"><text:s text:c="4"/>a == b 일 때 0을 반환 </text:p>
      <text:p text:style-name="P378"><text:span text:style-name="T239"><text:s text:c="2"/></text:span><text:span text:style-name="T240">◆ </text:span><text:span text:style-name="T480">비교</text:span><text:span text:style-name="T479">_</text:span><text:span text:style-name="T480">함수</text:span><text:span text:style-name="T260">는 매개변수로 const void*를 받아야되고 반환값으로 int형을 반환</text:span><text:span text:style-name="T289"> </text:span><text:span text:style-name="T260">해야된다.</text:span></text:p>
      <text:p text:style-name="P428"><text:s text:c="2"/><text:span text:style-name="T660"><text:s/></text:span><text:span text:style-name="T579">★</text:span>이 때문에 함수<text:span text:style-name="T649"> </text:span>내에서 형<text:span text:style-name="T649"> </text:span>변환 필요</text:p>
      <text:p text:style-name="P413"/>
      <text:p text:style-name="P357"><text:span text:style-name="T671">13. </text:span>연결 노드</text:p>
      <text:p text:style-name="P413"/>
      <text:p text:style-name="P379"><text:span text:style-name="T236"><text:s/>▲ </text:span><text:span text:style-name="T261">구조체 안에 자신의 구조체를 포인터 멤버로 만들어 구조체를 이어나가는 것</text:span></text:p>
      <text:p text:style-name="P415"><text:s/>ex) struct NODE {</text:p>
      <text:p text:style-name="P415"><text:tab/>struct NODE *next;</text:p>
      <text:p text:style-name="P415"><text:s/><text:tab/>멤버</text:p>
      <text:p text:style-name="P379"><text:span text:style-name="T262"><text:s text:c="8"/>};</text:span><text:span text:style-name="T261"> </text:span></text:p>
      <text:p text:style-name="P416"/>
      <text:p text:style-name="P380"><text:soft-page-break/><text:span text:style-name="T236"><text:s/>▲ </text:span><text:span text:style-name="T263">노드 순회하는 방법</text:span></text:p>
      <text:p text:style-name="P417"><text:s text:c="2"/><text:span text:style-name="T387">노드</text:span><text:span text:style-name="T558">_</text:span><text:span text:style-name="T387">포인터</text:span> = head -&gt; next;</text:p>
      <text:p text:style-name="P380"><text:span text:style-name="T263"><text:s text:c="2"/></text:span><text:span text:style-name="T290"><text:s/></text:span><text:span text:style-name="T264">while문으로 </text:span><text:span text:style-name="T481">노드</text:span><text:span text:style-name="T482">_</text:span><text:span text:style-name="T481">포인터</text:span><text:span text:style-name="T264">가 NULL이 될때 까지</text:span></text:p>
      <text:p text:style-name="P418"><text:s/><text:span text:style-name="T661"><text:s/></text:span><text:span text:style-name="T387">노드</text:span><text:span text:style-name="T558">_</text:span><text:span text:style-name="T387">포인터</text:span> = <text:span text:style-name="T387">노드</text:span><text:span text:style-name="T558">_</text:span><text:span text:style-name="T387">포인터</text:span>-&gt;next로 다음 노드로 이동</text:p>
      <text:p text:style-name="P418"/>
      <text:p text:style-name="P397"><text:span text:style-name="T236"><text:s/>▲ <text:s/></text:span><text:span text:style-name="T265">노드의 메모리를 해제할</text:span><text:span text:style-name="T290"> </text:span><text:span text:style-name="T265">때 현재 노드를 먼저 해제하면 다음 노드로 갈 수 없으니 다음 노드의 메모리 </text:span></text:p>
      <text:p text:style-name="P397"><text:span text:style-name="T290"><text:s text:c="6"/></text:span><text:span text:style-name="T265">주소를 미리 저장하고 해제-</text:span><text:span text:style-name="T266">&gt; 다음 노드로 넘어가기</text:span><text:span text:style-name="T265">.</text:span></text:p>
      <text:p text:style-name="P419"/>
      <text:p text:style-name="P381"><text:span text:style-name="T236"><text:s/>▲ </text:span><text:span text:style-name="T267">노드를 사용할 때 목표 노드가 NULL인지 검사 필수</text:span></text:p>
      <text:p text:style-name="P420"/>
      <text:p text:style-name="P358"><text:span text:style-name="T671">14. </text:span>매크로</text:p>
      <text:p text:style-name="P420"/>
      <text:p text:style-name="P382"><text:span text:style-name="T236"><text:s/>■ </text:span><text:span text:style-name="T662">#define</text:span><text:span text:style-name="T268"> </text:span><text:span text:style-name="T483">매크로</text:span><text:span text:style-name="T484">_</text:span><text:span text:style-name="T483">이름</text:span><text:span text:style-name="T268"> </text:span><text:span text:style-name="T483">값</text:span><text:span text:style-name="T268"> : </text:span><text:span text:style-name="T483">매크로</text:span><text:span text:style-name="T484">_</text:span><text:span text:style-name="T483">이름</text:span><text:span text:style-name="T268">을 </text:span><text:span text:style-name="T483">값</text:span><text:span text:style-name="T268">으로 치환한다.</text:span></text:p>
      <text:p text:style-name="P384"><text:span text:style-name="T239"><text:s text:c="2"/></text:span><text:span text:style-name="T240">◆ </text:span><text:span text:style-name="T663">#define</text:span><text:span text:style-name="T270"> </text:span><text:span text:style-name="T485">매크로</text:span><text:span text:style-name="T484">_</text:span><text:span text:style-name="T485">이름</text:span><text:span text:style-name="T270">(</text:span><text:span text:style-name="T485">매개변수</text:span><text:span text:style-name="T270">) </text:span><text:span text:style-name="T485">실행코드</text:span><text:span text:style-name="T270"> : </text:span><text:span text:style-name="T485">매크로</text:span><text:span text:style-name="T484">_</text:span><text:span text:style-name="T485">이름</text:span><text:span text:style-name="T270">으로 </text:span><text:span text:style-name="T485">매개변수</text:span><text:span text:style-name="T270">를 받아 </text:span><text:span text:style-name="T485">실행코드</text:span><text:span text:style-name="T270">를 실행한다.</text:span></text:p>
      <text:p text:style-name="P429"><text:s text:c="3"/><text:span text:style-name="T579">★</text:span> <text:span text:style-name="T387">매개변수</text:span>에 자료형은 뺀다.</text:p>
      <text:p text:style-name="P385"><text:span text:style-name="T239"><text:s text:c="2"/></text:span><text:span text:style-name="T240">◆ 줄</text:span><text:span text:style-name="T291"> </text:span><text:span text:style-name="T240">바꿈은 </text:span><text:span text:style-name="T271">\로 처리해서 이어 줄 수 있다.</text:span></text:p>
      <text:p text:style-name="P398"><text:span text:style-name="T271"><text:s text:c="3"/></text:span><text:span text:style-name="T589">★</text:span><text:span text:style-name="T271"> </text:span><text:span text:style-name="T272">매크로는 매크로이름을 실행코드로 치환 하는 것이기 때문에 조건문에 매크로를 넣을 땐 주의 해야 </text:span></text:p>
      <text:p text:style-name="P398"><text:span text:style-name="T291"><text:s text:c="6"/></text:span><text:span text:style-name="T272">한다</text:span><text:span text:style-name="T273">(중괄호를 사용해서 묶어준다던지)</text:span><text:span text:style-name="T272">.</text:span></text:p>
      <text:p text:style-name="P387"><text:span text:style-name="T239"><text:s text:c="2"/></text:span><text:span text:style-name="T240">◆ </text:span><text:span text:style-name="T486">값1</text:span><text:span text:style-name="T275">##</text:span><text:span text:style-name="T486">값2</text:span><text:span text:style-name="T275"> =&gt; </text:span><text:span text:style-name="T486">값1</text:span><text:span text:style-name="T275">과 </text:span><text:span text:style-name="T486">값2</text:span><text:span text:style-name="T275">를 붙여주는 매크로 명령어</text:span></text:p>
      <text:p text:style-name="P421"/>
      <text:p text:style-name="P386"><text:span text:style-name="T236"><text:s/>▲ </text:span><text:span text:style-name="T274">매크로에 do while을 쓰면 변수 선언 가능</text:span><text:span text:style-name="T275">(중괄호 안에서만 사용되기 때문에 오류 없음)</text:span></text:p>
      <text:p text:style-name="P430"><text:s text:c="2"/><text:span text:style-name="T579">★</text:span> 매크로의 매개변수는 자료형이 필요<text:span text:style-name="T664"> </text:span>없다는 것을 활용하면 유용하다.</text:p>
      <text:p text:style-name="P421"/>
      <text:p text:style-name="P383"><text:span text:style-name="T236"><text:s/>■ </text:span><text:span text:style-name="T665">#undef</text:span><text:span text:style-name="T269"> </text:span><text:span text:style-name="T487">매크로</text:span><text:span text:style-name="T488">_</text:span><text:span text:style-name="T487">이름</text:span><text:span text:style-name="T269"> : 매크로 해제</text:span></text:p>
      <text:p text:style-name="P422"/>
      <text:p text:style-name="P388"><text:span text:style-name="T236"><text:s/>■ </text:span><text:span text:style-name="T667">#ifdef</text:span><text:span text:style-name="T276"> </text:span><text:span text:style-name="T489">매크로</text:span></text:p>
      <text:p text:style-name="P423"><text:s text:c="5"/><text:span text:style-name="T387">코드</text:span></text:p>
      <text:p text:style-name="P423"><text:s text:c="6"/><text:span text:style-name="T306">#endif</text:span></text:p>
      <text:p text:style-name="P423"/>
      <text:p text:style-name="P423"><text:s text:c="3"/>해당 <text:span text:style-name="T387">매크로</text:span>가 정의되어 있을<text:span text:style-name="T666"> </text:span>때만 코드를 실행</text:p>
      <text:p text:style-name="P423"/>
      <text:p text:style-name="P389"><text:span text:style-name="T236"><text:s/>■ </text:span><text:span text:style-name="T668">#if </text:span><text:span text:style-name="T490">값</text:span><text:span text:style-name="T277"> 또는</text:span><text:span text:style-name="T490"> 식</text:span></text:p>
      <text:p text:style-name="P424"><text:s text:c="3"/><text:span text:style-name="T387"><text:s text:c="2"/>코드</text:span></text:p>
      <text:p text:style-name="P424"><text:s text:c="6"/><text:span text:style-name="T306">#endif</text:span></text:p>
      <text:p text:style-name="P424"/>
      <text:p text:style-name="P424"><text:s text:c="5"/><text:span text:style-name="T387">값 </text:span>또는 <text:span text:style-name="T387">식</text:span>이 참일 경우만 코드 실행</text:p>
      <text:p text:style-name="P390"><text:span text:style-name="T277"><text:s text:c="2"/></text:span><text:span text:style-name="T240">◆ </text:span><text:span text:style-name="T669">defined </text:span><text:span text:style-name="T278">: 뒤의 </text:span><text:span text:style-name="T491">매크로</text:span><text:span text:style-name="T278">가 정의되어있을 경우 참</text:span></text:p>
      <text:p text:style-name="P414"><text:s/></text:p>
      <text:p text:style-name="P391"><text:span text:style-name="T236"><text:s/>■ </text:span><text:span text:style-name="T670">gcc</text:span><text:span text:style-name="T279"> </text:span><text:span text:style-name="T492">소스코드</text:span><text:span text:style-name="T279"> </text:span><text:span text:style-name="T492">-매크로</text:span><text:span text:style-name="T279"> : 해당 </text:span><text:span text:style-name="T492">소스코드</text:span><text:span text:style-name="T279">에 매크로를 정의한다.</text:span></text:p>
      <text:p text:style-name="P431"/>
      <text:p text:style-name="P219"><text:span text:style-name="T74"><text:s/>■ </text:span><text:span text:style-name="T379">typedef </text:span><text:span text:style-name="T559">자료형 별칭 </text:span><text:span text:style-name="T200">: </text:span><text:span text:style-name="T559">자료형</text:span><text:span text:style-name="T200">을 </text:span><text:span text:style-name="T559">별칭</text:span><text:span text:style-name="T200">으로 정의한다.</text:span></text:p>
      <text:p text:style-name="P392"><text:span text:style-name="T279"><text:s/></text:span><text:span text:style-name="T283">ex) typedef int* PINT </text:span><text:span text:style-name="T284">=&gt;</text:span><text:span text:style-name="T283"> PINT == int*</text:span></text:p>
      <text:p text:style-name="P425"><text:s text:c="2"/></text:p>
      <text:p text:style-name="P346"><text:soft-page-break/></text:p>
      <text:p text:style-name="P343"><text:span text:style-name="T671">15. </text:span>컴파일 C in Linux</text:p>
      <text:p text:style-name="P1"/>
      <text:p text:style-name="P141"><text:span text:style-name="T74"><text:s/>▲ </text:span>소스파일 -&gt; 오브젝트파일 -&gt; 실행파일</text:p>
      <text:p text:style-name="P141"><text:s text:c="5"/>인간인식 -<text:span text:style-name="T80">&gt;</text:span> <text:s text:c="4"/>기계인식 <text:s text:c="3"/>-<text:span text:style-name="T80">&gt;</text:span> <text:span text:style-name="T80">kernel </text:span>연결/실행</text:p>
      <text:p text:style-name="P141"/>
      <text:p text:style-name="P88"><text:s/>■ <text:span text:style-name="T366">usr/include </text:span><text:span text:style-name="T73">: 표준 include </text:span><text:span text:style-name="T72">directory</text:span></text:p>
      <text:p text:style-name="P134"><text:s/><text:span text:style-name="T672"><text:s/></text:span><text:span text:style-name="T590">★</text:span> <text:span text:style-name="T72">#include 명령어 사용 시 해당 directory에서 헤더 파일을 찾는다.</text:span> <text:s/></text:p>
      <text:p text:style-name="P134"><text:s text:c="2"/><text:span text:style-name="T590">★</text:span> <text:span text:style-name="T72">stdio.h 같은 헤더 파일들이 있다.</text:span></text:p>
      <text:p text:style-name="P1"/>
      <text:p text:style-name="P89"><text:s/>■ <text:span text:style-name="T380">gcc -</text:span><text:span text:style-name="T381">o</text:span><text:span text:style-name="T380"> </text:span><text:span text:style-name="T493">파일_이름</text:span><text:span text:style-name="T561"> 파일</text:span><text:span text:style-name="T77"> : </text:span><text:span text:style-name="T560">파일</text:span><text:span text:style-name="T77">을 </text:span><text:span text:style-name="T560">파일_이름</text:span><text:span text:style-name="T77">의 실행파일로 만든다.</text:span></text:p>
      <text:p text:style-name="P134"><text:s text:c="2"/><text:span text:style-name="T590">★</text:span> <text:span text:style-name="T387">파일</text:span><text:span text:style-name="T79">이 소스코드 파일일 경우,</text:span></text:p>
      <text:p text:style-name="P90"><text:s text:c="4"/>소스코드 파일 -<text:span text:style-name="T78">&gt; 오브젝트 파일 -&gt; 실행 파일의 과정을 한번에 처리한다.</text:span></text:p>
      <text:p text:style-name="P135"><text:s text:c="2"/><text:span text:style-name="T590">★</text:span> 기본적으로는 오브젝트 파일을 링크시켜 실행파일로 만든다.</text:p>
      <text:p text:style-name="P136"><text:span text:style-name="T673"><text:s text:c="2"/></text:span><text:span text:style-name="T71">◆</text:span><text:span text:style-name="T673"> <text:s/></text:span><text:span text:style-name="T380">gcc -</text:span><text:span text:style-name="T381">o</text:span><text:span text:style-name="T380"> </text:span><text:span text:style-name="T493">파일_이름</text:span><text:span text:style-name="T561"> 파일</text:span><text:span text:style-name="T562">1 파일2 </text:span><text:span text:style-name="T593">: 여러 개의 소스코드 파일들을 입력할 수 있다.</text:span></text:p>
      <text:p text:style-name="P432"><text:span text:style-name="T14"><text:s text:c="2"/></text:span><text:span text:style-name="T18">◆ </text:span><text:span text:style-name="T16">gcc -I</text:span><text:span text:style-name="T397">경로</text:span><text:span text:style-name="T16"> -o </text:span><text:span text:style-name="T397">파일_이름</text:span><text:span text:style-name="T398"> </text:span><text:span text:style-name="T397">파일</text:span><text:span text:style-name="T16"> : 해당</text:span><text:span text:style-name="T398"> 경로</text:span><text:span text:style-name="T16">에서 </text:span><text:span text:style-name="T17">헤더 파일을 찾고 </text:span><text:span text:style-name="T397">파일</text:span><text:span text:style-name="T19">을 </text:span><text:span text:style-name="T399">파일_이름</text:span><text:span text:style-name="T19">의 실행</text:span><text:span text:style-name="T42"> </text:span><text:span text:style-name="T19">파일</text:span></text:p>
      <text:p text:style-name="P432"><text:span text:style-name="T19"><text:s text:c="5"/>으로 만든다</text:span><text:span text:style-name="T17">.</text:span></text:p>
      <text:p text:style-name="P7"/>
      <text:p text:style-name="P448"><text:span text:style-name="T15"><text:s/>■ </text:span><text:span text:style-name="T46">include “</text:span><text:span text:style-name="T413">경로</text:span><text:span text:style-name="T46">”</text:span><text:span text:style-name="T16"> : 해당 </text:span><text:span text:style-name="T400">경로</text:span><text:span text:style-name="T16">를 헤더 파일을 찾는 경로로 한다.</text:span></text:p>
      <text:p text:style-name="P302"/>
      <text:p text:style-name="P91"><text:s/>▲ 라이브러리 : 오브젝트 파일들을 묶어 놓은 것</text:p>
      <text:p text:style-name="P8"><text:span text:style-name="T73"><text:s text:c="2"/></text:span><text:span text:style-name="T590">★</text:span><text:span text:style-name="T71"> </text:span>정적 라이브러리 : 실행 파일에 완전히 종속되는 형식</text:p>
      <text:p text:style-name="P8"><text:span text:style-name="T73"><text:s text:c="2"/></text:span><text:span text:style-name="T590">★</text:span><text:span text:style-name="T71"> </text:span>공유 라이브러리 : 실행 될<text:span text:style-name="T674"> </text:span>때마다 해당 라이브러리를 불러오는 형식</text:p>
      <text:p text:style-name="P9"><text:span text:style-name="T591"><text:s text:c="2"/></text:span><text:span text:style-name="T590">★</text:span><text:span text:style-name="T591"> 대상이 되는 오브젝트 파일들은 함수가 정의 되어있거나 메인 함수에 대해 부가적인 역할의 </text:span></text:p>
      <text:p text:style-name="P9"><text:span text:style-name="T592"><text:s text:c="6"/></text:span><text:span text:style-name="T591">코드들이다.</text:span></text:p>
      <text:p text:style-name="P137"/>
      <text:p text:style-name="P137"><text:span text:style-name="T676"><text:s/></text:span>▲<text:span text:style-name="T676"> 정적 라이브러리 생성 방법</text:span></text:p>
      <text:p text:style-name="P449"><text:span text:style-name="T15"><text:s/>■ </text:span><text:span text:style-name="T47">ar rc </text:span><text:span text:style-name="T48">lib</text:span><text:span text:style-name="T414">정적</text:span><text:span text:style-name="T415">_라이브러리_이름</text:span><text:span text:style-name="T47">.a</text:span><text:span text:style-name="T20"> </text:span><text:span text:style-name="T401">오브젝트_파일</text:span><text:span text:style-name="T402">1</text:span><text:span text:style-name="T401"> 오브젝트</text:span><text:span text:style-name="T403">_파일</text:span><text:span text:style-name="T402">2</text:span><text:span text:style-name="T20">... : </text:span><text:span text:style-name="T22">lib</text:span><text:span text:style-name="T402">정적_라이브러리_</text:span></text:p>
      <text:p text:style-name="P449"><text:span text:style-name="T404"><text:s text:c="4"/></text:span><text:span text:style-name="T402">이름</text:span><text:span text:style-name="T22">.a</text:span><text:span text:style-name="T20">로</text:span><text:span text:style-name="T43"> </text:span><text:span text:style-name="T404">오브젝트_파일</text:span><text:span text:style-name="T22">들</text:span><text:span text:style-name="T20">을 합친다.</text:span></text:p>
      <text:p text:style-name="P233"><text:span text:style-name="T73"><text:s text:c="2"/></text:span><text:span text:style-name="T71">◆ </text:span>r : 정적 라이브러리로 만들겠다는 뜻</text:p>
      <text:p text:style-name="P233"><text:span text:style-name="T73"><text:s text:c="2"/></text:span><text:span text:style-name="T71">◆ </text:span>c : 새로 생성한다는 뜻</text:p>
      <text:p text:style-name="P95"><text:s/></text:p>
      <text:p text:style-name="P433"><text:span text:style-name="T15"><text:s/>■ </text:span><text:span text:style-name="T49">t </text:span><text:span text:style-name="T405">정적_라이브러리_이름</text:span><text:span text:style-name="T49">.a </text:span><text:span text:style-name="T23">: </text:span><text:span text:style-name="T24">lib</text:span><text:span text:style-name="T405">정적_라이브러리_이름</text:span><text:span text:style-name="T24">.a</text:span><text:span text:style-name="T23">가 포함하는 오브젝트를 나타낸다.</text:span></text:p>
      <text:p text:style-name="P339"><text:s text:c="2"/><text:span text:style-name="T590">★</text:span> <text:span text:style-name="T563">정적_라이브러리_이름</text:span><text:span text:style-name="T675"> </text:span><text:span text:style-name="T81">에서 lib은 제외하고 입력한다.</text:span> </text:p>
      <text:p text:style-name="P236"/>
      <text:p text:style-name="P434"><text:span text:style-name="T15"><text:s/>■ </text:span><text:span text:style-name="T48">gcc -o </text:span><text:span text:style-name="T414">실행</text:span><text:span text:style-name="T416">_파일_이름</text:span><text:span text:style-name="T21"> </text:span><text:span text:style-name="T402">파일</text:span><text:span text:style-name="T21"> </text:span><text:span text:style-name="T48">-L</text:span><text:span text:style-name="T414">경로</text:span><text:span text:style-name="T21"> </text:span><text:span text:style-name="T48">-l</text:span><text:span text:style-name="T417">정적_라이브러리</text:span><text:span text:style-name="T22"> : </text:span><text:span text:style-name="T402">경로</text:span><text:span text:style-name="T25">의 </text:span><text:span text:style-name="T406">정적</text:span><text:span text:style-name="T407">_</text:span><text:span text:style-name="T406">라이브러리</text:span><text:span text:style-name="T25">를 참조하여 </text:span></text:p>
      <text:p text:style-name="P298"><text:s text:c="5"/><text:span text:style-name="T387">파일</text:span>을 <text:span text:style-name="T387">실행_파일_이름</text:span>으로 만든다.</text:p>
      <text:p text:style-name="P298"><text:s text:c="2"/>- <text:span text:style-name="T387">정적_라이브러리</text:span>의 이름에서 앞의 lib과 뒤의 .a는 제외하고 입력한다.</text:p>
      <text:p text:style-name="P236"/>
      <text:p text:style-name="P138"><text:s/>▲ 공유 라이브러리 생성 방법:</text:p>
      <text:p text:style-name="P237"/>
      <text:p text:style-name="P238"><text:soft-page-break/><text:span text:style-name="T82"><text:s/>1. </text:span>오브젝트 파일을 만들 때 -<text:span text:style-name="T82">fPIC옵션을 주어 컴파일 한다.</text:span></text:p>
      <text:p text:style-name="P239"><text:span text:style-name="T74"><text:s/>■ </text:span><text:span text:style-name="T306">gcc -fPIC -c</text:span> <text:span text:style-name="T387">파일</text:span><text:span text:style-name="T564">1</text:span><text:span text:style-name="T387"> 파일</text:span><text:span text:style-name="T564">2</text:span><text:span text:style-name="T575">.</text:span>.. : <text:span text:style-name="T382">fPIC</text:span><text:span text:style-name="T83">옵션을 주어 </text:span><text:span text:style-name="T564">파일</text:span><text:span text:style-name="T83">들을 오브젝트 파일로 만든다.</text:span></text:p>
      <text:p text:style-name="P240"><text:s text:c="2"/><text:span text:style-name="T590">★</text:span> 오브젝트 파일 명을 입력하지 않아도 자동으로 <text:span text:style-name="T387">파일</text:span><text:span text:style-name="T83">.o의 형식으로 만들어진다.</text:span></text:p>
      <text:p text:style-name="P238"/>
      <text:p text:style-name="P300">2. -shared 옵션을 이용해 공유 라이브러리 파일을 생성한다.</text:p>
      <text:p text:style-name="P450"><text:span text:style-name="T15"><text:s/>■ </text:span><text:span text:style-name="T50">gcc -shard -W1,-soname,lib</text:span><text:span text:style-name="T418">공유</text:span><text:span text:style-name="T419">_라이브러리_이름</text:span><text:span text:style-name="T26">s</text:span><text:span text:style-name="T50">o.so.1 -o lib</text:span><text:span text:style-name="T418">공유_라이브러리_이름</text:span></text:p>
      <text:p text:style-name="P450"><text:span text:style-name="T75"><text:s text:c="4"/></text:span><text:span text:style-name="T76"><text:s/></text:span><text:span text:style-name="T75"><text:s/></text:span><text:span text:style-name="T50">so.1.0.1</text:span><text:span text:style-name="T51"> </text:span><text:span text:style-name="T418">오브젝트_파일1</text:span><text:span text:style-name="T408"> 오브젝트</text:span><text:span text:style-name="T409">_파일2</text:span><text:span text:style-name="T26">... : </text:span><text:span text:style-name="T27">lib</text:span><text:span text:style-name="T408">공유_라이브러리_이름</text:span><text:span text:style-name="T28">so.1.0.1이 생성된다.</text:span></text:p>
      <text:p text:style-name="P235"><text:span text:style-name="T73"><text:s text:c="2"/></text:span><text:span text:style-name="T71">◆ </text:span><text:span text:style-name="T83">lib</text:span><text:span text:style-name="T564">공유_라이브러리_이름</text:span><text:span text:style-name="T84">so.1.0.1은 프로그램을 컴파일 할 때와 실행시킬 때 호출되며</text:span></text:p>
      <text:p text:style-name="P235"><text:span text:style-name="T677"><text:s text:c="7"/></text:span><text:span text:style-name="T85">lib공</text:span><text:span text:style-name="T565">유_라이브러리_이름</text:span><text:span text:style-name="T85">.so를 찾는다.</text:span></text:p>
      <text:p text:style-name="P96"><text:s/></text:p>
      <text:p text:style-name="P241"><text:span text:style-name="T86">3. <text:s/></text:span><text:span text:style-name="T85">lib</text:span><text:span text:style-name="T565">공유_라이브러리_이름</text:span><text:span text:style-name="T85">so.so.1.0.1 가 lib</text:span><text:span text:style-name="T565">공유_라이브러리_이름</text:span><text:span text:style-name="T85">so.so을 호출 할 수 있도록 두 </text:span></text:p>
      <text:p text:style-name="P241"><text:span text:style-name="T679"><text:s text:c="5"/></text:span><text:span text:style-name="T85">파일을</text:span><text:span text:style-name="T678"> </text:span><text:span text:style-name="T85">링크</text:span><text:span text:style-name="T679"> </text:span><text:span text:style-name="T85">시킨다.</text:span></text:p>
      <text:p text:style-name="P435"><text:span text:style-name="T15">■</text:span><text:span text:style-name="T52"> </text:span><text:span text:style-name="T53">ln -s</text:span><text:span text:style-name="T29"> </text:span><text:span text:style-name="T410">파일</text:span><text:span text:style-name="T411">1 파일2</text:span><text:span text:style-name="T29"> : </text:span><text:span text:style-name="T411">파일1</text:span><text:span text:style-name="T29">과 </text:span><text:span text:style-name="T420">파일2</text:span><text:span text:style-name="T29">를 링크 시킨다.</text:span></text:p>
      <text:p text:style-name="P301"><text:s/></text:p>
      <text:p text:style-name="P301">4. 공유 라이브러리를 링크 시켜서 실행 파일을 만든다.</text:p>
      <text:p text:style-name="P436"><text:span text:style-name="T15"><text:s/>■ </text:span><text:span text:style-name="T48">gcc -o</text:span><text:span text:style-name="T21"> </text:span><text:span text:style-name="T402">실행_파일_이름</text:span><text:span text:style-name="T412"> </text:span><text:span text:style-name="T402">파일</text:span><text:span text:style-name="T21"> </text:span><text:span text:style-name="T48">-L</text:span><text:span text:style-name="T402">경로</text:span><text:span text:style-name="T48"> -l</text:span><text:span text:style-name="T412">공유_라이브러리</text:span><text:span text:style-name="T22"> : </text:span><text:span text:style-name="T402">경로</text:span><text:span text:style-name="T25">의 </text:span><text:span text:style-name="T406">공유_라이브러리</text:span><text:span text:style-name="T25">를 참조하여 </text:span></text:p>
      <text:p text:style-name="P299"><text:s text:c="5"/><text:span text:style-name="T387">파일</text:span>을 <text:span text:style-name="T387">실행_파일_이름</text:span>으로 만든다.</text:p>
      <text:p text:style-name="P451"><text:span text:style-name="T25"><text:s text:c="2"/></text:span><text:span text:style-name="T582">★</text:span><text:span text:style-name="T25"> </text:span><text:span text:style-name="T406">공유_라이브러의</text:span><text:span text:style-name="T25"> 이름에서 앞의 lib과 뒤의 .</text:span><text:span text:style-name="T30">so</text:span><text:span text:style-name="T25">는 제외하고 입력한다.</text:span></text:p>
      <text:p text:style-name="P242"/>
      <text:p text:style-name="P242"><text:s/><text:span text:style-name="T86">5. 실행 파일을 실행하면 해당 프로그램은 </text:span><text:span text:style-name="T566">공유_라이브러리</text:span><text:span text:style-name="T86"> 파일을 찾는다. 이 때 파일을 찾는 디렉토리는 <text:s/></text:span></text:p>
      <text:p text:style-name="P242"><text:s text:c="6"/>/<text:span text:style-name="T86">etc/ld.so.conf에 정의 되어있다.</text:span></text:p>
      <text:p text:style-name="P11"><text:span text:style-name="T74"><text:s/>■ </text:span><text:span text:style-name="T383">cat</text:span><text:span text:style-name="T306"> </text:span><text:span text:style-name="T384">/</text:span><text:span text:style-name="T383">etc/ld.so.conf</text:span><text:span text:style-name="T86"> : 라이브러리 파일을 찾는 디렉토리가 출력된다.</text:span></text:p>
      <text:p text:style-name="P234"><text:span text:style-name="T73"><text:s/></text:span><text:span text:style-name="T71">◆ 직접 정의 된 디렉토리에 라이브러리</text:span><text:span text:style-name="T87"> 파일을 넣는다.</text:span></text:p>
      <text:p text:style-name="P10"/>
      <text:p text:style-name="P12"><text:span text:style-name="T74"><text:s/>■ </text:span><text:span text:style-name="T306">export LD_LIBRARY_PATH=./:</text:span><text:span text:style-name="T447">경로</text:span> : 라이브러리<text:span text:style-name="T87">를 찾을 때 </text:span><text:span text:style-name="T567">경로</text:span><text:span text:style-name="T87">의 디렉토리에서 먼저 </text:span></text:p>
      <text:p text:style-name="P243"><text:s text:c="4"/>검색하게 된다.</text:p>
      <text:p text:style-name="P12"/>
      <text:p text:style-name="P243"><text:s/>6. 위의 과정을 실행하고 실행 파일을 실행한다.</text:p>
      <text:p text:style-name="P10"/>
      <text:p text:style-name="P348"><text:span text:style-name="T683">16. </text:span>표준 입출력 <text:span text:style-name="T89">C in Linux</text:span></text:p>
      <text:p text:style-name="P97"><text:s/></text:p>
      <text:p text:style-name="P97"><text:s/>▲ 표준 입력, 출력, 에러 모두 파일의 형태이다.</text:p>
      <text:p text:style-name="P97"><text:s/></text:p>
      <text:p text:style-name="P14"><text:span text:style-name="T74"><text:s/>■ </text:span><text:span text:style-name="T306">write</text:span>(<text:span text:style-name="T387">파일</text:span>,<text:span text:style-name="T680"> </text:span><text:span text:style-name="T568">버퍼</text:span>,<text:span text:style-name="T680"> </text:span><text:span text:style-name="T568">크기</text:span>) : <text:span text:style-name="T387">파일</text:span><text:span text:style-name="T88">에 </text:span><text:span text:style-name="T569">버퍼</text:span><text:span text:style-name="T88">를 </text:span><text:span text:style-name="T569">크기</text:span><text:span text:style-name="T88">만큼 쓴다.</text:span></text:p>
      <text:p text:style-name="P16"><text:s/><text:span text:style-name="T681"><text:s/></text:span><text:span text:style-name="T590">★</text:span> <text:span text:style-name="T387">파일</text:span>에 1(표준 출력)을 입력하면 <text:span text:style-name="T387">버퍼</text:span><text:span text:style-name="T90">를 </text:span><text:span text:style-name="T570">크기</text:span><text:span text:style-name="T90">만큼 표준 출력 한다.</text:span></text:p>
      <text:p text:style-name="P16"><text:s text:c="2"/><text:span text:style-name="T590">★</text:span> <text:span text:style-name="T387">파일</text:span><text:span text:style-name="T90">에 </text:span>2(표준에러)를 입력하면 <text:span text:style-name="T387">버퍼</text:span><text:span text:style-name="T90">를 </text:span><text:span text:style-name="T570">크기</text:span><text:span text:style-name="T90">만큼 </text:span>표준 에러 형태로 출력</text:p>
      <text:p text:style-name="P13"/>
      <text:p text:style-name="P15"><text:span text:style-name="T74"><text:s/>■ </text:span><text:span text:style-name="T306">read</text:span>(<text:span text:style-name="T387">파일</text:span>,<text:span text:style-name="T681"> </text:span><text:span text:style-name="T571">버퍼</text:span>,<text:span text:style-name="T681"> </text:span><text:span text:style-name="T571">크기</text:span>) : <text:span text:style-name="T387">버퍼</text:span>에 <text:span text:style-name="T387">파일</text:span>을 <text:span text:style-name="T387">크기</text:span>만큼 읽는다.</text:p>
      <text:p text:style-name="P16"><text:s/><text:span text:style-name="T681"><text:s/></text:span><text:span text:style-name="T590">★</text:span> <text:span text:style-name="T387">파일</text:span>에 0(표준 입력)을 쓰면<text:span text:style-name="T387"> 버퍼</text:span><text:span text:style-name="T90">를 </text:span><text:span text:style-name="T570">크기</text:span><text:span text:style-name="T90">만큼 표준 입력 받는다.</text:span></text:p>
      <text:p text:style-name="P13"/>
      <text:p text:style-name="P244"><text:span text:style-name="T74"><text:s/>■ </text:span><text:span text:style-name="T306">open</text:span>(<text:span text:style-name="T387">파일</text:span>, <text:span text:style-name="T387">모드</text:span>): <text:span text:style-name="T387">파일</text:span>을 <text:span text:style-name="T387">모드</text:span>로 연다.</text:p>
      <text:p text:style-name="P246"><text:s text:c="2"/><text:span text:style-name="T590">★</text:span> 리턴 값은 <text:span text:style-name="T91">int이다.</text:span></text:p>
      <text:p text:style-name="P247"><text:soft-page-break/><text:s text:c="2"/><text:span text:style-name="T590">★</text:span> 에러인지 확인하는 법 : 리턴 <text:span text:style-name="T1">값 &lt; 0 을 했을 때 참이면 에러</text:span></text:p>
      <text:p text:style-name="P248"><text:span text:style-name="T73"><text:s/></text:span><text:span text:style-name="T71">◆ </text:span>O_RDONLY : 읽기<text:span text:style-name="T684"> </text:span>모드</text:p>
      <text:p text:style-name="P249"><text:span text:style-name="T73"><text:s/></text:span><text:span text:style-name="T71">◆ </text:span>O_WRONLY : 쓰기<text:span text:style-name="T684"> </text:span>모드</text:p>
      <text:p text:style-name="P249"><text:span text:style-name="T73"><text:s/></text:span><text:span text:style-name="T71">◆ </text:span>mode|O_CREAT,S_IRWXU : 사용자에게 읽기 쓰기 실행 권한을 준다.</text:p>
      <text:p text:style-name="P249"/>
      <text:p text:style-name="P245"><text:span text:style-name="T74"><text:s/>■ </text:span><text:span text:style-name="T306">perror</text:span>(“<text:span text:style-name="T387">내용</text:span>”) : 에러가 일어나면 <text:span text:style-name="T682">[</text:span>“<text:span text:style-name="T387">내용</text:span>”: 에러 원인<text:span text:style-name="T682">]</text:span> 을 출력한다.</text:p>
      <text:p text:style-name="P13"/>
      <text:p text:style-name="P245"><text:span text:style-name="T74"><text:s/>■ </text:span><text:span text:style-name="T385">close</text:span><text:span text:style-name="T92">(</text:span><text:span text:style-name="T572">파일</text:span><text:span text:style-name="T92">) : </text:span><text:span text:style-name="T572">파일</text:span><text:span text:style-name="T92">을 닫는다.</text:span></text:p>
      <text:p text:style-name="P245"/>
      <text:p text:style-name="P351">기타</text:p>
      <text:p text:style-name="P22"/>
      <text:p text:style-name="P22"><text:span text:style-name="T74"><text:s/>▲ </text:span>문장의 끝은 세미 콜론<text:span text:style-name="T95">(;)</text:span></text:p>
      <text:p text:style-name="P4"/>
      <text:p text:style-name="P4"><text:span text:style-name="T74"><text:s/>▲ </text:span>주석 처리</text:p>
      <text:p text:style-name="P4"><text:s text:c="2"/><text:span text:style-name="T74">■</text:span> // <text:span text:style-name="T387">한_줄</text:span> : <text:span text:style-name="T387">한_줄</text:span>을 주석 처리</text:p>
      <text:p text:style-name="P4"><text:s text:c="2"/><text:span text:style-name="T74">■</text:span> /* <text:span text:style-name="T387">여러_줄</text:span> */ : <text:span text:style-name="T387">여러_줄</text:span>을 주석 처리</text:p>
      <text:p text:style-name="P4"/>
      <text:p text:style-name="P28"><text:span text:style-name="T74"><text:s/>▲ </text:span>변수는 자료형을 선언 해줘야 한다.</text:p>
      <text:p text:style-name="P28"/>
      <text:p text:style-name="P28"><text:span text:style-name="T74"><text:s/>▲ </text:span><text:span text:style-name="T96">1바이트 = 8비트</text:span></text:p>
      <text:p text:style-name="P28"><text:s text:c="2"/>★ 비트 당 <text:span text:style-name="T96">2자리 저장 가능</text:span><text:span text:style-name="T594">(2진수)</text:span></text:p>
      <text:p text:style-name="P28"><text:s text:c="2"/>★ 자리수는 <text:span text:style-name="T96">2진수를 표현하는데 쓰이므로 n비트는 2^n만큼의 크기를 저장 할 수 있다.</text:span></text:p>
      <text:p text:style-name="P28"><text:s text:c="2"/>★ <text:span text:style-name="T209">16진수의 경우 1바이트에 2자리 수 저장 가능</text:span><text:span text:style-name="T210">(= 4비트에 1자리 저장 가능)</text:span></text:p>
      <text:p text:style-name="P28"/>
      <text:p text:style-name="P117"><text:s/>▲ 바이너리 : 숫자를 그대로 저장</text:p>
      <text:p text:style-name="P28"><text:s text:c="2"/>★ <text:span text:style-name="T292">2바이트씩 저장</text:span><text:span text:style-name="T594">(</text:span><text:span text:style-name="T292">1바이트에 숫자 2자리, </text:span><text:span text:style-name="T293">16진수</text:span><text:span text:style-name="T594">)</text:span></text:p>
      <text:p text:style-name="P28"/>
      <text:p text:style-name="P59"><text:span text:style-name="T74"><text:s/>▲ </text:span>리터럴 : 문자 그대로, 값 그 자체를 뜻함</text:p>
      <text:p text:style-name="P59"/>
      <text:p text:style-name="P59"><text:span text:style-name="T74"><text:s/>▲ 전역변수는 초깃값을 지정하지 않으면 </text:span><text:span text:style-name="T294">0으로 초기화 된다.</text:span></text:p>
      <text:p text:style-name="P117"><text:s/></text:p>
      <text:p text:style-name="P117"><text:s/>▲ 전역변수는 프로그램이 시작 및 생성될 때 초기화되고 프로그램이 끝날 때 사라진다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oto Serif CJK KR2" svg:font-family="'Noto Serif CJK KR'" style:font-family-generic="roman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1T15:30:49.296078921</meta:creation-date>
    <dc:date>2021-02-08T20:19:11.759954774</dc:date>
    <meta:editing-duration>P4DT4H6M38S</meta:editing-duration>
    <meta:editing-cycles>741</meta:editing-cycles>
    <meta:generator>LibreOffice/6.4.6.2$Linux_X86_64 LibreOffice_project/40$Build-2</meta:generator>
    <meta:document-statistic meta:table-count="0" meta:image-count="0" meta:object-count="0" meta:page-count="22" meta:paragraph-count="727" meta:word-count="11220" meta:character-count="19289" meta:non-whitespace-character-count="13941"/>
  </office:meta>
</office:document-meta>
</file>